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55.37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position=""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 fo:font-size="10pt" style:font-size-asian="10pt" style:font-size-complex="10pt"/>
    </style:style>
    <style:style style:name="ce5" style:family="table-cell" style:parent-style-name="Default" style:data-style-name="N4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Courier 10 Pitc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00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S0C</text:p>
          </table:table-cell>
          <table:table-cell office:value-type="string" calcext:value-type="string">
            <text:p>S1C</text:p>
          </table:table-cell>
          <table:table-cell office:value-type="string" calcext:value-type="string">
            <text:p>S0U</text:p>
          </table:table-cell>
          <table:table-cell office:value-type="string" calcext:value-type="string">
            <text:p>S1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CSC</text:p>
          </table:table-cell>
          <table:table-cell office:value-type="string" calcext:value-type="string">
            <text:p>CCSU</text:p>
          </table:table-cell>
          <table:table-cell office:value-type="string" calcext:value-type="string">
            <text:p>YGC</text:p>
          </table:table-cell>
          <table:table-cell office:value-type="string" calcext:value-type="string">
            <text:p>YGCT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GCT</text:p>
          </table:table-cell>
          <table:table-cell office:value-type="string" calcext:value-type="string">
            <text:p>GCT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office:value-type="float" office:value="54436" calcext:value-type="float">
            <text:p>54436</text:p>
          </table:table-cell>
          <table:table-cell table:number-columns-repeated="2" office:value-type="float" office:value="87040" calcext:value-type="float">
            <text:p>87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800" calcext:value-type="float">
            <text:p>524800</text:p>
          </table:table-cell>
          <table:table-cell office:value-type="float" office:value="31488.1" calcext:value-type="float">
            <text:p>31488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4.6" calcext:value-type="float">
            <text:p>774,6</text:p>
          </table:table-cell>
          <table:table-cell office:value-type="float" office:value="384" calcext:value-type="float">
            <text:p>384</text:p>
          </table:table-cell>
          <table:table-cell office:value-type="float" office:value="75.9" calcext:value-type="float">
            <text:p>75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758" calcext:value-type="float">
            <text:p>60758</text:p>
          </table:table-cell>
          <table:table-cell office:value-type="float" office:value="1176" calcext:value-type="float">
            <text:p>1176</text:p>
          </table:table-cell>
          <table:table-cell office:value-type="float" office:value="431" calcext:value-type="float">
            <text:p>431</text:p>
          </table:table-cell>
          <table:table-cell office:value-type="float" office:value="2242432" calcext:value-type="float">
            <text:p>2242432</text:p>
          </table:table-cell>
          <table:table-cell office:value-type="float" office:value="148992" calcext:value-type="float">
            <text:p>148992</text:p>
          </table:table-cell>
          <table:table-cell office:value-type="float" office:value="144384" calcext:value-type="float">
            <text:p>144384</text:p>
          </table:table-cell>
          <table:table-cell office:value-type="float" office:value="98496.4" calcext:value-type="float">
            <text:p>98496,4</text:p>
          </table:table-cell>
          <table:table-cell office:value-type="float" office:value="0" calcext:value-type="float">
            <text:p>0</text:p>
          </table:table-cell>
          <table:table-cell office:value-type="float" office:value="405504" calcext:value-type="float">
            <text:p>405504</text:p>
          </table:table-cell>
          <table:table-cell office:value-type="float" office:value="349552.7" calcext:value-type="float">
            <text:p>349552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68854.5" calcext:value-type="float">
            <text:p>268854,5</text:p>
          </table:table-cell>
          <table:table-cell office:value-type="float" office:value="7296" calcext:value-type="float">
            <text:p>7296</text:p>
          </table:table-cell>
          <table:table-cell office:value-type="float" office:value="6841.5" calcext:value-type="float">
            <text:p>6841,5</text:p>
          </table:table-cell>
          <table:table-cell office:value-type="float" office:value="896" calcext:value-type="float">
            <text:p>896</text:p>
          </table:table-cell>
          <table:table-cell office:value-type="float" office:value="750.8" calcext:value-type="float">
            <text:p>750,8</text:p>
          </table:table-cell>
          <table:table-cell office:value-type="float" office:value="394" calcext:value-type="float">
            <text:p>394</text:p>
          </table:table-cell>
          <table:table-cell office:value-type="float" office:value="5.777" calcext:value-type="float">
            <text:p>5,777</text:p>
          </table:table-cell>
          <table:table-cell office:value-type="float" office:value="15" calcext:value-type="float">
            <text:p>15</text:p>
          </table:table-cell>
          <table:table-cell office:value-type="float" office:value="0.387" calcext:value-type="float">
            <text:p>0,387</text:p>
          </table:table-cell>
          <table:table-cell office:value-type="float" office:value="6.164" calcext:value-type="float">
            <text:p>6,164</text:p>
          </table:table-cell>
          <table:table-cell table:number-columns-repeated="1003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2380" calcext:value-type="float">
            <text:p>2380</text:p>
          </table:table-cell>
          <table:table-cell office:value-type="float" office:value="437" calcext:value-type="float">
            <text:p>437</text:p>
          </table:table-cell>
          <table:table-cell office:value-type="float" office:value="2266744" calcext:value-type="float">
            <text:p>2266744</text:p>
          </table:table-cell>
          <table:table-cell office:value-type="float" office:value="137728" calcext:value-type="float">
            <text:p>137728</text:p>
          </table:table-cell>
          <table:table-cell office:value-type="float" office:value="134656" calcext:value-type="float">
            <text:p>134656</text:p>
          </table:table-cell>
          <table:table-cell office:value-type="float" office:value="95701.7" calcext:value-type="float">
            <text:p>95701,7</text:p>
          </table:table-cell>
          <table:table-cell office:value-type="float" office:value="0" calcext:value-type="float">
            <text:p>0</text:p>
          </table:table-cell>
          <table:table-cell office:value-type="float" office:value="426496" calcext:value-type="float">
            <text:p>42649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95619.7" calcext:value-type="float">
            <text:p>695619,7</text:p>
          </table:table-cell>
          <table:table-cell office:value-type="float" office:value="7296" calcext:value-type="float">
            <text:p>7296</text:p>
          </table:table-cell>
          <table:table-cell office:value-type="float" office:value="6845" calcext:value-type="float">
            <text:p>6845</text:p>
          </table:table-cell>
          <table:table-cell office:value-type="float" office:value="896" calcext:value-type="float">
            <text:p>896</text:p>
          </table:table-cell>
          <table:table-cell office:value-type="float" office:value="750.8" calcext:value-type="float">
            <text:p>750,8</text:p>
          </table:table-cell>
          <table:table-cell office:value-type="float" office:value="792" calcext:value-type="float">
            <text:p>792</text:p>
          </table:table-cell>
          <table:table-cell office:value-type="float" office:value="11.447" calcext:value-type="float">
            <text:p>11,447</text:p>
          </table:table-cell>
          <table:table-cell office:value-type="float" office:value="26" calcext:value-type="float">
            <text:p>26</text:p>
          </table:table-cell>
          <table:table-cell office:value-type="float" office:value="0.626" calcext:value-type="float">
            <text:p>0,626</text:p>
          </table:table-cell>
          <table:table-cell office:value-type="float" office:value="12.073" calcext:value-type="float">
            <text:p>12,073</text:p>
          </table:table-cell>
          <table:table-cell table:number-columns-repeated="1003"/>
        </table:table-row>
        <table:table-row table:style-name="ro1">
          <table:table-cell office:value-type="float" office:value="181256" calcext:value-type="float">
            <text:p>181256</text:p>
          </table:table-cell>
          <table:table-cell office:value-type="float" office:value="3584" calcext:value-type="float">
            <text:p>3584</text:p>
          </table:table-cell>
          <table:table-cell office:value-type="float" office:value="439" calcext:value-type="float">
            <text:p>439</text:p>
          </table:table-cell>
          <table:table-cell office:value-type="float" office:value="2280548" calcext:value-type="float">
            <text:p>2280548</text:p>
          </table:table-cell>
          <table:table-cell office:value-type="float" office:value="166912" calcext:value-type="float">
            <text:p>166912</text:p>
          </table:table-cell>
          <table:table-cell office:value-type="float" office:value="168448" calcext:value-type="float">
            <text:p>168448</text:p>
          </table:table-cell>
          <table:table-cell office:value-type="float" office:value="0" calcext:value-type="float">
            <text:p>0</text:p>
          </table:table-cell>
          <table:table-cell office:value-type="float" office:value="72491" calcext:value-type="float">
            <text:p>72491</text:p>
          </table:table-cell>
          <table:table-cell office:value-type="float" office:value="361984" calcext:value-type="float">
            <text:p>361984</text:p>
          </table:table-cell>
          <table:table-cell office:value-type="float" office:value="82168" calcext:value-type="float">
            <text:p>8216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25261.6" calcext:value-type="float">
            <text:p>325261,6</text:p>
          </table:table-cell>
          <table:table-cell office:value-type="float" office:value="7296" calcext:value-type="float">
            <text:p>7296</text:p>
          </table:table-cell>
          <table:table-cell office:value-type="float" office:value="6846.1" calcext:value-type="float">
            <text:p>6846,1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1193" calcext:value-type="float">
            <text:p>1193</text:p>
          </table:table-cell>
          <table:table-cell office:value-type="float" office:value="17.161" calcext:value-type="float">
            <text:p>17,161</text:p>
          </table:table-cell>
          <table:table-cell office:value-type="float" office:value="38" calcext:value-type="float">
            <text:p>38</text:p>
          </table:table-cell>
          <table:table-cell office:value-type="float" office:value="0.906" calcext:value-type="float">
            <text:p>0,906</text:p>
          </table:table-cell>
          <table:table-cell office:value-type="float" office:value="18.067" calcext:value-type="float">
            <text:p>18,067</text:p>
          </table:table-cell>
          <table:table-cell table:number-columns-repeated="1003"/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float" office:value="4776" calcext:value-type="float">
            <text:p>4776</text:p>
          </table:table-cell>
          <table:table-cell office:value-type="float" office:value="439" calcext:value-type="float">
            <text:p>439</text:p>
          </table:table-cell>
          <table:table-cell office:value-type="float" office:value="2309260" calcext:value-type="float">
            <text:p>230926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57184" calcext:value-type="float">
            <text:p>157184</text:p>
          </table:table-cell>
          <table:table-cell office:value-type="float" office:value="79349.7" calcext:value-type="float">
            <text:p>79349,7</text:p>
          </table:table-cell>
          <table:table-cell office:value-type="float" office:value="0" calcext:value-type="float">
            <text:p>0</text:p>
          </table:table-cell>
          <table:table-cell office:value-type="float" office:value="384512" calcext:value-type="float">
            <text:p>384512</text:p>
          </table:table-cell>
          <table:table-cell office:value-type="float" office:value="105840.7" calcext:value-type="float">
            <text:p>105840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77775" calcext:value-type="float">
            <text:p>1277775</text:p>
          </table:table-cell>
          <table:table-cell office:value-type="float" office:value="7296" calcext:value-type="float">
            <text:p>7296</text:p>
          </table:table-cell>
          <table:table-cell office:value-type="float" office:value="6847.5" calcext:value-type="float">
            <text:p>6847,5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1593" calcext:value-type="float">
            <text:p>1593</text:p>
          </table:table-cell>
          <table:table-cell office:value-type="float" office:value="22.947" calcext:value-type="float">
            <text:p>22,947</text:p>
          </table:table-cell>
          <table:table-cell office:value-type="float" office:value="49" calcext:value-type="float">
            <text:p>49</text:p>
          </table:table-cell>
          <table:table-cell office:value-type="float" office:value="1.15" calcext:value-type="float">
            <text:p>1,15</text:p>
          </table:table-cell>
          <table:table-cell office:value-type="float" office:value="24.096" calcext:value-type="float">
            <text:p>24,096</text:p>
          </table:table-cell>
          <table:table-cell table:number-columns-repeated="1003"/>
        </table:table-row>
        <table:table-row table:style-name="ro1">
          <table:table-cell office:value-type="float" office:value="301755" calcext:value-type="float">
            <text:p>301755</text:p>
          </table:table-cell>
          <table:table-cell office:value-type="float" office:value="5960" calcext:value-type="float">
            <text:p>5960</text:p>
          </table:table-cell>
          <table:table-cell office:value-type="float" office:value="440" calcext:value-type="float">
            <text:p>440</text:p>
          </table:table-cell>
          <table:table-cell office:value-type="float" office:value="2313568" calcext:value-type="float">
            <text:p>2313568</text:p>
          </table:table-cell>
          <table:table-cell office:value-type="float" office:value="170496" calcext:value-type="float">
            <text:p>170496</text:p>
          </table:table-cell>
          <table:table-cell office:value-type="float" office:value="166912" calcext:value-type="float">
            <text:p>166912</text:p>
          </table:table-cell>
          <table:table-cell office:value-type="float" office:value="0" calcext:value-type="float">
            <text:p>0</text:p>
          </table:table-cell>
          <table:table-cell office:value-type="float" office:value="136758" calcext:value-type="float">
            <text:p>136758</text:p>
          </table:table-cell>
          <table:table-cell office:value-type="float" office:value="360960" calcext:value-type="float">
            <text:p>360960</text:p>
          </table:table-cell>
          <table:table-cell office:value-type="float" office:value="264769.1" calcext:value-type="float">
            <text:p>264769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07334.4" calcext:value-type="float">
            <text:p>207334,4</text:p>
          </table:table-cell>
          <table:table-cell office:value-type="float" office:value="7296" calcext:value-type="float">
            <text:p>7296</text:p>
          </table:table-cell>
          <table:table-cell office:value-type="float" office:value="6847.5" calcext:value-type="float">
            <text:p>6847,5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1995" calcext:value-type="float">
            <text:p>1995</text:p>
          </table:table-cell>
          <table:table-cell office:value-type="float" office:value="29.015" calcext:value-type="float">
            <text:p>29,015</text:p>
          </table:table-cell>
          <table:table-cell office:value-type="float" office:value="62" calcext:value-type="float">
            <text:p>62</text:p>
          </table:table-cell>
          <table:table-cell office:value-type="float" office:value="1.448" calcext:value-type="float">
            <text:p>1,448</text:p>
          </table:table-cell>
          <table:table-cell office:value-type="float" office:value="30.463" calcext:value-type="float">
            <text:p>30,463</text:p>
          </table:table-cell>
          <table:table-cell table:number-columns-repeated="1003"/>
        </table:table-row>
        <table:table-row table:style-name="ro1">
          <table:table-cell office:value-type="float" office:value="362031" calcext:value-type="float">
            <text:p>362031</text:p>
          </table:table-cell>
          <table:table-cell office:value-type="float" office:value="7140" calcext:value-type="float">
            <text:p>7140</text:p>
          </table:table-cell>
          <table:table-cell office:value-type="float" office:value="441" calcext:value-type="float">
            <text:p>441</text:p>
          </table:table-cell>
          <table:table-cell office:value-type="float" office:value="2313564" calcext:value-type="float">
            <text:p>2313564</text:p>
          </table:table-cell>
          <table:table-cell office:value-type="float" office:value="143872" calcext:value-type="float">
            <text:p>143872</text:p>
          </table:table-cell>
          <table:table-cell office:value-type="float" office:value="123392" calcext:value-type="float">
            <text:p>123392</text:p>
          </table:table-cell>
          <table:table-cell office:value-type="float" office:value="0" calcext:value-type="float">
            <text:p>0</text:p>
          </table:table-cell>
          <table:table-cell office:value-type="float" office:value="123040.4" calcext:value-type="float">
            <text:p>123040,4</text:p>
          </table:table-cell>
          <table:table-cell office:value-type="float" office:value="421376" calcext:value-type="float">
            <text:p>421376</text:p>
          </table:table-cell>
          <table:table-cell office:value-type="float" office:value="103395.1" calcext:value-type="float">
            <text:p>103395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05849.9" calcext:value-type="float">
            <text:p>805849,9</text:p>
          </table:table-cell>
          <table:table-cell office:value-type="float" office:value="7296" calcext:value-type="float">
            <text:p>7296</text:p>
          </table:table-cell>
          <table:table-cell office:value-type="float" office:value="6851" calcext:value-type="float">
            <text:p>6851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2402" calcext:value-type="float">
            <text:p>2402</text:p>
          </table:table-cell>
          <table:table-cell office:value-type="float" office:value="35.04" calcext:value-type="float">
            <text:p>35,04</text:p>
          </table:table-cell>
          <table:table-cell office:value-type="float" office:value="74" calcext:value-type="float">
            <text:p>74</text:p>
          </table:table-cell>
          <table:table-cell office:value-type="float" office:value="1.715" calcext:value-type="float">
            <text:p>1,715</text:p>
          </table:table-cell>
          <table:table-cell office:value-type="float" office:value="36.755" calcext:value-type="float">
            <text:p>36,755</text:p>
          </table:table-cell>
          <table:table-cell table:number-columns-repeated="1003"/>
        </table:table-row>
        <table:table-row table:style-name="ro1">
          <table:table-cell office:value-type="float" office:value="422228" calcext:value-type="float">
            <text:p>422228</text:p>
          </table:table-cell>
          <table:table-cell office:value-type="float" office:value="8316" calcext:value-type="float">
            <text:p>8316</text:p>
          </table:table-cell>
          <table:table-cell office:value-type="float" office:value="442" calcext:value-type="float">
            <text:p>442</text:p>
          </table:table-cell>
          <table:table-cell office:value-type="float" office:value="2326596" calcext:value-type="float">
            <text:p>2326596</text:p>
          </table:table-cell>
          <table:table-cell office:value-type="float" office:value="139776" calcext:value-type="float">
            <text:p>139776</text:p>
          </table:table-cell>
          <table:table-cell office:value-type="float" office:value="112640" calcext:value-type="float">
            <text:p>112640</text:p>
          </table:table-cell>
          <table:table-cell office:value-type="float" office:value="0" calcext:value-type="float">
            <text:p>0</text:p>
          </table:table-cell>
          <table:table-cell office:value-type="float" office:value="112149.9" calcext:value-type="float">
            <text:p>112149,9</text:p>
          </table:table-cell>
          <table:table-cell office:value-type="float" office:value="423936" calcext:value-type="float">
            <text:p>423936</text:p>
          </table:table-cell>
          <table:table-cell office:value-type="float" office:value="299146.6" calcext:value-type="float">
            <text:p>299146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40331.9" calcext:value-type="float">
            <text:p>940331,9</text:p>
          </table:table-cell>
          <table:table-cell office:value-type="float" office:value="7296" calcext:value-type="float">
            <text:p>7296</text:p>
          </table:table-cell>
          <table:table-cell office:value-type="float" office:value="6851" calcext:value-type="float">
            <text:p>6851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2810" calcext:value-type="float">
            <text:p>2810</text:p>
          </table:table-cell>
          <table:table-cell office:value-type="float" office:value="41.089" calcext:value-type="float">
            <text:p>41,089</text:p>
          </table:table-cell>
          <table:table-cell office:value-type="float" office:value="86" calcext:value-type="float">
            <text:p>86</text:p>
          </table:table-cell>
          <table:table-cell office:value-type="float" office:value="1.983" calcext:value-type="float">
            <text:p>1,983</text:p>
          </table:table-cell>
          <table:table-cell office:value-type="float" office:value="43.072" calcext:value-type="float">
            <text:p>43,072</text:p>
          </table:table-cell>
          <table:table-cell table:number-columns-repeated="1003"/>
        </table:table-row>
        <table:table-row table:style-name="ro1">
          <table:table-cell office:value-type="float" office:value="482456" calcext:value-type="float">
            <text:p>482456</text:p>
          </table:table-cell>
          <table:table-cell office:value-type="float" office:value="9502" calcext:value-type="float">
            <text:p>9502</text:p>
          </table:table-cell>
          <table:table-cell office:value-type="float" office:value="441" calcext:value-type="float">
            <text:p>441</text:p>
          </table:table-cell>
          <table:table-cell office:value-type="float" office:value="2321972" calcext:value-type="float">
            <text:p>2321972</text:p>
          </table:table-cell>
          <table:table-cell office:value-type="float" office:value="139264" calcext:value-type="float">
            <text:p>139264</text:p>
          </table:table-cell>
          <table:table-cell office:value-type="float" office:value="137728" calcext:value-type="float">
            <text:p>137728</text:p>
          </table:table-cell>
          <table:table-cell office:value-type="float" office:value="0" calcext:value-type="float">
            <text:p>0</text:p>
          </table:table-cell>
          <table:table-cell office:value-type="float" office:value="61568.2" calcext:value-type="float">
            <text:p>61568,2</text:p>
          </table:table-cell>
          <table:table-cell office:value-type="float" office:value="419840" calcext:value-type="float">
            <text:p>419840</text:p>
          </table:table-cell>
          <table:table-cell office:value-type="float" office:value="238970" calcext:value-type="float">
            <text:p>23897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02784.9" calcext:value-type="float">
            <text:p>402784,9</text:p>
          </table:table-cell>
          <table:table-cell office:value-type="float" office:value="7296" calcext:value-type="float">
            <text:p>7296</text:p>
          </table:table-cell>
          <table:table-cell office:value-type="float" office:value="6851" calcext:value-type="float">
            <text:p>6851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3218" calcext:value-type="float">
            <text:p>3218</text:p>
          </table:table-cell>
          <table:table-cell office:value-type="float" office:value="47.263" calcext:value-type="float">
            <text:p>47,263</text:p>
          </table:table-cell>
          <table:table-cell office:value-type="float" office:value="99" calcext:value-type="float">
            <text:p>99</text:p>
          </table:table-cell>
          <table:table-cell office:value-type="float" office:value="2.269" calcext:value-type="float">
            <text:p>2,269</text:p>
          </table:table-cell>
          <table:table-cell office:value-type="float" office:value="49.532" calcext:value-type="float">
            <text:p>49,532</text:p>
          </table:table-cell>
          <table:table-cell table:number-columns-repeated="1003"/>
        </table:table-row>
        <table:table-row table:style-name="ro1">
          <table:table-cell office:value-type="float" office:value="542667" calcext:value-type="float">
            <text:p>542667</text:p>
          </table:table-cell>
          <table:table-cell office:value-type="float" office:value="10682" calcext:value-type="float">
            <text:p>10682</text:p>
          </table:table-cell>
          <table:table-cell office:value-type="float" office:value="441" calcext:value-type="float">
            <text:p>441</text:p>
          </table:table-cell>
          <table:table-cell office:value-type="float" office:value="2304244" calcext:value-type="float">
            <text:p>2304244</text:p>
          </table:table-cell>
          <table:table-cell office:value-type="float" office:value="158208" calcext:value-type="float">
            <text:p>158208</text:p>
          </table:table-cell>
          <table:table-cell office:value-type="float" office:value="173056" calcext:value-type="float">
            <text:p>173056</text:p>
          </table:table-cell>
          <table:table-cell office:value-type="float" office:value="0" calcext:value-type="float">
            <text:p>0</text:p>
          </table:table-cell>
          <table:table-cell office:value-type="float" office:value="84811" calcext:value-type="float">
            <text:p>84811</text:p>
          </table:table-cell>
          <table:table-cell office:value-type="float" office:value="352768" calcext:value-type="float">
            <text:p>352768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70549.1" calcext:value-type="float">
            <text:p>270549,1</text:p>
          </table:table-cell>
          <table:table-cell office:value-type="float" office:value="7296" calcext:value-type="float">
            <text:p>7296</text:p>
          </table:table-cell>
          <table:table-cell office:value-type="float" office:value="6854.1" calcext:value-type="float">
            <text:p>6854,1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3622" calcext:value-type="float">
            <text:p>3622</text:p>
          </table:table-cell>
          <table:table-cell office:value-type="float" office:value="53.266" calcext:value-type="float">
            <text:p>53,266</text:p>
          </table:table-cell>
          <table:table-cell office:value-type="float" office:value="111" calcext:value-type="float">
            <text:p>111</text:p>
          </table:table-cell>
          <table:table-cell office:value-type="float" office:value="2.55" calcext:value-type="float">
            <text:p>2,55</text:p>
          </table:table-cell>
          <table:table-cell office:value-type="float" office:value="55.816" calcext:value-type="float">
            <text:p>55,816</text:p>
          </table:table-cell>
          <table:table-cell table:number-columns-repeated="1003"/>
        </table:table-row>
        <table:table-row table:style-name="ro1">
          <table:table-cell office:value-type="float" office:value="602891" calcext:value-type="float">
            <text:p>602891</text:p>
          </table:table-cell>
          <table:table-cell office:value-type="float" office:value="11870" calcext:value-type="float">
            <text:p>11870</text:p>
          </table:table-cell>
          <table:table-cell office:value-type="float" office:value="442" calcext:value-type="float">
            <text:p>442</text:p>
          </table:table-cell>
          <table:table-cell office:value-type="float" office:value="2317352" calcext:value-type="float">
            <text:p>2317352</text:p>
          </table:table-cell>
          <table:table-cell office:value-type="float" office:value="129024" calcext:value-type="float">
            <text:p>129024</text:p>
          </table:table-cell>
          <table:table-cell office:value-type="float" office:value="132608" calcext:value-type="float">
            <text:p>132608</text:p>
          </table:table-cell>
          <table:table-cell office:value-type="float" office:value="0" calcext:value-type="float">
            <text:p>0</text:p>
          </table:table-cell>
          <table:table-cell office:value-type="float" office:value="97131" calcext:value-type="float">
            <text:p>97131</text:p>
          </table:table-cell>
          <table:table-cell office:value-type="float" office:value="431104" calcext:value-type="float">
            <text:p>431104</text:p>
          </table:table-cell>
          <table:table-cell office:value-type="float" office:value="131217.6" calcext:value-type="float">
            <text:p>131217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42034.4" calcext:value-type="float">
            <text:p>1142034,4</text:p>
          </table:table-cell>
          <table:table-cell office:value-type="float" office:value="7296" calcext:value-type="float">
            <text:p>7296</text:p>
          </table:table-cell>
          <table:table-cell office:value-type="float" office:value="6856" calcext:value-type="float">
            <text:p>6856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4044" calcext:value-type="float">
            <text:p>4044</text:p>
          </table:table-cell>
          <table:table-cell office:value-type="float" office:value="59.79" calcext:value-type="float">
            <text:p>59,79</text:p>
          </table:table-cell>
          <table:table-cell office:value-type="float" office:value="123" calcext:value-type="float">
            <text:p>123</text:p>
          </table:table-cell>
          <table:table-cell office:value-type="float" office:value="2.824" calcext:value-type="float">
            <text:p>2,824</text:p>
          </table:table-cell>
          <table:table-cell office:value-type="float" office:value="62.615" calcext:value-type="float">
            <text:p>62,615</text:p>
          </table:table-cell>
          <table:table-cell table:number-columns-repeated="1003"/>
        </table:table-row>
        <table:table-row table:style-name="ro1">
          <table:table-cell office:value-type="float" office:value="663155" calcext:value-type="float">
            <text:p>663155</text:p>
          </table:table-cell>
          <table:table-cell office:value-type="float" office:value="13054" calcext:value-type="float">
            <text:p>13054</text:p>
          </table:table-cell>
          <table:table-cell office:value-type="float" office:value="442" calcext:value-type="float">
            <text:p>442</text:p>
          </table:table-cell>
          <table:table-cell office:value-type="float" office:value="2309324" calcext:value-type="float">
            <text:p>2309324</text:p>
          </table:table-cell>
          <table:table-cell office:value-type="float" office:value="134656" calcext:value-type="float">
            <text:p>134656</text:p>
          </table:table-cell>
          <table:table-cell office:value-type="float" office:value="132096" calcext:value-type="float">
            <text:p>132096</text:p>
          </table:table-cell>
          <table:table-cell office:value-type="float" office:value="98464.4" calcext:value-type="float">
            <text:p>98464,4</text:p>
          </table:table-cell>
          <table:table-cell office:value-type="float" office:value="0" calcext:value-type="float">
            <text:p>0</text:p>
          </table:table-cell>
          <table:table-cell office:value-type="float" office:value="432128" calcext:value-type="float">
            <text:p>432128</text:p>
          </table:table-cell>
          <table:table-cell office:value-type="float" office:value="272020.5" calcext:value-type="float">
            <text:p>272020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72440.5" calcext:value-type="float">
            <text:p>672440,5</text:p>
          </table:table-cell>
          <table:table-cell office:value-type="float" office:value="7296" calcext:value-type="float">
            <text:p>7296</text:p>
          </table:table-cell>
          <table:table-cell office:value-type="float" office:value="6856.7" calcext:value-type="float">
            <text:p>6856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4461" calcext:value-type="float">
            <text:p>4461</text:p>
          </table:table-cell>
          <table:table-cell office:value-type="float" office:value="66.296" calcext:value-type="float">
            <text:p>66,296</text:p>
          </table:table-cell>
          <table:table-cell office:value-type="float" office:value="136" calcext:value-type="float">
            <text:p>136</text:p>
          </table:table-cell>
          <table:table-cell office:value-type="float" office:value="3.11" calcext:value-type="float">
            <text:p>3,11</text:p>
          </table:table-cell>
          <table:table-cell office:value-type="float" office:value="69.406" calcext:value-type="float">
            <text:p>69,406</text:p>
          </table:table-cell>
          <table:table-cell table:number-columns-repeated="1003"/>
        </table:table-row>
        <table:table-row table:style-name="ro1">
          <table:table-cell office:value-type="float" office:value="723433" calcext:value-type="float">
            <text:p>723433</text:p>
          </table:table-cell>
          <table:table-cell office:value-type="float" office:value="14252" calcext:value-type="float">
            <text:p>14252</text:p>
          </table:table-cell>
          <table:table-cell office:value-type="float" office:value="442" calcext:value-type="float">
            <text:p>442</text:p>
          </table:table-cell>
          <table:table-cell office:value-type="float" office:value="2293248" calcext:value-type="float">
            <text:p>2293248</text:p>
          </table:table-cell>
          <table:table-cell office:value-type="float" office:value="155136" calcext:value-type="float">
            <text:p>155136</text:p>
          </table:table-cell>
          <table:table-cell office:value-type="float" office:value="160256" calcext:value-type="float">
            <text:p>160256</text:p>
          </table:table-cell>
          <table:table-cell office:value-type="float" office:value="0" calcext:value-type="float">
            <text:p>0</text:p>
          </table:table-cell>
          <table:table-cell office:value-type="float" office:value="91669.7" calcext:value-type="float">
            <text:p>91669,7</text:p>
          </table:table-cell>
          <table:table-cell office:value-type="float" office:value="378368" calcext:value-type="float">
            <text:p>378368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38412.5" calcext:value-type="float">
            <text:p>538412,5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4872" calcext:value-type="float">
            <text:p>4872</text:p>
          </table:table-cell>
          <table:table-cell office:value-type="float" office:value="72.747" calcext:value-type="float">
            <text:p>72,747</text:p>
          </table:table-cell>
          <table:table-cell office:value-type="float" office:value="149" calcext:value-type="float">
            <text:p>149</text:p>
          </table:table-cell>
          <table:table-cell office:value-type="float" office:value="3.419" calcext:value-type="float">
            <text:p>3,419</text:p>
          </table:table-cell>
          <table:table-cell office:value-type="float" office:value="76.166" calcext:value-type="float">
            <text:p>76,166</text:p>
          </table:table-cell>
          <table:table-cell table:number-columns-repeated="1003"/>
        </table:table-row>
        <table:table-row table:style-name="ro1">
          <table:table-cell office:value-type="float" office:value="783703" calcext:value-type="float">
            <text:p>783703</text:p>
          </table:table-cell>
          <table:table-cell office:value-type="float" office:value="15452" calcext:value-type="float">
            <text:p>15452</text:p>
          </table:table-cell>
          <table:table-cell office:value-type="float" office:value="442" calcext:value-type="float">
            <text:p>442</text:p>
          </table:table-cell>
          <table:table-cell office:value-type="float" office:value="2304916" calcext:value-type="float">
            <text:p>2304916</text:p>
          </table:table-cell>
          <table:table-cell office:value-type="float" office:value="164352" calcext:value-type="float">
            <text:p>164352</text:p>
          </table:table-cell>
          <table:table-cell office:value-type="float" office:value="159232" calcext:value-type="float">
            <text:p>159232</text:p>
          </table:table-cell>
          <table:table-cell office:value-type="float" office:value="72490.9" calcext:value-type="float">
            <text:p>72490,9</text:p>
          </table:table-cell>
          <table:table-cell office:value-type="float" office:value="0" calcext:value-type="float">
            <text:p>0</text:p>
          </table:table-cell>
          <table:table-cell office:value-type="float" office:value="375296" calcext:value-type="float">
            <text:p>37529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21895.4" calcext:value-type="float">
            <text:p>921895,4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5281" calcext:value-type="float">
            <text:p>5281</text:p>
          </table:table-cell>
          <table:table-cell office:value-type="float" office:value="79.12" calcext:value-type="float">
            <text:p>79,12</text:p>
          </table:table-cell>
          <table:table-cell office:value-type="float" office:value="161" calcext:value-type="float">
            <text:p>161</text:p>
          </table:table-cell>
          <table:table-cell office:value-type="float" office:value="3.713" calcext:value-type="float">
            <text:p>3,713</text:p>
          </table:table-cell>
          <table:table-cell office:value-type="float" office:value="82.833" calcext:value-type="float">
            <text:p>82,833</text:p>
          </table:table-cell>
          <table:table-cell table:number-columns-repeated="1003"/>
        </table:table-row>
        <table:table-row table:style-name="ro1">
          <table:table-cell office:value-type="float" office:value="843944" calcext:value-type="float">
            <text:p>843944</text:p>
          </table:table-cell>
          <table:table-cell office:value-type="float" office:value="16662" calcext:value-type="float">
            <text:p>16662</text:p>
          </table:table-cell>
          <table:table-cell office:value-type="float" office:value="443" calcext:value-type="float">
            <text:p>443</text:p>
          </table:table-cell>
          <table:table-cell office:value-type="float" office:value="2317760" calcext:value-type="float">
            <text:p>2317760</text:p>
          </table:table-cell>
          <table:table-cell office:value-type="float" office:value="161792" calcext:value-type="float">
            <text:p>161792</text:p>
          </table:table-cell>
          <table:table-cell office:value-type="float" office:value="165888" calcext:value-type="float">
            <text:p>165888</text:p>
          </table:table-cell>
          <table:table-cell office:value-type="float" office:value="0" calcext:value-type="float">
            <text:p>0</text:p>
          </table:table-cell>
          <table:table-cell office:value-type="float" office:value="109419" calcext:value-type="float">
            <text:p>109419</text:p>
          </table:table-cell>
          <table:table-cell office:value-type="float" office:value="366592" calcext:value-type="float">
            <text:p>366592</text:p>
          </table:table-cell>
          <table:table-cell office:value-type="float" office:value="83728.7" calcext:value-type="float">
            <text:p>83728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03249.2" calcext:value-type="float">
            <text:p>203249,2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5680" calcext:value-type="float">
            <text:p>5680</text:p>
          </table:table-cell>
          <table:table-cell office:value-type="float" office:value="85.422" calcext:value-type="float">
            <text:p>85,422</text:p>
          </table:table-cell>
          <table:table-cell office:value-type="float" office:value="173" calcext:value-type="float">
            <text:p>173</text:p>
          </table:table-cell>
          <table:table-cell office:value-type="float" office:value="3.973" calcext:value-type="float">
            <text:p>3,973</text:p>
          </table:table-cell>
          <table:table-cell office:value-type="float" office:value="89.396" calcext:value-type="float">
            <text:p>89,396</text:p>
          </table:table-cell>
          <table:table-cell table:number-columns-repeated="1003"/>
        </table:table-row>
        <table:table-row table:style-name="ro1">
          <table:table-cell office:value-type="float" office:value="904206" calcext:value-type="float">
            <text:p>904206</text:p>
          </table:table-cell>
          <table:table-cell office:value-type="float" office:value="17862" calcext:value-type="float">
            <text:p>17862</text:p>
          </table:table-cell>
          <table:table-cell office:value-type="float" office:value="443" calcext:value-type="float">
            <text:p>443</text:p>
          </table:table-cell>
          <table:table-cell office:value-type="float" office:value="2346168" calcext:value-type="float">
            <text:p>2346168</text:p>
          </table:table-cell>
          <table:table-cell office:value-type="float" office:value="156160" calcext:value-type="float">
            <text:p>156160</text:p>
          </table:table-cell>
          <table:table-cell office:value-type="float" office:value="152576" calcext:value-type="float">
            <text:p>152576</text:p>
          </table:table-cell>
          <table:table-cell office:value-type="float" office:value="105259.1" calcext:value-type="float">
            <text:p>105259,1</text:p>
          </table:table-cell>
          <table:table-cell office:value-type="float" office:value="0" calcext:value-type="float">
            <text:p>0</text:p>
          </table:table-cell>
          <table:table-cell office:value-type="float" office:value="390144" calcext:value-type="float">
            <text:p>390144</text:p>
          </table:table-cell>
          <table:table-cell office:value-type="float" office:value="203016.1" calcext:value-type="float">
            <text:p>203016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90433.6" calcext:value-type="float">
            <text:p>1090433,6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107" calcext:value-type="float">
            <text:p>6107</text:p>
          </table:table-cell>
          <table:table-cell office:value-type="float" office:value="92.094" calcext:value-type="float">
            <text:p>92,094</text:p>
          </table:table-cell>
          <table:table-cell office:value-type="float" office:value="185" calcext:value-type="float">
            <text:p>185</text:p>
          </table:table-cell>
          <table:table-cell office:value-type="float" office:value="4.236" calcext:value-type="float">
            <text:p>4,236</text:p>
          </table:table-cell>
          <table:table-cell office:value-type="float" office:value="96.329" calcext:value-type="float">
            <text:p>96,329</text:p>
          </table:table-cell>
          <table:table-cell table:number-columns-repeated="1003"/>
        </table:table-row>
        <table:table-row table:style-name="ro1">
          <table:table-cell office:value-type="float" office:value="964426" calcext:value-type="float">
            <text:p>964426</text:p>
          </table:table-cell>
          <table:table-cell office:value-type="float" office:value="19070" calcext:value-type="float">
            <text:p>19070</text:p>
          </table:table-cell>
          <table:table-cell office:value-type="float" office:value="443" calcext:value-type="float">
            <text:p>443</text:p>
          </table:table-cell>
          <table:table-cell office:value-type="float" office:value="2338664" calcext:value-type="float">
            <text:p>2338664</text:p>
          </table:table-cell>
          <table:table-cell office:value-type="float" office:value="183296" calcext:value-type="float">
            <text:p>183296</text:p>
          </table:table-cell>
          <table:table-cell office:value-type="float" office:value="181248" calcext:value-type="float">
            <text:p>181248</text:p>
          </table:table-cell>
          <table:table-cell office:value-type="float" office:value="0" calcext:value-type="float">
            <text:p>0</text:p>
          </table:table-cell>
          <table:table-cell office:value-type="float" office:value="71157.6" calcext:value-type="float">
            <text:p>71157,6</text:p>
          </table:table-cell>
          <table:table-cell office:value-type="float" office:value="330240" calcext:value-type="float">
            <text:p>330240</text:p>
          </table:table-cell>
          <table:table-cell office:value-type="float" office:value="302773.3" calcext:value-type="float">
            <text:p>302773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44642.6" calcext:value-type="float">
            <text:p>744642,6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524" calcext:value-type="float">
            <text:p>6524</text:p>
          </table:table-cell>
          <table:table-cell office:value-type="float" office:value="98.513" calcext:value-type="float">
            <text:p>98,513</text:p>
          </table:table-cell>
          <table:table-cell office:value-type="float" office:value="198" calcext:value-type="float">
            <text:p>198</text:p>
          </table:table-cell>
          <table:table-cell office:value-type="float" office:value="4.53" calcext:value-type="float">
            <text:p>4,53</text:p>
          </table:table-cell>
          <table:table-cell office:value-type="float" office:value="103.044" calcext:value-type="float">
            <text:p>103,044</text:p>
          </table:table-cell>
          <table:table-cell table:number-columns-repeated="1003"/>
        </table:table-row>
        <table:table-row table:style-name="ro1">
          <table:table-cell office:value-type="float" office:value="1024638" calcext:value-type="float">
            <text:p>1024638</text:p>
          </table:table-cell>
          <table:table-cell office:value-type="float" office:value="20274" calcext:value-type="float">
            <text:p>20274</text:p>
          </table:table-cell>
          <table:table-cell office:value-type="float" office:value="443" calcext:value-type="float">
            <text:p>443</text:p>
          </table:table-cell>
          <table:table-cell office:value-type="float" office:value="2332392" calcext:value-type="float">
            <text:p>2332392</text:p>
          </table:table-cell>
          <table:table-cell office:value-type="float" office:value="178688" calcext:value-type="float">
            <text:p>178688</text:p>
          </table:table-cell>
          <table:table-cell office:value-type="float" office:value="174080" calcext:value-type="float">
            <text:p>174080</text:p>
          </table:table-cell>
          <table:table-cell office:value-type="float" office:value="114880.4" calcext:value-type="float">
            <text:p>114880,4</text:p>
          </table:table-cell>
          <table:table-cell office:value-type="float" office:value="0" calcext:value-type="float">
            <text:p>0</text:p>
          </table:table-cell>
          <table:table-cell office:value-type="float" office:value="346112" calcext:value-type="float">
            <text:p>346112</text:p>
          </table:table-cell>
          <table:table-cell office:value-type="float" office:value="144753" calcext:value-type="float">
            <text:p>14475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91564.8" calcext:value-type="float">
            <text:p>991564,8</text:p>
          </table:table-cell>
          <table:table-cell office:value-type="float" office:value="7296" calcext:value-type="float">
            <text:p>7296</text:p>
          </table:table-cell>
          <table:table-cell office:value-type="float" office:value="6858.1" calcext:value-type="float">
            <text:p>6858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927" calcext:value-type="float">
            <text:p>6927</text:p>
          </table:table-cell>
          <table:table-cell office:value-type="float" office:value="104.805" calcext:value-type="float">
            <text:p>104,805</text:p>
          </table:table-cell>
          <table:table-cell office:value-type="float" office:value="210" calcext:value-type="float">
            <text:p>210</text:p>
          </table:table-cell>
          <table:table-cell office:value-type="float" office:value="4.818" calcext:value-type="float">
            <text:p>4,818</text:p>
          </table:table-cell>
          <table:table-cell office:value-type="float" office:value="109.623" calcext:value-type="float">
            <text:p>109,623</text:p>
          </table:table-cell>
          <table:table-cell table:number-columns-repeated="1003"/>
        </table:table-row>
        <table:table-row table:style-name="ro1">
          <table:table-cell office:value-type="float" office:value="1084826" calcext:value-type="float">
            <text:p>1084826</text:p>
          </table:table-cell>
          <table:table-cell office:value-type="float" office:value="21464" calcext:value-type="float">
            <text:p>21464</text:p>
          </table:table-cell>
          <table:table-cell office:value-type="float" office:value="443" calcext:value-type="float">
            <text:p>443</text:p>
          </table:table-cell>
          <table:table-cell office:value-type="float" office:value="2318864" calcext:value-type="float">
            <text:p>2318864</text:p>
          </table:table-cell>
          <table:table-cell office:value-type="float" office:value="181248" calcext:value-type="float">
            <text:p>181248</text:p>
          </table:table-cell>
          <table:table-cell office:value-type="float" office:value="184832" calcext:value-type="float">
            <text:p>184832</text:p>
          </table:table-cell>
          <table:table-cell office:value-type="float" office:value="0" calcext:value-type="float">
            <text:p>0</text:p>
          </table:table-cell>
          <table:table-cell office:value-type="float" office:value="116277.7" calcext:value-type="float">
            <text:p>116277,7</text:p>
          </table:table-cell>
          <table:table-cell office:value-type="float" office:value="327680" calcext:value-type="float">
            <text:p>327680</text:p>
          </table:table-cell>
          <table:table-cell office:value-type="float" office:value="58324.5" calcext:value-type="float">
            <text:p>58324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16564.8" calcext:value-type="float">
            <text:p>916564,8</text:p>
          </table:table-cell>
          <table:table-cell office:value-type="float" office:value="7296" calcext:value-type="float">
            <text:p>7296</text:p>
          </table:table-cell>
          <table:table-cell office:value-type="float" office:value="6858.4" calcext:value-type="float">
            <text:p>6858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7360" calcext:value-type="float">
            <text:p>7360</text:p>
          </table:table-cell>
          <table:table-cell office:value-type="float" office:value="111.46" calcext:value-type="float">
            <text:p>111,46</text:p>
          </table:table-cell>
          <table:table-cell office:value-type="float" office:value="223" calcext:value-type="float">
            <text:p>223</text:p>
          </table:table-cell>
          <table:table-cell office:value-type="float" office:value="5.113" calcext:value-type="float">
            <text:p>5,113</text:p>
          </table:table-cell>
          <table:table-cell office:value-type="float" office:value="116.573" calcext:value-type="float">
            <text:p>116,573</text:p>
          </table:table-cell>
          <table:table-cell table:number-columns-repeated="1003"/>
        </table:table-row>
        <table:table-row table:style-name="ro1">
          <table:table-cell office:value-type="float" office:value="1145075" calcext:value-type="float">
            <text:p>1145075</text:p>
          </table:table-cell>
          <table:table-cell office:value-type="float" office:value="22650" calcext:value-type="float">
            <text:p>22650</text:p>
          </table:table-cell>
          <table:table-cell office:value-type="float" office:value="443" calcext:value-type="float">
            <text:p>443</text:p>
          </table:table-cell>
          <table:table-cell office:value-type="float" office:value="2340564" calcext:value-type="float">
            <text:p>2340564</text:p>
          </table:table-cell>
          <table:table-cell table:number-columns-repeated="2" office:value-type="float" office:value="136704" calcext:value-type="float">
            <text:p>136704</text:p>
          </table:table-cell>
          <table:table-cell office:value-type="float" office:value="68426.9" calcext:value-type="float">
            <text:p>68426,9</text:p>
          </table:table-cell>
          <table:table-cell office:value-type="float" office:value="0" calcext:value-type="float">
            <text:p>0</text:p>
          </table:table-cell>
          <table:table-cell office:value-type="float" office:value="425472" calcext:value-type="float">
            <text:p>425472</text:p>
          </table:table-cell>
          <table:table-cell office:value-type="float" office:value="363323.8" calcext:value-type="float">
            <text:p>363323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16654" calcext:value-type="float">
            <text:p>516654</text:p>
          </table:table-cell>
          <table:table-cell office:value-type="float" office:value="7296" calcext:value-type="float">
            <text:p>7296</text:p>
          </table:table-cell>
          <table:table-cell office:value-type="float" office:value="6869.6" calcext:value-type="float">
            <text:p>6869,6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7789" calcext:value-type="float">
            <text:p>7789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237" calcext:value-type="float">
            <text:p>237</text:p>
          </table:table-cell>
          <table:table-cell office:value-type="float" office:value="5.437" calcext:value-type="float">
            <text:p>5,437</text:p>
          </table:table-cell>
          <table:table-cell office:value-type="float" office:value="123.575" calcext:value-type="float">
            <text:p>123,575</text:p>
          </table:table-cell>
          <table:table-cell table:number-columns-repeated="1003"/>
        </table:table-row>
        <table:table-row table:style-name="ro1">
          <table:table-cell office:value-type="float" office:value="1205268" calcext:value-type="float">
            <text:p>1205268</text:p>
          </table:table-cell>
          <table:table-cell office:value-type="float" office:value="23850" calcext:value-type="float">
            <text:p>23850</text:p>
          </table:table-cell>
          <table:table-cell office:value-type="float" office:value="443" calcext:value-type="float">
            <text:p>443</text:p>
          </table:table-cell>
          <table:table-cell office:value-type="float" office:value="2310868" calcext:value-type="float">
            <text:p>2310868</text:p>
          </table:table-cell>
          <table:table-cell office:value-type="float" office:value="137728" calcext:value-type="float">
            <text:p>137728</text:p>
          </table:table-cell>
          <table:table-cell office:value-type="float" office:value="137216" calcext:value-type="float">
            <text:p>137216</text:p>
          </table:table-cell>
          <table:table-cell office:value-type="float" office:value="82080.3" calcext:value-type="float">
            <text:p>82080,3</text:p>
          </table:table-cell>
          <table:table-cell office:value-type="float" office:value="0" calcext:value-type="float">
            <text:p>0</text:p>
          </table:table-cell>
          <table:table-cell office:value-type="float" office:value="423936" calcext:value-type="float">
            <text:p>423936</text:p>
          </table:table-cell>
          <table:table-cell office:value-type="float" office:value="136193.1" calcext:value-type="float">
            <text:p>136193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35651" calcext:value-type="float">
            <text:p>935651</text:p>
          </table:table-cell>
          <table:table-cell office:value-type="float" office:value="7296" calcext:value-type="float">
            <text:p>7296</text:p>
          </table:table-cell>
          <table:table-cell office:value-type="float" office:value="6873.3" calcext:value-type="float">
            <text:p>6873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8201" calcext:value-type="float">
            <text:p>8201</text:p>
          </table:table-cell>
          <table:table-cell office:value-type="float" office:value="124.622" calcext:value-type="float">
            <text:p>124,622</text:p>
          </table:table-cell>
          <table:table-cell office:value-type="float" office:value="249" calcext:value-type="float">
            <text:p>249</text:p>
          </table:table-cell>
          <table:table-cell office:value-type="float" office:value="5.701" calcext:value-type="float">
            <text:p>5,701</text:p>
          </table:table-cell>
          <table:table-cell office:value-type="float" office:value="130.323" calcext:value-type="float">
            <text:p>130,323</text:p>
          </table:table-cell>
          <table:table-cell table:number-columns-repeated="1003"/>
        </table:table-row>
        <table:table-row table:style-name="ro1">
          <table:table-cell office:value-type="float" office:value="1265489" calcext:value-type="float">
            <text:p>1265489</text:p>
          </table:table-cell>
          <table:table-cell office:value-type="float" office:value="25042" calcext:value-type="float">
            <text:p>25042</text:p>
          </table:table-cell>
          <table:table-cell office:value-type="float" office:value="443" calcext:value-type="float">
            <text:p>443</text:p>
          </table:table-cell>
          <table:table-cell office:value-type="float" office:value="2311128" calcext:value-type="float">
            <text:p>2311128</text:p>
          </table:table-cell>
          <table:table-cell office:value-type="float" office:value="171008" calcext:value-type="float">
            <text:p>171008</text:p>
          </table:table-cell>
          <table:table-cell office:value-type="float" office:value="168448" calcext:value-type="float">
            <text:p>168448</text:p>
          </table:table-cell>
          <table:table-cell office:value-type="float" office:value="0" calcext:value-type="float">
            <text:p>0</text:p>
          </table:table-cell>
          <table:table-cell office:value-type="float" office:value="49312.2" calcext:value-type="float">
            <text:p>49312,2</text:p>
          </table:table-cell>
          <table:table-cell office:value-type="float" office:value="357888" calcext:value-type="float">
            <text:p>357888</text:p>
          </table:table-cell>
          <table:table-cell office:value-type="float" office:value="17307.3" calcext:value-type="float">
            <text:p>17307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45645.9" calcext:value-type="float">
            <text:p>745645,9</text:p>
          </table:table-cell>
          <table:table-cell office:value-type="float" office:value="7296" calcext:value-type="float">
            <text:p>7296</text:p>
          </table:table-cell>
          <table:table-cell office:value-type="float" office:value="6873.8" calcext:value-type="float">
            <text:p>6873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8618" calcext:value-type="float">
            <text:p>8618</text:p>
          </table:table-cell>
          <table:table-cell office:value-type="float" office:value="131.256" calcext:value-type="float">
            <text:p>131,256</text:p>
          </table:table-cell>
          <table:table-cell office:value-type="float" office:value="262" calcext:value-type="float">
            <text:p>262</text:p>
          </table:table-cell>
          <table:table-cell office:value-type="float" office:value="5.998" calcext:value-type="float">
            <text:p>5,998</text:p>
          </table:table-cell>
          <table:table-cell office:value-type="float" office:value="137.254" calcext:value-type="float">
            <text:p>137,254</text:p>
          </table:table-cell>
          <table:table-cell table:number-columns-repeated="1003"/>
        </table:table-row>
        <table:table-row table:style-name="ro1">
          <table:table-cell office:value-type="float" office:value="1325689" calcext:value-type="float">
            <text:p>1325689</text:p>
          </table:table-cell>
          <table:table-cell office:value-type="float" office:value="26234" calcext:value-type="float">
            <text:p>26234</text:p>
          </table:table-cell>
          <table:table-cell office:value-type="float" office:value="443" calcext:value-type="float">
            <text:p>443</text:p>
          </table:table-cell>
          <table:table-cell office:value-type="float" office:value="2295560" calcext:value-type="float">
            <text:p>2295560</text:p>
          </table:table-cell>
          <table:table-cell office:value-type="float" office:value="138752" calcext:value-type="float">
            <text:p>138752</text:p>
          </table:table-cell>
          <table:table-cell office:value-type="float" office:value="143360" calcext:value-type="float">
            <text:p>143360</text:p>
          </table:table-cell>
          <table:table-cell office:value-type="float" office:value="0" calcext:value-type="float">
            <text:p>0</text:p>
          </table:table-cell>
          <table:table-cell office:value-type="float" office:value="93035.1" calcext:value-type="float">
            <text:p>93035,1</text:p>
          </table:table-cell>
          <table:table-cell office:value-type="float" office:value="412160" calcext:value-type="float">
            <text:p>412160</text:p>
          </table:table-cell>
          <table:table-cell office:value-type="float" office:value="388993.7" calcext:value-type="float">
            <text:p>388993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21706.9" calcext:value-type="float">
            <text:p>1021706,9</text:p>
          </table:table-cell>
          <table:table-cell office:value-type="float" office:value="7296" calcext:value-type="float">
            <text:p>7296</text:p>
          </table:table-cell>
          <table:table-cell office:value-type="float" office:value="6873.8" calcext:value-type="float">
            <text:p>6873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047" calcext:value-type="float">
            <text:p>9047</text:p>
          </table:table-cell>
          <table:table-cell office:value-type="float" office:value="137.879" calcext:value-type="float">
            <text:p>137,879</text:p>
          </table:table-cell>
          <table:table-cell office:value-type="float" office:value="275" calcext:value-type="float">
            <text:p>275</text:p>
          </table:table-cell>
          <table:table-cell office:value-type="float" office:value="6.304" calcext:value-type="float">
            <text:p>6,304</text:p>
          </table:table-cell>
          <table:table-cell office:value-type="float" office:value="144.183" calcext:value-type="float">
            <text:p>144,183</text:p>
          </table:table-cell>
          <table:table-cell table:number-columns-repeated="1003"/>
        </table:table-row>
        <table:table-row table:style-name="ro1">
          <table:table-cell office:value-type="float" office:value="1385939" calcext:value-type="float">
            <text:p>1385939</text:p>
          </table:table-cell>
          <table:table-cell office:value-type="float" office:value="27440" calcext:value-type="float">
            <text:p>27440</text:p>
          </table:table-cell>
          <table:table-cell office:value-type="float" office:value="443" calcext:value-type="float">
            <text:p>443</text:p>
          </table:table-cell>
          <table:table-cell office:value-type="float" office:value="2341948" calcext:value-type="float">
            <text:p>2341948</text:p>
          </table:table-cell>
          <table:table-cell office:value-type="float" office:value="152064" calcext:value-type="float">
            <text:p>152064</text:p>
          </table:table-cell>
          <table:table-cell office:value-type="float" office:value="148992" calcext:value-type="float">
            <text:p>148992</text:p>
          </table:table-cell>
          <table:table-cell office:value-type="float" office:value="0" calcext:value-type="float">
            <text:p>0</text:p>
          </table:table-cell>
          <table:table-cell office:value-type="float" office:value="123040.5" calcext:value-type="float">
            <text:p>123040,5</text:p>
          </table:table-cell>
          <table:table-cell office:value-type="float" office:value="396288" calcext:value-type="float">
            <text:p>396288</text:p>
          </table:table-cell>
          <table:table-cell office:value-type="float" office:value="214054.7" calcext:value-type="float">
            <text:p>214054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24361.7" calcext:value-type="float">
            <text:p>524361,7</text:p>
          </table:table-cell>
          <table:table-cell office:value-type="float" office:value="7296" calcext:value-type="float">
            <text:p>7296</text:p>
          </table:table-cell>
          <table:table-cell office:value-type="float" office:value="6874.9" calcext:value-type="float">
            <text:p>6874,9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470" calcext:value-type="float">
            <text:p>9470</text:p>
          </table:table-cell>
          <table:table-cell office:value-type="float" office:value="144.691" calcext:value-type="float">
            <text:p>144,691</text:p>
          </table:table-cell>
          <table:table-cell office:value-type="float" office:value="288" calcext:value-type="float">
            <text:p>288</text:p>
          </table:table-cell>
          <table:table-cell office:value-type="float" office:value="6.584" calcext:value-type="float">
            <text:p>6,584</text:p>
          </table:table-cell>
          <table:table-cell office:value-type="float" office:value="151.275" calcext:value-type="float">
            <text:p>151,275</text:p>
          </table:table-cell>
          <table:table-cell table:number-columns-repeated="1003"/>
        </table:table-row>
        <table:table-row table:style-name="ro1">
          <table:table-cell office:value-type="float" office:value="1446181" calcext:value-type="float">
            <text:p>1446181</text:p>
          </table:table-cell>
          <table:table-cell office:value-type="float" office:value="28656" calcext:value-type="float">
            <text:p>28656</text:p>
          </table:table-cell>
          <table:table-cell office:value-type="float" office:value="443" calcext:value-type="float">
            <text:p>443</text:p>
          </table:table-cell>
          <table:table-cell office:value-type="float" office:value="2344308" calcext:value-type="float">
            <text:p>2344308</text:p>
          </table:table-cell>
          <table:table-cell office:value-type="float" office:value="187904" calcext:value-type="float">
            <text:p>187904</text:p>
          </table:table-cell>
          <table:table-cell office:value-type="float" office:value="190976" calcext:value-type="float">
            <text:p>190976</text:p>
          </table:table-cell>
          <table:table-cell office:value-type="float" office:value="0" calcext:value-type="float">
            <text:p>0</text:p>
          </table:table-cell>
          <table:table-cell office:value-type="float" office:value="67061.6" calcext:value-type="float">
            <text:p>67061,6</text:p>
          </table:table-cell>
          <table:table-cell office:value-type="float" office:value="316928" calcext:value-type="float">
            <text:p>316928</text:p>
          </table:table-cell>
          <table:table-cell office:value-type="float" office:value="108874.4" calcext:value-type="float">
            <text:p>108874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19680" calcext:value-type="float">
            <text:p>719680</text:p>
          </table:table-cell>
          <table:table-cell office:value-type="float" office:value="7296" calcext:value-type="float">
            <text:p>7296</text:p>
          </table:table-cell>
          <table:table-cell office:value-type="float" office:value="6878.5" calcext:value-type="float">
            <text:p>6878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888" calcext:value-type="float">
            <text:p>9888</text:p>
          </table:table-cell>
          <table:table-cell office:value-type="float" office:value="151.304" calcext:value-type="float">
            <text:p>151,304</text:p>
          </table:table-cell>
          <table:table-cell office:value-type="float" office:value="301" calcext:value-type="float">
            <text:p>301</text:p>
          </table:table-cell>
          <table:table-cell office:value-type="float" office:value="6.881" calcext:value-type="float">
            <text:p>6,881</text:p>
          </table:table-cell>
          <table:table-cell office:value-type="float" office:value="158.185" calcext:value-type="float">
            <text:p>158,185</text:p>
          </table:table-cell>
          <table:table-cell table:number-columns-repeated="1003"/>
        </table:table-row>
        <table:table-row table:style-name="ro1">
          <table:table-cell office:value-type="float" office:value="1506423" calcext:value-type="float">
            <text:p>1506423</text:p>
          </table:table-cell>
          <table:table-cell office:value-type="float" office:value="29866" calcext:value-type="float">
            <text:p>29866</text:p>
          </table:table-cell>
          <table:table-cell office:value-type="float" office:value="443" calcext:value-type="float">
            <text:p>443</text:p>
          </table:table-cell>
          <table:table-cell office:value-type="float" office:value="2335816" calcext:value-type="float">
            <text:p>2335816</text:p>
          </table:table-cell>
          <table:table-cell office:value-type="float" office:value="159232" calcext:value-type="float">
            <text:p>159232</text:p>
          </table:table-cell>
          <table:table-cell office:value-type="float" office:value="162816" calcext:value-type="float">
            <text:p>162816</text:p>
          </table:table-cell>
          <table:table-cell office:value-type="float" office:value="0" calcext:value-type="float">
            <text:p>0</text:p>
          </table:table-cell>
          <table:table-cell office:value-type="float" office:value="98464.4" calcext:value-type="float">
            <text:p>98464,4</text:p>
          </table:table-cell>
          <table:table-cell office:value-type="float" office:value="370176" calcext:value-type="float">
            <text:p>37017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44440.4" calcext:value-type="float">
            <text:p>1144440,4</text:p>
          </table:table-cell>
          <table:table-cell office:value-type="float" office:value="7296" calcext:value-type="float">
            <text:p>7296</text:p>
          </table:table-cell>
          <table:table-cell office:value-type="float" office:value="6878.8" calcext:value-type="float">
            <text:p>6878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0312" calcext:value-type="float">
            <text:p>10312</text:p>
          </table:table-cell>
          <table:table-cell office:value-type="float" office:value="158.214" calcext:value-type="float">
            <text:p>158,214</text:p>
          </table:table-cell>
          <table:table-cell office:value-type="float" office:value="314" calcext:value-type="float">
            <text:p>314</text:p>
          </table:table-cell>
          <table:table-cell office:value-type="float" office:value="7.186" calcext:value-type="float">
            <text:p>7,186</text:p>
          </table:table-cell>
          <table:table-cell office:value-type="float" office:value="165.4" calcext:value-type="float">
            <text:p>165,4</text:p>
          </table:table-cell>
          <table:table-cell table:number-columns-repeated="1003"/>
        </table:table-row>
        <table:table-row table:style-name="ro1">
          <table:table-cell office:value-type="float" office:value="1566662" calcext:value-type="float">
            <text:p>1566662</text:p>
          </table:table-cell>
          <table:table-cell office:value-type="float" office:value="31074" calcext:value-type="float">
            <text:p>31074</text:p>
          </table:table-cell>
          <table:table-cell office:value-type="float" office:value="443" calcext:value-type="float">
            <text:p>443</text:p>
          </table:table-cell>
          <table:table-cell office:value-type="float" office:value="2322216" calcext:value-type="float">
            <text:p>2322216</text:p>
          </table:table-cell>
          <table:table-cell office:value-type="float" office:value="132608" calcext:value-type="float">
            <text:p>132608</text:p>
          </table:table-cell>
          <table:table-cell office:value-type="float" office:value="133632" calcext:value-type="float">
            <text:p>133632</text:p>
          </table:table-cell>
          <table:table-cell office:value-type="float" office:value="105323" calcext:value-type="float">
            <text:p>105323</text:p>
          </table:table-cell>
          <table:table-cell office:value-type="float" office:value="0" calcext:value-type="float">
            <text:p>0</text:p>
          </table:table-cell>
          <table:table-cell office:value-type="float" office:value="431616" calcext:value-type="float">
            <text:p>43161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10953.8" calcext:value-type="float">
            <text:p>610953,8</text:p>
          </table:table-cell>
          <table:table-cell office:value-type="float" office:value="7296" calcext:value-type="float">
            <text:p>7296</text:p>
          </table:table-cell>
          <table:table-cell office:value-type="float" office:value="6878.8" calcext:value-type="float">
            <text:p>6878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0739" calcext:value-type="float">
            <text:p>10739</text:p>
          </table:table-cell>
          <table:table-cell office:value-type="float" office:value="164.829" calcext:value-type="float">
            <text:p>164,829</text:p>
          </table:table-cell>
          <table:table-cell office:value-type="float" office:value="327" calcext:value-type="float">
            <text:p>327</text:p>
          </table:table-cell>
          <table:table-cell office:value-type="float" office:value="7.492" calcext:value-type="float">
            <text:p>7,492</text:p>
          </table:table-cell>
          <table:table-cell office:value-type="float" office:value="172.321" calcext:value-type="float">
            <text:p>172,321</text:p>
          </table:table-cell>
          <table:table-cell table:number-columns-repeated="1003"/>
        </table:table-row>
        <table:table-row table:style-name="ro1">
          <table:table-cell office:value-type="float" office:value="1626892" calcext:value-type="float">
            <text:p>1626892</text:p>
          </table:table-cell>
          <table:table-cell office:value-type="float" office:value="32276" calcext:value-type="float">
            <text:p>32276</text:p>
          </table:table-cell>
          <table:table-cell office:value-type="float" office:value="443" calcext:value-type="float">
            <text:p>443</text:p>
          </table:table-cell>
          <table:table-cell office:value-type="float" office:value="2296372" calcext:value-type="float">
            <text:p>2296372</text:p>
          </table:table-cell>
          <table:table-cell office:value-type="float" office:value="180224" calcext:value-type="float">
            <text:p>180224</text:p>
          </table:table-cell>
          <table:table-cell office:value-type="float" office:value="143872" calcext:value-type="float">
            <text:p>143872</text:p>
          </table:table-cell>
          <table:table-cell office:value-type="float" office:value="0" calcext:value-type="float">
            <text:p>0</text:p>
          </table:table-cell>
          <table:table-cell office:value-type="float" office:value="143488.6" calcext:value-type="float">
            <text:p>143488,6</text:p>
          </table:table-cell>
          <table:table-cell office:value-type="float" office:value="343040" calcext:value-type="float">
            <text:p>343040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52787.5" calcext:value-type="float">
            <text:p>752787,5</text:p>
          </table:table-cell>
          <table:table-cell office:value-type="float" office:value="7296" calcext:value-type="float">
            <text:p>7296</text:p>
          </table:table-cell>
          <table:table-cell office:value-type="float" office:value="6883.8" calcext:value-type="float">
            <text:p>6883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1166" calcext:value-type="float">
            <text:p>11166</text:p>
          </table:table-cell>
          <table:table-cell office:value-type="float" office:value="171.595" calcext:value-type="float">
            <text:p>171,595</text:p>
          </table:table-cell>
          <table:table-cell office:value-type="float" office:value="340" calcext:value-type="float">
            <text:p>340</text:p>
          </table:table-cell>
          <table:table-cell office:value-type="float" office:value="7.787" calcext:value-type="float">
            <text:p>7,787</text:p>
          </table:table-cell>
          <table:table-cell office:value-type="float" office:value="179.381" calcext:value-type="float">
            <text:p>179,381</text:p>
          </table:table-cell>
          <table:table-cell table:number-columns-repeated="1003"/>
        </table:table-row>
        <table:table-row table:style-name="ro1">
          <table:table-cell office:value-type="float" office:value="1687158" calcext:value-type="float">
            <text:p>1687158</text:p>
          </table:table-cell>
          <table:table-cell office:value-type="float" office:value="33482" calcext:value-type="float">
            <text:p>33482</text:p>
          </table:table-cell>
          <table:table-cell office:value-type="float" office:value="443" calcext:value-type="float">
            <text:p>443</text:p>
          </table:table-cell>
          <table:table-cell office:value-type="float" office:value="2296624" calcext:value-type="float">
            <text:p>2296624</text:p>
          </table:table-cell>
          <table:table-cell office:value-type="float" office:value="139264" calcext:value-type="float">
            <text:p>139264</text:p>
          </table:table-cell>
          <table:table-cell office:value-type="float" office:value="136192" calcext:value-type="float">
            <text:p>136192</text:p>
          </table:table-cell>
          <table:table-cell office:value-type="float" office:value="90304.4" calcext:value-type="float">
            <text:p>90304,4</text:p>
          </table:table-cell>
          <table:table-cell office:value-type="float" office:value="0" calcext:value-type="float">
            <text:p>0</text:p>
          </table:table-cell>
          <table:table-cell office:value-type="float" office:value="423424" calcext:value-type="float">
            <text:p>423424</text:p>
          </table:table-cell>
          <table:table-cell office:value-type="float" office:value="230189.3" calcext:value-type="float">
            <text:p>230189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43210.5" calcext:value-type="float">
            <text:p>643210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1" calcext:value-type="float">
            <text:p>6884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1584" calcext:value-type="float">
            <text:p>11584</text:p>
          </table:table-cell>
          <table:table-cell office:value-type="float" office:value="178.403" calcext:value-type="float">
            <text:p>178,403</text:p>
          </table:table-cell>
          <table:table-cell office:value-type="float" office:value="353" calcext:value-type="float">
            <text:p>353</text:p>
          </table:table-cell>
          <table:table-cell office:value-type="float" office:value="8.104" calcext:value-type="float">
            <text:p>8,104</text:p>
          </table:table-cell>
          <table:table-cell office:value-type="float" office:value="186.506" calcext:value-type="float">
            <text:p>186,506</text:p>
          </table:table-cell>
          <table:table-cell table:number-columns-repeated="1003"/>
        </table:table-row>
        <table:table-row table:style-name="ro1">
          <table:table-cell office:value-type="float" office:value="1747450" calcext:value-type="float">
            <text:p>1747450</text:p>
          </table:table-cell>
          <table:table-cell office:value-type="float" office:value="34680" calcext:value-type="float">
            <text:p>34680</text:p>
          </table:table-cell>
          <table:table-cell office:value-type="float" office:value="443" calcext:value-type="float">
            <text:p>443</text:p>
          </table:table-cell>
          <table:table-cell office:value-type="float" office:value="2336852" calcext:value-type="float">
            <text:p>2336852</text:p>
          </table:table-cell>
          <table:table-cell office:value-type="float" office:value="138752" calcext:value-type="float">
            <text:p>138752</text:p>
          </table:table-cell>
          <table:table-cell office:value-type="float" office:value="140800" calcext:value-type="float">
            <text:p>140800</text:p>
          </table:table-cell>
          <table:table-cell office:value-type="float" office:value="0" calcext:value-type="float">
            <text:p>0</text:p>
          </table:table-cell>
          <table:table-cell office:value-type="float" office:value="98464.4" calcext:value-type="float">
            <text:p>98464,4</text:p>
          </table:table-cell>
          <table:table-cell office:value-type="float" office:value="414720" calcext:value-type="float">
            <text:p>414720</text:p>
          </table:table-cell>
          <table:table-cell office:value-type="float" office:value="86658.9" calcext:value-type="float">
            <text:p>86658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09035.3" calcext:value-type="float">
            <text:p>609035,3</text:p>
          </table:table-cell>
          <table:table-cell office:value-type="float" office:value="7296" calcext:value-type="float">
            <text:p>7296</text:p>
          </table:table-cell>
          <table:table-cell office:value-type="float" office:value="6884.1" calcext:value-type="float">
            <text:p>6884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011" calcext:value-type="float">
            <text:p>12011</text:p>
          </table:table-cell>
          <table:table-cell office:value-type="float" office:value="185.225" calcext:value-type="float">
            <text:p>185,225</text:p>
          </table:table-cell>
          <table:table-cell office:value-type="float" office:value="366" calcext:value-type="float">
            <text:p>366</text:p>
          </table:table-cell>
          <table:table-cell office:value-type="float" office:value="8.398" calcext:value-type="float">
            <text:p>8,398</text:p>
          </table:table-cell>
          <table:table-cell office:value-type="float" office:value="193.623" calcext:value-type="float">
            <text:p>193,623</text:p>
          </table:table-cell>
          <table:table-cell table:number-columns-repeated="1003"/>
        </table:table-row>
        <table:table-row table:style-name="ro1">
          <table:table-cell office:value-type="float" office:value="1807666" calcext:value-type="float">
            <text:p>1807666</text:p>
          </table:table-cell>
          <table:table-cell office:value-type="float" office:value="35884" calcext:value-type="float">
            <text:p>35884</text:p>
          </table:table-cell>
          <table:table-cell office:value-type="float" office:value="443" calcext:value-type="float">
            <text:p>443</text:p>
          </table:table-cell>
          <table:table-cell office:value-type="float" office:value="2321024" calcext:value-type="float">
            <text:p>2321024</text:p>
          </table:table-cell>
          <table:table-cell office:value-type="float" office:value="145408" calcext:value-type="float">
            <text:p>145408</text:p>
          </table:table-cell>
          <table:table-cell office:value-type="float" office:value="144896" calcext:value-type="float">
            <text:p>144896</text:p>
          </table:table-cell>
          <table:table-cell office:value-type="float" office:value="71189.6" calcext:value-type="float">
            <text:p>71189,6</text:p>
          </table:table-cell>
          <table:table-cell office:value-type="float" office:value="0" calcext:value-type="float">
            <text:p>0</text:p>
          </table:table-cell>
          <table:table-cell office:value-type="float" office:value="408576" calcext:value-type="float">
            <text:p>408576</text:p>
          </table:table-cell>
          <table:table-cell office:value-type="float" office:value="244231.8" calcext:value-type="float">
            <text:p>244231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26090.1" calcext:value-type="float">
            <text:p>52609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4.4" calcext:value-type="float">
            <text:p>6884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429" calcext:value-type="float">
            <text:p>12429</text:p>
          </table:table-cell>
          <table:table-cell office:value-type="float" office:value="191.83" calcext:value-type="float">
            <text:p>191,83</text:p>
          </table:table-cell>
          <table:table-cell office:value-type="float" office:value="378" calcext:value-type="float">
            <text:p>378</text:p>
          </table:table-cell>
          <table:table-cell office:value-type="float" office:value="8.7" calcext:value-type="float">
            <text:p>8,7</text:p>
          </table:table-cell>
          <table:table-cell office:value-type="float" office:value="200.53" calcext:value-type="float">
            <text:p>200,53</text:p>
          </table:table-cell>
          <table:table-cell table:number-columns-repeated="1003"/>
        </table:table-row>
        <table:table-row table:style-name="ro1">
          <table:table-cell office:value-type="float" office:value="1867936" calcext:value-type="float">
            <text:p>1867936</text:p>
          </table:table-cell>
          <table:table-cell office:value-type="float" office:value="37094" calcext:value-type="float">
            <text:p>37094</text:p>
          </table:table-cell>
          <table:table-cell office:value-type="float" office:value="443" calcext:value-type="float">
            <text:p>443</text:p>
          </table:table-cell>
          <table:table-cell office:value-type="float" office:value="2318448" calcext:value-type="float">
            <text:p>2318448</text:p>
          </table:table-cell>
          <table:table-cell office:value-type="float" office:value="157696" calcext:value-type="float">
            <text:p>157696</text:p>
          </table:table-cell>
          <table:table-cell office:value-type="float" office:value="164864" calcext:value-type="float">
            <text:p>164864</text:p>
          </table:table-cell>
          <table:table-cell office:value-type="float" office:value="0" calcext:value-type="float">
            <text:p>0</text:p>
          </table:table-cell>
          <table:table-cell office:value-type="float" office:value="93003" calcext:value-type="float">
            <text:p>93003</text:p>
          </table:table-cell>
          <table:table-cell office:value-type="float" office:value="369152" calcext:value-type="float">
            <text:p>369152</text:p>
          </table:table-cell>
          <table:table-cell office:value-type="float" office:value="34100.1" calcext:value-type="float">
            <text:p>34100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98532.5" calcext:value-type="float">
            <text:p>998532,5</text:p>
          </table:table-cell>
          <table:table-cell office:value-type="float" office:value="7296" calcext:value-type="float">
            <text:p>7296</text:p>
          </table:table-cell>
          <table:table-cell office:value-type="float" office:value="6888.1" calcext:value-type="float">
            <text:p>6888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855" calcext:value-type="float">
            <text:p>12855</text:p>
          </table:table-cell>
          <table:table-cell office:value-type="float" office:value="198.527" calcext:value-type="float">
            <text:p>198,527</text:p>
          </table:table-cell>
          <table:table-cell office:value-type="float" office:value="390" calcext:value-type="float">
            <text:p>390</text:p>
          </table:table-cell>
          <table:table-cell office:value-type="float" office:value="8.959" calcext:value-type="float">
            <text:p>8,959</text:p>
          </table:table-cell>
          <table:table-cell office:value-type="float" office:value="207.487" calcext:value-type="float">
            <text:p>207,487</text:p>
          </table:table-cell>
          <table:table-cell table:number-columns-repeated="1003"/>
        </table:table-row>
        <table:table-row table:style-name="ro1">
          <table:table-cell office:value-type="float" office:value="1928214" calcext:value-type="float">
            <text:p>1928214</text:p>
          </table:table-cell>
          <table:table-cell office:value-type="float" office:value="38318" calcext:value-type="float">
            <text:p>38318</text:p>
          </table:table-cell>
          <table:table-cell office:value-type="float" office:value="443" calcext:value-type="float">
            <text:p>443</text:p>
          </table:table-cell>
          <table:table-cell office:value-type="float" office:value="2297204" calcext:value-type="float">
            <text:p>2297204</text:p>
          </table:table-cell>
          <table:table-cell table:number-columns-repeated="2" office:value-type="float" office:value="195072" calcext:value-type="float">
            <text:p>195072</text:p>
          </table:table-cell>
          <table:table-cell office:value-type="float" office:value="131296.6" calcext:value-type="float">
            <text:p>131296,6</text:p>
          </table:table-cell>
          <table:table-cell office:value-type="float" office:value="0" calcext:value-type="float">
            <text:p>0</text:p>
          </table:table-cell>
          <table:table-cell office:value-type="float" office:value="308736" calcext:value-type="float">
            <text:p>308736</text:p>
          </table:table-cell>
          <table:table-cell office:value-type="float" office:value="273717" calcext:value-type="float">
            <text:p>27371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53343.2" calcext:value-type="float">
            <text:p>553343,2</text:p>
          </table:table-cell>
          <table:table-cell office:value-type="float" office:value="7296" calcext:value-type="float">
            <text:p>7296</text:p>
          </table:table-cell>
          <table:table-cell office:value-type="float" office:value="6885.4" calcext:value-type="float">
            <text:p>6885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3290" calcext:value-type="float">
            <text:p>13290</text:p>
          </table:table-cell>
          <table:table-cell office:value-type="float" office:value="205.436" calcext:value-type="float">
            <text:p>205,436</text:p>
          </table:table-cell>
          <table:table-cell office:value-type="float" office:value="403" calcext:value-type="float">
            <text:p>403</text:p>
          </table:table-cell>
          <table:table-cell office:value-type="float" office:value="9.261" calcext:value-type="float">
            <text:p>9,261</text:p>
          </table:table-cell>
          <table:table-cell office:value-type="float" office:value="214.697" calcext:value-type="float">
            <text:p>214,697</text:p>
          </table:table-cell>
          <table:table-cell table:number-columns-repeated="1003"/>
        </table:table-row>
        <table:table-row table:style-name="ro1">
          <table:table-cell office:value-type="float" office:value="1988491" calcext:value-type="float">
            <text:p>1988491</text:p>
          </table:table-cell>
          <table:table-cell office:value-type="float" office:value="39532" calcext:value-type="float">
            <text:p>39532</text:p>
          </table:table-cell>
          <table:table-cell office:value-type="float" office:value="443" calcext:value-type="float">
            <text:p>443</text:p>
          </table:table-cell>
          <table:table-cell office:value-type="float" office:value="2297208" calcext:value-type="float">
            <text:p>2297208</text:p>
          </table:table-cell>
          <table:table-cell office:value-type="float" office:value="142848" calcext:value-type="float">
            <text:p>142848</text:p>
          </table:table-cell>
          <table:table-cell office:value-type="float" office:value="146944" calcext:value-type="float">
            <text:p>146944</text:p>
          </table:table-cell>
          <table:table-cell office:value-type="float" office:value="0" calcext:value-type="float">
            <text:p>0</text:p>
          </table:table-cell>
          <table:table-cell office:value-type="float" office:value="93035" calcext:value-type="float">
            <text:p>93035</text:p>
          </table:table-cell>
          <table:table-cell office:value-type="float" office:value="404992" calcext:value-type="float">
            <text:p>404992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17865.3" calcext:value-type="float">
            <text:p>917865,3</text:p>
          </table:table-cell>
          <table:table-cell office:value-type="float" office:value="7296" calcext:value-type="float">
            <text:p>7296</text:p>
          </table:table-cell>
          <table:table-cell office:value-type="float" office:value="6886.2" calcext:value-type="float">
            <text:p>6886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3721" calcext:value-type="float">
            <text:p>13721</text:p>
          </table:table-cell>
          <table:table-cell office:value-type="float" office:value="212.403" calcext:value-type="float">
            <text:p>212,403</text:p>
          </table:table-cell>
          <table:table-cell office:value-type="float" office:value="416" calcext:value-type="float">
            <text:p>416</text:p>
          </table:table-cell>
          <table:table-cell office:value-type="float" office:value="9.575" calcext:value-type="float">
            <text:p>9,575</text:p>
          </table:table-cell>
          <table:table-cell office:value-type="float" office:value="221.978" calcext:value-type="float">
            <text:p>221,978</text:p>
          </table:table-cell>
          <table:table-cell table:number-columns-repeated="1003"/>
        </table:table-row>
        <table:table-row table:style-name="ro1">
          <table:table-cell office:value-type="float" office:value="2048742" calcext:value-type="float">
            <text:p>2048742</text:p>
          </table:table-cell>
          <table:table-cell office:value-type="float" office:value="40752" calcext:value-type="float">
            <text:p>40752</text:p>
          </table:table-cell>
          <table:table-cell office:value-type="float" office:value="443" calcext:value-type="float">
            <text:p>443</text:p>
          </table:table-cell>
          <table:table-cell office:value-type="float" office:value="2317648" calcext:value-type="float">
            <text:p>2317648</text:p>
          </table:table-cell>
          <table:table-cell office:value-type="float" office:value="169984" calcext:value-type="float">
            <text:p>169984</text:p>
          </table:table-cell>
          <table:table-cell office:value-type="float" office:value="37376" calcext:value-type="float">
            <text:p>37376</text:p>
          </table:table-cell>
          <table:table-cell office:value-type="float" office:value="0" calcext:value-type="float">
            <text:p>0</text:p>
          </table:table-cell>
          <table:table-cell office:value-type="float" office:value="36960.1" calcext:value-type="float">
            <text:p>36960,1</text:p>
          </table:table-cell>
          <table:table-cell office:value-type="float" office:value="370176" calcext:value-type="float">
            <text:p>370176</text:p>
          </table:table-cell>
          <table:table-cell office:value-type="float" office:value="252280.4" calcext:value-type="float">
            <text:p>252280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49222.2" calcext:value-type="float">
            <text:p>949222,2</text:p>
          </table:table-cell>
          <table:table-cell office:value-type="float" office:value="7296" calcext:value-type="float">
            <text:p>7296</text:p>
          </table:table-cell>
          <table:table-cell office:value-type="float" office:value="6886.6" calcext:value-type="float">
            <text:p>6886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4136" calcext:value-type="float">
            <text:p>14136</text:p>
          </table:table-cell>
          <table:table-cell office:value-type="float" office:value="219.239" calcext:value-type="float">
            <text:p>219,239</text:p>
          </table:table-cell>
          <table:table-cell office:value-type="float" office:value="428" calcext:value-type="float">
            <text:p>428</text:p>
          </table:table-cell>
          <table:table-cell office:value-type="float" office:value="9.864" calcext:value-type="float">
            <text:p>9,864</text:p>
          </table:table-cell>
          <table:table-cell office:value-type="float" office:value="229.103" calcext:value-type="float">
            <text:p>229,103</text:p>
          </table:table-cell>
          <table:table-cell table:number-columns-repeated="1003"/>
        </table:table-row>
        <table:table-row table:style-name="ro1">
          <table:table-cell office:value-type="float" office:value="2109016" calcext:value-type="float">
            <text:p>2109016</text:p>
          </table:table-cell>
          <table:table-cell office:value-type="float" office:value="41968" calcext:value-type="float">
            <text:p>41968</text:p>
          </table:table-cell>
          <table:table-cell office:value-type="float" office:value="443" calcext:value-type="float">
            <text:p>443</text:p>
          </table:table-cell>
          <table:table-cell office:value-type="float" office:value="2334852" calcext:value-type="float">
            <text:p>2334852</text:p>
          </table:table-cell>
          <table:table-cell office:value-type="float" office:value="177152" calcext:value-type="float">
            <text:p>177152</text:p>
          </table:table-cell>
          <table:table-cell office:value-type="float" office:value="177664" calcext:value-type="float">
            <text:p>177664</text:p>
          </table:table-cell>
          <table:table-cell office:value-type="float" office:value="128533.8" calcext:value-type="float">
            <text:p>128533,8</text:p>
          </table:table-cell>
          <table:table-cell office:value-type="float" office:value="0" calcext:value-type="float">
            <text:p>0</text:p>
          </table:table-cell>
          <table:table-cell office:value-type="float" office:value="343552" calcext:value-type="float">
            <text:p>343552</text:p>
          </table:table-cell>
          <table:table-cell office:value-type="float" office:value="310742.9" calcext:value-type="float">
            <text:p>310742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48552.9" calcext:value-type="float">
            <text:p>148552,9</text:p>
          </table:table-cell>
          <table:table-cell office:value-type="float" office:value="7296" calcext:value-type="float">
            <text:p>7296</text:p>
          </table:table-cell>
          <table:table-cell office:value-type="float" office:value="6887" calcext:value-type="float">
            <text:p>688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4556" calcext:value-type="float">
            <text:p>14556</text:p>
          </table:table-cell>
          <table:table-cell office:value-type="float" office:value="226.154" calcext:value-type="float">
            <text:p>226,154</text:p>
          </table:table-cell>
          <table:table-cell office:value-type="float" office:value="441" calcext:value-type="float">
            <text:p>441</text:p>
          </table:table-cell>
          <table:table-cell office:value-type="float" office:value="10.2" calcext:value-type="float">
            <text:p>10,2</text:p>
          </table:table-cell>
          <table:table-cell office:value-type="float" office:value="236.353" calcext:value-type="float">
            <text:p>236,353</text:p>
          </table:table-cell>
          <table:table-cell table:number-columns-repeated="1003"/>
        </table:table-row>
        <table:table-row table:style-name="ro1">
          <table:table-cell office:value-type="float" office:value="2169216" calcext:value-type="float">
            <text:p>2169216</text:p>
          </table:table-cell>
          <table:table-cell office:value-type="float" office:value="43202" calcext:value-type="float">
            <text:p>43202</text:p>
          </table:table-cell>
          <table:table-cell office:value-type="float" office:value="443" calcext:value-type="float">
            <text:p>443</text:p>
          </table:table-cell>
          <table:table-cell office:value-type="float" office:value="2319456" calcext:value-type="float">
            <text:p>2319456</text:p>
          </table:table-cell>
          <table:table-cell office:value-type="float" office:value="151552" calcext:value-type="float">
            <text:p>151552</text:p>
          </table:table-cell>
          <table:table-cell office:value-type="float" office:value="153088" calcext:value-type="float">
            <text:p>153088</text:p>
          </table:table-cell>
          <table:table-cell office:value-type="float" office:value="86176.4" calcext:value-type="float">
            <text:p>86176,4</text:p>
          </table:table-cell>
          <table:table-cell office:value-type="float" office:value="0" calcext:value-type="float">
            <text:p>0</text:p>
          </table:table-cell>
          <table:table-cell office:value-type="float" office:value="392704" calcext:value-type="float">
            <text:p>392704</text:p>
          </table:table-cell>
          <table:table-cell office:value-type="float" office:value="122371.4" calcext:value-type="float">
            <text:p>122371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98840" calcext:value-type="float">
            <text:p>298840</text:p>
          </table:table-cell>
          <table:table-cell office:value-type="float" office:value="7296" calcext:value-type="float">
            <text:p>7296</text:p>
          </table:table-cell>
          <table:table-cell office:value-type="float" office:value="6887" calcext:value-type="float">
            <text:p>688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4979" calcext:value-type="float">
            <text:p>14979</text:p>
          </table:table-cell>
          <table:table-cell office:value-type="float" office:value="233.143" calcext:value-type="float">
            <text:p>233,143</text:p>
          </table:table-cell>
          <table:table-cell office:value-type="float" office:value="453" calcext:value-type="float">
            <text:p>453</text:p>
          </table:table-cell>
          <table:table-cell office:value-type="float" office:value="10.489" calcext:value-type="float">
            <text:p>10,489</text:p>
          </table:table-cell>
          <table:table-cell office:value-type="float" office:value="243.633" calcext:value-type="float">
            <text:p>243,633</text:p>
          </table:table-cell>
          <table:table-cell table:number-columns-repeated="1003"/>
        </table:table-row>
        <table:table-row table:style-name="ro1">
          <table:table-cell office:value-type="float" office:value="2229427" calcext:value-type="float">
            <text:p>2229427</text:p>
          </table:table-cell>
          <table:table-cell office:value-type="float" office:value="44428" calcext:value-type="float">
            <text:p>44428</text:p>
          </table:table-cell>
          <table:table-cell office:value-type="float" office:value="442" calcext:value-type="float">
            <text:p>442</text:p>
          </table:table-cell>
          <table:table-cell office:value-type="float" office:value="2343348" calcext:value-type="float">
            <text:p>2343348</text:p>
          </table:table-cell>
          <table:table-cell office:value-type="float" office:value="180736" calcext:value-type="float">
            <text:p>180736</text:p>
          </table:table-cell>
          <table:table-cell office:value-type="float" office:value="174592" calcext:value-type="float">
            <text:p>174592</text:p>
          </table:table-cell>
          <table:table-cell office:value-type="float" office:value="101163" calcext:value-type="float">
            <text:p>101163</text:p>
          </table:table-cell>
          <table:table-cell office:value-type="float" office:value="0" calcext:value-type="float">
            <text:p>0</text:p>
          </table:table-cell>
          <table:table-cell office:value-type="float" office:value="343552" calcext:value-type="float">
            <text:p>343552</text:p>
          </table:table-cell>
          <table:table-cell office:value-type="float" office:value="61863.3" calcext:value-type="float">
            <text:p>61863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96628.9" calcext:value-type="float">
            <text:p>596628,9</text:p>
          </table:table-cell>
          <table:table-cell office:value-type="float" office:value="7296" calcext:value-type="float">
            <text:p>7296</text:p>
          </table:table-cell>
          <table:table-cell office:value-type="float" office:value="6887" calcext:value-type="float">
            <text:p>688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5401" calcext:value-type="float">
            <text:p>15401</text:p>
          </table:table-cell>
          <table:table-cell office:value-type="float" office:value="240.015" calcext:value-type="float">
            <text:p>240,015</text:p>
          </table:table-cell>
          <table:table-cell office:value-type="float" office:value="465" calcext:value-type="float">
            <text:p>465</text:p>
          </table:table-cell>
          <table:table-cell office:value-type="float" office:value="10.769" calcext:value-type="float">
            <text:p>10,769</text:p>
          </table:table-cell>
          <table:table-cell office:value-type="float" office:value="250.783" calcext:value-type="float">
            <text:p>250,783</text:p>
          </table:table-cell>
          <table:table-cell table:number-columns-repeated="1003"/>
        </table:table-row>
        <table:table-row table:style-name="ro1">
          <table:table-cell office:value-type="float" office:value="2289623" calcext:value-type="float">
            <text:p>2289623</text:p>
          </table:table-cell>
          <table:table-cell office:value-type="float" office:value="45664" calcext:value-type="float">
            <text:p>45664</text:p>
          </table:table-cell>
          <table:table-cell office:value-type="float" office:value="442" calcext:value-type="float">
            <text:p>442</text:p>
          </table:table-cell>
          <table:table-cell office:value-type="float" office:value="2322596" calcext:value-type="float">
            <text:p>2322596</text:p>
          </table:table-cell>
          <table:table-cell office:value-type="float" office:value="136192" calcext:value-type="float">
            <text:p>136192</text:p>
          </table:table-cell>
          <table:table-cell office:value-type="float" office:value="139264" calcext:value-type="float">
            <text:p>139264</text:p>
          </table:table-cell>
          <table:table-cell office:value-type="float" office:value="0" calcext:value-type="float">
            <text:p>0</text:p>
          </table:table-cell>
          <table:table-cell office:value-type="float" office:value="84747" calcext:value-type="float">
            <text:p>84747</text:p>
          </table:table-cell>
          <table:table-cell office:value-type="float" office:value="417792" calcext:value-type="float">
            <text:p>417792</text:p>
          </table:table-cell>
          <table:table-cell office:value-type="float" office:value="29562.9" calcext:value-type="float">
            <text:p>29562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08231.6" calcext:value-type="float">
            <text:p>408231,6</text:p>
          </table:table-cell>
          <table:table-cell office:value-type="float" office:value="7296" calcext:value-type="float">
            <text:p>7296</text:p>
          </table:table-cell>
          <table:table-cell office:value-type="float" office:value="6888.1" calcext:value-type="float">
            <text:p>688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5822" calcext:value-type="float">
            <text:p>15822</text:p>
          </table:table-cell>
          <table:table-cell office:value-type="float" office:value="246.715" calcext:value-type="float">
            <text:p>246,715</text:p>
          </table:table-cell>
          <table:table-cell office:value-type="float" office:value="477" calcext:value-type="float">
            <text:p>477</text:p>
          </table:table-cell>
          <table:table-cell office:value-type="float" office:value="11.026" calcext:value-type="float">
            <text:p>11,026</text:p>
          </table:table-cell>
          <table:table-cell office:value-type="float" office:value="257.741" calcext:value-type="float">
            <text:p>257,741</text:p>
          </table:table-cell>
          <table:table-cell table:number-columns-repeated="1003"/>
        </table:table-row>
        <table:table-row table:style-name="ro1">
          <table:table-cell office:value-type="float" office:value="2349847" calcext:value-type="float">
            <text:p>2349847</text:p>
          </table:table-cell>
          <table:table-cell office:value-type="float" office:value="46902" calcext:value-type="float">
            <text:p>46902</text:p>
          </table:table-cell>
          <table:table-cell office:value-type="float" office:value="442" calcext:value-type="float">
            <text:p>442</text:p>
          </table:table-cell>
          <table:table-cell office:value-type="float" office:value="2314688" calcext:value-type="float">
            <text:p>2314688</text:p>
          </table:table-cell>
          <table:table-cell table:number-columns-repeated="2" office:value-type="float" office:value="157184" calcext:value-type="float">
            <text:p>157184</text:p>
          </table:table-cell>
          <table:table-cell office:value-type="float" office:value="0" calcext:value-type="float">
            <text:p>0</text:p>
          </table:table-cell>
          <table:table-cell office:value-type="float" office:value="117579.1" calcext:value-type="float">
            <text:p>117579,1</text:p>
          </table:table-cell>
          <table:table-cell office:value-type="float" office:value="379392" calcext:value-type="float">
            <text:p>379392</text:p>
          </table:table-cell>
          <table:table-cell office:value-type="float" office:value="351508.7" calcext:value-type="float">
            <text:p>351508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73132.9" calcext:value-type="float">
            <text:p>173132,9</text:p>
          </table:table-cell>
          <table:table-cell office:value-type="float" office:value="7296" calcext:value-type="float">
            <text:p>7296</text:p>
          </table:table-cell>
          <table:table-cell office:value-type="float" office:value="6888.1" calcext:value-type="float">
            <text:p>688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6254" calcext:value-type="float">
            <text:p>16254</text:p>
          </table:table-cell>
          <table:table-cell office:value-type="float" office:value="253.629" calcext:value-type="float">
            <text:p>253,629</text:p>
          </table:table-cell>
          <table:table-cell office:value-type="float" office:value="490" calcext:value-type="float">
            <text:p>490</text:p>
          </table:table-cell>
          <table:table-cell office:value-type="float" office:value="11.324" calcext:value-type="float">
            <text:p>11,324</text:p>
          </table:table-cell>
          <table:table-cell office:value-type="float" office:value="264.953" calcext:value-type="float">
            <text:p>264,953</text:p>
          </table:table-cell>
          <table:table-cell table:number-columns-repeated="1003"/>
        </table:table-row>
        <table:table-row table:style-name="ro1">
          <table:table-cell office:value-type="float" office:value="2410136" calcext:value-type="float">
            <text:p>2410136</text:p>
          </table:table-cell>
          <table:table-cell office:value-type="float" office:value="48132" calcext:value-type="float">
            <text:p>48132</text:p>
          </table:table-cell>
          <table:table-cell office:value-type="float" office:value="442" calcext:value-type="float">
            <text:p>442</text:p>
          </table:table-cell>
          <table:table-cell office:value-type="float" office:value="2334408" calcext:value-type="float">
            <text:p>23344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155136" calcext:value-type="float">
            <text:p>155136</text:p>
          </table:table-cell>
          <table:table-cell office:value-type="float" office:value="61600.2" calcext:value-type="float">
            <text:p>61600,2</text:p>
          </table:table-cell>
          <table:table-cell office:value-type="float" office:value="0" calcext:value-type="float">
            <text:p>0</text:p>
          </table:table-cell>
          <table:table-cell office:value-type="float" office:value="388608" calcext:value-type="float">
            <text:p>388608</text:p>
          </table:table-cell>
          <table:table-cell office:value-type="float" office:value="156517.4" calcext:value-type="float">
            <text:p>156517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68615.8" calcext:value-type="float">
            <text:p>868615,8</text:p>
          </table:table-cell>
          <table:table-cell office:value-type="float" office:value="7296" calcext:value-type="float">
            <text:p>7296</text:p>
          </table:table-cell>
          <table:table-cell office:value-type="float" office:value="6889" calcext:value-type="float">
            <text:p>688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6685" calcext:value-type="float">
            <text:p>16685</text:p>
          </table:table-cell>
          <table:table-cell office:value-type="float" office:value="260.679" calcext:value-type="float">
            <text:p>260,679</text:p>
          </table:table-cell>
          <table:table-cell office:value-type="float" office:value="503" calcext:value-type="float">
            <text:p>503</text:p>
          </table:table-cell>
          <table:table-cell office:value-type="float" office:value="11.635" calcext:value-type="float">
            <text:p>11,635</text:p>
          </table:table-cell>
          <table:table-cell office:value-type="float" office:value="272.314" calcext:value-type="float">
            <text:p>272,314</text:p>
          </table:table-cell>
          <table:table-cell table:number-columns-repeated="1003"/>
        </table:table-row>
        <table:table-row table:style-name="ro1">
          <table:table-cell office:value-type="float" office:value="2470361" calcext:value-type="float">
            <text:p>2470361</text:p>
          </table:table-cell>
          <table:table-cell office:value-type="float" office:value="49366" calcext:value-type="float">
            <text:p>49366</text:p>
          </table:table-cell>
          <table:table-cell office:value-type="float" office:value="442" calcext:value-type="float">
            <text:p>442</text:p>
          </table:table-cell>
          <table:table-cell office:value-type="float" office:value="2327304" calcext:value-type="float">
            <text:p>2327304</text:p>
          </table:table-cell>
          <table:table-cell office:value-type="float" office:value="173056" calcext:value-type="float">
            <text:p>173056</text:p>
          </table:table-cell>
          <table:table-cell office:value-type="float" office:value="171008" calcext:value-type="float">
            <text:p>171008</text:p>
          </table:table-cell>
          <table:table-cell office:value-type="float" office:value="72555" calcext:value-type="float">
            <text:p>72555</text:p>
          </table:table-cell>
          <table:table-cell office:value-type="float" office:value="0" calcext:value-type="float">
            <text:p>0</text:p>
          </table:table-cell>
          <table:table-cell office:value-type="float" office:value="354816" calcext:value-type="float">
            <text:p>354816</text:p>
          </table:table-cell>
          <table:table-cell office:value-type="float" office:value="40447.4" calcext:value-type="float">
            <text:p>40447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07361.6" calcext:value-type="float">
            <text:p>1207361,6</text:p>
          </table:table-cell>
          <table:table-cell office:value-type="float" office:value="7296" calcext:value-type="float">
            <text:p>7296</text:p>
          </table:table-cell>
          <table:table-cell office:value-type="float" office:value="6889.3" calcext:value-type="float">
            <text:p>6889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7125" calcext:value-type="float">
            <text:p>17125</text:p>
          </table:table-cell>
          <table:table-cell office:value-type="float" office:value="267.775" calcext:value-type="float">
            <text:p>267,775</text:p>
          </table:table-cell>
          <table:table-cell office:value-type="float" office:value="516" calcext:value-type="float">
            <text:p>516</text:p>
          </table:table-cell>
          <table:table-cell office:value-type="float" office:value="11.953" calcext:value-type="float">
            <text:p>11,953</text:p>
          </table:table-cell>
          <table:table-cell office:value-type="float" office:value="279.728" calcext:value-type="float">
            <text:p>279,728</text:p>
          </table:table-cell>
          <table:table-cell table:number-columns-repeated="1003"/>
        </table:table-row>
        <table:table-row table:style-name="ro1">
          <table:table-cell office:value-type="float" office:value="2530568" calcext:value-type="float">
            <text:p>2530568</text:p>
          </table:table-cell>
          <table:table-cell office:value-type="float" office:value="50588" calcext:value-type="float">
            <text:p>50588</text:p>
          </table:table-cell>
          <table:table-cell office:value-type="float" office:value="442" calcext:value-type="float">
            <text:p>442</text:p>
          </table:table-cell>
          <table:table-cell office:value-type="float" office:value="2344768" calcext:value-type="float">
            <text:p>2344768</text:p>
          </table:table-cell>
          <table:table-cell office:value-type="float" office:value="145920" calcext:value-type="float">
            <text:p>145920</text:p>
          </table:table-cell>
          <table:table-cell office:value-type="float" office:value="146432" calcext:value-type="float">
            <text:p>146432</text:p>
          </table:table-cell>
          <table:table-cell office:value-type="float" office:value="0" calcext:value-type="float">
            <text:p>0</text:p>
          </table:table-cell>
          <table:table-cell office:value-type="float" office:value="68394.9" calcext:value-type="float">
            <text:p>68394,9</text:p>
          </table:table-cell>
          <table:table-cell office:value-type="float" office:value="402944" calcext:value-type="float">
            <text:p>402944</text:p>
          </table:table-cell>
          <table:table-cell office:value-type="float" office:value="32970.7" calcext:value-type="float">
            <text:p>32970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54865.3" calcext:value-type="float">
            <text:p>354865,3</text:p>
          </table:table-cell>
          <table:table-cell office:value-type="float" office:value="7296" calcext:value-type="float">
            <text:p>7296</text:p>
          </table:table-cell>
          <table:table-cell office:value-type="float" office:value="6889.9" calcext:value-type="float">
            <text:p>688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7566" calcext:value-type="float">
            <text:p>17566</text:p>
          </table:table-cell>
          <table:table-cell office:value-type="float" office:value="275.04" calcext:value-type="float">
            <text:p>275,04</text:p>
          </table:table-cell>
          <table:table-cell office:value-type="float" office:value="530" calcext:value-type="float">
            <text:p>530</text:p>
          </table:table-cell>
          <table:table-cell office:value-type="float" office:value="12.289" calcext:value-type="float">
            <text:p>12,289</text:p>
          </table:table-cell>
          <table:table-cell office:value-type="float" office:value="287.329" calcext:value-type="float">
            <text:p>287,329</text:p>
          </table:table-cell>
          <table:table-cell table:number-columns-repeated="1003"/>
        </table:table-row>
        <table:table-row table:style-name="ro1">
          <table:table-cell office:value-type="float" office:value="2590827" calcext:value-type="float">
            <text:p>2590827</text:p>
          </table:table-cell>
          <table:table-cell office:value-type="float" office:value="51810" calcext:value-type="float">
            <text:p>51810</text:p>
          </table:table-cell>
          <table:table-cell office:value-type="float" office:value="442" calcext:value-type="float">
            <text:p>442</text:p>
          </table:table-cell>
          <table:table-cell office:value-type="float" office:value="2335488" calcext:value-type="float">
            <text:p>2335488</text:p>
          </table:table-cell>
          <table:table-cell office:value-type="float" office:value="198144" calcext:value-type="float">
            <text:p>198144</text:p>
          </table:table-cell>
          <table:table-cell office:value-type="float" office:value="157696" calcext:value-type="float">
            <text:p>157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952" calcext:value-type="float">
            <text:p>317952</text:p>
          </table:table-cell>
          <table:table-cell office:value-type="float" office:value="245303.1" calcext:value-type="float">
            <text:p>245303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53711.2" calcext:value-type="float">
            <text:p>253711,2</text:p>
          </table:table-cell>
          <table:table-cell office:value-type="float" office:value="7296" calcext:value-type="float">
            <text:p>7296</text:p>
          </table:table-cell>
          <table:table-cell office:value-type="float" office:value="6891.3" calcext:value-type="float">
            <text:p>6891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8022" calcext:value-type="float">
            <text:p>18022</text:p>
          </table:table-cell>
          <table:table-cell office:value-type="float" office:value="282.149" calcext:value-type="float">
            <text:p>282,149</text:p>
          </table:table-cell>
          <table:table-cell office:value-type="float" office:value="544" calcext:value-type="float">
            <text:p>544</text:p>
          </table:table-cell>
          <table:table-cell office:value-type="float" office:value="12.61" calcext:value-type="float">
            <text:p>12,61</text:p>
          </table:table-cell>
          <table:table-cell office:value-type="float" office:value="294.759" calcext:value-type="float">
            <text:p>294,759</text:p>
          </table:table-cell>
          <table:table-cell table:number-columns-repeated="1003"/>
        </table:table-row>
        <table:table-row table:style-name="ro1">
          <table:table-cell office:value-type="float" office:value="2651027" calcext:value-type="float">
            <text:p>2651027</text:p>
          </table:table-cell>
          <table:table-cell office:value-type="float" office:value="53040" calcext:value-type="float">
            <text:p>53040</text:p>
          </table:table-cell>
          <table:table-cell office:value-type="float" office:value="442" calcext:value-type="float">
            <text:p>442</text:p>
          </table:table-cell>
          <table:table-cell office:value-type="float" office:value="2323912" calcext:value-type="float">
            <text:p>2323912</text:p>
          </table:table-cell>
          <table:table-cell office:value-type="float" office:value="140288" calcext:value-type="float">
            <text:p>140288</text:p>
          </table:table-cell>
          <table:table-cell office:value-type="float" office:value="143872" calcext:value-type="float">
            <text:p>143872</text:p>
          </table:table-cell>
          <table:table-cell office:value-type="float" office:value="119008.4" calcext:value-type="float">
            <text:p>119008,4</text:p>
          </table:table-cell>
          <table:table-cell office:value-type="float" office:value="0" calcext:value-type="float">
            <text:p>0</text:p>
          </table:table-cell>
          <table:table-cell office:value-type="float" office:value="411136" calcext:value-type="float">
            <text:p>411136</text:p>
          </table:table-cell>
          <table:table-cell office:value-type="float" office:value="323450.3" calcext:value-type="float">
            <text:p>323450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15068.4" calcext:value-type="float">
            <text:p>415068,4</text:p>
          </table:table-cell>
          <table:table-cell office:value-type="float" office:value="7296" calcext:value-type="float">
            <text:p>7296</text:p>
          </table:table-cell>
          <table:table-cell office:value-type="float" office:value="6891.7" calcext:value-type="float">
            <text:p>6891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8455" calcext:value-type="float">
            <text:p>18455</text:p>
          </table:table-cell>
          <table:table-cell office:value-type="float" office:value="289.177" calcext:value-type="float">
            <text:p>289,177</text:p>
          </table:table-cell>
          <table:table-cell office:value-type="float" office:value="557" calcext:value-type="float">
            <text:p>557</text:p>
          </table:table-cell>
          <table:table-cell office:value-type="float" office:value="12.894" calcext:value-type="float">
            <text:p>12,894</text:p>
          </table:table-cell>
          <table:table-cell office:value-type="float" office:value="302.071" calcext:value-type="float">
            <text:p>302,071</text:p>
          </table:table-cell>
          <table:table-cell table:number-columns-repeated="1003"/>
        </table:table-row>
        <table:table-row table:style-name="ro1">
          <table:table-cell office:value-type="float" office:value="2711309" calcext:value-type="float">
            <text:p>2711309</text:p>
          </table:table-cell>
          <table:table-cell office:value-type="float" office:value="54280" calcext:value-type="float">
            <text:p>54280</text:p>
          </table:table-cell>
          <table:table-cell office:value-type="float" office:value="442" calcext:value-type="float">
            <text:p>442</text:p>
          </table:table-cell>
          <table:table-cell office:value-type="float" office:value="2340128" calcext:value-type="float">
            <text:p>2340128</text:p>
          </table:table-cell>
          <table:table-cell office:value-type="float" office:value="140800" calcext:value-type="float">
            <text:p>140800</text:p>
          </table:table-cell>
          <table:table-cell office:value-type="float" office:value="139776" calcext:value-type="float">
            <text:p>139776</text:p>
          </table:table-cell>
          <table:table-cell office:value-type="float" office:value="91605.7" calcext:value-type="float">
            <text:p>91605,7</text:p>
          </table:table-cell>
          <table:table-cell office:value-type="float" office:value="0" calcext:value-type="float">
            <text:p>0</text:p>
          </table:table-cell>
          <table:table-cell office:value-type="float" office:value="418304" calcext:value-type="float">
            <text:p>418304</text:p>
          </table:table-cell>
          <table:table-cell office:value-type="float" office:value="417848.6" calcext:value-type="float">
            <text:p>417848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41168.8" calcext:value-type="float">
            <text:p>941168,8</text:p>
          </table:table-cell>
          <table:table-cell office:value-type="float" office:value="7296" calcext:value-type="float">
            <text:p>7296</text:p>
          </table:table-cell>
          <table:table-cell office:value-type="float" office:value="6891.7" calcext:value-type="float">
            <text:p>6891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8877" calcext:value-type="float">
            <text:p>18877</text:p>
          </table:table-cell>
          <table:table-cell office:value-type="float" office:value="296.225" calcext:value-type="float">
            <text:p>296,225</text:p>
          </table:table-cell>
          <table:table-cell office:value-type="float" office:value="569" calcext:value-type="float">
            <text:p>569</text:p>
          </table:table-cell>
          <table:table-cell office:value-type="float" office:value="13.164" calcext:value-type="float">
            <text:p>13,164</text:p>
          </table:table-cell>
          <table:table-cell office:value-type="float" office:value="309.389" calcext:value-type="float">
            <text:p>309,389</text:p>
          </table:table-cell>
          <table:table-cell table:number-columns-repeated="1003"/>
        </table:table-row>
        <table:table-row table:style-name="ro1">
          <table:table-cell office:value-type="float" office:value="2771565" calcext:value-type="float">
            <text:p>2771565</text:p>
          </table:table-cell>
          <table:table-cell office:value-type="float" office:value="55512" calcext:value-type="float">
            <text:p>55512</text:p>
          </table:table-cell>
          <table:table-cell office:value-type="float" office:value="442" calcext:value-type="float">
            <text:p>442</text:p>
          </table:table-cell>
          <table:table-cell office:value-type="float" office:value="2299928" calcext:value-type="float">
            <text:p>2299928</text:p>
          </table:table-cell>
          <table:table-cell office:value-type="float" office:value="193024" calcext:value-type="float">
            <text:p>193024</text:p>
          </table:table-cell>
          <table:table-cell office:value-type="float" office:value="161792" calcext:value-type="float">
            <text:p>161792</text:p>
          </table:table-cell>
          <table:table-cell office:value-type="float" office:value="0" calcext:value-type="float">
            <text:p>0</text:p>
          </table:table-cell>
          <table:table-cell office:value-type="float" office:value="161301.9" calcext:value-type="float">
            <text:p>161301,9</text:p>
          </table:table-cell>
          <table:table-cell office:value-type="float" office:value="333312" calcext:value-type="float">
            <text:p>333312</text:p>
          </table:table-cell>
          <table:table-cell office:value-type="float" office:value="200597.8" calcext:value-type="float">
            <text:p>200597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48576.3" calcext:value-type="float">
            <text:p>148576,3</text:p>
          </table:table-cell>
          <table:table-cell office:value-type="float" office:value="7296" calcext:value-type="float">
            <text:p>7296</text:p>
          </table:table-cell>
          <table:table-cell office:value-type="float" office:value="6892" calcext:value-type="float">
            <text:p>689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9316" calcext:value-type="float">
            <text:p>19316</text:p>
          </table:table-cell>
          <table:table-cell office:value-type="float" office:value="303.317" calcext:value-type="float">
            <text:p>303,317</text:p>
          </table:table-cell>
          <table:table-cell office:value-type="float" office:value="583" calcext:value-type="float">
            <text:p>583</text:p>
          </table:table-cell>
          <table:table-cell office:value-type="float" office:value="13.496" calcext:value-type="float">
            <text:p>13,496</text:p>
          </table:table-cell>
          <table:table-cell office:value-type="float" office:value="316.813" calcext:value-type="float">
            <text:p>316,813</text:p>
          </table:table-cell>
          <table:table-cell table:number-columns-repeated="1003"/>
        </table:table-row>
        <table:table-row table:style-name="ro1">
          <table:table-cell office:value-type="float" office:value="2831844" calcext:value-type="float">
            <text:p>2831844</text:p>
          </table:table-cell>
          <table:table-cell office:value-type="float" office:value="56746" calcext:value-type="float">
            <text:p>56746</text:p>
          </table:table-cell>
          <table:table-cell office:value-type="float" office:value="442" calcext:value-type="float">
            <text:p>442</text:p>
          </table:table-cell>
          <table:table-cell office:value-type="float" office:value="2320904" calcext:value-type="float">
            <text:p>2320904</text:p>
          </table:table-cell>
          <table:table-cell office:value-type="float" office:value="155136" calcext:value-type="float">
            <text:p>155136</text:p>
          </table:table-cell>
          <table:table-cell office:value-type="float" office:value="160768" calcext:value-type="float">
            <text:p>160768</text:p>
          </table:table-cell>
          <table:table-cell office:value-type="float" office:value="88906.9" calcext:value-type="float">
            <text:p>88906,9</text:p>
          </table:table-cell>
          <table:table-cell office:value-type="float" office:value="0" calcext:value-type="float">
            <text:p>0</text:p>
          </table:table-cell>
          <table:table-cell office:value-type="float" office:value="377344" calcext:value-type="float">
            <text:p>377344</text:p>
          </table:table-cell>
          <table:table-cell office:value-type="float" office:value="320150.4" calcext:value-type="float">
            <text:p>320150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60387.2" calcext:value-type="float">
            <text:p>860387,2</text:p>
          </table:table-cell>
          <table:table-cell office:value-type="float" office:value="7296" calcext:value-type="float">
            <text:p>7296</text:p>
          </table:table-cell>
          <table:table-cell office:value-type="float" office:value="6892" calcext:value-type="float">
            <text:p>689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9755" calcext:value-type="float">
            <text:p>19755</text:p>
          </table:table-cell>
          <table:table-cell office:value-type="float" office:value="310.366" calcext:value-type="float">
            <text:p>310,366</text:p>
          </table:table-cell>
          <table:table-cell office:value-type="float" office:value="596" calcext:value-type="float">
            <text:p>596</text:p>
          </table:table-cell>
          <table:table-cell office:value-type="float" office:value="13.797" calcext:value-type="float">
            <text:p>13,797</text:p>
          </table:table-cell>
          <table:table-cell office:value-type="float" office:value="324.163" calcext:value-type="float">
            <text:p>324,163</text:p>
          </table:table-cell>
          <table:table-cell table:number-columns-repeated="1003"/>
        </table:table-row>
        <table:table-row table:style-name="ro1">
          <table:table-cell office:value-type="float" office:value="2892038" calcext:value-type="float">
            <text:p>2892038</text:p>
          </table:table-cell>
          <table:table-cell office:value-type="float" office:value="57978" calcext:value-type="float">
            <text:p>57978</text:p>
          </table:table-cell>
          <table:table-cell office:value-type="float" office:value="442" calcext:value-type="float">
            <text:p>442</text:p>
          </table:table-cell>
          <table:table-cell office:value-type="float" office:value="2337836" calcext:value-type="float">
            <text:p>2337836</text:p>
          </table:table-cell>
          <table:table-cell office:value-type="float" office:value="149504" calcext:value-type="float">
            <text:p>149504</text:p>
          </table:table-cell>
          <table:table-cell office:value-type="float" office:value="151040" calcext:value-type="float">
            <text:p>151040</text:p>
          </table:table-cell>
          <table:table-cell office:value-type="float" office:value="0" calcext:value-type="float">
            <text:p>0</text:p>
          </table:table-cell>
          <table:table-cell office:value-type="float" office:value="83413.6" calcext:value-type="float">
            <text:p>83413,6</text:p>
          </table:table-cell>
          <table:table-cell office:value-type="float" office:value="396800" calcext:value-type="float">
            <text:p>396800</text:p>
          </table:table-cell>
          <table:table-cell office:value-type="float" office:value="265781.6" calcext:value-type="float">
            <text:p>265781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42906.8" calcext:value-type="float">
            <text:p>742906,8</text:p>
          </table:table-cell>
          <table:table-cell office:value-type="float" office:value="7296" calcext:value-type="float">
            <text:p>7296</text:p>
          </table:table-cell>
          <table:table-cell office:value-type="float" office:value="6892" calcext:value-type="float">
            <text:p>689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0172" calcext:value-type="float">
            <text:p>20172</text:p>
          </table:table-cell>
          <table:table-cell office:value-type="float" office:value="317.177" calcext:value-type="float">
            <text:p>317,177</text:p>
          </table:table-cell>
          <table:table-cell office:value-type="float" office:value="608" calcext:value-type="float">
            <text:p>608</text:p>
          </table:table-cell>
          <table:table-cell office:value-type="float" office:value="14.079" calcext:value-type="float">
            <text:p>14,079</text:p>
          </table:table-cell>
          <table:table-cell office:value-type="float" office:value="331.256" calcext:value-type="float">
            <text:p>331,256</text:p>
          </table:table-cell>
          <table:table-cell table:number-columns-repeated="1003"/>
        </table:table-row>
        <table:table-row table:style-name="ro1">
          <table:table-cell office:value-type="float" office:value="2952256" calcext:value-type="float">
            <text:p>2952256</text:p>
          </table:table-cell>
          <table:table-cell office:value-type="float" office:value="59198" calcext:value-type="float">
            <text:p>59198</text:p>
          </table:table-cell>
          <table:table-cell office:value-type="float" office:value="442" calcext:value-type="float">
            <text:p>442</text:p>
          </table:table-cell>
          <table:table-cell office:value-type="float" office:value="2337108" calcext:value-type="float">
            <text:p>2337108</text:p>
          </table:table-cell>
          <table:table-cell office:value-type="float" office:value="183296" calcext:value-type="float">
            <text:p>183296</text:p>
          </table:table-cell>
          <table:table-cell office:value-type="float" office:value="185344" calcext:value-type="float">
            <text:p>185344</text:p>
          </table:table-cell>
          <table:table-cell office:value-type="float" office:value="128469.9" calcext:value-type="float">
            <text:p>128469,9</text:p>
          </table:table-cell>
          <table:table-cell office:value-type="float" office:value="0" calcext:value-type="float">
            <text:p>0</text:p>
          </table:table-cell>
          <table:table-cell office:value-type="float" office:value="328192" calcext:value-type="float">
            <text:p>328192</text:p>
          </table:table-cell>
          <table:table-cell office:value-type="float" office:value="312306.1" calcext:value-type="float">
            <text:p>312306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39886.8" calcext:value-type="float">
            <text:p>839886,8</text:p>
          </table:table-cell>
          <table:table-cell office:value-type="float" office:value="7296" calcext:value-type="float">
            <text:p>7296</text:p>
          </table:table-cell>
          <table:table-cell office:value-type="float" office:value="6892" calcext:value-type="float">
            <text:p>689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0603" calcext:value-type="float">
            <text:p>20603</text:p>
          </table:table-cell>
          <table:table-cell office:value-type="float" office:value="324.218" calcext:value-type="float">
            <text:p>324,218</text:p>
          </table:table-cell>
          <table:table-cell office:value-type="float" office:value="621" calcext:value-type="float">
            <text:p>621</text:p>
          </table:table-cell>
          <table:table-cell office:value-type="float" office:value="14.391" calcext:value-type="float">
            <text:p>14,391</text:p>
          </table:table-cell>
          <table:table-cell office:value-type="float" office:value="338.609" calcext:value-type="float">
            <text:p>338,609</text:p>
          </table:table-cell>
          <table:table-cell table:number-columns-repeated="1003"/>
        </table:table-row>
        <table:table-row table:style-name="ro1">
          <table:table-cell office:value-type="float" office:value="3012499" calcext:value-type="float">
            <text:p>3012499</text:p>
          </table:table-cell>
          <table:table-cell office:value-type="float" office:value="60416" calcext:value-type="float">
            <text:p>60416</text:p>
          </table:table-cell>
          <table:table-cell office:value-type="float" office:value="442" calcext:value-type="float">
            <text:p>442</text:p>
          </table:table-cell>
          <table:table-cell office:value-type="float" office:value="2316860" calcext:value-type="float">
            <text:p>2316860</text:p>
          </table:table-cell>
          <table:table-cell office:value-type="float" office:value="155648" calcext:value-type="float">
            <text:p>155648</text:p>
          </table:table-cell>
          <table:table-cell office:value-type="float" office:value="125952" calcext:value-type="float">
            <text:p>125952</text:p>
          </table:table-cell>
          <table:table-cell office:value-type="float" office:value="0" calcext:value-type="float">
            <text:p>0</text:p>
          </table:table-cell>
          <table:table-cell office:value-type="float" office:value="125803.1" calcext:value-type="float">
            <text:p>125803,1</text:p>
          </table:table-cell>
          <table:table-cell office:value-type="float" office:value="395264" calcext:value-type="float">
            <text:p>395264</text:p>
          </table:table-cell>
          <table:table-cell office:value-type="float" office:value="28065.5" calcext:value-type="float">
            <text:p>28065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69034.5" calcext:value-type="float">
            <text:p>169034,5</text:p>
          </table:table-cell>
          <table:table-cell office:value-type="float" office:value="7296" calcext:value-type="float">
            <text:p>7296</text:p>
          </table:table-cell>
          <table:table-cell office:value-type="float" office:value="6892.4" calcext:value-type="float">
            <text:p>689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1044" calcext:value-type="float">
            <text:p>21044</text:p>
          </table:table-cell>
          <table:table-cell office:value-type="float" office:value="331.454" calcext:value-type="float">
            <text:p>331,454</text:p>
          </table:table-cell>
          <table:table-cell office:value-type="float" office:value="635" calcext:value-type="float">
            <text:p>635</text:p>
          </table:table-cell>
          <table:table-cell office:value-type="float" office:value="14.706" calcext:value-type="float">
            <text:p>14,706</text:p>
          </table:table-cell>
          <table:table-cell office:value-type="float" office:value="346.16" calcext:value-type="float">
            <text:p>346,16</text:p>
          </table:table-cell>
          <table:table-cell table:number-columns-repeated="1003"/>
        </table:table-row>
        <table:table-row table:style-name="ro1">
          <table:table-cell office:value-type="float" office:value="3072749" calcext:value-type="float">
            <text:p>3072749</text:p>
          </table:table-cell>
          <table:table-cell office:value-type="float" office:value="61638" calcext:value-type="float">
            <text:p>61638</text:p>
          </table:table-cell>
          <table:table-cell office:value-type="float" office:value="442" calcext:value-type="float">
            <text:p>442</text:p>
          </table:table-cell>
          <table:table-cell office:value-type="float" office:value="2317480" calcext:value-type="float">
            <text:p>2317480</text:p>
          </table:table-cell>
          <table:table-cell office:value-type="float" office:value="159232" calcext:value-type="float">
            <text:p>159232</text:p>
          </table:table-cell>
          <table:table-cell office:value-type="float" office:value="143872" calcext:value-type="float">
            <text:p>143872</text:p>
          </table:table-cell>
          <table:table-cell office:value-type="float" office:value="0" calcext:value-type="float">
            <text:p>0</text:p>
          </table:table-cell>
          <table:table-cell office:value-type="float" office:value="143552.6" calcext:value-type="float">
            <text:p>143552,6</text:p>
          </table:table-cell>
          <table:table-cell office:value-type="float" office:value="395776" calcext:value-type="float">
            <text:p>39577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83558.6" calcext:value-type="float">
            <text:p>383558,6</text:p>
          </table:table-cell>
          <table:table-cell office:value-type="float" office:value="7296" calcext:value-type="float">
            <text:p>7296</text:p>
          </table:table-cell>
          <table:table-cell office:value-type="float" office:value="6893.2" calcext:value-type="float">
            <text:p>6893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1476" calcext:value-type="float">
            <text:p>21476</text:p>
          </table:table-cell>
          <table:table-cell office:value-type="float" office:value="338.326" calcext:value-type="float">
            <text:p>338,326</text:p>
          </table:table-cell>
          <table:table-cell office:value-type="float" office:value="648" calcext:value-type="float">
            <text:p>648</text:p>
          </table:table-cell>
          <table:table-cell office:value-type="float" office:value="14.999" calcext:value-type="float">
            <text:p>14,999</text:p>
          </table:table-cell>
          <table:table-cell office:value-type="float" office:value="353.325" calcext:value-type="float">
            <text:p>353,325</text:p>
          </table:table-cell>
          <table:table-cell table:number-columns-repeated="1003"/>
        </table:table-row>
        <table:table-row table:style-name="ro1">
          <table:table-cell office:value-type="float" office:value="3133001" calcext:value-type="float">
            <text:p>3133001</text:p>
          </table:table-cell>
          <table:table-cell office:value-type="float" office:value="62864" calcext:value-type="float">
            <text:p>62864</text:p>
          </table:table-cell>
          <table:table-cell office:value-type="float" office:value="442" calcext:value-type="float">
            <text:p>442</text:p>
          </table:table-cell>
          <table:table-cell office:value-type="float" office:value="2325712" calcext:value-type="float">
            <text:p>2325712</text:p>
          </table:table-cell>
          <table:table-cell office:value-type="float" office:value="131584" calcext:value-type="float">
            <text:p>131584</text:p>
          </table:table-cell>
          <table:table-cell office:value-type="float" office:value="135168" calcext:value-type="float">
            <text:p>135168</text:p>
          </table:table-cell>
          <table:table-cell office:value-type="float" office:value="114912.4" calcext:value-type="float">
            <text:p>114912,4</text:p>
          </table:table-cell>
          <table:table-cell office:value-type="float" office:value="0" calcext:value-type="float">
            <text:p>0</text:p>
          </table:table-cell>
          <table:table-cell office:value-type="float" office:value="428544" calcext:value-type="float">
            <text:p>428544</text:p>
          </table:table-cell>
          <table:table-cell office:value-type="float" office:value="355212.8" calcext:value-type="float">
            <text:p>355212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95312.7" calcext:value-type="float">
            <text:p>1195312,7</text:p>
          </table:table-cell>
          <table:table-cell office:value-type="float" office:value="7296" calcext:value-type="float">
            <text:p>7296</text:p>
          </table:table-cell>
          <table:table-cell office:value-type="float" office:value="6893.2" calcext:value-type="float">
            <text:p>6893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1907" calcext:value-type="float">
            <text:p>21907</text:p>
          </table:table-cell>
          <table:table-cell office:value-type="float" office:value="345.443" calcext:value-type="float">
            <text:p>345,443</text:p>
          </table:table-cell>
          <table:table-cell office:value-type="float" office:value="660" calcext:value-type="float">
            <text:p>660</text:p>
          </table:table-cell>
          <table:table-cell office:value-type="float" office:value="15.303" calcext:value-type="float">
            <text:p>15,303</text:p>
          </table:table-cell>
          <table:table-cell office:value-type="float" office:value="360.746" calcext:value-type="float">
            <text:p>360,746</text:p>
          </table:table-cell>
          <table:table-cell table:number-columns-repeated="1003"/>
        </table:table-row>
        <table:table-row table:style-name="ro1">
          <table:table-cell office:value-type="float" office:value="3193242" calcext:value-type="float">
            <text:p>3193242</text:p>
          </table:table-cell>
          <table:table-cell office:value-type="float" office:value="64100" calcext:value-type="float">
            <text:p>64100</text:p>
          </table:table-cell>
          <table:table-cell office:value-type="float" office:value="442" calcext:value-type="float">
            <text:p>442</text:p>
          </table:table-cell>
          <table:table-cell office:value-type="float" office:value="2323392" calcext:value-type="float">
            <text:p>2323392</text:p>
          </table:table-cell>
          <table:table-cell office:value-type="float" office:value="136704" calcext:value-type="float">
            <text:p>136704</text:p>
          </table:table-cell>
          <table:table-cell office:value-type="float" office:value="137728" calcext:value-type="float">
            <text:p>137728</text:p>
          </table:table-cell>
          <table:table-cell office:value-type="float" office:value="0" calcext:value-type="float">
            <text:p>0</text:p>
          </table:table-cell>
          <table:table-cell office:value-type="float" office:value="75221.7" calcext:value-type="float">
            <text:p>75221,7</text:p>
          </table:table-cell>
          <table:table-cell office:value-type="float" office:value="423424" calcext:value-type="float">
            <text:p>423424</text:p>
          </table:table-cell>
          <table:table-cell office:value-type="float" office:value="398818.4" calcext:value-type="float">
            <text:p>398818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40121" calcext:value-type="float">
            <text:p>240121</text:p>
          </table:table-cell>
          <table:table-cell office:value-type="float" office:value="7296" calcext:value-type="float">
            <text:p>7296</text:p>
          </table:table-cell>
          <table:table-cell office:value-type="float" office:value="6895.5" calcext:value-type="float">
            <text:p>6895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2333" calcext:value-type="float">
            <text:p>22333</text:p>
          </table:table-cell>
          <table:table-cell office:value-type="float" office:value="352.316" calcext:value-type="float">
            <text:p>352,316</text:p>
          </table:table-cell>
          <table:table-cell office:value-type="float" office:value="673" calcext:value-type="float">
            <text:p>673</text:p>
          </table:table-cell>
          <table:table-cell office:value-type="float" office:value="15.61" calcext:value-type="float">
            <text:p>15,61</text:p>
          </table:table-cell>
          <table:table-cell office:value-type="float" office:value="367.926" calcext:value-type="float">
            <text:p>367,926</text:p>
          </table:table-cell>
          <table:table-cell table:number-columns-repeated="1003"/>
        </table:table-row>
        <table:table-row table:style-name="ro1">
          <table:table-cell office:value-type="float" office:value="3253507" calcext:value-type="float">
            <text:p>3253507</text:p>
          </table:table-cell>
          <table:table-cell office:value-type="float" office:value="65330" calcext:value-type="float">
            <text:p>65330</text:p>
          </table:table-cell>
          <table:table-cell office:value-type="float" office:value="442" calcext:value-type="float">
            <text:p>442</text:p>
          </table:table-cell>
          <table:table-cell office:value-type="float" office:value="2317552" calcext:value-type="float">
            <text:p>2317552</text:p>
          </table:table-cell>
          <table:table-cell table:number-columns-repeated="2" office:value-type="float" office:value="148992" calcext:value-type="float">
            <text:p>148992</text:p>
          </table:table-cell>
          <table:table-cell office:value-type="float" office:value="107989.7" calcext:value-type="float">
            <text:p>107989,7</text:p>
          </table:table-cell>
          <table:table-cell office:value-type="float" office:value="0" calcext:value-type="float">
            <text:p>0</text:p>
          </table:table-cell>
          <table:table-cell office:value-type="float" office:value="400896" calcext:value-type="float">
            <text:p>400896</text:p>
          </table:table-cell>
          <table:table-cell office:value-type="float" office:value="399760.4" calcext:value-type="float">
            <text:p>399760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83814.6" calcext:value-type="float">
            <text:p>283814,6</text:p>
          </table:table-cell>
          <table:table-cell office:value-type="float" office:value="7296" calcext:value-type="float">
            <text:p>7296</text:p>
          </table:table-cell>
          <table:table-cell office:value-type="float" office:value="6895.5" calcext:value-type="float">
            <text:p>6895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2766" calcext:value-type="float">
            <text:p>22766</text:p>
          </table:table-cell>
          <table:table-cell office:value-type="float" office:value="359.3" calcext:value-type="float">
            <text:p>359,3</text:p>
          </table:table-cell>
          <table:table-cell office:value-type="float" office:value="686" calcext:value-type="float">
            <text:p>686</text:p>
          </table:table-cell>
          <table:table-cell office:value-type="float" office:value="15.922" calcext:value-type="float">
            <text:p>15,922</text:p>
          </table:table-cell>
          <table:table-cell office:value-type="float" office:value="375.222" calcext:value-type="float">
            <text:p>375,222</text:p>
          </table:table-cell>
          <table:table-cell table:number-columns-repeated="1003"/>
        </table:table-row>
        <table:table-row table:style-name="ro1">
          <table:table-cell office:value-type="float" office:value="3313755" calcext:value-type="float">
            <text:p>3313755</text:p>
          </table:table-cell>
          <table:table-cell office:value-type="float" office:value="66576" calcext:value-type="float">
            <text:p>66576</text:p>
          </table:table-cell>
          <table:table-cell office:value-type="float" office:value="442" calcext:value-type="float">
            <text:p>442</text:p>
          </table:table-cell>
          <table:table-cell office:value-type="float" office:value="2341948" calcext:value-type="float">
            <text:p>2341948</text:p>
          </table:table-cell>
          <table:table-cell office:value-type="float" office:value="132608" calcext:value-type="float">
            <text:p>13260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163.1" calcext:value-type="float">
            <text:p>101163,1</text:p>
          </table:table-cell>
          <table:table-cell office:value-type="float" office:value="0" calcext:value-type="float">
            <text:p>0</text:p>
          </table:table-cell>
          <table:table-cell office:value-type="float" office:value="435200" calcext:value-type="float">
            <text:p>435200</text:p>
          </table:table-cell>
          <table:table-cell office:value-type="float" office:value="168569.4" calcext:value-type="float">
            <text:p>168569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31408.9" calcext:value-type="float">
            <text:p>431408,9</text:p>
          </table:table-cell>
          <table:table-cell office:value-type="float" office:value="7296" calcext:value-type="float">
            <text:p>7296</text:p>
          </table:table-cell>
          <table:table-cell office:value-type="float" office:value="6895.9" calcext:value-type="float">
            <text:p>6895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3187" calcext:value-type="float">
            <text:p>23187</text:p>
          </table:table-cell>
          <table:table-cell office:value-type="float" office:value="366.234" calcext:value-type="float">
            <text:p>366,234</text:p>
          </table:table-cell>
          <table:table-cell office:value-type="float" office:value="698" calcext:value-type="float">
            <text:p>698</text:p>
          </table:table-cell>
          <table:table-cell office:value-type="float" office:value="16.239" calcext:value-type="float">
            <text:p>16,239</text:p>
          </table:table-cell>
          <table:table-cell office:value-type="float" office:value="382.473" calcext:value-type="float">
            <text:p>382,473</text:p>
          </table:table-cell>
          <table:table-cell table:number-columns-repeated="1003"/>
        </table:table-row>
        <table:table-row table:style-name="ro1">
          <table:table-cell office:value-type="float" office:value="3373960" calcext:value-type="float">
            <text:p>3373960</text:p>
          </table:table-cell>
          <table:table-cell office:value-type="float" office:value="67814" calcext:value-type="float">
            <text:p>67814</text:p>
          </table:table-cell>
          <table:table-cell office:value-type="float" office:value="442" calcext:value-type="float">
            <text:p>442</text:p>
          </table:table-cell>
          <table:table-cell office:value-type="float" office:value="2346276" calcext:value-type="float">
            <text:p>2346276</text:p>
          </table:table-cell>
          <table:table-cell office:value-type="float" office:value="138240" calcext:value-type="float">
            <text:p>138240</text:p>
          </table:table-cell>
          <table:table-cell office:value-type="float" office:value="135680" calcext:value-type="float">
            <text:p>135680</text:p>
          </table:table-cell>
          <table:table-cell office:value-type="float" office:value="87541.7" calcext:value-type="float">
            <text:p>87541,7</text:p>
          </table:table-cell>
          <table:table-cell office:value-type="float" office:value="0" calcext:value-type="float">
            <text:p>0</text:p>
          </table:table-cell>
          <table:table-cell office:value-type="float" office:value="424960" calcext:value-type="float">
            <text:p>424960</text:p>
          </table:table-cell>
          <table:table-cell office:value-type="float" office:value="228047.1" calcext:value-type="float">
            <text:p>228047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59024.4" calcext:value-type="float">
            <text:p>359024,4</text:p>
          </table:table-cell>
          <table:table-cell office:value-type="float" office:value="7296" calcext:value-type="float">
            <text:p>7296</text:p>
          </table:table-cell>
          <table:table-cell office:value-type="float" office:value="6895.9" calcext:value-type="float">
            <text:p>6895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3619" calcext:value-type="float">
            <text:p>23619</text:p>
          </table:table-cell>
          <table:table-cell office:value-type="float" office:value="373.197" calcext:value-type="float">
            <text:p>373,197</text:p>
          </table:table-cell>
          <table:table-cell office:value-type="float" office:value="711" calcext:value-type="float">
            <text:p>711</text:p>
          </table:table-cell>
          <table:table-cell office:value-type="float" office:value="16.527" calcext:value-type="float">
            <text:p>16,527</text:p>
          </table:table-cell>
          <table:table-cell office:value-type="float" office:value="389.724" calcext:value-type="float">
            <text:p>389,724</text:p>
          </table:table-cell>
          <table:table-cell table:number-columns-repeated="1003"/>
        </table:table-row>
        <table:table-row table:style-name="ro1">
          <table:table-cell office:value-type="float" office:value="3434164" calcext:value-type="float">
            <text:p>3434164</text:p>
          </table:table-cell>
          <table:table-cell office:value-type="float" office:value="69050" calcext:value-type="float">
            <text:p>69050</text:p>
          </table:table-cell>
          <table:table-cell office:value-type="float" office:value="442" calcext:value-type="float">
            <text:p>442</text:p>
          </table:table-cell>
          <table:table-cell office:value-type="float" office:value="2325760" calcext:value-type="float">
            <text:p>2325760</text:p>
          </table:table-cell>
          <table:table-cell office:value-type="float" office:value="157184" calcext:value-type="float">
            <text:p>157184</text:p>
          </table:table-cell>
          <table:table-cell office:value-type="float" office:value="162304" calcext:value-type="float">
            <text:p>162304</text:p>
          </table:table-cell>
          <table:table-cell office:value-type="float" office:value="0" calcext:value-type="float">
            <text:p>0</text:p>
          </table:table-cell>
          <table:table-cell office:value-type="float" office:value="99765.7" calcext:value-type="float">
            <text:p>99765,7</text:p>
          </table:table-cell>
          <table:table-cell office:value-type="float" office:value="374272" calcext:value-type="float">
            <text:p>374272</text:p>
          </table:table-cell>
          <table:table-cell office:value-type="float" office:value="244968.3" calcext:value-type="float">
            <text:p>244968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92115.7" calcext:value-type="float">
            <text:p>792115,7</text:p>
          </table:table-cell>
          <table:table-cell office:value-type="float" office:value="7296" calcext:value-type="float">
            <text:p>7296</text:p>
          </table:table-cell>
          <table:table-cell office:value-type="float" office:value="6895.9" calcext:value-type="float">
            <text:p>6895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4061" calcext:value-type="float">
            <text:p>24061</text:p>
          </table:table-cell>
          <table:table-cell office:value-type="float" office:value="380.257" calcext:value-type="float">
            <text:p>380,257</text:p>
          </table:table-cell>
          <table:table-cell office:value-type="float" office:value="724" calcext:value-type="float">
            <text:p>724</text:p>
          </table:table-cell>
          <table:table-cell office:value-type="float" office:value="16.809" calcext:value-type="float">
            <text:p>16,809</text:p>
          </table:table-cell>
          <table:table-cell office:value-type="float" office:value="397.066" calcext:value-type="float">
            <text:p>397,066</text:p>
          </table:table-cell>
          <table:table-cell table:number-columns-repeated="1003"/>
        </table:table-row>
        <table:table-row table:style-name="ro1">
          <table:table-cell office:value-type="float" office:value="3494389" calcext:value-type="float">
            <text:p>3494389</text:p>
          </table:table-cell>
          <table:table-cell office:value-type="float" office:value="70276" calcext:value-type="float">
            <text:p>70276</text:p>
          </table:table-cell>
          <table:table-cell office:value-type="float" office:value="442" calcext:value-type="float">
            <text:p>442</text:p>
          </table:table-cell>
          <table:table-cell office:value-type="float" office:value="2347336" calcext:value-type="float">
            <text:p>2347336</text:p>
          </table:table-cell>
          <table:table-cell office:value-type="float" office:value="155648" calcext:value-type="float">
            <text:p>155648</text:p>
          </table:table-cell>
          <table:table-cell office:value-type="float" office:value="160256" calcext:value-type="float">
            <text:p>160256</text:p>
          </table:table-cell>
          <table:table-cell office:value-type="float" office:value="0" calcext:value-type="float">
            <text:p>0</text:p>
          </table:table-cell>
          <table:table-cell office:value-type="float" office:value="95701.7" calcext:value-type="float">
            <text:p>95701,7</text:p>
          </table:table-cell>
          <table:table-cell office:value-type="float" office:value="373760" calcext:value-type="float">
            <text:p>373760</text:p>
          </table:table-cell>
          <table:table-cell office:value-type="float" office:value="370497.6" calcext:value-type="float">
            <text:p>370497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51310.8" calcext:value-type="float">
            <text:p>651310,8</text:p>
          </table:table-cell>
          <table:table-cell office:value-type="float" office:value="7296" calcext:value-type="float">
            <text:p>7296</text:p>
          </table:table-cell>
          <table:table-cell office:value-type="float" office:value="6896.8" calcext:value-type="float">
            <text:p>6896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4508" calcext:value-type="float">
            <text:p>24508</text:p>
          </table:table-cell>
          <table:table-cell office:value-type="float" office:value="387.481" calcext:value-type="float">
            <text:p>387,481</text:p>
          </table:table-cell>
          <table:table-cell office:value-type="float" office:value="738" calcext:value-type="float">
            <text:p>738</text:p>
          </table:table-cell>
          <table:table-cell office:value-type="float" office:value="17.144" calcext:value-type="float">
            <text:p>17,144</text:p>
          </table:table-cell>
          <table:table-cell office:value-type="float" office:value="404.625" calcext:value-type="float">
            <text:p>404,625</text:p>
          </table:table-cell>
          <table:table-cell table:number-columns-repeated="1003"/>
        </table:table-row>
        <table:table-row table:style-name="ro1">
          <table:table-cell office:value-type="float" office:value="3554614" calcext:value-type="float">
            <text:p>3554614</text:p>
          </table:table-cell>
          <table:table-cell office:value-type="float" office:value="71512" calcext:value-type="float">
            <text:p>71512</text:p>
          </table:table-cell>
          <table:table-cell office:value-type="float" office:value="442" calcext:value-type="float">
            <text:p>442</text:p>
          </table:table-cell>
          <table:table-cell office:value-type="float" office:value="2315560" calcext:value-type="float">
            <text:p>2315560</text:p>
          </table:table-cell>
          <table:table-cell office:value-type="float" office:value="147456" calcext:value-type="float">
            <text:p>147456</text:p>
          </table:table-cell>
          <table:table-cell office:value-type="float" office:value="143872" calcext:value-type="float">
            <text:p>143872</text:p>
          </table:table-cell>
          <table:table-cell office:value-type="float" office:value="0" calcext:value-type="float">
            <text:p>0</text:p>
          </table:table-cell>
          <table:table-cell office:value-type="float" office:value="121803.1" calcext:value-type="float">
            <text:p>121803,1</text:p>
          </table:table-cell>
          <table:table-cell office:value-type="float" office:value="406528" calcext:value-type="float">
            <text:p>406528</text:p>
          </table:table-cell>
          <table:table-cell office:value-type="float" office:value="231350.8" calcext:value-type="float">
            <text:p>231350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40243.7" calcext:value-type="float">
            <text:p>740243,7</text:p>
          </table:table-cell>
          <table:table-cell office:value-type="float" office:value="7296" calcext:value-type="float">
            <text:p>7296</text:p>
          </table:table-cell>
          <table:table-cell office:value-type="float" office:value="6897.5" calcext:value-type="float">
            <text:p>6897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4939" calcext:value-type="float">
            <text:p>24939</text:p>
          </table:table-cell>
          <table:table-cell office:value-type="float" office:value="394.422" calcext:value-type="float">
            <text:p>394,422</text:p>
          </table:table-cell>
          <table:table-cell office:value-type="float" office:value="751" calcext:value-type="float">
            <text:p>751</text:p>
          </table:table-cell>
          <table:table-cell office:value-type="float" office:value="17.43" calcext:value-type="float">
            <text:p>17,43</text:p>
          </table:table-cell>
          <table:table-cell office:value-type="float" office:value="411.852" calcext:value-type="float">
            <text:p>411,852</text:p>
          </table:table-cell>
          <table:table-cell table:number-columns-repeated="1003"/>
        </table:table-row>
        <table:table-row table:style-name="ro1">
          <table:table-cell office:value-type="float" office:value="3614886" calcext:value-type="float">
            <text:p>3614886</text:p>
          </table:table-cell>
          <table:table-cell office:value-type="float" office:value="72740" calcext:value-type="float">
            <text:p>72740</text:p>
          </table:table-cell>
          <table:table-cell office:value-type="float" office:value="442" calcext:value-type="float">
            <text:p>442</text:p>
          </table:table-cell>
          <table:table-cell office:value-type="float" office:value="2301420" calcext:value-type="float">
            <text:p>2301420</text:p>
          </table:table-cell>
          <table:table-cell office:value-type="float" office:value="163328" calcext:value-type="float">
            <text:p>163328</text:p>
          </table:table-cell>
          <table:table-cell office:value-type="float" office:value="162816" calcext:value-type="float">
            <text:p>162816</text:p>
          </table:table-cell>
          <table:table-cell office:value-type="float" office:value="121739.1" calcext:value-type="float">
            <text:p>121739,1</text:p>
          </table:table-cell>
          <table:table-cell office:value-type="float" office:value="0" calcext:value-type="float">
            <text:p>0</text:p>
          </table:table-cell>
          <table:table-cell office:value-type="float" office:value="372736" calcext:value-type="float">
            <text:p>372736</text:p>
          </table:table-cell>
          <table:table-cell office:value-type="float" office:value="101657.7" calcext:value-type="float">
            <text:p>101657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71755.2" calcext:value-type="float">
            <text:p>671755,2</text:p>
          </table:table-cell>
          <table:table-cell office:value-type="float" office:value="7296" calcext:value-type="float">
            <text:p>7296</text:p>
          </table:table-cell>
          <table:table-cell office:value-type="float" office:value="6900.4" calcext:value-type="float">
            <text:p>6900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5388" calcext:value-type="float">
            <text:p>25388</text:p>
          </table:table-cell>
          <table:table-cell office:value-type="float" office:value="401.653" calcext:value-type="float">
            <text:p>401,653</text:p>
          </table:table-cell>
          <table:table-cell office:value-type="float" office:value="765" calcext:value-type="float">
            <text:p>765</text:p>
          </table:table-cell>
          <table:table-cell office:value-type="float" office:value="17.742" calcext:value-type="float">
            <text:p>17,742</text:p>
          </table:table-cell>
          <table:table-cell office:value-type="float" office:value="419.395" calcext:value-type="float">
            <text:p>419,395</text:p>
          </table:table-cell>
          <table:table-cell table:number-columns-repeated="1003"/>
        </table:table-row>
        <table:table-row table:style-name="ro1">
          <table:table-cell office:value-type="float" office:value="3675064" calcext:value-type="float">
            <text:p>3675064</text:p>
          </table:table-cell>
          <table:table-cell office:value-type="float" office:value="73970" calcext:value-type="float">
            <text:p>73970</text:p>
          </table:table-cell>
          <table:table-cell office:value-type="float" office:value="442" calcext:value-type="float">
            <text:p>442</text:p>
          </table:table-cell>
          <table:table-cell office:value-type="float" office:value="2301432" calcext:value-type="float">
            <text:p>2301432</text:p>
          </table:table-cell>
          <table:table-cell office:value-type="float" office:value="163328" calcext:value-type="float">
            <text:p>163328</text:p>
          </table:table-cell>
          <table:table-cell office:value-type="float" office:value="167424" calcext:value-type="float">
            <text:p>167424</text:p>
          </table:table-cell>
          <table:table-cell office:value-type="float" office:value="35658.8" calcext:value-type="float">
            <text:p>35658,8</text:p>
          </table:table-cell>
          <table:table-cell office:value-type="float" office:value="0" calcext:value-type="float">
            <text:p>0</text:p>
          </table:table-cell>
          <table:table-cell office:value-type="float" office:value="364032" calcext:value-type="float">
            <text:p>364032</text:p>
          </table:table-cell>
          <table:table-cell office:value-type="float" office:value="262487.2" calcext:value-type="float">
            <text:p>262487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72534.9" calcext:value-type="float">
            <text:p>972534,9</text:p>
          </table:table-cell>
          <table:table-cell office:value-type="float" office:value="7296" calcext:value-type="float">
            <text:p>7296</text:p>
          </table:table-cell>
          <table:table-cell office:value-type="float" office:value="6900.6" calcext:value-type="float">
            <text:p>6900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5832" calcext:value-type="float">
            <text:p>25832</text:p>
          </table:table-cell>
          <table:table-cell office:value-type="float" office:value="408.709" calcext:value-type="float">
            <text:p>408,709</text:p>
          </table:table-cell>
          <table:table-cell office:value-type="float" office:value="778" calcext:value-type="float">
            <text:p>778</text:p>
          </table:table-cell>
          <table:table-cell office:value-type="float" office:value="18.046" calcext:value-type="float">
            <text:p>18,046</text:p>
          </table:table-cell>
          <table:table-cell office:value-type="float" office:value="426.755" calcext:value-type="float">
            <text:p>426,755</text:p>
          </table:table-cell>
          <table:table-cell table:number-columns-repeated="1003"/>
        </table:table-row>
        <table:table-row table:style-name="ro1">
          <table:table-cell office:value-type="float" office:value="3735293" calcext:value-type="float">
            <text:p>3735293</text:p>
          </table:table-cell>
          <table:table-cell office:value-type="float" office:value="75206" calcext:value-type="float">
            <text:p>75206</text:p>
          </table:table-cell>
          <table:table-cell office:value-type="float" office:value="442" calcext:value-type="float">
            <text:p>442</text:p>
          </table:table-cell>
          <table:table-cell office:value-type="float" office:value="2325888" calcext:value-type="float">
            <text:p>2325888</text:p>
          </table:table-cell>
          <table:table-cell office:value-type="float" office:value="147456" calcext:value-type="float">
            <text:p>147456</text:p>
          </table:table-cell>
          <table:table-cell office:value-type="float" office:value="153600" calcext:value-type="float">
            <text:p>153600</text:p>
          </table:table-cell>
          <table:table-cell office:value-type="float" office:value="124437.8" calcext:value-type="float">
            <text:p>124437,8</text:p>
          </table:table-cell>
          <table:table-cell office:value-type="float" office:value="0" calcext:value-type="float">
            <text:p>0</text:p>
          </table:table-cell>
          <table:table-cell office:value-type="float" office:value="391680" calcext:value-type="float">
            <text:p>391680</text:p>
          </table:table-cell>
          <table:table-cell office:value-type="float" office:value="151845.1" calcext:value-type="float">
            <text:p>151845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41593.6" calcext:value-type="float">
            <text:p>741593,6</text:p>
          </table:table-cell>
          <table:table-cell office:value-type="float" office:value="7296" calcext:value-type="float">
            <text:p>7296</text:p>
          </table:table-cell>
          <table:table-cell office:value-type="float" office:value="6904.6" calcext:value-type="float">
            <text:p>6904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6270" calcext:value-type="float">
            <text:p>26270</text:p>
          </table:table-cell>
          <table:table-cell office:value-type="float" office:value="415.732" calcext:value-type="float">
            <text:p>415,732</text:p>
          </table:table-cell>
          <table:table-cell office:value-type="float" office:value="791" calcext:value-type="float">
            <text:p>791</text:p>
          </table:table-cell>
          <table:table-cell office:value-type="float" office:value="18.342" calcext:value-type="float">
            <text:p>18,342</text:p>
          </table:table-cell>
          <table:table-cell office:value-type="float" office:value="434.074" calcext:value-type="float">
            <text:p>434,074</text:p>
          </table:table-cell>
          <table:table-cell table:number-columns-repeated="1003"/>
        </table:table-row>
        <table:table-row table:style-name="ro1">
          <table:table-cell office:value-type="float" office:value="3795501" calcext:value-type="float">
            <text:p>3795501</text:p>
          </table:table-cell>
          <table:table-cell office:value-type="float" office:value="76444" calcext:value-type="float">
            <text:p>76444</text:p>
          </table:table-cell>
          <table:table-cell office:value-type="float" office:value="442" calcext:value-type="float">
            <text:p>442</text:p>
          </table:table-cell>
          <table:table-cell office:value-type="float" office:value="2348032" calcext:value-type="float">
            <text:p>2348032</text:p>
          </table:table-cell>
          <table:table-cell office:value-type="float" office:value="179712" calcext:value-type="float">
            <text:p>179712</text:p>
          </table:table-cell>
          <table:table-cell office:value-type="float" office:value="173056" calcext:value-type="float">
            <text:p>173056</text:p>
          </table:table-cell>
          <table:table-cell office:value-type="float" office:value="109451" calcext:value-type="float">
            <text:p>109451</text:p>
          </table:table-cell>
          <table:table-cell office:value-type="float" office:value="0" calcext:value-type="float">
            <text:p>0</text:p>
          </table:table-cell>
          <table:table-cell office:value-type="float" office:value="346112" calcext:value-type="float">
            <text:p>346112</text:p>
          </table:table-cell>
          <table:table-cell office:value-type="float" office:value="142242.1" calcext:value-type="float">
            <text:p>142242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77488.4" calcext:value-type="float">
            <text:p>1077488,4</text:p>
          </table:table-cell>
          <table:table-cell office:value-type="float" office:value="7296" calcext:value-type="float">
            <text:p>7296</text:p>
          </table:table-cell>
          <table:table-cell office:value-type="float" office:value="6906.3" calcext:value-type="float">
            <text:p>6906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6708" calcext:value-type="float">
            <text:p>26708</text:p>
          </table:table-cell>
          <table:table-cell office:value-type="float" office:value="422.754" calcext:value-type="float">
            <text:p>422,754</text:p>
          </table:table-cell>
          <table:table-cell office:value-type="float" office:value="804" calcext:value-type="float">
            <text:p>804</text:p>
          </table:table-cell>
          <table:table-cell office:value-type="float" office:value="18.641" calcext:value-type="float">
            <text:p>18,641</text:p>
          </table:table-cell>
          <table:table-cell office:value-type="float" office:value="441.395" calcext:value-type="float">
            <text:p>441,395</text:p>
          </table:table-cell>
          <table:table-cell table:number-columns-repeated="1003"/>
        </table:table-row>
        <table:table-row table:style-name="ro1">
          <table:table-cell office:value-type="float" office:value="3855706" calcext:value-type="float">
            <text:p>3855706</text:p>
          </table:table-cell>
          <table:table-cell office:value-type="float" office:value="77680" calcext:value-type="float">
            <text:p>77680</text:p>
          </table:table-cell>
          <table:table-cell office:value-type="float" office:value="442" calcext:value-type="float">
            <text:p>442</text:p>
          </table:table-cell>
          <table:table-cell office:value-type="float" office:value="2301968" calcext:value-type="float">
            <text:p>2301968</text:p>
          </table:table-cell>
          <table:table-cell office:value-type="float" office:value="138752" calcext:value-type="float">
            <text:p>138752</text:p>
          </table:table-cell>
          <table:table-cell office:value-type="float" office:value="139776" calcext:value-type="float">
            <text:p>139776</text:p>
          </table:table-cell>
          <table:table-cell office:value-type="float" office:value="108021.7" calcext:value-type="float">
            <text:p>108021,7</text:p>
          </table:table-cell>
          <table:table-cell office:value-type="float" office:value="0" calcext:value-type="float">
            <text:p>0</text:p>
          </table:table-cell>
          <table:table-cell office:value-type="float" office:value="419328" calcext:value-type="float">
            <text:p>419328</text:p>
          </table:table-cell>
          <table:table-cell office:value-type="float" office:value="10922.7" calcext:value-type="float">
            <text:p>10922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77855.6" calcext:value-type="float">
            <text:p>477855,6</text:p>
          </table:table-cell>
          <table:table-cell office:value-type="float" office:value="7296" calcext:value-type="float">
            <text:p>7296</text:p>
          </table:table-cell>
          <table:table-cell office:value-type="float" office:value="6909.5" calcext:value-type="float">
            <text:p>6909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7148" calcext:value-type="float">
            <text:p>27148</text:p>
          </table:table-cell>
          <table:table-cell office:value-type="float" office:value="429.742" calcext:value-type="float">
            <text:p>429,742</text:p>
          </table:table-cell>
          <table:table-cell office:value-type="float" office:value="818" calcext:value-type="float">
            <text:p>818</text:p>
          </table:table-cell>
          <table:table-cell office:value-type="float" office:value="18.973" calcext:value-type="float">
            <text:p>18,973</text:p>
          </table:table-cell>
          <table:table-cell office:value-type="float" office:value="448.716" calcext:value-type="float">
            <text:p>448,716</text:p>
          </table:table-cell>
          <table:table-cell table:number-columns-repeated="1003"/>
        </table:table-row>
        <table:table-row table:style-name="ro1">
          <table:table-cell office:value-type="float" office:value="3915948" calcext:value-type="float">
            <text:p>3915948</text:p>
          </table:table-cell>
          <table:table-cell office:value-type="float" office:value="78924" calcext:value-type="float">
            <text:p>78924</text:p>
          </table:table-cell>
          <table:table-cell office:value-type="float" office:value="442" calcext:value-type="float">
            <text:p>442</text:p>
          </table:table-cell>
          <table:table-cell office:value-type="float" office:value="2347212" calcext:value-type="float">
            <text:p>2347212</text:p>
          </table:table-cell>
          <table:table-cell office:value-type="float" office:value="177664" calcext:value-type="float">
            <text:p>177664</text:p>
          </table:table-cell>
          <table:table-cell office:value-type="float" office:value="183808" calcext:value-type="float">
            <text:p>183808</text:p>
          </table:table-cell>
          <table:table-cell office:value-type="float" office:value="0" calcext:value-type="float">
            <text:p>0</text:p>
          </table:table-cell>
          <table:table-cell office:value-type="float" office:value="93035" calcext:value-type="float">
            <text:p>93035</text:p>
          </table:table-cell>
          <table:table-cell office:value-type="float" office:value="331264" calcext:value-type="float">
            <text:p>331264</text:p>
          </table:table-cell>
          <table:table-cell office:value-type="float" office:value="121186.2" calcext:value-type="float">
            <text:p>121186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17937.7" calcext:value-type="float">
            <text:p>317937,7</text:p>
          </table:table-cell>
          <table:table-cell office:value-type="float" office:value="7296" calcext:value-type="float">
            <text:p>7296</text:p>
          </table:table-cell>
          <table:table-cell office:value-type="float" office:value="6911.9" calcext:value-type="float">
            <text:p>6911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7581" calcext:value-type="float">
            <text:p>27581</text:p>
          </table:table-cell>
          <table:table-cell office:value-type="float" office:value="436.7" calcext:value-type="float">
            <text:p>436,7</text:p>
          </table:table-cell>
          <table:table-cell office:value-type="float" office:value="831" calcext:value-type="float">
            <text:p>831</text:p>
          </table:table-cell>
          <table:table-cell office:value-type="float" office:value="19.262" calcext:value-type="float">
            <text:p>19,262</text:p>
          </table:table-cell>
          <table:table-cell office:value-type="float" office:value="455.961" calcext:value-type="float">
            <text:p>455,961</text:p>
          </table:table-cell>
          <table:table-cell table:number-columns-repeated="1003"/>
        </table:table-row>
        <table:table-row table:style-name="ro1">
          <table:table-cell office:value-type="float" office:value="3976197" calcext:value-type="float">
            <text:p>3976197</text:p>
          </table:table-cell>
          <table:table-cell office:value-type="float" office:value="80142" calcext:value-type="float">
            <text:p>80142</text:p>
          </table:table-cell>
          <table:table-cell office:value-type="float" office:value="442" calcext:value-type="float">
            <text:p>442</text:p>
          </table:table-cell>
          <table:table-cell office:value-type="float" office:value="2326440" calcext:value-type="float">
            <text:p>2326440</text:p>
          </table:table-cell>
          <table:table-cell office:value-type="float" office:value="200192" calcext:value-type="float">
            <text:p>200192</text:p>
          </table:table-cell>
          <table:table-cell office:value-type="float" office:value="195584" calcext:value-type="float">
            <text:p>195584</text:p>
          </table:table-cell>
          <table:table-cell office:value-type="float" office:value="88907" calcext:value-type="float">
            <text:p>88907</text:p>
          </table:table-cell>
          <table:table-cell office:value-type="float" office:value="0" calcext:value-type="float">
            <text:p>0</text:p>
          </table:table-cell>
          <table:table-cell office:value-type="float" office:value="303104" calcext:value-type="float">
            <text:p>303104</text:p>
          </table:table-cell>
          <table:table-cell office:value-type="float" office:value="154749.8" calcext:value-type="float">
            <text:p>154749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54556" calcext:value-type="float">
            <text:p>454556</text:p>
          </table:table-cell>
          <table:table-cell office:value-type="float" office:value="7296" calcext:value-type="float">
            <text:p>7296</text:p>
          </table:table-cell>
          <table:table-cell office:value-type="float" office:value="6911.9" calcext:value-type="float">
            <text:p>6911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8032" calcext:value-type="float">
            <text:p>28032</text:p>
          </table:table-cell>
          <table:table-cell office:value-type="float" office:value="443.819" calcext:value-type="float">
            <text:p>443,819</text:p>
          </table:table-cell>
          <table:table-cell office:value-type="float" office:value="845" calcext:value-type="float">
            <text:p>845</text:p>
          </table:table-cell>
          <table:table-cell office:value-type="float" office:value="19.574" calcext:value-type="float">
            <text:p>19,574</text:p>
          </table:table-cell>
          <table:table-cell office:value-type="float" office:value="463.393" calcext:value-type="float">
            <text:p>463,393</text:p>
          </table:table-cell>
          <table:table-cell table:number-columns-repeated="1003"/>
        </table:table-row>
        <table:table-row table:style-name="ro1">
          <table:table-cell office:value-type="float" office:value="4036408" calcext:value-type="float">
            <text:p>4036408</text:p>
          </table:table-cell>
          <table:table-cell office:value-type="float" office:value="81376" calcext:value-type="float">
            <text:p>81376</text:p>
          </table:table-cell>
          <table:table-cell office:value-type="float" office:value="442" calcext:value-type="float">
            <text:p>442</text:p>
          </table:table-cell>
          <table:table-cell office:value-type="float" office:value="2344916" calcext:value-type="float">
            <text:p>234491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51040" calcext:value-type="float">
            <text:p>151040</text:p>
          </table:table-cell>
          <table:table-cell office:value-type="float" office:value="57504.2" calcext:value-type="float">
            <text:p>57504,2</text:p>
          </table:table-cell>
          <table:table-cell office:value-type="float" office:value="0" calcext:value-type="float">
            <text:p>0</text:p>
          </table:table-cell>
          <table:table-cell office:value-type="float" office:value="396800" calcext:value-type="float">
            <text:p>396800</text:p>
          </table:table-cell>
          <table:table-cell office:value-type="float" office:value="55590.3" calcext:value-type="float">
            <text:p>55590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28549.2" calcext:value-type="float">
            <text:p>1028549,2</text:p>
          </table:table-cell>
          <table:table-cell office:value-type="float" office:value="7296" calcext:value-type="float">
            <text:p>7296</text:p>
          </table:table-cell>
          <table:table-cell office:value-type="float" office:value="6911.9" calcext:value-type="float">
            <text:p>6911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8480" calcext:value-type="float">
            <text:p>28480</text:p>
          </table:table-cell>
          <table:table-cell office:value-type="float" office:value="450.967" calcext:value-type="float">
            <text:p>450,967</text:p>
          </table:table-cell>
          <table:table-cell office:value-type="float" office:value="858" calcext:value-type="float">
            <text:p>858</text:p>
          </table:table-cell>
          <table:table-cell office:value-type="float" office:value="19.894" calcext:value-type="float">
            <text:p>19,894</text:p>
          </table:table-cell>
          <table:table-cell office:value-type="float" office:value="470.861" calcext:value-type="float">
            <text:p>470,861</text:p>
          </table:table-cell>
          <table:table-cell table:number-columns-repeated="1003"/>
        </table:table-row>
        <table:table-row table:style-name="ro1">
          <table:table-cell office:value-type="float" office:value="4096647" calcext:value-type="float">
            <text:p>4096647</text:p>
          </table:table-cell>
          <table:table-cell office:value-type="float" office:value="82602" calcext:value-type="float">
            <text:p>82602</text:p>
          </table:table-cell>
          <table:table-cell office:value-type="float" office:value="442" calcext:value-type="float">
            <text:p>442</text:p>
          </table:table-cell>
          <table:table-cell office:value-type="float" office:value="2302288" calcext:value-type="float">
            <text:p>2302288</text:p>
          </table:table-cell>
          <table:table-cell office:value-type="float" office:value="145408" calcext:value-type="float">
            <text:p>145408</text:p>
          </table:table-cell>
          <table:table-cell office:value-type="float" office:value="142848" calcext:value-type="float">
            <text:p>142848</text:p>
          </table:table-cell>
          <table:table-cell office:value-type="float" office:value="105323.1" calcext:value-type="float">
            <text:p>105323,1</text:p>
          </table:table-cell>
          <table:table-cell office:value-type="float" office:value="0" calcext:value-type="float">
            <text:p>0</text:p>
          </table:table-cell>
          <table:table-cell office:value-type="float" office:value="410624" calcext:value-type="float">
            <text:p>410624</text:p>
          </table:table-cell>
          <table:table-cell office:value-type="float" office:value="80025.3" calcext:value-type="float">
            <text:p>80025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58110.6" calcext:value-type="float">
            <text:p>158110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2" calcext:value-type="float">
            <text:p>6912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8926" calcext:value-type="float">
            <text:p>28926</text:p>
          </table:table-cell>
          <table:table-cell office:value-type="float" office:value="458.294" calcext:value-type="float">
            <text:p>458,294</text:p>
          </table:table-cell>
          <table:table-cell office:value-type="float" office:value="872" calcext:value-type="float">
            <text:p>872</text:p>
          </table:table-cell>
          <table:table-cell office:value-type="float" office:value="20.208" calcext:value-type="float">
            <text:p>20,208</text:p>
          </table:table-cell>
          <table:table-cell office:value-type="float" office:value="478.502" calcext:value-type="float">
            <text:p>478,502</text:p>
          </table:table-cell>
          <table:table-cell table:number-columns-repeated="1003"/>
        </table:table-row>
        <table:table-row table:style-name="ro1">
          <table:table-cell office:value-type="float" office:value="4156868" calcext:value-type="float">
            <text:p>4156868</text:p>
          </table:table-cell>
          <table:table-cell office:value-type="float" office:value="83836" calcext:value-type="float">
            <text:p>83836</text:p>
          </table:table-cell>
          <table:table-cell office:value-type="float" office:value="442" calcext:value-type="float">
            <text:p>442</text:p>
          </table:table-cell>
          <table:table-cell office:value-type="float" office:value="2302320" calcext:value-type="float">
            <text:p>2302320</text:p>
          </table:table-cell>
          <table:table-cell office:value-type="float" office:value="163328" calcext:value-type="float">
            <text:p>163328</text:p>
          </table:table-cell>
          <table:table-cell office:value-type="float" office:value="159232" calcext:value-type="float">
            <text:p>159232</text:p>
          </table:table-cell>
          <table:table-cell office:value-type="float" office:value="95797.7" calcext:value-type="float">
            <text:p>95797,7</text:p>
          </table:table-cell>
          <table:table-cell office:value-type="float" office:value="0" calcext:value-type="float">
            <text:p>0</text:p>
          </table:table-cell>
          <table:table-cell office:value-type="float" office:value="376320" calcext:value-type="float">
            <text:p>376320</text:p>
          </table:table-cell>
          <table:table-cell office:value-type="float" office:value="308873.2" calcext:value-type="float">
            <text:p>308873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68975.9" calcext:value-type="float">
            <text:p>668975,9</text:p>
          </table:table-cell>
          <table:table-cell office:value-type="float" office:value="7296" calcext:value-type="float">
            <text:p>7296</text:p>
          </table:table-cell>
          <table:table-cell office:value-type="float" office:value="6912.2" calcext:value-type="float">
            <text:p>6912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9351" calcext:value-type="float">
            <text:p>29351</text:p>
          </table:table-cell>
          <table:table-cell office:value-type="float" office:value="465.282" calcext:value-type="float">
            <text:p>465,282</text:p>
          </table:table-cell>
          <table:table-cell office:value-type="float" office:value="884" calcext:value-type="float">
            <text:p>884</text:p>
          </table:table-cell>
          <table:table-cell office:value-type="float" office:value="20.473" calcext:value-type="float">
            <text:p>20,473</text:p>
          </table:table-cell>
          <table:table-cell office:value-type="float" office:value="485.755" calcext:value-type="float">
            <text:p>485,755</text:p>
          </table:table-cell>
          <table:table-cell table:number-columns-repeated="1003"/>
        </table:table-row>
        <table:table-row table:style-name="ro1">
          <table:table-cell office:value-type="float" office:value="4217205" calcext:value-type="float">
            <text:p>4217205</text:p>
          </table:table-cell>
          <table:table-cell office:value-type="float" office:value="85066" calcext:value-type="float">
            <text:p>85066</text:p>
          </table:table-cell>
          <table:table-cell office:value-type="float" office:value="442" calcext:value-type="float">
            <text:p>442</text:p>
          </table:table-cell>
          <table:table-cell office:value-type="float" office:value="2321536" calcext:value-type="float">
            <text:p>23215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52064" calcext:value-type="float">
            <text:p>152064</text:p>
          </table:table-cell>
          <table:table-cell office:value-type="float" office:value="0" calcext:value-type="float">
            <text:p>0</text:p>
          </table:table-cell>
          <table:table-cell office:value-type="float" office:value="73888.3" calcext:value-type="float">
            <text:p>73888,3</text:p>
          </table:table-cell>
          <table:table-cell office:value-type="float" office:value="392704" calcext:value-type="float">
            <text:p>392704</text:p>
          </table:table-cell>
          <table:table-cell office:value-type="float" office:value="36054.8" calcext:value-type="float">
            <text:p>36054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88597.4" calcext:value-type="float">
            <text:p>1088597,4</text:p>
          </table:table-cell>
          <table:table-cell office:value-type="float" office:value="7296" calcext:value-type="float">
            <text:p>7296</text:p>
          </table:table-cell>
          <table:table-cell office:value-type="float" office:value="6912.8" calcext:value-type="float">
            <text:p>6912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9787" calcext:value-type="float">
            <text:p>29787</text:p>
          </table:table-cell>
          <table:table-cell office:value-type="float" office:value="472.36" calcext:value-type="float">
            <text:p>472,36</text:p>
          </table:table-cell>
          <table:table-cell office:value-type="float" office:value="897" calcext:value-type="float">
            <text:p>897</text:p>
          </table:table-cell>
          <table:table-cell office:value-type="float" office:value="20.753" calcext:value-type="float">
            <text:p>20,753</text:p>
          </table:table-cell>
          <table:table-cell office:value-type="float" office:value="493.112" calcext:value-type="float">
            <text:p>493,112</text:p>
          </table:table-cell>
          <table:table-cell table:number-columns-repeated="1003"/>
        </table:table-row>
        <table:table-row table:style-name="ro1">
          <table:table-cell office:value-type="float" office:value="4277447" calcext:value-type="float">
            <text:p>4277447</text:p>
          </table:table-cell>
          <table:table-cell office:value-type="float" office:value="86306" calcext:value-type="float">
            <text:p>86306</text:p>
          </table:table-cell>
          <table:table-cell office:value-type="float" office:value="442" calcext:value-type="float">
            <text:p>442</text:p>
          </table:table-cell>
          <table:table-cell office:value-type="float" office:value="2335192" calcext:value-type="float">
            <text:p>2335192</text:p>
          </table:table-cell>
          <table:table-cell office:value-type="float" office:value="141824" calcext:value-type="float">
            <text:p>141824</text:p>
          </table:table-cell>
          <table:table-cell office:value-type="float" office:value="141312" calcext:value-type="float">
            <text:p>141312</text:p>
          </table:table-cell>
          <table:table-cell office:value-type="float" office:value="77952.3" calcext:value-type="float">
            <text:p>77952,3</text:p>
          </table:table-cell>
          <table:table-cell office:value-type="float" office:value="0" calcext:value-type="float">
            <text:p>0</text:p>
          </table:table-cell>
          <table:table-cell office:value-type="float" office:value="415744" calcext:value-type="float">
            <text:p>415744</text:p>
          </table:table-cell>
          <table:table-cell office:value-type="float" office:value="157790.9" calcext:value-type="float">
            <text:p>157790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84670.2" calcext:value-type="float">
            <text:p>484670,2</text:p>
          </table:table-cell>
          <table:table-cell office:value-type="float" office:value="7296" calcext:value-type="float">
            <text:p>7296</text:p>
          </table:table-cell>
          <table:table-cell office:value-type="float" office:value="6912.8" calcext:value-type="float">
            <text:p>6912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0220" calcext:value-type="float">
            <text:p>30220</text:p>
          </table:table-cell>
          <table:table-cell office:value-type="float" office:value="479.442" calcext:value-type="float">
            <text:p>479,442</text:p>
          </table:table-cell>
          <table:table-cell office:value-type="float" office:value="911" calcext:value-type="float">
            <text:p>911</text:p>
          </table:table-cell>
          <table:table-cell office:value-type="float" office:value="21.098" calcext:value-type="float">
            <text:p>21,098</text:p>
          </table:table-cell>
          <table:table-cell office:value-type="float" office:value="500.541" calcext:value-type="float">
            <text:p>500,541</text:p>
          </table:table-cell>
          <table:table-cell table:number-columns-repeated="1003"/>
        </table:table-row>
        <table:table-row table:style-name="ro1">
          <table:table-cell office:value-type="float" office:value="4337656" calcext:value-type="float">
            <text:p>4337656</text:p>
          </table:table-cell>
          <table:table-cell office:value-type="float" office:value="87550" calcext:value-type="float">
            <text:p>87550</text:p>
          </table:table-cell>
          <table:table-cell office:value-type="float" office:value="442" calcext:value-type="float">
            <text:p>442</text:p>
          </table:table-cell>
          <table:table-cell office:value-type="float" office:value="2351364" calcext:value-type="float">
            <text:p>2351364</text:p>
          </table:table-cell>
          <table:table-cell office:value-type="float" office:value="195584" calcext:value-type="float">
            <text:p>195584</text:p>
          </table:table-cell>
          <table:table-cell office:value-type="float" office:value="198144" calcext:value-type="float">
            <text:p>198144</text:p>
          </table:table-cell>
          <table:table-cell office:value-type="float" office:value="38357.5" calcext:value-type="float">
            <text:p>38357,5</text:p>
          </table:table-cell>
          <table:table-cell office:value-type="float" office:value="0" calcext:value-type="float">
            <text:p>0</text:p>
          </table:table-cell>
          <table:table-cell office:value-type="float" office:value="302592" calcext:value-type="float">
            <text:p>302592</text:p>
          </table:table-cell>
          <table:table-cell office:value-type="float" office:value="228609.2" calcext:value-type="float">
            <text:p>228609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23158.3" calcext:value-type="float">
            <text:p>423158,3</text:p>
          </table:table-cell>
          <table:table-cell office:value-type="float" office:value="7296" calcext:value-type="float">
            <text:p>7296</text:p>
          </table:table-cell>
          <table:table-cell office:value-type="float" office:value="6913.5" calcext:value-type="float">
            <text:p>6913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0640" calcext:value-type="float">
            <text:p>30640</text:p>
          </table:table-cell>
          <table:table-cell office:value-type="float" office:value="486.213" calcext:value-type="float">
            <text:p>486,213</text:p>
          </table:table-cell>
          <table:table-cell office:value-type="float" office:value="923" calcext:value-type="float">
            <text:p>923</text:p>
          </table:table-cell>
          <table:table-cell office:value-type="float" office:value="21.377" calcext:value-type="float">
            <text:p>21,377</text:p>
          </table:table-cell>
          <table:table-cell office:value-type="float" office:value="507.59" calcext:value-type="float">
            <text:p>507,59</text:p>
          </table:table-cell>
          <table:table-cell table:number-columns-repeated="1003"/>
        </table:table-row>
        <table:table-row table:style-name="ro1">
          <table:table-cell office:value-type="float" office:value="4397860" calcext:value-type="float">
            <text:p>4397860</text:p>
          </table:table-cell>
          <table:table-cell office:value-type="float" office:value="88790" calcext:value-type="float">
            <text:p>88790</text:p>
          </table:table-cell>
          <table:table-cell office:value-type="float" office:value="442" calcext:value-type="float">
            <text:p>442</text:p>
          </table:table-cell>
          <table:table-cell office:value-type="float" office:value="2318980" calcext:value-type="float">
            <text:p>2318980</text:p>
          </table:table-cell>
          <table:table-cell office:value-type="float" office:value="130560" calcext:value-type="float">
            <text:p>130560</text:p>
          </table:table-cell>
          <table:table-cell office:value-type="float" office:value="133120" calcext:value-type="float">
            <text:p>133120</text:p>
          </table:table-cell>
          <table:table-cell office:value-type="float" office:value="0" calcext:value-type="float">
            <text:p>0</text:p>
          </table:table-cell>
          <table:table-cell office:value-type="float" office:value="95637.7" calcext:value-type="float">
            <text:p>95637,7</text:p>
          </table:table-cell>
          <table:table-cell office:value-type="float" office:value="428544" calcext:value-type="float">
            <text:p>428544</text:p>
          </table:table-cell>
          <table:table-cell office:value-type="float" office:value="105872.9" calcext:value-type="float">
            <text:p>105872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03726" calcext:value-type="float">
            <text:p>1103726</text:p>
          </table:table-cell>
          <table:table-cell office:value-type="float" office:value="7296" calcext:value-type="float">
            <text:p>7296</text:p>
          </table:table-cell>
          <table:table-cell office:value-type="float" office:value="6913.9" calcext:value-type="float">
            <text:p>6913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1075" calcext:value-type="float">
            <text:p>31075</text:p>
          </table:table-cell>
          <table:table-cell office:value-type="float" office:value="493.28" calcext:value-type="float">
            <text:p>493,28</text:p>
          </table:table-cell>
          <table:table-cell office:value-type="float" office:value="935" calcext:value-type="float">
            <text:p>935</text:p>
          </table:table-cell>
          <table:table-cell office:value-type="float" office:value="21.647" calcext:value-type="float">
            <text:p>21,647</text:p>
          </table:table-cell>
          <table:table-cell office:value-type="float" office:value="514.927" calcext:value-type="float">
            <text:p>514,927</text:p>
          </table:table-cell>
          <table:table-cell table:number-columns-repeated="1003"/>
        </table:table-row>
        <table:table-row table:style-name="ro1">
          <table:table-cell office:value-type="float" office:value="4458160" calcext:value-type="float">
            <text:p>4458160</text:p>
          </table:table-cell>
          <table:table-cell office:value-type="float" office:value="90020" calcext:value-type="float">
            <text:p>90020</text:p>
          </table:table-cell>
          <table:table-cell office:value-type="float" office:value="442" calcext:value-type="float">
            <text:p>442</text:p>
          </table:table-cell>
          <table:table-cell office:value-type="float" office:value="2323092" calcext:value-type="float">
            <text:p>2323092</text:p>
          </table:table-cell>
          <table:table-cell office:value-type="float" office:value="164864" calcext:value-type="float">
            <text:p>164864</text:p>
          </table:table-cell>
          <table:table-cell office:value-type="float" office:value="163840" calcext:value-type="float">
            <text:p>163840</text:p>
          </table:table-cell>
          <table:table-cell office:value-type="float" office:value="78048.3" calcext:value-type="float">
            <text:p>78048,3</text:p>
          </table:table-cell>
          <table:table-cell office:value-type="float" office:value="0" calcext:value-type="float">
            <text:p>0</text:p>
          </table:table-cell>
          <table:table-cell office:value-type="float" office:value="370176" calcext:value-type="float">
            <text:p>370176</text:p>
          </table:table-cell>
          <table:table-cell office:value-type="float" office:value="95403" calcext:value-type="float">
            <text:p>9540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55533.1" calcext:value-type="float">
            <text:p>1155533,1</text:p>
          </table:table-cell>
          <table:table-cell office:value-type="float" office:value="7296" calcext:value-type="float">
            <text:p>7296</text:p>
          </table:table-cell>
          <table:table-cell office:value-type="float" office:value="6913.9" calcext:value-type="float">
            <text:p>6913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1506" calcext:value-type="float">
            <text:p>31506</text:p>
          </table:table-cell>
          <table:table-cell office:value-type="float" office:value="500.225" calcext:value-type="float">
            <text:p>500,225</text:p>
          </table:table-cell>
          <table:table-cell office:value-type="float" office:value="948" calcext:value-type="float">
            <text:p>948</text:p>
          </table:table-cell>
          <table:table-cell office:value-type="float" office:value="21.991" calcext:value-type="float">
            <text:p>21,991</text:p>
          </table:table-cell>
          <table:table-cell office:value-type="float" office:value="522.216" calcext:value-type="float">
            <text:p>522,216</text:p>
          </table:table-cell>
          <table:table-cell table:number-columns-repeated="1003"/>
        </table:table-row>
        <table:table-row table:style-name="ro1">
          <table:table-cell office:value-type="float" office:value="4518388" calcext:value-type="float">
            <text:p>4518388</text:p>
          </table:table-cell>
          <table:table-cell office:value-type="float" office:value="91246" calcext:value-type="float">
            <text:p>91246</text:p>
          </table:table-cell>
          <table:table-cell office:value-type="float" office:value="442" calcext:value-type="float">
            <text:p>442</text:p>
          </table:table-cell>
          <table:table-cell office:value-type="float" office:value="2302828" calcext:value-type="float">
            <text:p>2302828</text:p>
          </table:table-cell>
          <table:table-cell office:value-type="float" office:value="166912" calcext:value-type="float">
            <text:p>166912</text:p>
          </table:table-cell>
          <table:table-cell office:value-type="float" office:value="161280" calcext:value-type="float">
            <text:p>161280</text:p>
          </table:table-cell>
          <table:table-cell office:value-type="float" office:value="97067.1" calcext:value-type="float">
            <text:p>97067,1</text:p>
          </table:table-cell>
          <table:table-cell office:value-type="float" office:value="0" calcext:value-type="float">
            <text:p>0</text:p>
          </table:table-cell>
          <table:table-cell office:value-type="float" office:value="370688" calcext:value-type="float">
            <text:p>370688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33606.7" calcext:value-type="float">
            <text:p>633606,7</text:p>
          </table:table-cell>
          <table:table-cell office:value-type="float" office:value="7296" calcext:value-type="float">
            <text:p>7296</text:p>
          </table:table-cell>
          <table:table-cell office:value-type="float" office:value="6913.9" calcext:value-type="float">
            <text:p>6913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1948" calcext:value-type="float">
            <text:p>31948</text:p>
          </table:table-cell>
          <table:table-cell office:value-type="float" office:value="507.301" calcext:value-type="float">
            <text:p>507,301</text:p>
          </table:table-cell>
          <table:table-cell office:value-type="float" office:value="961" calcext:value-type="float">
            <text:p>961</text:p>
          </table:table-cell>
          <table:table-cell office:value-type="float" office:value="22.29" calcext:value-type="float">
            <text:p>22,29</text:p>
          </table:table-cell>
          <table:table-cell office:value-type="float" office:value="529.591" calcext:value-type="float">
            <text:p>529,591</text:p>
          </table:table-cell>
          <table:table-cell table:number-columns-repeated="1003"/>
        </table:table-row>
        <table:table-row table:style-name="ro1">
          <table:table-cell office:value-type="float" office:value="4578661" calcext:value-type="float">
            <text:p>4578661</text:p>
          </table:table-cell>
          <table:table-cell office:value-type="float" office:value="92470" calcext:value-type="float">
            <text:p>92470</text:p>
          </table:table-cell>
          <table:table-cell office:value-type="float" office:value="442" calcext:value-type="float">
            <text:p>442</text:p>
          </table:table-cell>
          <table:table-cell office:value-type="float" office:value="2322108" calcext:value-type="float">
            <text:p>2322108</text:p>
          </table:table-cell>
          <table:table-cell office:value-type="float" office:value="191488" calcext:value-type="float">
            <text:p>191488</text:p>
          </table:table-cell>
          <table:table-cell office:value-type="float" office:value="190464" calcext:value-type="float">
            <text:p>190464</text:p>
          </table:table-cell>
          <table:table-cell office:value-type="float" office:value="58837.6" calcext:value-type="float">
            <text:p>58837,6</text:p>
          </table:table-cell>
          <table:table-cell office:value-type="float" office:value="0" calcext:value-type="float">
            <text:p>0</text:p>
          </table:table-cell>
          <table:table-cell office:value-type="float" office:value="316928" calcext:value-type="float">
            <text:p>316928</text:p>
          </table:table-cell>
          <table:table-cell office:value-type="float" office:value="32122.1" calcext:value-type="float">
            <text:p>32122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09749" calcext:value-type="float">
            <text:p>309749</text:p>
          </table:table-cell>
          <table:table-cell office:value-type="float" office:value="7296" calcext:value-type="float">
            <text:p>7296</text:p>
          </table:table-cell>
          <table:table-cell office:value-type="float" office:value="6915.4" calcext:value-type="float">
            <text:p>6915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2396" calcext:value-type="float">
            <text:p>32396</text:p>
          </table:table-cell>
          <table:table-cell office:value-type="float" office:value="514.483" calcext:value-type="float">
            <text:p>514,483</text:p>
          </table:table-cell>
          <table:table-cell office:value-type="float" office:value="975" calcext:value-type="float">
            <text:p>975</text:p>
          </table:table-cell>
          <table:table-cell office:value-type="float" office:value="22.615" calcext:value-type="float">
            <text:p>22,615</text:p>
          </table:table-cell>
          <table:table-cell office:value-type="float" office:value="537.099" calcext:value-type="float">
            <text:p>537,099</text:p>
          </table:table-cell>
          <table:table-cell table:number-columns-repeated="1003"/>
        </table:table-row>
        <table:table-row table:style-name="ro1">
          <table:table-cell office:value-type="float" office:value="4638877" calcext:value-type="float">
            <text:p>4638877</text:p>
          </table:table-cell>
          <table:table-cell office:value-type="float" office:value="93702" calcext:value-type="float">
            <text:p>93702</text:p>
          </table:table-cell>
          <table:table-cell office:value-type="float" office:value="442" calcext:value-type="float">
            <text:p>442</text:p>
          </table:table-cell>
          <table:table-cell office:value-type="float" office:value="2320964" calcext:value-type="float">
            <text:p>2320964</text:p>
          </table:table-cell>
          <table:table-cell office:value-type="float" office:value="131584" calcext:value-type="float">
            <text:p>131584</text:p>
          </table:table-cell>
          <table:table-cell office:value-type="float" office:value="130560" calcext:value-type="float">
            <text:p>130560</text:p>
          </table:table-cell>
          <table:table-cell office:value-type="float" office:value="0" calcext:value-type="float">
            <text:p>0</text:p>
          </table:table-cell>
          <table:table-cell office:value-type="float" office:value="68426.9" calcext:value-type="float">
            <text:p>68426,9</text:p>
          </table:table-cell>
          <table:table-cell office:value-type="float" office:value="434688" calcext:value-type="float">
            <text:p>434688</text:p>
          </table:table-cell>
          <table:table-cell office:value-type="float" office:value="340246.9" calcext:value-type="float">
            <text:p>340246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97114.9" calcext:value-type="float">
            <text:p>997114,9</text:p>
          </table:table-cell>
          <table:table-cell office:value-type="float" office:value="7296" calcext:value-type="float">
            <text:p>7296</text:p>
          </table:table-cell>
          <table:table-cell office:value-type="float" office:value="6915.4" calcext:value-type="float">
            <text:p>6915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2837" calcext:value-type="float">
            <text:p>32837</text:p>
          </table:table-cell>
          <table:table-cell office:value-type="float" office:value="521.586" calcext:value-type="float">
            <text:p>521,586</text:p>
          </table:table-cell>
          <table:table-cell office:value-type="float" office:value="988" calcext:value-type="float">
            <text:p>988</text:p>
          </table:table-cell>
          <table:table-cell office:value-type="float" office:value="22.911" calcext:value-type="float">
            <text:p>22,911</text:p>
          </table:table-cell>
          <table:table-cell office:value-type="float" office:value="544.497" calcext:value-type="float">
            <text:p>544,497</text:p>
          </table:table-cell>
          <table:table-cell table:number-columns-repeated="1003"/>
        </table:table-row>
        <table:table-row table:style-name="ro1">
          <table:table-cell office:value-type="float" office:value="4699141" calcext:value-type="float">
            <text:p>4699141</text:p>
          </table:table-cell>
          <table:table-cell office:value-type="float" office:value="94934" calcext:value-type="float">
            <text:p>94934</text:p>
          </table:table-cell>
          <table:table-cell office:value-type="float" office:value="442" calcext:value-type="float">
            <text:p>442</text:p>
          </table:table-cell>
          <table:table-cell office:value-type="float" office:value="2345416" calcext:value-type="float">
            <text:p>2345416</text:p>
          </table:table-cell>
          <table:table-cell office:value-type="float" office:value="121856" calcext:value-type="float">
            <text:p>121856</text:p>
          </table:table-cell>
          <table:table-cell office:value-type="float" office:value="119808" calcext:value-type="float">
            <text:p>119808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float" office:value="457216" calcext:value-type="float">
            <text:p>45721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93773.3" calcext:value-type="float">
            <text:p>693773,3</text:p>
          </table:table-cell>
          <table:table-cell office:value-type="float" office:value="7296" calcext:value-type="float">
            <text:p>7296</text:p>
          </table:table-cell>
          <table:table-cell office:value-type="float" office:value="6915.4" calcext:value-type="float">
            <text:p>6915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3262" calcext:value-type="float">
            <text:p>33262</text:p>
          </table:table-cell>
          <table:table-cell office:value-type="float" office:value="528.44" calcext:value-type="float">
            <text:p>528,44</text:p>
          </table:table-cell>
          <table:table-cell office:value-type="float" office:value="1001" calcext:value-type="float">
            <text:p>1001</text:p>
          </table:table-cell>
          <table:table-cell office:value-type="float" office:value="23.19" calcext:value-type="float">
            <text:p>23,19</text:p>
          </table:table-cell>
          <table:table-cell office:value-type="float" office:value="551.63" calcext:value-type="float">
            <text:p>551,63</text:p>
          </table:table-cell>
          <table:table-cell table:number-columns-repeated="1003"/>
        </table:table-row>
        <table:table-row table:style-name="ro1">
          <table:table-cell office:value-type="float" office:value="4759407" calcext:value-type="float">
            <text:p>4759407</text:p>
          </table:table-cell>
          <table:table-cell office:value-type="float" office:value="96178" calcext:value-type="float">
            <text:p>96178</text:p>
          </table:table-cell>
          <table:table-cell office:value-type="float" office:value="442" calcext:value-type="float">
            <text:p>442</text:p>
          </table:table-cell>
          <table:table-cell office:value-type="float" office:value="2353616" calcext:value-type="float">
            <text:p>2353616</text:p>
          </table:table-cell>
          <table:table-cell table:number-columns-repeated="2" office:value-type="float" office:value="144384" calcext:value-type="float">
            <text:p>144384</text:p>
          </table:table-cell>
          <table:table-cell office:value-type="float" office:value="0" calcext:value-type="float">
            <text:p>0</text:p>
          </table:table-cell>
          <table:table-cell office:value-type="float" office:value="69760.2" calcext:value-type="float">
            <text:p>69760,2</text:p>
          </table:table-cell>
          <table:table-cell office:value-type="float" office:value="410112" calcext:value-type="float">
            <text:p>410112</text:p>
          </table:table-cell>
          <table:table-cell office:value-type="float" office:value="94062.1" calcext:value-type="float">
            <text:p>94062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82243.3" calcext:value-type="float">
            <text:p>382243,3</text:p>
          </table:table-cell>
          <table:table-cell office:value-type="float" office:value="7296" calcext:value-type="float">
            <text:p>7296</text:p>
          </table:table-cell>
          <table:table-cell office:value-type="float" office:value="6916.5" calcext:value-type="float">
            <text:p>6916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3697" calcext:value-type="float">
            <text:p>33697</text:p>
          </table:table-cell>
          <table:table-cell office:value-type="float" office:value="535.339" calcext:value-type="float">
            <text:p>535,339</text:p>
          </table:table-cell>
          <table:table-cell office:value-type="float" office:value="1014" calcext:value-type="float">
            <text:p>1014</text:p>
          </table:table-cell>
          <table:table-cell office:value-type="float" office:value="23.5" calcext:value-type="float">
            <text:p>23,5</text:p>
          </table:table-cell>
          <table:table-cell office:value-type="float" office:value="558.84" calcext:value-type="float">
            <text:p>558,84</text:p>
          </table:table-cell>
          <table:table-cell table:number-columns-repeated="1003"/>
        </table:table-row>
        <table:table-row table:style-name="ro1">
          <table:table-cell office:value-type="float" office:value="4819676" calcext:value-type="float">
            <text:p>4819676</text:p>
          </table:table-cell>
          <table:table-cell office:value-type="float" office:value="97400" calcext:value-type="float">
            <text:p>97400</text:p>
          </table:table-cell>
          <table:table-cell office:value-type="float" office:value="442" calcext:value-type="float">
            <text:p>442</text:p>
          </table:table-cell>
          <table:table-cell office:value-type="float" office:value="2341280" calcext:value-type="float">
            <text:p>2341280</text:p>
          </table:table-cell>
          <table:table-cell office:value-type="float" office:value="150528" calcext:value-type="float">
            <text:p>150528</text:p>
          </table:table-cell>
          <table:table-cell office:value-type="float" office:value="129024" calcext:value-type="float">
            <text:p>129024</text:p>
          </table:table-cell>
          <table:table-cell office:value-type="float" office:value="0" calcext:value-type="float">
            <text:p>0</text:p>
          </table:table-cell>
          <table:table-cell office:value-type="float" office:value="128533.8" calcext:value-type="float">
            <text:p>128533,8</text:p>
          </table:table-cell>
          <table:table-cell office:value-type="float" office:value="409088" calcext:value-type="float">
            <text:p>409088</text:p>
          </table:table-cell>
          <table:table-cell office:value-type="float" office:value="226505.9" calcext:value-type="float">
            <text:p>226505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65386.6" calcext:value-type="float">
            <text:p>1065386,6</text:p>
          </table:table-cell>
          <table:table-cell office:value-type="float" office:value="7296" calcext:value-type="float">
            <text:p>7296</text:p>
          </table:table-cell>
          <table:table-cell office:value-type="float" office:value="6916.5" calcext:value-type="float">
            <text:p>6916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4141" calcext:value-type="float">
            <text:p>34141</text:p>
          </table:table-cell>
          <table:table-cell office:value-type="float" office:value="542.59" calcext:value-type="float">
            <text:p>542,59</text:p>
          </table:table-cell>
          <table:table-cell office:value-type="float" office:value="1027" calcext:value-type="float">
            <text:p>1027</text:p>
          </table:table-cell>
          <table:table-cell office:value-type="float" office:value="23.833" calcext:value-type="float">
            <text:p>23,833</text:p>
          </table:table-cell>
          <table:table-cell office:value-type="float" office:value="566.423" calcext:value-type="float">
            <text:p>566,423</text:p>
          </table:table-cell>
          <table:table-cell table:number-columns-repeated="1003"/>
        </table:table-row>
        <table:table-row table:style-name="ro1">
          <table:table-cell office:value-type="float" office:value="4879892" calcext:value-type="float">
            <text:p>4879892</text:p>
          </table:table-cell>
          <table:table-cell office:value-type="float" office:value="98638" calcext:value-type="float">
            <text:p>98638</text:p>
          </table:table-cell>
          <table:table-cell office:value-type="float" office:value="442" calcext:value-type="float">
            <text:p>442</text:p>
          </table:table-cell>
          <table:table-cell office:value-type="float" office:value="2343528" calcext:value-type="float">
            <text:p>2343528</text:p>
          </table:table-cell>
          <table:table-cell table:number-columns-repeated="2" office:value-type="float" office:value="161280" calcext:value-type="float">
            <text:p>161280</text:p>
          </table:table-cell>
          <table:table-cell office:value-type="float" office:value="0" calcext:value-type="float">
            <text:p>0</text:p>
          </table:table-cell>
          <table:table-cell office:value-type="float" office:value="118944.4" calcext:value-type="float">
            <text:p>118944,4</text:p>
          </table:table-cell>
          <table:table-cell office:value-type="float" office:value="371712" calcext:value-type="float">
            <text:p>371712</text:p>
          </table:table-cell>
          <table:table-cell office:value-type="float" office:value="121404" calcext:value-type="float">
            <text:p>12140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42406.2" calcext:value-type="float">
            <text:p>942406,2</text:p>
          </table:table-cell>
          <table:table-cell office:value-type="float" office:value="7296" calcext:value-type="float">
            <text:p>7296</text:p>
          </table:table-cell>
          <table:table-cell office:value-type="float" office:value="6916.5" calcext:value-type="float">
            <text:p>6916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4583" calcext:value-type="float">
            <text:p>34583</text:p>
          </table:table-cell>
          <table:table-cell office:value-type="float" office:value="549.585" calcext:value-type="float">
            <text:p>549,585</text:p>
          </table:table-cell>
          <table:table-cell office:value-type="float" office:value="1040" calcext:value-type="float">
            <text:p>1040</text:p>
          </table:table-cell>
          <table:table-cell office:value-type="float" office:value="24.141" calcext:value-type="float">
            <text:p>24,141</text:p>
          </table:table-cell>
          <table:table-cell office:value-type="float" office:value="573.725" calcext:value-type="float">
            <text:p>573,725</text:p>
          </table:table-cell>
          <table:table-cell table:number-columns-repeated="1003"/>
        </table:table-row>
        <table:table-row table:style-name="ro1">
          <table:table-cell office:value-type="float" office:value="4940107" calcext:value-type="float">
            <text:p>4940107</text:p>
          </table:table-cell>
          <table:table-cell office:value-type="float" office:value="99876" calcext:value-type="float">
            <text:p>99876</text:p>
          </table:table-cell>
          <table:table-cell office:value-type="float" office:value="442" calcext:value-type="float">
            <text:p>442</text:p>
          </table:table-cell>
          <table:table-cell office:value-type="float" office:value="2341244" calcext:value-type="float">
            <text:p>2341244</text:p>
          </table:table-cell>
          <table:table-cell office:value-type="float" office:value="145408" calcext:value-type="float">
            <text:p>145408</text:p>
          </table:table-cell>
          <table:table-cell office:value-type="float" office:value="120832" calcext:value-type="float">
            <text:p>120832</text:p>
          </table:table-cell>
          <table:table-cell office:value-type="float" office:value="0" calcext:value-type="float">
            <text:p>0</text:p>
          </table:table-cell>
          <table:table-cell office:value-type="float" office:value="120341.7" calcext:value-type="float">
            <text:p>120341,7</text:p>
          </table:table-cell>
          <table:table-cell office:value-type="float" office:value="417280" calcext:value-type="float">
            <text:p>417280</text:p>
          </table:table-cell>
          <table:table-cell office:value-type="float" office:value="112950.3" calcext:value-type="float">
            <text:p>112950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90776" calcext:value-type="float">
            <text:p>1290776</text:p>
          </table:table-cell>
          <table:table-cell office:value-type="float" office:value="7296" calcext:value-type="float">
            <text:p>7296</text:p>
          </table:table-cell>
          <table:table-cell office:value-type="float" office:value="6916.5" calcext:value-type="float">
            <text:p>6916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5009" calcext:value-type="float">
            <text:p>35009</text:p>
          </table:table-cell>
          <table:table-cell office:value-type="float" office:value="556.591" calcext:value-type="float">
            <text:p>556,591</text:p>
          </table:table-cell>
          <table:table-cell office:value-type="float" office:value="1052" calcext:value-type="float">
            <text:p>1052</text:p>
          </table:table-cell>
          <table:table-cell office:value-type="float" office:value="24.432" calcext:value-type="float">
            <text:p>24,432</text:p>
          </table:table-cell>
          <table:table-cell office:value-type="float" office:value="581.022" calcext:value-type="float">
            <text:p>581,022</text:p>
          </table:table-cell>
          <table:table-cell table:number-columns-repeated="1003"/>
        </table:table-row>
        <table:table-row table:style-name="ro1">
          <table:table-cell office:value-type="float" office:value="5000335" calcext:value-type="float">
            <text:p>5000335</text:p>
          </table:table-cell>
          <table:table-cell office:value-type="float" office:value="101120" calcext:value-type="float">
            <text:p>101120</text:p>
          </table:table-cell>
          <table:table-cell office:value-type="float" office:value="442" calcext:value-type="float">
            <text:p>442</text:p>
          </table:table-cell>
          <table:table-cell office:value-type="float" office:value="2320984" calcext:value-type="float">
            <text:p>2320984</text:p>
          </table:table-cell>
          <table:table-cell office:value-type="float" office:value="200704" calcext:value-type="float">
            <text:p>200704</text:p>
          </table:table-cell>
          <table:table-cell office:value-type="float" office:value="199680" calcext:value-type="float">
            <text:p>199680</text:p>
          </table:table-cell>
          <table:table-cell office:value-type="float" office:value="65664.2" calcext:value-type="float">
            <text:p>65664,2</text:p>
          </table:table-cell>
          <table:table-cell office:value-type="float" office:value="0" calcext:value-type="float">
            <text:p>0</text:p>
          </table:table-cell>
          <table:table-cell office:value-type="float" office:value="298496" calcext:value-type="float">
            <text:p>29849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49066.3" calcext:value-type="float">
            <text:p>449066,3</text:p>
          </table:table-cell>
          <table:table-cell office:value-type="float" office:value="7296" calcext:value-type="float">
            <text:p>7296</text:p>
          </table:table-cell>
          <table:table-cell office:value-type="float" office:value="6917.5" calcext:value-type="float">
            <text:p>6917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5428" calcext:value-type="float">
            <text:p>35428</text:p>
          </table:table-cell>
          <table:table-cell office:value-type="float" office:value="563.187" calcext:value-type="float">
            <text:p>563,187</text:p>
          </table:table-cell>
          <table:table-cell office:value-type="float" office:value="1065" calcext:value-type="float">
            <text:p>1065</text:p>
          </table:table-cell>
          <table:table-cell office:value-type="float" office:value="24.74" calcext:value-type="float">
            <text:p>24,74</text:p>
          </table:table-cell>
          <table:table-cell office:value-type="float" office:value="587.927" calcext:value-type="float">
            <text:p>587,927</text:p>
          </table:table-cell>
          <table:table-cell table:number-columns-repeated="1003"/>
        </table:table-row>
        <table:table-row table:style-name="ro1">
          <table:table-cell office:value-type="float" office:value="5060616" calcext:value-type="float">
            <text:p>5060616</text:p>
          </table:table-cell>
          <table:table-cell office:value-type="float" office:value="102360" calcext:value-type="float">
            <text:p>102360</text:p>
          </table:table-cell>
          <table:table-cell office:value-type="float" office:value="442" calcext:value-type="float">
            <text:p>442</text:p>
          </table:table-cell>
          <table:table-cell office:value-type="float" office:value="2304788" calcext:value-type="float">
            <text:p>2304788</text:p>
          </table:table-cell>
          <table:table-cell office:value-type="float" office:value="157696" calcext:value-type="float">
            <text:p>157696</text:p>
          </table:table-cell>
          <table:table-cell office:value-type="float" office:value="158208" calcext:value-type="float">
            <text:p>158208</text:p>
          </table:table-cell>
          <table:table-cell office:value-type="float" office:value="68426.9" calcext:value-type="float">
            <text:p>68426,9</text:p>
          </table:table-cell>
          <table:table-cell office:value-type="float" office:value="0" calcext:value-type="float">
            <text:p>0</text:p>
          </table:table-cell>
          <table:table-cell office:value-type="float" office:value="382464" calcext:value-type="float">
            <text:p>382464</text:p>
          </table:table-cell>
          <table:table-cell office:value-type="float" office:value="70358.7" calcext:value-type="float">
            <text:p>70358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80129.6" calcext:value-type="float">
            <text:p>680129,6</text:p>
          </table:table-cell>
          <table:table-cell office:value-type="float" office:value="7296" calcext:value-type="float">
            <text:p>7296</text:p>
          </table:table-cell>
          <table:table-cell office:value-type="float" office:value="6918.5" calcext:value-type="float">
            <text:p>6918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5852" calcext:value-type="float">
            <text:p>35852</text:p>
          </table:table-cell>
          <table:table-cell office:value-type="float" office:value="570.136" calcext:value-type="float">
            <text:p>570,136</text:p>
          </table:table-cell>
          <table:table-cell office:value-type="float" office:value="1077" calcext:value-type="float">
            <text:p>1077</text:p>
          </table:table-cell>
          <table:table-cell office:value-type="float" office:value="25.02" calcext:value-type="float">
            <text:p>25,02</text:p>
          </table:table-cell>
          <table:table-cell office:value-type="float" office:value="595.155" calcext:value-type="float">
            <text:p>595,155</text:p>
          </table:table-cell>
          <table:table-cell table:number-columns-repeated="1003"/>
        </table:table-row>
        <table:table-row table:style-name="ro1">
          <table:table-cell office:value-type="float" office:value="5120866" calcext:value-type="float">
            <text:p>5120866</text:p>
          </table:table-cell>
          <table:table-cell office:value-type="float" office:value="103586" calcext:value-type="float">
            <text:p>103586</text:p>
          </table:table-cell>
          <table:table-cell office:value-type="float" office:value="442" calcext:value-type="float">
            <text:p>442</text:p>
          </table:table-cell>
          <table:table-cell office:value-type="float" office:value="2350792" calcext:value-type="float">
            <text:p>2350792</text:p>
          </table:table-cell>
          <table:table-cell office:value-type="float" office:value="187904" calcext:value-type="float">
            <text:p>187904</text:p>
          </table:table-cell>
          <table:table-cell office:value-type="float" office:value="185344" calcext:value-type="float">
            <text:p>185344</text:p>
          </table:table-cell>
          <table:table-cell office:value-type="float" office:value="128533.8" calcext:value-type="float">
            <text:p>128533,8</text:p>
          </table:table-cell>
          <table:table-cell office:value-type="float" office:value="0" calcext:value-type="float">
            <text:p>0</text:p>
          </table:table-cell>
          <table:table-cell office:value-type="float" office:value="325632" calcext:value-type="float">
            <text:p>325632</text:p>
          </table:table-cell>
          <table:table-cell office:value-type="float" office:value="282163.4" calcext:value-type="float">
            <text:p>282163,4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65719" calcext:value-type="float">
            <text:p>365719</text:p>
          </table:table-cell>
          <table:table-cell office:value-type="float" office:value="7296" calcext:value-type="float">
            <text:p>7296</text:p>
          </table:table-cell>
          <table:table-cell office:value-type="float" office:value="6919.2" calcext:value-type="float">
            <text:p>6919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6300" calcext:value-type="float">
            <text:p>36300</text:p>
          </table:table-cell>
          <table:table-cell office:value-type="float" office:value="577.275" calcext:value-type="float">
            <text:p>577,275</text:p>
          </table:table-cell>
          <table:table-cell office:value-type="float" office:value="1091" calcext:value-type="float">
            <text:p>1091</text:p>
          </table:table-cell>
          <table:table-cell office:value-type="float" office:value="25.382" calcext:value-type="float">
            <text:p>25,382</text:p>
          </table:table-cell>
          <table:table-cell office:value-type="float" office:value="602.657" calcext:value-type="float">
            <text:p>602,657</text:p>
          </table:table-cell>
          <table:table-cell table:number-columns-repeated="1003"/>
        </table:table-row>
        <table:table-row table:style-name="ro1">
          <table:table-cell office:value-type="float" office:value="5181086" calcext:value-type="float">
            <text:p>5181086</text:p>
          </table:table-cell>
          <table:table-cell office:value-type="float" office:value="104824" calcext:value-type="float">
            <text:p>104824</text:p>
          </table:table-cell>
          <table:table-cell office:value-type="float" office:value="442" calcext:value-type="float">
            <text:p>442</text:p>
          </table:table-cell>
          <table:table-cell office:value-type="float" office:value="2339196" calcext:value-type="float">
            <text:p>2339196</text:p>
          </table:table-cell>
          <table:table-cell office:value-type="float" office:value="123392" calcext:value-type="float">
            <text:p>123392</text:p>
          </table:table-cell>
          <table:table-cell office:value-type="float" office:value="124416" calcext:value-type="float">
            <text:p>124416</text:p>
          </table:table-cell>
          <table:table-cell office:value-type="float" office:value="0" calcext:value-type="float">
            <text:p>0</text:p>
          </table:table-cell>
          <table:table-cell office:value-type="float" office:value="86144.3" calcext:value-type="float">
            <text:p>86144,3</text:p>
          </table:table-cell>
          <table:table-cell office:value-type="float" office:value="450048" calcext:value-type="float">
            <text:p>450048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86222" calcext:value-type="float">
            <text:p>986222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6719" calcext:value-type="float">
            <text:p>36719</text:p>
          </table:table-cell>
          <table:table-cell office:value-type="float" office:value="584.102" calcext:value-type="float">
            <text:p>584,102</text:p>
          </table:table-cell>
          <table:table-cell office:value-type="float" office:value="1103" calcext:value-type="float">
            <text:p>1103</text:p>
          </table:table-cell>
          <table:table-cell office:value-type="float" office:value="25.692" calcext:value-type="float">
            <text:p>25,692</text:p>
          </table:table-cell>
          <table:table-cell office:value-type="float" office:value="609.794" calcext:value-type="float">
            <text:p>609,794</text:p>
          </table:table-cell>
          <table:table-cell table:number-columns-repeated="1003"/>
        </table:table-row>
        <table:table-row table:style-name="ro1">
          <table:table-cell office:value-type="float" office:value="5241333" calcext:value-type="float">
            <text:p>5241333</text:p>
          </table:table-cell>
          <table:table-cell office:value-type="float" office:value="106052" calcext:value-type="float">
            <text:p>106052</text:p>
          </table:table-cell>
          <table:table-cell office:value-type="float" office:value="442" calcext:value-type="float">
            <text:p>442</text:p>
          </table:table-cell>
          <table:table-cell office:value-type="float" office:value="2351144" calcext:value-type="float">
            <text:p>2351144</text:p>
          </table:table-cell>
          <table:table-cell table:number-columns-repeated="2" office:value-type="float" office:value="183808" calcext:value-type="float">
            <text:p>183808</text:p>
          </table:table-cell>
          <table:table-cell office:value-type="float" office:value="57504.2" calcext:value-type="float">
            <text:p>57504,2</text:p>
          </table:table-cell>
          <table:table-cell office:value-type="float" office:value="0" calcext:value-type="float">
            <text:p>0</text:p>
          </table:table-cell>
          <table:table-cell office:value-type="float" office:value="331264" calcext:value-type="float">
            <text:p>331264</text:p>
          </table:table-cell>
          <table:table-cell office:value-type="float" office:value="114239.1" calcext:value-type="float">
            <text:p>114239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95618.1" calcext:value-type="float">
            <text:p>99561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7150" calcext:value-type="float">
            <text:p>37150</text:p>
          </table:table-cell>
          <table:table-cell office:value-type="float" office:value="591.008" calcext:value-type="float">
            <text:p>591,008</text:p>
          </table:table-cell>
          <table:table-cell office:value-type="float" office:value="1116" calcext:value-type="float">
            <text:p>1116</text:p>
          </table:table-cell>
          <table:table-cell office:value-type="float" office:value="25.992" calcext:value-type="float">
            <text:p>25,992</text:p>
          </table:table-cell>
          <table:table-cell office:value-type="float" office:value="616.999" calcext:value-type="float">
            <text:p>616,999</text:p>
          </table:table-cell>
          <table:table-cell table:number-columns-repeated="1003"/>
        </table:table-row>
        <table:table-row table:style-name="ro1">
          <table:table-cell office:value-type="float" office:value="5301538" calcext:value-type="float">
            <text:p>5301538</text:p>
          </table:table-cell>
          <table:table-cell office:value-type="float" office:value="107298" calcext:value-type="float">
            <text:p>107298</text:p>
          </table:table-cell>
          <table:table-cell office:value-type="float" office:value="442" calcext:value-type="float">
            <text:p>442</text:p>
          </table:table-cell>
          <table:table-cell office:value-type="float" office:value="2305124" calcext:value-type="float">
            <text:p>2305124</text:p>
          </table:table-cell>
          <table:table-cell office:value-type="float" office:value="173568" calcext:value-type="float">
            <text:p>173568</text:p>
          </table:table-cell>
          <table:table-cell office:value-type="float" office:value="174592" calcext:value-type="float">
            <text:p>174592</text:p>
          </table:table-cell>
          <table:table-cell office:value-type="float" office:value="57472.2" calcext:value-type="float">
            <text:p>57472,2</text:p>
          </table:table-cell>
          <table:table-cell office:value-type="float" office:value="0" calcext:value-type="float">
            <text:p>0</text:p>
          </table:table-cell>
          <table:table-cell office:value-type="float" office:value="349696" calcext:value-type="float">
            <text:p>349696</text:p>
          </table:table-cell>
          <table:table-cell office:value-type="float" office:value="262213.5" calcext:value-type="float">
            <text:p>262213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84389.1" calcext:value-type="float">
            <text:p>1084389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7587" calcext:value-type="float">
            <text:p>37587</text:p>
          </table:table-cell>
          <table:table-cell office:value-type="float" office:value="598.029" calcext:value-type="float">
            <text:p>598,029</text:p>
          </table:table-cell>
          <table:table-cell office:value-type="float" office:value="1129" calcext:value-type="float">
            <text:p>1129</text:p>
          </table:table-cell>
          <table:table-cell office:value-type="float" office:value="26.284" calcext:value-type="float">
            <text:p>26,284</text:p>
          </table:table-cell>
          <table:table-cell office:value-type="float" office:value="624.313" calcext:value-type="float">
            <text:p>624,313</text:p>
          </table:table-cell>
          <table:table-cell table:number-columns-repeated="1003"/>
        </table:table-row>
        <table:table-row table:style-name="ro1">
          <table:table-cell office:value-type="float" office:value="5361840" calcext:value-type="float">
            <text:p>5361840</text:p>
          </table:table-cell>
          <table:table-cell office:value-type="float" office:value="108528" calcext:value-type="float">
            <text:p>108528</text:p>
          </table:table-cell>
          <table:table-cell office:value-type="float" office:value="442" calcext:value-type="float">
            <text:p>442</text:p>
          </table:table-cell>
          <table:table-cell office:value-type="float" office:value="2341840" calcext:value-type="float">
            <text:p>2341840</text:p>
          </table:table-cell>
          <table:table-cell office:value-type="float" office:value="134656" calcext:value-type="float">
            <text:p>134656</text:p>
          </table:table-cell>
          <table:table-cell office:value-type="float" office:value="134144" calcext:value-type="float">
            <text:p>134144</text:p>
          </table:table-cell>
          <table:table-cell office:value-type="float" office:value="75189.7" calcext:value-type="float">
            <text:p>75189,7</text:p>
          </table:table-cell>
          <table:table-cell office:value-type="float" office:value="0" calcext:value-type="float">
            <text:p>0</text:p>
          </table:table-cell>
          <table:table-cell office:value-type="float" office:value="430080" calcext:value-type="float">
            <text:p>430080</text:p>
          </table:table-cell>
          <table:table-cell office:value-type="float" office:value="22844.8" calcext:value-type="float">
            <text:p>22844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90716.1" calcext:value-type="float">
            <text:p>79071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8026" calcext:value-type="float">
            <text:p>38026</text:p>
          </table:table-cell>
          <table:table-cell office:value-type="float" office:value="605.281" calcext:value-type="float">
            <text:p>605,281</text:p>
          </table:table-cell>
          <table:table-cell office:value-type="float" office:value="1142" calcext:value-type="float">
            <text:p>1142</text:p>
          </table:table-cell>
          <table:table-cell office:value-type="float" office:value="26.589" calcext:value-type="float">
            <text:p>26,589</text:p>
          </table:table-cell>
          <table:table-cell office:value-type="float" office:value="631.869" calcext:value-type="float">
            <text:p>631,869</text:p>
          </table:table-cell>
          <table:table-cell table:number-columns-repeated="1003"/>
        </table:table-row>
        <table:table-row table:style-name="ro1">
          <table:table-cell office:value-type="float" office:value="5422077" calcext:value-type="float">
            <text:p>5422077</text:p>
          </table:table-cell>
          <table:table-cell office:value-type="float" office:value="109762" calcext:value-type="float">
            <text:p>109762</text:p>
          </table:table-cell>
          <table:table-cell office:value-type="float" office:value="442" calcext:value-type="float">
            <text:p>442</text:p>
          </table:table-cell>
          <table:table-cell office:value-type="float" office:value="2305152" calcext:value-type="float">
            <text:p>2305152</text:p>
          </table:table-cell>
          <table:table-cell office:value-type="float" office:value="150528" calcext:value-type="float">
            <text:p>150528</text:p>
          </table:table-cell>
          <table:table-cell office:value-type="float" office:value="151552" calcext:value-type="float">
            <text:p>151552</text:p>
          </table:table-cell>
          <table:table-cell office:value-type="float" office:value="0" calcext:value-type="float">
            <text:p>0</text:p>
          </table:table-cell>
          <table:table-cell office:value-type="float" office:value="110752.5" calcext:value-type="float">
            <text:p>110752,5</text:p>
          </table:table-cell>
          <table:table-cell office:value-type="float" office:value="395776" calcext:value-type="float">
            <text:p>395776</text:p>
          </table:table-cell>
          <table:table-cell office:value-type="float" office:value="237260.1" calcext:value-type="float">
            <text:p>237260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90190" calcext:value-type="float">
            <text:p>490190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8447" calcext:value-type="float">
            <text:p>38447</text:p>
          </table:table-cell>
          <table:table-cell office:value-type="float" office:value="612.162" calcext:value-type="float">
            <text:p>612,162</text:p>
          </table:table-cell>
          <table:table-cell office:value-type="float" office:value="1155" calcext:value-type="float">
            <text:p>1155</text:p>
          </table:table-cell>
          <table:table-cell office:value-type="float" office:value="26.898" calcext:value-type="float">
            <text:p>26,898</text:p>
          </table:table-cell>
          <table:table-cell office:value-type="float" office:value="639.06" calcext:value-type="float">
            <text:p>639,06</text:p>
          </table:table-cell>
          <table:table-cell table:number-columns-repeated="1003"/>
        </table:table-row>
        <table:table-row table:style-name="ro1">
          <table:table-cell office:value-type="float" office:value="5482345" calcext:value-type="float">
            <text:p>5482345</text:p>
          </table:table-cell>
          <table:table-cell office:value-type="float" office:value="110994" calcext:value-type="float">
            <text:p>110994</text:p>
          </table:table-cell>
          <table:table-cell office:value-type="float" office:value="442" calcext:value-type="float">
            <text:p>442</text:p>
          </table:table-cell>
          <table:table-cell office:value-type="float" office:value="2305416" calcext:value-type="float">
            <text:p>2305416</text:p>
          </table:table-cell>
          <table:table-cell office:value-type="float" office:value="138240" calcext:value-type="float">
            <text:p>138240</text:p>
          </table:table-cell>
          <table:table-cell office:value-type="float" office:value="127488" calcext:value-type="float">
            <text:p>127488</text:p>
          </table:table-cell>
          <table:table-cell office:value-type="float" office:value="0" calcext:value-type="float">
            <text:p>0</text:p>
          </table:table-cell>
          <table:table-cell office:value-type="float" office:value="127168.4" calcext:value-type="float">
            <text:p>127168,4</text:p>
          </table:table-cell>
          <table:table-cell office:value-type="float" office:value="433152" calcext:value-type="float">
            <text:p>433152</text:p>
          </table:table-cell>
          <table:table-cell office:value-type="float" office:value="61031.1" calcext:value-type="float">
            <text:p>61031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943908.9" calcext:value-type="float">
            <text:p>943908,9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8885" calcext:value-type="float">
            <text:p>38885</text:p>
          </table:table-cell>
          <table:table-cell office:value-type="float" office:value="619.138" calcext:value-type="float">
            <text:p>619,138</text:p>
          </table:table-cell>
          <table:table-cell office:value-type="float" office:value="1168" calcext:value-type="float">
            <text:p>1168</text:p>
          </table:table-cell>
          <table:table-cell office:value-type="float" office:value="27.219" calcext:value-type="float">
            <text:p>27,219</text:p>
          </table:table-cell>
          <table:table-cell office:value-type="float" office:value="646.357" calcext:value-type="float">
            <text:p>646,357</text:p>
          </table:table-cell>
          <table:table-cell table:number-columns-repeated="1003"/>
        </table:table-row>
        <table:table-row table:style-name="ro1">
          <table:table-cell office:value-type="float" office:value="5542621" calcext:value-type="float">
            <text:p>5542621</text:p>
          </table:table-cell>
          <table:table-cell office:value-type="float" office:value="112228" calcext:value-type="float">
            <text:p>112228</text:p>
          </table:table-cell>
          <table:table-cell office:value-type="float" office:value="442" calcext:value-type="float">
            <text:p>442</text:p>
          </table:table-cell>
          <table:table-cell office:value-type="float" office:value="2333644" calcext:value-type="float">
            <text:p>2333644</text:p>
          </table:table-cell>
          <table:table-cell office:value-type="float" office:value="158208" calcext:value-type="float">
            <text:p>158208</text:p>
          </table:table-cell>
          <table:table-cell office:value-type="float" office:value="164352" calcext:value-type="float">
            <text:p>164352</text:p>
          </table:table-cell>
          <table:table-cell office:value-type="float" office:value="132597.9" calcext:value-type="float">
            <text:p>132597,9</text:p>
          </table:table-cell>
          <table:table-cell office:value-type="float" office:value="0" calcext:value-type="float">
            <text:p>0</text:p>
          </table:table-cell>
          <table:table-cell office:value-type="float" office:value="370176" calcext:value-type="float">
            <text:p>370176</text:p>
          </table:table-cell>
          <table:table-cell office:value-type="float" office:value="162660.3" calcext:value-type="float">
            <text:p>162660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44540.7" calcext:value-type="float">
            <text:p>644540,7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9310" calcext:value-type="float">
            <text:p>39310</text:p>
          </table:table-cell>
          <table:table-cell office:value-type="float" office:value="626.035" calcext:value-type="float">
            <text:p>626,035</text:p>
          </table:table-cell>
          <table:table-cell office:value-type="float" office:value="1181" calcext:value-type="float">
            <text:p>1181</text:p>
          </table:table-cell>
          <table:table-cell office:value-type="float" office:value="27.517" calcext:value-type="float">
            <text:p>27,517</text:p>
          </table:table-cell>
          <table:table-cell office:value-type="float" office:value="653.551" calcext:value-type="float">
            <text:p>653,551</text:p>
          </table:table-cell>
          <table:table-cell table:number-columns-repeated="1003"/>
        </table:table-row>
        <table:table-row table:style-name="ro1">
          <table:table-cell office:value-type="float" office:value="5602858" calcext:value-type="float">
            <text:p>5602858</text:p>
          </table:table-cell>
          <table:table-cell office:value-type="float" office:value="113460" calcext:value-type="float">
            <text:p>113460</text:p>
          </table:table-cell>
          <table:table-cell office:value-type="float" office:value="442" calcext:value-type="float">
            <text:p>442</text:p>
          </table:table-cell>
          <table:table-cell office:value-type="float" office:value="2305396" calcext:value-type="float">
            <text:p>2305396</text:p>
          </table:table-cell>
          <table:table-cell office:value-type="float" office:value="143872" calcext:value-type="float">
            <text:p>143872</text:p>
          </table:table-cell>
          <table:table-cell office:value-type="float" office:value="142848" calcext:value-type="float">
            <text:p>142848</text:p>
          </table:table-cell>
          <table:table-cell office:value-type="float" office:value="77984.3" calcext:value-type="float">
            <text:p>77984,3</text:p>
          </table:table-cell>
          <table:table-cell office:value-type="float" office:value="0" calcext:value-type="float">
            <text:p>0</text:p>
          </table:table-cell>
          <table:table-cell office:value-type="float" office:value="412160" calcext:value-type="float">
            <text:p>412160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09157" calcext:value-type="float">
            <text:p>1109157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9746" calcext:value-type="float">
            <text:p>39746</text:p>
          </table:table-cell>
          <table:table-cell office:value-type="float" office:value="633.073" calcext:value-type="float">
            <text:p>633,073</text:p>
          </table:table-cell>
          <table:table-cell office:value-type="float" office:value="1194" calcext:value-type="float">
            <text:p>1194</text:p>
          </table:table-cell>
          <table:table-cell office:value-type="float" office:value="27.831" calcext:value-type="float">
            <text:p>27,831</text:p>
          </table:table-cell>
          <table:table-cell office:value-type="float" office:value="660.904" calcext:value-type="float">
            <text:p>660,904</text:p>
          </table:table-cell>
          <table:table-cell table:number-columns-repeated="1003"/>
        </table:table-row>
        <table:table-row table:style-name="ro1">
          <table:table-cell office:value-type="float" office:value="5663098" calcext:value-type="float">
            <text:p>5663098</text:p>
          </table:table-cell>
          <table:table-cell office:value-type="float" office:value="114694" calcext:value-type="float">
            <text:p>114694</text:p>
          </table:table-cell>
          <table:table-cell office:value-type="float" office:value="442" calcext:value-type="float">
            <text:p>442</text:p>
          </table:table-cell>
          <table:table-cell office:value-type="float" office:value="2325668" calcext:value-type="float">
            <text:p>2325668</text:p>
          </table:table-cell>
          <table:table-cell office:value-type="float" office:value="142336" calcext:value-type="float">
            <text:p>142336</text:p>
          </table:table-cell>
          <table:table-cell office:value-type="float" office:value="140800" calcext:value-type="float">
            <text:p>140800</text:p>
          </table:table-cell>
          <table:table-cell office:value-type="float" office:value="101163" calcext:value-type="float">
            <text:p>101163</text:p>
          </table:table-cell>
          <table:table-cell office:value-type="float" office:value="0" calcext:value-type="float">
            <text:p>0</text:p>
          </table:table-cell>
          <table:table-cell office:value-type="float" office:value="415744" calcext:value-type="float">
            <text:p>415744</text:p>
          </table:table-cell>
          <table:table-cell office:value-type="float" office:value="298836.8" calcext:value-type="float">
            <text:p>298836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51631.4" calcext:value-type="float">
            <text:p>551631,4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0152" calcext:value-type="float">
            <text:p>40152</text:p>
          </table:table-cell>
          <table:table-cell office:value-type="float" office:value="639.697" calcext:value-type="float">
            <text:p>639,697</text:p>
          </table:table-cell>
          <table:table-cell office:value-type="float" office:value="1206" calcext:value-type="float">
            <text:p>1206</text:p>
          </table:table-cell>
          <table:table-cell office:value-type="float" office:value="28.152" calcext:value-type="float">
            <text:p>28,152</text:p>
          </table:table-cell>
          <table:table-cell office:value-type="float" office:value="667.849" calcext:value-type="float">
            <text:p>667,849</text:p>
          </table:table-cell>
          <table:table-cell table:number-columns-repeated="1003"/>
        </table:table-row>
        <table:table-row table:style-name="ro1">
          <table:table-cell office:value-type="float" office:value="5723408" calcext:value-type="float">
            <text:p>5723408</text:p>
          </table:table-cell>
          <table:table-cell office:value-type="float" office:value="115926" calcext:value-type="float">
            <text:p>115926</text:p>
          </table:table-cell>
          <table:table-cell office:value-type="float" office:value="442" calcext:value-type="float">
            <text:p>442</text:p>
          </table:table-cell>
          <table:table-cell office:value-type="float" office:value="2343876" calcext:value-type="float">
            <text:p>2343876</text:p>
          </table:table-cell>
          <table:table-cell office:value-type="float" office:value="163840" calcext:value-type="float">
            <text:p>163840</text:p>
          </table:table-cell>
          <table:table-cell office:value-type="float" office:value="183296" calcext:value-type="float">
            <text:p>183296</text:p>
          </table:table-cell>
          <table:table-cell office:value-type="float" office:value="157205.9" calcext:value-type="float">
            <text:p>157205,9</text:p>
          </table:table-cell>
          <table:table-cell office:value-type="float" office:value="0" calcext:value-type="float">
            <text:p>0</text:p>
          </table:table-cell>
          <table:table-cell office:value-type="float" office:value="332288" calcext:value-type="float">
            <text:p>332288</text:p>
          </table:table-cell>
          <table:table-cell office:value-type="float" office:value="216831.3" calcext:value-type="float">
            <text:p>216831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63436.6" calcext:value-type="float">
            <text:p>763436,6</text:p>
          </table:table-cell>
          <table:table-cell office:value-type="float" office:value="7296" calcext:value-type="float">
            <text:p>7296</text:p>
          </table:table-cell>
          <table:table-cell office:value-type="float" office:value="6920.6" calcext:value-type="float">
            <text:p>6920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0584" calcext:value-type="float">
            <text:p>40584</text:p>
          </table:table-cell>
          <table:table-cell office:value-type="float" office:value="646.745" calcext:value-type="float">
            <text:p>646,745</text:p>
          </table:table-cell>
          <table:table-cell office:value-type="float" office:value="1219" calcext:value-type="float">
            <text:p>1219</text:p>
          </table:table-cell>
          <table:table-cell office:value-type="float" office:value="28.471" calcext:value-type="float">
            <text:p>28,471</text:p>
          </table:table-cell>
          <table:table-cell office:value-type="float" office:value="675.216" calcext:value-type="float">
            <text:p>675,216</text:p>
          </table:table-cell>
          <table:table-cell table:number-columns-repeated="1003"/>
        </table:table-row>
        <table:table-row table:style-name="ro1">
          <table:table-cell office:value-type="float" office:value="5783640" calcext:value-type="float">
            <text:p>5783640</text:p>
          </table:table-cell>
          <table:table-cell office:value-type="float" office:value="117134" calcext:value-type="float">
            <text:p>117134</text:p>
          </table:table-cell>
          <table:table-cell office:value-type="float" office:value="442" calcext:value-type="float">
            <text:p>442</text:p>
          </table:table-cell>
          <table:table-cell office:value-type="float" office:value="2305408" calcext:value-type="float">
            <text:p>2305408</text:p>
          </table:table-cell>
          <table:table-cell office:value-type="float" office:value="156160" calcext:value-type="float">
            <text:p>156160</text:p>
          </table:table-cell>
          <table:table-cell office:value-type="float" office:value="158720" calcext:value-type="float">
            <text:p>158720</text:p>
          </table:table-cell>
          <table:table-cell office:value-type="float" office:value="49280.2" calcext:value-type="float">
            <text:p>49280,2</text:p>
          </table:table-cell>
          <table:table-cell office:value-type="float" office:value="0" calcext:value-type="float">
            <text:p>0</text:p>
          </table:table-cell>
          <table:table-cell office:value-type="float" office:value="381440" calcext:value-type="float">
            <text:p>381440</text:p>
          </table:table-cell>
          <table:table-cell office:value-type="float" office:value="291541.2" calcext:value-type="float">
            <text:p>291541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51540.8" calcext:value-type="float">
            <text:p>551540,8</text:p>
          </table:table-cell>
          <table:table-cell office:value-type="float" office:value="7296" calcext:value-type="float">
            <text:p>7296</text:p>
          </table:table-cell>
          <table:table-cell office:value-type="float" office:value="6920.9" calcext:value-type="float">
            <text:p>6920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1028" calcext:value-type="float">
            <text:p>41028</text:p>
          </table:table-cell>
          <table:table-cell office:value-type="float" office:value="653.887" calcext:value-type="float">
            <text:p>653,887</text:p>
          </table:table-cell>
          <table:table-cell office:value-type="float" office:value="1233" calcext:value-type="float">
            <text:p>1233</text:p>
          </table:table-cell>
          <table:table-cell office:value-type="float" office:value="28.772" calcext:value-type="float">
            <text:p>28,772</text:p>
          </table:table-cell>
          <table:table-cell office:value-type="float" office:value="682.659" calcext:value-type="float">
            <text:p>682,659</text:p>
          </table:table-cell>
          <table:table-cell table:number-columns-repeated="1003"/>
        </table:table-row>
        <table:table-row table:style-name="ro1">
          <table:table-cell office:value-type="float" office:value="5843902" calcext:value-type="float">
            <text:p>5843902</text:p>
          </table:table-cell>
          <table:table-cell office:value-type="float" office:value="118360" calcext:value-type="float">
            <text:p>118360</text:p>
          </table:table-cell>
          <table:table-cell office:value-type="float" office:value="442" calcext:value-type="float">
            <text:p>442</text:p>
          </table:table-cell>
          <table:table-cell office:value-type="float" office:value="2337740" calcext:value-type="float">
            <text:p>2337740</text:p>
          </table:table-cell>
          <table:table-cell office:value-type="float" office:value="180224" calcext:value-type="float">
            <text:p>180224</text:p>
          </table:table-cell>
          <table:table-cell office:value-type="float" office:value="183296" calcext:value-type="float">
            <text:p>183296</text:p>
          </table:table-cell>
          <table:table-cell office:value-type="float" office:value="0" calcext:value-type="float">
            <text:p>0</text:p>
          </table:table-cell>
          <table:table-cell office:value-type="float" office:value="88843" calcext:value-type="float">
            <text:p>88843</text:p>
          </table:table-cell>
          <table:table-cell office:value-type="float" office:value="329728" calcext:value-type="float">
            <text:p>329728</text:p>
          </table:table-cell>
          <table:table-cell office:value-type="float" office:value="222765.9" calcext:value-type="float">
            <text:p>222765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53446.8" calcext:value-type="float">
            <text:p>853446,8</text:p>
          </table:table-cell>
          <table:table-cell office:value-type="float" office:value="7296" calcext:value-type="float">
            <text:p>7296</text:p>
          </table:table-cell>
          <table:table-cell office:value-type="float" office:value="6925.3" calcext:value-type="float">
            <text:p>6925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1467" calcext:value-type="float">
            <text:p>41467</text:p>
          </table:table-cell>
          <table:table-cell office:value-type="float" office:value="660.931" calcext:value-type="float">
            <text:p>660,931</text:p>
          </table:table-cell>
          <table:table-cell office:value-type="float" office:value="1246" calcext:value-type="float">
            <text:p>1246</text:p>
          </table:table-cell>
          <table:table-cell office:value-type="float" office:value="29.058" calcext:value-type="float">
            <text:p>29,058</text:p>
          </table:table-cell>
          <table:table-cell office:value-type="float" office:value="689.989" calcext:value-type="float">
            <text:p>689,989</text:p>
          </table:table-cell>
          <table:table-cell table:number-columns-repeated="1003"/>
        </table:table-row>
        <table:table-row table:style-name="ro1">
          <table:table-cell office:value-type="float" office:value="5904166" calcext:value-type="float">
            <text:p>5904166</text:p>
          </table:table-cell>
          <table:table-cell office:value-type="float" office:value="119586" calcext:value-type="float">
            <text:p>119586</text:p>
          </table:table-cell>
          <table:table-cell office:value-type="float" office:value="442" calcext:value-type="float">
            <text:p>442</text:p>
          </table:table-cell>
          <table:table-cell office:value-type="float" office:value="2329848" calcext:value-type="float">
            <text:p>2329848</text:p>
          </table:table-cell>
          <table:table-cell office:value-type="float" office:value="178176" calcext:value-type="float">
            <text:p>178176</text:p>
          </table:table-cell>
          <table:table-cell office:value-type="float" office:value="183296" calcext:value-type="float">
            <text:p>183296</text:p>
          </table:table-cell>
          <table:table-cell office:value-type="float" office:value="150443.2" calcext:value-type="float">
            <text:p>150443,2</text:p>
          </table:table-cell>
          <table:table-cell office:value-type="float" office:value="0" calcext:value-type="float">
            <text:p>0</text:p>
          </table:table-cell>
          <table:table-cell office:value-type="float" office:value="332288" calcext:value-type="float">
            <text:p>332288</text:p>
          </table:table-cell>
          <table:table-cell office:value-type="float" office:value="189424.9" calcext:value-type="float">
            <text:p>189424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75816.8" calcext:value-type="float">
            <text:p>375816,8</text:p>
          </table:table-cell>
          <table:table-cell office:value-type="float" office:value="7296" calcext:value-type="float">
            <text:p>7296</text:p>
          </table:table-cell>
          <table:table-cell office:value-type="float" office:value="6927.7" calcext:value-type="float">
            <text:p>6927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1888" calcext:value-type="float">
            <text:p>41888</text:p>
          </table:table-cell>
          <table:table-cell office:value-type="float" office:value="667.819" calcext:value-type="float">
            <text:p>667,819</text:p>
          </table:table-cell>
          <table:table-cell office:value-type="float" office:value="1259" calcext:value-type="float">
            <text:p>1259</text:p>
          </table:table-cell>
          <table:table-cell office:value-type="float" office:value="29.383" calcext:value-type="float">
            <text:p>29,383</text:p>
          </table:table-cell>
          <table:table-cell office:value-type="float" office:value="697.202" calcext:value-type="float">
            <text:p>697,202</text:p>
          </table:table-cell>
          <table:table-cell table:number-columns-repeated="1003"/>
        </table:table-row>
        <table:table-row table:style-name="ro1">
          <table:table-cell office:value-type="float" office:value="5964391" calcext:value-type="float">
            <text:p>5964391</text:p>
          </table:table-cell>
          <table:table-cell office:value-type="float" office:value="120812" calcext:value-type="float">
            <text:p>120812</text:p>
          </table:table-cell>
          <table:table-cell office:value-type="float" office:value="442" calcext:value-type="float">
            <text:p>442</text:p>
          </table:table-cell>
          <table:table-cell office:value-type="float" office:value="2305724" calcext:value-type="float">
            <text:p>2305724</text:p>
          </table:table-cell>
          <table:table-cell office:value-type="float" office:value="151040" calcext:value-type="float">
            <text:p>151040</text:p>
          </table:table-cell>
          <table:table-cell office:value-type="float" office:value="145920" calcext:value-type="float">
            <text:p>145920</text:p>
          </table:table-cell>
          <table:table-cell office:value-type="float" office:value="97099.1" calcext:value-type="float">
            <text:p>97099,1</text:p>
          </table:table-cell>
          <table:table-cell office:value-type="float" office:value="0" calcext:value-type="float">
            <text:p>0</text:p>
          </table:table-cell>
          <table:table-cell office:value-type="float" office:value="401920" calcext:value-type="float">
            <text:p>401920</text:p>
          </table:table-cell>
          <table:table-cell office:value-type="float" office:value="222811.2" calcext:value-type="float">
            <text:p>222811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24402" calcext:value-type="float">
            <text:p>1024402</text:p>
          </table:table-cell>
          <table:table-cell office:value-type="float" office:value="7296" calcext:value-type="float">
            <text:p>7296</text:p>
          </table:table-cell>
          <table:table-cell office:value-type="float" office:value="6927.7" calcext:value-type="float">
            <text:p>6927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2316" calcext:value-type="float">
            <text:p>42316</text:p>
          </table:table-cell>
          <table:table-cell office:value-type="float" office:value="674.714" calcext:value-type="float">
            <text:p>674,714</text:p>
          </table:table-cell>
          <table:table-cell office:value-type="float" office:value="1271" calcext:value-type="float">
            <text:p>1271</text:p>
          </table:table-cell>
          <table:table-cell office:value-type="float" office:value="29.688" calcext:value-type="float">
            <text:p>29,688</text:p>
          </table:table-cell>
          <table:table-cell office:value-type="float" office:value="704.402" calcext:value-type="float">
            <text:p>704,402</text:p>
          </table:table-cell>
          <table:table-cell table:number-columns-repeated="1003"/>
        </table:table-row>
        <table:table-row table:style-name="ro1">
          <table:table-cell office:value-type="float" office:value="6024662" calcext:value-type="float">
            <text:p>6024662</text:p>
          </table:table-cell>
          <table:table-cell office:value-type="float" office:value="122020" calcext:value-type="float">
            <text:p>122020</text:p>
          </table:table-cell>
          <table:table-cell office:value-type="float" office:value="442" calcext:value-type="float">
            <text:p>442</text:p>
          </table:table-cell>
          <table:table-cell office:value-type="float" office:value="2305724" calcext:value-type="float">
            <text:p>2305724</text:p>
          </table:table-cell>
          <table:table-cell office:value-type="float" office:value="186368" calcext:value-type="float">
            <text:p>186368</text:p>
          </table:table-cell>
          <table:table-cell office:value-type="float" office:value="150528" calcext:value-type="float">
            <text:p>150528</text:p>
          </table:table-cell>
          <table:table-cell office:value-type="float" office:value="0" calcext:value-type="float">
            <text:p>0</text:p>
          </table:table-cell>
          <table:table-cell office:value-type="float" office:value="150379.2" calcext:value-type="float">
            <text:p>150379,2</text:p>
          </table:table-cell>
          <table:table-cell office:value-type="float" office:value="325120" calcext:value-type="float">
            <text:p>325120</text:p>
          </table:table-cell>
          <table:table-cell office:value-type="float" office:value="10922.7" calcext:value-type="float">
            <text:p>10922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96255.8" calcext:value-type="float">
            <text:p>1296255,8</text:p>
          </table:table-cell>
          <table:table-cell office:value-type="float" office:value="7296" calcext:value-type="float">
            <text:p>7296</text:p>
          </table:table-cell>
          <table:table-cell office:value-type="float" office:value="6931.1" calcext:value-type="float">
            <text:p>6931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2759" calcext:value-type="float">
            <text:p>42759</text:p>
          </table:table-cell>
          <table:table-cell office:value-type="float" office:value="682.09" calcext:value-type="float">
            <text:p>682,09</text:p>
          </table:table-cell>
          <table:table-cell office:value-type="float" office:value="1284" calcext:value-type="float">
            <text:p>1284</text:p>
          </table:table-cell>
          <table:table-cell office:value-type="float" office:value="29.993" calcext:value-type="float">
            <text:p>29,993</text:p>
          </table:table-cell>
          <table:table-cell office:value-type="float" office:value="712.082" calcext:value-type="float">
            <text:p>712,082</text:p>
          </table:table-cell>
          <table:table-cell table:number-columns-repeated="1003"/>
        </table:table-row>
        <table:table-row table:style-name="ro1">
          <table:table-cell office:value-type="float" office:value="6084954" calcext:value-type="float">
            <text:p>6084954</text:p>
          </table:table-cell>
          <table:table-cell office:value-type="float" office:value="123258" calcext:value-type="float">
            <text:p>123258</text:p>
          </table:table-cell>
          <table:table-cell office:value-type="float" office:value="442" calcext:value-type="float">
            <text:p>442</text:p>
          </table:table-cell>
          <table:table-cell office:value-type="float" office:value="2305724" calcext:value-type="float">
            <text:p>2305724</text:p>
          </table:table-cell>
          <table:table-cell office:value-type="float" office:value="144896" calcext:value-type="float">
            <text:p>144896</text:p>
          </table:table-cell>
          <table:table-cell office:value-type="float" office:value="116736" calcext:value-type="float">
            <text:p>116736</text:p>
          </table:table-cell>
          <table:table-cell office:value-type="float" office:value="0" calcext:value-type="float">
            <text:p>0</text:p>
          </table:table-cell>
          <table:table-cell office:value-type="float" office:value="116245.7" calcext:value-type="float">
            <text:p>116245,7</text:p>
          </table:table-cell>
          <table:table-cell office:value-type="float" office:value="419328" calcext:value-type="float">
            <text:p>419328</text:p>
          </table:table-cell>
          <table:table-cell office:value-type="float" office:value="117263.7" calcext:value-type="float">
            <text:p>117263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498336.8" calcext:value-type="float">
            <text:p>498336,8</text:p>
          </table:table-cell>
          <table:table-cell office:value-type="float" office:value="7296" calcext:value-type="float">
            <text:p>7296</text:p>
          </table:table-cell>
          <table:table-cell office:value-type="float" office:value="6931.1" calcext:value-type="float">
            <text:p>6931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3179" calcext:value-type="float">
            <text:p>43179</text:p>
          </table:table-cell>
          <table:table-cell office:value-type="float" office:value="688.765" calcext:value-type="float">
            <text:p>688,765</text:p>
          </table:table-cell>
          <table:table-cell office:value-type="float" office:value="1297" calcext:value-type="float">
            <text:p>1297</text:p>
          </table:table-cell>
          <table:table-cell office:value-type="float" office:value="30.278" calcext:value-type="float">
            <text:p>30,278</text:p>
          </table:table-cell>
          <table:table-cell office:value-type="float" office:value="719.044" calcext:value-type="float">
            <text:p>719,044</text:p>
          </table:table-cell>
          <table:table-cell table:number-columns-repeated="1003"/>
        </table:table-row>
        <table:table-row table:style-name="ro1">
          <table:table-cell office:value-type="float" office:value="6145197" calcext:value-type="float">
            <text:p>6145197</text:p>
          </table:table-cell>
          <table:table-cell office:value-type="float" office:value="124488" calcext:value-type="float">
            <text:p>124488</text:p>
          </table:table-cell>
          <table:table-cell office:value-type="float" office:value="442" calcext:value-type="float">
            <text:p>442</text:p>
          </table:table-cell>
          <table:table-cell office:value-type="float" office:value="2348392" calcext:value-type="float">
            <text:p>2348392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232" calcext:value-type="float">
            <text:p>159232</text:p>
          </table:table-cell>
          <table:table-cell office:value-type="float" office:value="0" calcext:value-type="float">
            <text:p>0</text:p>
          </table:table-cell>
          <table:table-cell office:value-type="float" office:value="58837.6" calcext:value-type="float">
            <text:p>58837,6</text:p>
          </table:table-cell>
          <table:table-cell office:value-type="float" office:value="374272" calcext:value-type="float">
            <text:p>374272</text:p>
          </table:table-cell>
          <table:table-cell office:value-type="float" office:value="12633.6" calcext:value-type="float">
            <text:p>12633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57849.4" calcext:value-type="float">
            <text:p>757849,4</text:p>
          </table:table-cell>
          <table:table-cell office:value-type="float" office:value="7296" calcext:value-type="float">
            <text:p>7296</text:p>
          </table:table-cell>
          <table:table-cell office:value-type="float" office:value="6931.1" calcext:value-type="float">
            <text:p>6931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3601" calcext:value-type="float">
            <text:p>43601</text:p>
          </table:table-cell>
          <table:table-cell office:value-type="float" office:value="695.341" calcext:value-type="float">
            <text:p>695,341</text:p>
          </table:table-cell>
          <table:table-cell office:value-type="float" office:value="1308" calcext:value-type="float">
            <text:p>1308</text:p>
          </table:table-cell>
          <table:table-cell office:value-type="float" office:value="30.555" calcext:value-type="float">
            <text:p>30,555</text:p>
          </table:table-cell>
          <table:table-cell office:value-type="float" office:value="725.897" calcext:value-type="float">
            <text:p>725,897</text:p>
          </table:table-cell>
          <table:table-cell table:number-columns-repeated="1003"/>
        </table:table-row>
        <table:table-row table:style-name="ro1">
          <table:table-cell office:value-type="float" office:value="6205417" calcext:value-type="float">
            <text:p>6205417</text:p>
          </table:table-cell>
          <table:table-cell office:value-type="float" office:value="125742" calcext:value-type="float">
            <text:p>125742</text:p>
          </table:table-cell>
          <table:table-cell office:value-type="float" office:value="442" calcext:value-type="float">
            <text:p>442</text:p>
          </table:table-cell>
          <table:table-cell office:value-type="float" office:value="2350748" calcext:value-type="float">
            <text:p>2350748</text:p>
          </table:table-cell>
          <table:table-cell office:value-type="float" office:value="150016" calcext:value-type="float">
            <text:p>150016</text:p>
          </table:table-cell>
          <table:table-cell office:value-type="float" office:value="49664" calcext:value-type="float">
            <text:p>49664</text:p>
          </table:table-cell>
          <table:table-cell office:value-type="float" office:value="0" calcext:value-type="float">
            <text:p>0</text:p>
          </table:table-cell>
          <table:table-cell office:value-type="float" office:value="49312.2" calcext:value-type="float">
            <text:p>49312,2</text:p>
          </table:table-cell>
          <table:table-cell office:value-type="float" office:value="399872" calcext:value-type="float">
            <text:p>399872</text:p>
          </table:table-cell>
          <table:table-cell office:value-type="float" office:value="309596.5" calcext:value-type="float">
            <text:p>309596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57605.3" calcext:value-type="float">
            <text:p>357605,3</text:p>
          </table:table-cell>
          <table:table-cell office:value-type="float" office:value="7296" calcext:value-type="float">
            <text:p>7296</text:p>
          </table:table-cell>
          <table:table-cell office:value-type="float" office:value="6931.1" calcext:value-type="float">
            <text:p>6931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4017" calcext:value-type="float">
            <text:p>44017</text:p>
          </table:table-cell>
          <table:table-cell office:value-type="float" office:value="701.597" calcext:value-type="float">
            <text:p>701,597</text:p>
          </table:table-cell>
          <table:table-cell office:value-type="float" office:value="1318" calcext:value-type="float">
            <text:p>1318</text:p>
          </table:table-cell>
          <table:table-cell office:value-type="float" office:value="30.781" calcext:value-type="float">
            <text:p>30,781</text:p>
          </table:table-cell>
          <table:table-cell office:value-type="float" office:value="732.379" calcext:value-type="float">
            <text:p>732,379</text:p>
          </table:table-cell>
          <table:table-cell table:number-columns-repeated="1003"/>
        </table:table-row>
        <table:table-row table:style-name="ro1">
          <table:table-cell office:value-type="float" office:value="6265645" calcext:value-type="float">
            <text:p>6265645</text:p>
          </table:table-cell>
          <table:table-cell office:value-type="float" office:value="126976" calcext:value-type="float">
            <text:p>126976</text:p>
          </table:table-cell>
          <table:table-cell office:value-type="float" office:value="442" calcext:value-type="float">
            <text:p>442</text:p>
          </table:table-cell>
          <table:table-cell office:value-type="float" office:value="2306000" calcext:value-type="float">
            <text:p>2306000</text:p>
          </table:table-cell>
          <table:table-cell office:value-type="float" office:value="136704" calcext:value-type="float">
            <text:p>136704</text:p>
          </table:table-cell>
          <table:table-cell office:value-type="float" office:value="133632" calcext:value-type="float">
            <text:p>133632</text:p>
          </table:table-cell>
          <table:table-cell office:value-type="float" office:value="73920.3" calcext:value-type="float">
            <text:p>73920,3</text:p>
          </table:table-cell>
          <table:table-cell office:value-type="float" office:value="0" calcext:value-type="float">
            <text:p>0</text:p>
          </table:table-cell>
          <table:table-cell office:value-type="float" office:value="428544" calcext:value-type="float">
            <text:p>428544</text:p>
          </table:table-cell>
          <table:table-cell office:value-type="float" office:value="327929.6" calcext:value-type="float">
            <text:p>327929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790711.3" calcext:value-type="float">
            <text:p>790711,3</text:p>
          </table:table-cell>
          <table:table-cell office:value-type="float" office:value="7296" calcext:value-type="float">
            <text:p>7296</text:p>
          </table:table-cell>
          <table:table-cell office:value-type="float" office:value="6931.1" calcext:value-type="float">
            <text:p>6931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4444" calcext:value-type="float">
            <text:p>44444</text:p>
          </table:table-cell>
          <table:table-cell office:value-type="float" office:value="707.863" calcext:value-type="float">
            <text:p>707,863</text:p>
          </table:table-cell>
          <table:table-cell office:value-type="float" office:value="1328" calcext:value-type="float">
            <text:p>1328</text:p>
          </table:table-cell>
          <table:table-cell office:value-type="float" office:value="31.005" calcext:value-type="float">
            <text:p>31,005</text:p>
          </table:table-cell>
          <table:table-cell office:value-type="float" office:value="738.868" calcext:value-type="float">
            <text:p>738,868</text:p>
          </table:table-cell>
          <table:table-cell table:number-columns-repeated="1003"/>
        </table:table-row>
        <table:table-row table:style-name="ro1">
          <table:table-cell office:value-type="float" office:value="6325892" calcext:value-type="float">
            <text:p>6325892</text:p>
          </table:table-cell>
          <table:table-cell office:value-type="float" office:value="128234" calcext:value-type="float">
            <text:p>128234</text:p>
          </table:table-cell>
          <table:table-cell office:value-type="float" office:value="442" calcext:value-type="float">
            <text:p>442</text:p>
          </table:table-cell>
          <table:table-cell office:value-type="float" office:value="2344480" calcext:value-type="float">
            <text:p>2344480</text:p>
          </table:table-cell>
          <table:table-cell office:value-type="float" office:value="141312" calcext:value-type="float">
            <text:p>141312</text:p>
          </table:table-cell>
          <table:table-cell office:value-type="float" office:value="140800" calcext:value-type="float">
            <text:p>140800</text:p>
          </table:table-cell>
          <table:table-cell office:value-type="float" office:value="0" calcext:value-type="float">
            <text:p>0</text:p>
          </table:table-cell>
          <table:table-cell office:value-type="float" office:value="101195.1" calcext:value-type="float">
            <text:p>101195,1</text:p>
          </table:table-cell>
          <table:table-cell office:value-type="float" office:value="415744" calcext:value-type="float">
            <text:p>415744</text:p>
          </table:table-cell>
          <table:table-cell office:value-type="float" office:value="28509.6" calcext:value-type="float">
            <text:p>28509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354084.8" calcext:value-type="float">
            <text:p>354084,8</text:p>
          </table:table-cell>
          <table:table-cell office:value-type="float" office:value="7296" calcext:value-type="float">
            <text:p>7296</text:p>
          </table:table-cell>
          <table:table-cell office:value-type="float" office:value="6931.4" calcext:value-type="float">
            <text:p>6931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4863" calcext:value-type="float">
            <text:p>44863</text:p>
          </table:table-cell>
          <table:table-cell office:value-type="float" office:value="713.871" calcext:value-type="float">
            <text:p>713,871</text:p>
          </table:table-cell>
          <table:table-cell office:value-type="float" office:value="1338" calcext:value-type="float">
            <text:p>1338</text:p>
          </table:table-cell>
          <table:table-cell office:value-type="float" office:value="31.236" calcext:value-type="float">
            <text:p>31,236</text:p>
          </table:table-cell>
          <table:table-cell office:value-type="float" office:value="745.108" calcext:value-type="float">
            <text:p>745,108</text:p>
          </table:table-cell>
          <table:table-cell table:number-columns-repeated="1003"/>
        </table:table-row>
        <table:table-row table:style-name="ro1">
          <table:table-cell office:value-type="float" office:value="6386134" calcext:value-type="float">
            <text:p>6386134</text:p>
          </table:table-cell>
          <table:table-cell office:value-type="float" office:value="129482" calcext:value-type="float">
            <text:p>129482</text:p>
          </table:table-cell>
          <table:table-cell office:value-type="float" office:value="442" calcext:value-type="float">
            <text:p>442</text:p>
          </table:table-cell>
          <table:table-cell office:value-type="float" office:value="2306008" calcext:value-type="float">
            <text:p>2306008</text:p>
          </table:table-cell>
          <table:table-cell table:number-columns-repeated="2" office:value-type="float" office:value="151040" calcext:value-type="float">
            <text:p>151040</text:p>
          </table:table-cell>
          <table:table-cell office:value-type="float" office:value="0" calcext:value-type="float">
            <text:p>0</text:p>
          </table:table-cell>
          <table:table-cell office:value-type="float" office:value="106720.4" calcext:value-type="float">
            <text:p>106720,4</text:p>
          </table:table-cell>
          <table:table-cell office:value-type="float" office:value="390656" calcext:value-type="float">
            <text:p>39065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47861" calcext:value-type="float">
            <text:p>1047861</text:p>
          </table:table-cell>
          <table:table-cell office:value-type="float" office:value="7296" calcext:value-type="float">
            <text:p>7296</text:p>
          </table:table-cell>
          <table:table-cell office:value-type="float" office:value="6931.4" calcext:value-type="float">
            <text:p>6931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5281" calcext:value-type="float">
            <text:p>45281</text:p>
          </table:table-cell>
          <table:table-cell office:value-type="float" office:value="719.792" calcext:value-type="float">
            <text:p>719,792</text:p>
          </table:table-cell>
          <table:table-cell office:value-type="float" office:value="1347" calcext:value-type="float">
            <text:p>1347</text:p>
          </table:table-cell>
          <table:table-cell office:value-type="float" office:value="31.43" calcext:value-type="float">
            <text:p>31,43</text:p>
          </table:table-cell>
          <table:table-cell office:value-type="float" office:value="751.222" calcext:value-type="float">
            <text:p>751,222</text:p>
          </table:table-cell>
          <table:table-cell table:number-columns-repeated="1003"/>
        </table:table-row>
        <table:table-row table:style-name="ro1">
          <table:table-cell office:value-type="float" office:value="6446399" calcext:value-type="float">
            <text:p>6446399</text:p>
          </table:table-cell>
          <table:table-cell office:value-type="float" office:value="130756" calcext:value-type="float">
            <text:p>130756</text:p>
          </table:table-cell>
          <table:table-cell office:value-type="float" office:value="442" calcext:value-type="float">
            <text:p>442</text:p>
          </table:table-cell>
          <table:table-cell office:value-type="float" office:value="2314180" calcext:value-type="float">
            <text:p>2314180</text:p>
          </table:table-cell>
          <table:table-cell office:value-type="float" office:value="184832" calcext:value-type="float">
            <text:p>184832</text:p>
          </table:table-cell>
          <table:table-cell office:value-type="float" office:value="180736" calcext:value-type="float">
            <text:p>180736</text:p>
          </table:table-cell>
          <table:table-cell office:value-type="float" office:value="64266.9" calcext:value-type="float">
            <text:p>64266,9</text:p>
          </table:table-cell>
          <table:table-cell office:value-type="float" office:value="0" calcext:value-type="float">
            <text:p>0</text:p>
          </table:table-cell>
          <table:table-cell office:value-type="float" office:value="333312" calcext:value-type="float">
            <text:p>333312</text:p>
          </table:table-cell>
          <table:table-cell office:value-type="float" office:value="231985.3" calcext:value-type="float">
            <text:p>231985,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72536.6" calcext:value-type="float">
            <text:p>672536,6</text:p>
          </table:table-cell>
          <table:table-cell office:value-type="float" office:value="7296" calcext:value-type="float">
            <text:p>7296</text:p>
          </table:table-cell>
          <table:table-cell office:value-type="float" office:value="6932.6" calcext:value-type="float">
            <text:p>6932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5684" calcext:value-type="float">
            <text:p>45684</text:p>
          </table:table-cell>
          <table:table-cell office:value-type="float" office:value="725.337" calcext:value-type="float">
            <text:p>725,337</text:p>
          </table:table-cell>
          <table:table-cell office:value-type="float" office:value="1355" calcext:value-type="float">
            <text:p>1355</text:p>
          </table:table-cell>
          <table:table-cell office:value-type="float" office:value="31.603" calcext:value-type="float">
            <text:p>31,603</text:p>
          </table:table-cell>
          <table:table-cell office:value-type="float" office:value="756.94" calcext:value-type="float">
            <text:p>756,94</text:p>
          </table:table-cell>
          <table:table-cell table:number-columns-repeated="1003"/>
        </table:table-row>
        <table:table-row table:style-name="ro1">
          <table:table-cell office:value-type="float" office:value="6506697" calcext:value-type="float">
            <text:p>6506697</text:p>
          </table:table-cell>
          <table:table-cell office:value-type="float" office:value="132020" calcext:value-type="float">
            <text:p>132020</text:p>
          </table:table-cell>
          <table:table-cell office:value-type="float" office:value="441" calcext:value-type="float">
            <text:p>441</text:p>
          </table:table-cell>
          <table:table-cell office:value-type="float" office:value="2334552" calcext:value-type="float">
            <text:p>2334552</text:p>
          </table:table-cell>
          <table:table-cell office:value-type="float" office:value="158208" calcext:value-type="float">
            <text:p>1582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61632.2" calcext:value-type="float">
            <text:p>61632,2</text:p>
          </table:table-cell>
          <table:table-cell office:value-type="float" office:value="0" calcext:value-type="float">
            <text:p>0</text:p>
          </table:table-cell>
          <table:table-cell office:value-type="float" office:value="386560" calcext:value-type="float">
            <text:p>386560</text:p>
          </table:table-cell>
          <table:table-cell office:value-type="float" office:value="214539" calcext:value-type="float">
            <text:p>21453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22306.9" calcext:value-type="float">
            <text:p>822306,9</text:p>
          </table:table-cell>
          <table:table-cell office:value-type="float" office:value="7296" calcext:value-type="float">
            <text:p>7296</text:p>
          </table:table-cell>
          <table:table-cell office:value-type="float" office:value="6932.6" calcext:value-type="float">
            <text:p>6932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6086" calcext:value-type="float">
            <text:p>46086</text:p>
          </table:table-cell>
          <table:table-cell office:value-type="float" office:value="730.845" calcext:value-type="float">
            <text:p>730,845</text:p>
          </table:table-cell>
          <table:table-cell office:value-type="float" office:value="1363" calcext:value-type="float">
            <text:p>1363</text:p>
          </table:table-cell>
          <table:table-cell office:value-type="float" office:value="31.783" calcext:value-type="float">
            <text:p>31,783</text:p>
          </table:table-cell>
          <table:table-cell office:value-type="float" office:value="762.628" calcext:value-type="float">
            <text:p>762,628</text:p>
          </table:table-cell>
          <table:table-cell table:number-columns-repeated="1003"/>
        </table:table-row>
        <table:table-row table:style-name="ro1">
          <table:table-cell office:value-type="float" office:value="6566986" calcext:value-type="float">
            <text:p>6566986</text:p>
          </table:table-cell>
          <table:table-cell office:value-type="float" office:value="133290" calcext:value-type="float">
            <text:p>133290</text:p>
          </table:table-cell>
          <table:table-cell office:value-type="float" office:value="441" calcext:value-type="float">
            <text:p>441</text:p>
          </table:table-cell>
          <table:table-cell office:value-type="float" office:value="2358948" calcext:value-type="float">
            <text:p>2358948</text:p>
          </table:table-cell>
          <table:table-cell office:value-type="float" office:value="124928" calcext:value-type="float">
            <text:p>124928</text:p>
          </table:table-cell>
          <table:table-cell office:value-type="float" office:value="127488" calcext:value-type="float">
            <text:p>127488</text:p>
          </table:table-cell>
          <table:table-cell office:value-type="float" office:value="0" calcext:value-type="float">
            <text:p>0</text:p>
          </table:table-cell>
          <table:table-cell office:value-type="float" office:value="83445.7" calcext:value-type="float">
            <text:p>83445,7</text:p>
          </table:table-cell>
          <table:table-cell office:value-type="float" office:value="443904" calcext:value-type="float">
            <text:p>443904</text:p>
          </table:table-cell>
          <table:table-cell office:value-type="float" office:value="430559.7" calcext:value-type="float">
            <text:p>430559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79813.9" calcext:value-type="float">
            <text:p>279813,9</text:p>
          </table:table-cell>
          <table:table-cell office:value-type="float" office:value="7296" calcext:value-type="float">
            <text:p>7296</text:p>
          </table:table-cell>
          <table:table-cell office:value-type="float" office:value="6932.6" calcext:value-type="float">
            <text:p>6932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6499" calcext:value-type="float">
            <text:p>46499</text:p>
          </table:table-cell>
          <table:table-cell office:value-type="float" office:value="736.535" calcext:value-type="float">
            <text:p>736,535</text:p>
          </table:table-cell>
          <table:table-cell office:value-type="float" office:value="1371" calcext:value-type="float">
            <text:p>1371</text:p>
          </table:table-cell>
          <table:table-cell office:value-type="float" office:value="31.961" calcext:value-type="float">
            <text:p>31,961</text:p>
          </table:table-cell>
          <table:table-cell office:value-type="float" office:value="768.495" calcext:value-type="float">
            <text:p>768,495</text:p>
          </table:table-cell>
          <table:table-cell table:number-columns-repeated="1003"/>
        </table:table-row>
        <table:table-row table:style-name="ro1">
          <table:table-cell office:value-type="float" office:value="6627183" calcext:value-type="float">
            <text:p>6627183</text:p>
          </table:table-cell>
          <table:table-cell office:value-type="float" office:value="134552" calcext:value-type="float">
            <text:p>134552</text:p>
          </table:table-cell>
          <table:table-cell office:value-type="float" office:value="441" calcext:value-type="float">
            <text:p>441</text:p>
          </table:table-cell>
          <table:table-cell office:value-type="float" office:value="2354860" calcext:value-type="float">
            <text:p>2354860</text:p>
          </table:table-cell>
          <table:table-cell office:value-type="float" office:value="120320" calcext:value-type="float">
            <text:p>120320</text:p>
          </table:table-cell>
          <table:table-cell office:value-type="float" office:value="129024" calcext:value-type="float">
            <text:p>129024</text:p>
          </table:table-cell>
          <table:table-cell office:value-type="float" office:value="78016.3" calcext:value-type="float">
            <text:p>78016,3</text:p>
          </table:table-cell>
          <table:table-cell office:value-type="float" office:value="0" calcext:value-type="float">
            <text:p>0</text:p>
          </table:table-cell>
          <table:table-cell office:value-type="float" office:value="440832" calcext:value-type="float">
            <text:p>440832</text:p>
          </table:table-cell>
          <table:table-cell office:value-type="float" office:value="145703" calcext:value-type="float">
            <text:p>145703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98913" calcext:value-type="float">
            <text:p>298913</text:p>
          </table:table-cell>
          <table:table-cell office:value-type="float" office:value="7296" calcext:value-type="float">
            <text:p>7296</text:p>
          </table:table-cell>
          <table:table-cell office:value-type="float" office:value="6932.9" calcext:value-type="float">
            <text:p>6932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6909" calcext:value-type="float">
            <text:p>46909</text:p>
          </table:table-cell>
          <table:table-cell office:value-type="float" office:value="742.199" calcext:value-type="float">
            <text:p>742,199</text:p>
          </table:table-cell>
          <table:table-cell office:value-type="float" office:value="1379" calcext:value-type="float">
            <text:p>1379</text:p>
          </table:table-cell>
          <table:table-cell office:value-type="float" office:value="32.129" calcext:value-type="float">
            <text:p>32,129</text:p>
          </table:table-cell>
          <table:table-cell office:value-type="float" office:value="774.328" calcext:value-type="float">
            <text:p>774,328</text:p>
          </table:table-cell>
          <table:table-cell table:number-columns-repeated="1003"/>
        </table:table-row>
        <table:table-row table:style-name="ro1">
          <table:table-cell office:value-type="float" office:value="6687445" calcext:value-type="float">
            <text:p>6687445</text:p>
          </table:table-cell>
          <table:table-cell office:value-type="float" office:value="135836" calcext:value-type="float">
            <text:p>135836</text:p>
          </table:table-cell>
          <table:table-cell office:value-type="float" office:value="441" calcext:value-type="float">
            <text:p>441</text:p>
          </table:table-cell>
          <table:table-cell office:value-type="float" office:value="2328400" calcext:value-type="float">
            <text:p>2328400</text:p>
          </table:table-cell>
          <table:table-cell office:value-type="float" office:value="151552" calcext:value-type="float">
            <text:p>151552</text:p>
          </table:table-cell>
          <table:table-cell office:value-type="float" office:value="121856" calcext:value-type="float">
            <text:p>121856</text:p>
          </table:table-cell>
          <table:table-cell office:value-type="float" office:value="0" calcext:value-type="float">
            <text:p>0</text:p>
          </table:table-cell>
          <table:table-cell office:value-type="float" office:value="121675.1" calcext:value-type="float">
            <text:p>121675,1</text:p>
          </table:table-cell>
          <table:table-cell office:value-type="float" office:value="406016" calcext:value-type="float">
            <text:p>406016</text:p>
          </table:table-cell>
          <table:table-cell office:value-type="float" office:value="143178.8" calcext:value-type="float">
            <text:p>143178,8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820956.2" calcext:value-type="float">
            <text:p>820956,2</text:p>
          </table:table-cell>
          <table:table-cell office:value-type="float" office:value="7296" calcext:value-type="float">
            <text:p>7296</text:p>
          </table:table-cell>
          <table:table-cell office:value-type="float" office:value="6932.9" calcext:value-type="float">
            <text:p>6932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7312" calcext:value-type="float">
            <text:p>47312</text:p>
          </table:table-cell>
          <table:table-cell office:value-type="float" office:value="747.615" calcext:value-type="float">
            <text:p>747,615</text:p>
          </table:table-cell>
          <table:table-cell office:value-type="float" office:value="1386" calcext:value-type="float">
            <text:p>1386</text:p>
          </table:table-cell>
          <table:table-cell office:value-type="float" office:value="32.281" calcext:value-type="float">
            <text:p>32,281</text:p>
          </table:table-cell>
          <table:table-cell office:value-type="float" office:value="779.896" calcext:value-type="float">
            <text:p>779,896</text:p>
          </table:table-cell>
          <table:table-cell table:number-columns-repeated="1003"/>
        </table:table-row>
        <table:table-row table:style-name="ro1">
          <table:table-cell office:value-type="float" office:value="6747657" calcext:value-type="float">
            <text:p>6747657</text:p>
          </table:table-cell>
          <table:table-cell office:value-type="float" office:value="137086" calcext:value-type="float">
            <text:p>137086</text:p>
          </table:table-cell>
          <table:table-cell office:value-type="float" office:value="441" calcext:value-type="float">
            <text:p>441</text:p>
          </table:table-cell>
          <table:table-cell office:value-type="float" office:value="2344596" calcext:value-type="float">
            <text:p>2344596</text:p>
          </table:table-cell>
          <table:table-cell office:value-type="float" office:value="173056" calcext:value-type="float">
            <text:p>173056</text:p>
          </table:table-cell>
          <table:table-cell office:value-type="float" office:value="179200" calcext:value-type="float">
            <text:p>179200</text:p>
          </table:table-cell>
          <table:table-cell office:value-type="float" office:value="0" calcext:value-type="float">
            <text:p>0</text:p>
          </table:table-cell>
          <table:table-cell office:value-type="float" office:value="99893.5" calcext:value-type="float">
            <text:p>99893,5</text:p>
          </table:table-cell>
          <table:table-cell office:value-type="float" office:value="340480" calcext:value-type="float">
            <text:p>340480</text:p>
          </table:table-cell>
          <table:table-cell office:value-type="float" office:value="197945.9" calcext:value-type="float">
            <text:p>197945,9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18488" calcext:value-type="float">
            <text:p>1218488</text:p>
          </table:table-cell>
          <table:table-cell office:value-type="float" office:value="7296" calcext:value-type="float">
            <text:p>7296</text:p>
          </table:table-cell>
          <table:table-cell office:value-type="float" office:value="6932.9" calcext:value-type="float">
            <text:p>6932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7722" calcext:value-type="float">
            <text:p>47722</text:p>
          </table:table-cell>
          <table:table-cell office:value-type="float" office:value="753.305" calcext:value-type="float">
            <text:p>753,305</text:p>
          </table:table-cell>
          <table:table-cell office:value-type="float" office:value="1394" calcext:value-type="float">
            <text:p>1394</text:p>
          </table:table-cell>
          <table:table-cell office:value-type="float" office:value="32.455" calcext:value-type="float">
            <text:p>32,455</text:p>
          </table:table-cell>
          <table:table-cell office:value-type="float" office:value="785.76" calcext:value-type="float">
            <text:p>785,76</text:p>
          </table:table-cell>
          <table:table-cell table:number-columns-repeated="1003"/>
        </table:table-row>
        <table:table-row table:style-name="ro1">
          <table:table-cell office:value-type="float" office:value="6807877" calcext:value-type="float">
            <text:p>6807877</text:p>
          </table:table-cell>
          <table:table-cell office:value-type="float" office:value="138364" calcext:value-type="float">
            <text:p>138364</text:p>
          </table:table-cell>
          <table:table-cell office:value-type="float" office:value="441" calcext:value-type="float">
            <text:p>441</text:p>
          </table:table-cell>
          <table:table-cell office:value-type="float" office:value="2356944" calcext:value-type="float">
            <text:p>2356944</text:p>
          </table:table-cell>
          <table:table-cell office:value-type="float" office:value="123904" calcext:value-type="float">
            <text:p>123904</text:p>
          </table:table-cell>
          <table:table-cell office:value-type="float" office:value="128512" calcext:value-type="float">
            <text:p>128512</text:p>
          </table:table-cell>
          <table:table-cell office:value-type="float" office:value="0" calcext:value-type="float">
            <text:p>0</text:p>
          </table:table-cell>
          <table:table-cell office:value-type="float" office:value="75253.6" calcext:value-type="float">
            <text:p>75253,6</text:p>
          </table:table-cell>
          <table:table-cell office:value-type="float" office:value="441856" calcext:value-type="float">
            <text:p>441856</text:p>
          </table:table-cell>
          <table:table-cell office:value-type="float" office:value="105673.6" calcext:value-type="float">
            <text:p>105673,6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51820" calcext:value-type="float">
            <text:p>551820</text:p>
          </table:table-cell>
          <table:table-cell office:value-type="float" office:value="7296" calcext:value-type="float">
            <text:p>7296</text:p>
          </table:table-cell>
          <table:table-cell office:value-type="float" office:value="6932.9" calcext:value-type="float">
            <text:p>6932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8124" calcext:value-type="float">
            <text:p>48124</text:p>
          </table:table-cell>
          <table:table-cell office:value-type="float" office:value="758.357" calcext:value-type="float">
            <text:p>758,357</text:p>
          </table:table-cell>
          <table:table-cell office:value-type="float" office:value="1401" calcext:value-type="float">
            <text:p>1401</text:p>
          </table:table-cell>
          <table:table-cell office:value-type="float" office:value="32.593" calcext:value-type="float">
            <text:p>32,593</text:p>
          </table:table-cell>
          <table:table-cell office:value-type="float" office:value="790.95" calcext:value-type="float">
            <text:p>790,95</text:p>
          </table:table-cell>
          <table:table-cell table:number-columns-repeated="1003"/>
        </table:table-row>
        <table:table-row table:style-name="ro1">
          <table:table-cell office:value-type="float" office:value="6868114" calcext:value-type="float">
            <text:p>6868114</text:p>
          </table:table-cell>
          <table:table-cell office:value-type="float" office:value="139632" calcext:value-type="float">
            <text:p>139632</text:p>
          </table:table-cell>
          <table:table-cell office:value-type="float" office:value="441" calcext:value-type="float">
            <text:p>441</text:p>
          </table:table-cell>
          <table:table-cell office:value-type="float" office:value="2330532" calcext:value-type="float">
            <text:p>2330532</text:p>
          </table:table-cell>
          <table:table-cell office:value-type="float" office:value="108032" calcext:value-type="float">
            <text:p>108032</text:p>
          </table:table-cell>
          <table:table-cell office:value-type="float" office:value="105472" calcext:value-type="float">
            <text:p>105472</text:p>
          </table:table-cell>
          <table:table-cell office:value-type="float" office:value="72554.9" calcext:value-type="float">
            <text:p>72554,9</text:p>
          </table:table-cell>
          <table:table-cell office:value-type="float" office:value="0" calcext:value-type="float">
            <text:p>0</text:p>
          </table:table-cell>
          <table:table-cell office:value-type="float" office:value="485376" calcext:value-type="float">
            <text:p>485376</text:p>
          </table:table-cell>
          <table:table-cell office:value-type="float" office:value="0" calcext:value-type="float">
            <text:p>0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205180.2" calcext:value-type="float">
            <text:p>1205180,2</text:p>
          </table:table-cell>
          <table:table-cell office:value-type="float" office:value="7296" calcext:value-type="float">
            <text:p>7296</text:p>
          </table:table-cell>
          <table:table-cell office:value-type="float" office:value="6933.7" calcext:value-type="float">
            <text:p>6933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8530" calcext:value-type="float">
            <text:p>48530</text:p>
          </table:table-cell>
          <table:table-cell office:value-type="float" office:value="763.596" calcext:value-type="float">
            <text:p>763,596</text:p>
          </table:table-cell>
          <table:table-cell office:value-type="float" office:value="1407" calcext:value-type="float">
            <text:p>1407</text:p>
          </table:table-cell>
          <table:table-cell office:value-type="float" office:value="32.708" calcext:value-type="float">
            <text:p>32,708</text:p>
          </table:table-cell>
          <table:table-cell office:value-type="float" office:value="796.304" calcext:value-type="float">
            <text:p>796,304</text:p>
          </table:table-cell>
          <table:table-cell table:number-columns-repeated="1003"/>
        </table:table-row>
        <table:table-row table:style-name="ro1">
          <table:table-cell office:value-type="float" office:value="6928363" calcext:value-type="float">
            <text:p>6928363</text:p>
          </table:table-cell>
          <table:table-cell office:value-type="float" office:value="140932" calcext:value-type="float">
            <text:p>140932</text:p>
          </table:table-cell>
          <table:table-cell office:value-type="float" office:value="441" calcext:value-type="float">
            <text:p>441</text:p>
          </table:table-cell>
          <table:table-cell office:value-type="float" office:value="2330436" calcext:value-type="float">
            <text:p>233043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12128" calcext:value-type="float">
            <text:p>112128</text:p>
          </table:table-cell>
          <table:table-cell office:value-type="float" office:value="64330.9" calcext:value-type="float">
            <text:p>64330,9</text:p>
          </table:table-cell>
          <table:table-cell office:value-type="float" office:value="0" calcext:value-type="float">
            <text:p>0</text:p>
          </table:table-cell>
          <table:table-cell office:value-type="float" office:value="472064" calcext:value-type="float">
            <text:p>472064</text:p>
          </table:table-cell>
          <table:table-cell office:value-type="float" office:value="373756.2" calcext:value-type="float">
            <text:p>373756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164225.7" calcext:value-type="float">
            <text:p>1164225,7</text:p>
          </table:table-cell>
          <table:table-cell office:value-type="float" office:value="7296" calcext:value-type="float">
            <text:p>7296</text:p>
          </table:table-cell>
          <table:table-cell office:value-type="float" office:value="6934" calcext:value-type="float">
            <text:p>693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8918" calcext:value-type="float">
            <text:p>48918</text:p>
          </table:table-cell>
          <table:table-cell office:value-type="float" office:value="768.355" calcext:value-type="float">
            <text:p>768,355</text:p>
          </table:table-cell>
          <table:table-cell office:value-type="float" office:value="1413" calcext:value-type="float">
            <text:p>1413</text:p>
          </table:table-cell>
          <table:table-cell office:value-type="float" office:value="32.823" calcext:value-type="float">
            <text:p>32,823</text:p>
          </table:table-cell>
          <table:table-cell office:value-type="float" office:value="801.178" calcext:value-type="float">
            <text:p>801,178</text:p>
          </table:table-cell>
          <table:table-cell table:number-columns-repeated="1003"/>
        </table:table-row>
        <table:table-row table:style-name="ro1">
          <table:table-cell office:value-type="float" office:value="6988610" calcext:value-type="float">
            <text:p>6988610</text:p>
          </table:table-cell>
          <table:table-cell office:value-type="float" office:value="142206" calcext:value-type="float">
            <text:p>142206</text:p>
          </table:table-cell>
          <table:table-cell office:value-type="float" office:value="441" calcext:value-type="float">
            <text:p>441</text:p>
          </table:table-cell>
          <table:table-cell office:value-type="float" office:value="2330560" calcext:value-type="float">
            <text:p>2330560</text:p>
          </table:table-cell>
          <table:table-cell office:value-type="float" office:value="106496" calcext:value-type="float">
            <text:p>106496</text:p>
          </table:table-cell>
          <table:table-cell office:value-type="float" office:value="108544" calcext:value-type="float">
            <text:p>108544</text:p>
          </table:table-cell>
          <table:table-cell office:value-type="float" office:value="0" calcext:value-type="float">
            <text:p>0</text:p>
          </table:table-cell>
          <table:table-cell office:value-type="float" office:value="62997.6" calcext:value-type="float">
            <text:p>62997,6</text:p>
          </table:table-cell>
          <table:table-cell office:value-type="float" office:value="481792" calcext:value-type="float">
            <text:p>481792</text:p>
          </table:table-cell>
          <table:table-cell office:value-type="float" office:value="354937.7" calcext:value-type="float">
            <text:p>354937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216964.9" calcext:value-type="float">
            <text:p>216964,9</text:p>
          </table:table-cell>
          <table:table-cell office:value-type="float" office:value="7296" calcext:value-type="float">
            <text:p>7296</text:p>
          </table:table-cell>
          <table:table-cell office:value-type="float" office:value="6934.4" calcext:value-type="float">
            <text:p>6934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9323" calcext:value-type="float">
            <text:p>49323</text:p>
          </table:table-cell>
          <table:table-cell office:value-type="float" office:value="773.409" calcext:value-type="float">
            <text:p>773,409</text:p>
          </table:table-cell>
          <table:table-cell office:value-type="float" office:value="1420" calcext:value-type="float">
            <text:p>1420</text:p>
          </table:table-cell>
          <table:table-cell office:value-type="float" office:value="32.969" calcext:value-type="float">
            <text:p>32,969</text:p>
          </table:table-cell>
          <table:table-cell office:value-type="float" office:value="806.378" calcext:value-type="float">
            <text:p>806,378</text:p>
          </table:table-cell>
          <table:table-cell table:number-columns-repeated="1003"/>
        </table:table-row>
        <table:table-row table:style-name="ro1">
          <table:table-cell office:value-type="float" office:value="7048840" calcext:value-type="float">
            <text:p>7048840</text:p>
          </table:table-cell>
          <table:table-cell office:value-type="float" office:value="143496" calcext:value-type="float">
            <text:p>143496</text:p>
          </table:table-cell>
          <table:table-cell office:value-type="float" office:value="441" calcext:value-type="float">
            <text:p>441</text:p>
          </table:table-cell>
          <table:table-cell office:value-type="float" office:value="2354892" calcext:value-type="float">
            <text:p>2354892</text:p>
          </table:table-cell>
          <table:table-cell office:value-type="float" office:value="118784" calcext:value-type="float">
            <text:p>118784</text:p>
          </table:table-cell>
          <table:table-cell office:value-type="float" office:value="120832" calcext:value-type="float">
            <text:p>120832</text:p>
          </table:table-cell>
          <table:table-cell office:value-type="float" office:value="0" calcext:value-type="float">
            <text:p>0</text:p>
          </table:table-cell>
          <table:table-cell office:value-type="float" office:value="57536.3" calcext:value-type="float">
            <text:p>57536,3</text:p>
          </table:table-cell>
          <table:table-cell office:value-type="float" office:value="454144" calcext:value-type="float">
            <text:p>454144</text:p>
          </table:table-cell>
          <table:table-cell office:value-type="float" office:value="288844.2" calcext:value-type="float">
            <text:p>288844,2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617491" calcext:value-type="float">
            <text:p>617491</text:p>
          </table:table-cell>
          <table:table-cell office:value-type="float" office:value="7296" calcext:value-type="float">
            <text:p>7296</text:p>
          </table:table-cell>
          <table:table-cell office:value-type="float" office:value="6936.9" calcext:value-type="float">
            <text:p>6936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9722" calcext:value-type="float">
            <text:p>49722</text:p>
          </table:table-cell>
          <table:table-cell office:value-type="float" office:value="778.465" calcext:value-type="float">
            <text:p>778,465</text:p>
          </table:table-cell>
          <table:table-cell office:value-type="float" office:value="1426" calcext:value-type="float">
            <text:p>1426</text:p>
          </table:table-cell>
          <table:table-cell office:value-type="float" office:value="33.108" calcext:value-type="float">
            <text:p>33,108</text:p>
          </table:table-cell>
          <table:table-cell office:value-type="float" office:value="811.572" calcext:value-type="float">
            <text:p>811,572</text:p>
          </table:table-cell>
          <table:table-cell table:number-columns-repeated="1003"/>
        </table:table-row>
        <table:table-row table:style-name="ro1">
          <table:table-cell office:value-type="float" office:value="7109071" calcext:value-type="float">
            <text:p>7109071</text:p>
          </table:table-cell>
          <table:table-cell office:value-type="float" office:value="144772" calcext:value-type="float">
            <text:p>144772</text:p>
          </table:table-cell>
          <table:table-cell office:value-type="float" office:value="441" calcext:value-type="float">
            <text:p>441</text:p>
          </table:table-cell>
          <table:table-cell office:value-type="float" office:value="2359016" calcext:value-type="float">
            <text:p>2359016</text:p>
          </table:table-cell>
          <table:table-cell office:value-type="float" office:value="149504" calcext:value-type="float">
            <text:p>149504</text:p>
          </table:table-cell>
          <table:table-cell office:value-type="float" office:value="155648" calcext:value-type="float">
            <text:p>155648</text:p>
          </table:table-cell>
          <table:table-cell office:value-type="float" office:value="0" calcext:value-type="float">
            <text:p>0</text:p>
          </table:table-cell>
          <table:table-cell office:value-type="float" office:value="71221.5" calcext:value-type="float">
            <text:p>71221,5</text:p>
          </table:table-cell>
          <table:table-cell office:value-type="float" office:value="387584" calcext:value-type="float">
            <text:p>387584</text:p>
          </table:table-cell>
          <table:table-cell office:value-type="float" office:value="308018.7" calcext:value-type="float">
            <text:p>308018,7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49099.5" calcext:value-type="float">
            <text:p>549099,5</text:p>
          </table:table-cell>
          <table:table-cell office:value-type="float" office:value="7296" calcext:value-type="float">
            <text:p>7296</text:p>
          </table:table-cell>
          <table:table-cell office:value-type="float" office:value="6937.4" calcext:value-type="float">
            <text:p>6937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0108" calcext:value-type="float">
            <text:p>50108</text:p>
          </table:table-cell>
          <table:table-cell office:value-type="float" office:value="783.448" calcext:value-type="float">
            <text:p>783,448</text:p>
          </table:table-cell>
          <table:table-cell office:value-type="float" office:value="1432" calcext:value-type="float">
            <text:p>1432</text:p>
          </table:table-cell>
          <table:table-cell office:value-type="float" office:value="33.241" calcext:value-type="float">
            <text:p>33,241</text:p>
          </table:table-cell>
          <table:table-cell office:value-type="float" office:value="816.689" calcext:value-type="float">
            <text:p>816,689</text:p>
          </table:table-cell>
          <table:table-cell table:number-columns-repeated="1003"/>
        </table:table-row>
        <table:table-row table:style-name="ro1">
          <table:table-cell office:value-type="float" office:value="7169273" calcext:value-type="float">
            <text:p>7169273</text:p>
          </table:table-cell>
          <table:table-cell office:value-type="float" office:value="146052" calcext:value-type="float">
            <text:p>146052</text:p>
          </table:table-cell>
          <table:table-cell office:value-type="float" office:value="441" calcext:value-type="float">
            <text:p>441</text:p>
          </table:table-cell>
          <table:table-cell office:value-type="float" office:value="2354880" calcext:value-type="float">
            <text:p>2354880</text:p>
          </table:table-cell>
          <table:table-cell office:value-type="float" office:value="134144" calcext:value-type="float">
            <text:p>134144</text:p>
          </table:table-cell>
          <table:table-cell office:value-type="float" office:value="130560" calcext:value-type="float">
            <text:p>130560</text:p>
          </table:table-cell>
          <table:table-cell office:value-type="float" office:value="79317.6" calcext:value-type="float">
            <text:p>79317,6</text:p>
          </table:table-cell>
          <table:table-cell office:value-type="float" office:value="0" calcext:value-type="float">
            <text:p>0</text:p>
          </table:table-cell>
          <table:table-cell office:value-type="float" office:value="434176" calcext:value-type="float">
            <text:p>434176</text:p>
          </table:table-cell>
          <table:table-cell office:value-type="float" office:value="101332.5" calcext:value-type="float">
            <text:p>101332,5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104887.8" calcext:value-type="float">
            <text:p>104887,8</text:p>
          </table:table-cell>
          <table:table-cell office:value-type="float" office:value="7296" calcext:value-type="float">
            <text:p>7296</text:p>
          </table:table-cell>
          <table:table-cell office:value-type="float" office:value="6937.4" calcext:value-type="float">
            <text:p>6937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0515" calcext:value-type="float">
            <text:p>50515</text:p>
          </table:table-cell>
          <table:table-cell office:value-type="float" office:value="788.516" calcext:value-type="float">
            <text:p>788,516</text:p>
          </table:table-cell>
          <table:table-cell office:value-type="float" office:value="1439" calcext:value-type="float">
            <text:p>1439</text:p>
          </table:table-cell>
          <table:table-cell office:value-type="float" office:value="33.402" calcext:value-type="float">
            <text:p>33,402</text:p>
          </table:table-cell>
          <table:table-cell office:value-type="float" office:value="821.918" calcext:value-type="float">
            <text:p>821,918</text:p>
          </table:table-cell>
          <table:table-cell table:number-columns-repeated="1003"/>
        </table:table-row>
        <table:table-row table:style-name="ro1">
          <table:table-cell office:value-type="float" office:value="7229605" calcext:value-type="float">
            <text:p>7229605</text:p>
          </table:table-cell>
          <table:table-cell office:value-type="float" office:value="146720" calcext:value-type="float">
            <text:p>146720</text:p>
          </table:table-cell>
          <table:table-cell office:value-type="float" office:value="439" calcext:value-type="float">
            <text:p>439</text:p>
          </table:table-cell>
          <table:table-cell office:value-type="float" office:value="2334292" calcext:value-type="float">
            <text:p>2334292</text:p>
          </table:table-cell>
          <table:table-cell office:value-type="float" office:value="134144" calcext:value-type="float">
            <text:p>13414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664" calcext:value-type="float">
            <text:p>433664</text:p>
          </table:table-cell>
          <table:table-cell office:value-type="float" office:value="28.1" calcext:value-type="float">
            <text:p>28,1</text:p>
          </table:table-cell>
          <table:table-cell office:value-type="float" office:value="1398272" calcext:value-type="float">
            <text:p>1398272</text:p>
          </table:table-cell>
          <table:table-cell office:value-type="float" office:value="5153.5" calcext:value-type="float">
            <text:p>5153,5</text:p>
          </table:table-cell>
          <table:table-cell office:value-type="float" office:value="7296" calcext:value-type="float">
            <text:p>7296</text:p>
          </table:table-cell>
          <table:table-cell office:value-type="float" office:value="6937.5" calcext:value-type="float">
            <text:p>6937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0726" calcext:value-type="float">
            <text:p>50726</text:p>
          </table:table-cell>
          <table:table-cell office:value-type="float" office:value="791.105" calcext:value-type="float">
            <text:p>791,105</text:p>
          </table:table-cell>
          <table:table-cell office:value-type="float" office:value="1445" calcext:value-type="float">
            <text:p>1445</text:p>
          </table:table-cell>
          <table:table-cell office:value-type="float" office:value="33.504" calcext:value-type="float">
            <text:p>33,504</text:p>
          </table:table-cell>
          <table:table-cell office:value-type="float" office:value="824.608" calcext:value-type="float">
            <text:p>824,608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1" draw:text-style-name="P1" svg:width="270.13mm" svg:height="158.04mm" svg:x="210.59mm" svg:y="4.52mm">
            <loext:p draw:notify-on-update-of-ranges="graph.A2:graph.A122 graph.B1:graph.B1 graph.B2:graph.B121 graph.C1:graph.C1 graph.C2:graph.C122 graph.E1:graph.E1 graph.E2:graph.E122 graph.D1:graph.D1 graph.D2:graph.D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Time (min)</text:p>
          </table:table-cell>
          <table:table-cell table:style-name="ce5" office:value-type="string" calcext:value-type="string">
            <text:p>Hashes / s</text:p>
          </table:table-cell>
          <table:table-cell office:value-type="string" calcext:value-type="string">
            <text:p>Process memory (MB)</text:p>
          </table:table-cell>
          <table:table-cell office:value-type="string" calcext:value-type="string">
            <text:p>Heap utilization (MB)</text:p>
          </table:table-cell>
          <table:table-cell office:value-type="string" calcext:value-type="string">
            <text:p>Heap and meta space (MB)</text:p>
          </table:table-cell>
          <table:table-cell table:number-columns-repeated="1019"/>
        </table:table-row>
        <table:table-row table:style-name="ro1">
          <table:table-cell table:style-name="ce3" table:formula="of:=ROUND([stats.A2] / 1000 / 60)" office:value-type="float" office:value="0" calcext:value-type="float">
            <text:p>0</text:p>
          </table:table-cell>
          <table:table-cell table:style-name="ce5" table:formula="of:=[stats.B2]" office:value-type="float" office:value="0" calcext:value-type="float">
            <text:p>0,00</text:p>
          </table:table-cell>
          <table:table-cell table:formula="of:=ROUND([stats.D2] / 1024)" office:value-type="float" office:value="53" calcext:value-type="float">
            <text:p>53</text:p>
          </table:table-cell>
          <table:table-cell table:formula="of:=ROUND(([stats.G2]+[stats.H2]+[stats.J2]+[stats.L2]) / 1024)" office:value-type="float" office:value="31" calcext:value-type="float">
            <text:p>31</text:p>
          </table:table-cell>
          <table:table-cell table:formula="of:=ROUND(([stats.E2]+[stats.F2]+[stats.I2]+[stats.K2]+[stats.M2]+[stats.O2]) / 1024)"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table:style-name="ce3" table:formula="of:=ROUND([stats.A3] / 1000 / 60)" office:value-type="float" office:value="1" calcext:value-type="float">
            <text:p>1</text:p>
          </table:table-cell>
          <table:table-cell table:style-name="ce5" table:formula="of:=1000 * ([stats.B3]-[stats.B2])/([stats.A3]-[stats.A2])" office:value-type="float" office:value="19.355475822114" calcext:value-type="float">
            <text:p>19,36</text:p>
          </table:table-cell>
          <table:table-cell table:formula="of:=ROUND([stats.D3] / 1024)" office:value-type="float" office:value="2190" calcext:value-type="float">
            <text:p>2190</text:p>
          </table:table-cell>
          <table:table-cell table:formula="of:=ROUND(([stats.G3]+[stats.H3]+[stats.J3]+[stats.L3]) / 1024)" office:value-type="float" office:value="700" calcext:value-type="float">
            <text:p>700</text:p>
          </table:table-cell>
          <table:table-cell table:formula="of:=ROUND(([stats.E3]+[stats.F3]+[stats.I3]+[stats.K3]+[stats.M3]+[stats.O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4] / 1000 / 60)" office:value-type="float" office:value="2" calcext:value-type="float">
            <text:p>2</text:p>
          </table:table-cell>
          <table:table-cell table:style-name="ce5" table:formula="of:=1000 * ([stats.B4]-[stats.B3])/([stats.A4]-[stats.A3])" office:value-type="float" office:value="19.9860562398327" calcext:value-type="float">
            <text:p>19,99</text:p>
          </table:table-cell>
          <table:table-cell table:formula="of:=ROUND([stats.D4] / 1024)" office:value-type="float" office:value="2214" calcext:value-type="float">
            <text:p>2214</text:p>
          </table:table-cell>
          <table:table-cell table:formula="of:=ROUND(([stats.G4]+[stats.H4]+[stats.J4]+[stats.L4]) / 1024)" office:value-type="float" office:value="773" calcext:value-type="float">
            <text:p>773</text:p>
          </table:table-cell>
          <table:table-cell table:formula="of:=ROUND(([stats.E4]+[stats.F4]+[stats.I4]+[stats.K4]+[stats.M4]+[stats.O4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5] / 1000 / 60)" office:value-type="float" office:value="3" calcext:value-type="float">
            <text:p>3</text:p>
          </table:table-cell>
          <table:table-cell table:style-name="ce5" table:formula="of:=1000 * ([stats.B5]-[stats.B4])/([stats.A5]-[stats.A4])" office:value-type="float" office:value="19.9814126394052" calcext:value-type="float">
            <text:p>19,98</text:p>
          </table:table-cell>
          <table:table-cell table:formula="of:=ROUND([stats.D5] / 1024)" office:value-type="float" office:value="2227" calcext:value-type="float">
            <text:p>2227</text:p>
          </table:table-cell>
          <table:table-cell table:formula="of:=ROUND(([stats.G5]+[stats.H5]+[stats.J5]+[stats.L5]) / 1024)" office:value-type="float" office:value="469" calcext:value-type="float">
            <text:p>469</text:p>
          </table:table-cell>
          <table:table-cell table:formula="of:=ROUND(([stats.E5]+[stats.F5]+[stats.I5]+[stats.K5]+[stats.M5]+[stats.O5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6] / 1000 / 60)" office:value-type="float" office:value="4" calcext:value-type="float">
            <text:p>4</text:p>
          </table:table-cell>
          <table:table-cell table:style-name="ce5" table:formula="of:=1000 * ([stats.B6]-[stats.B5])/([stats.A6]-[stats.A5])" office:value-type="float" office:value="19.7862027753801" calcext:value-type="float">
            <text:p>19,79</text:p>
          </table:table-cell>
          <table:table-cell table:formula="of:=ROUND([stats.D6] / 1024)" office:value-type="float" office:value="2255" calcext:value-type="float">
            <text:p>2255</text:p>
          </table:table-cell>
          <table:table-cell table:formula="of:=ROUND(([stats.G6]+[stats.H6]+[stats.J6]+[stats.L6]) / 1024)" office:value-type="float" office:value="1429" calcext:value-type="float">
            <text:p>1429</text:p>
          </table:table-cell>
          <table:table-cell table:formula="of:=ROUND(([stats.E6]+[stats.F6]+[stats.I6]+[stats.K6]+[stats.M6]+[stats.O6]) / 1024)"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table:style-name="ce3" table:formula="of:=ROUND([stats.A7] / 1000 / 60)" office:value-type="float" office:value="5" calcext:value-type="float">
            <text:p>5</text:p>
          </table:table-cell>
          <table:table-cell table:style-name="ce5" table:formula="of:=1000 * ([stats.B7]-[stats.B6])/([stats.A7]-[stats.A6])" office:value-type="float" office:value="19.6498215915692" calcext:value-type="float">
            <text:p>19,65</text:p>
          </table:table-cell>
          <table:table-cell table:formula="of:=ROUND([stats.D7] / 1024)" office:value-type="float" office:value="2259" calcext:value-type="float">
            <text:p>2259</text:p>
          </table:table-cell>
          <table:table-cell table:formula="of:=ROUND(([stats.G7]+[stats.H7]+[stats.J7]+[stats.L7]) / 1024)" office:value-type="float" office:value="595" calcext:value-type="float">
            <text:p>595</text:p>
          </table:table-cell>
          <table:table-cell table:formula="of:=ROUND(([stats.E7]+[stats.F7]+[stats.I7]+[stats.K7]+[stats.M7]+[stats.O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] / 1000 / 60)" office:value-type="float" office:value="6" calcext:value-type="float">
            <text:p>6</text:p>
          </table:table-cell>
          <table:table-cell table:style-name="ce5" table:formula="of:=1000 * ([stats.B8]-[stats.B7])/([stats.A8]-[stats.A7])" office:value-type="float" office:value="19.5766142411573" calcext:value-type="float">
            <text:p>19,58</text:p>
          </table:table-cell>
          <table:table-cell table:formula="of:=ROUND([stats.D8] / 1024)" office:value-type="float" office:value="2259" calcext:value-type="float">
            <text:p>2259</text:p>
          </table:table-cell>
          <table:table-cell table:formula="of:=ROUND(([stats.G8]+[stats.H8]+[stats.J8]+[stats.L8]) / 1024)" office:value-type="float" office:value="1008" calcext:value-type="float">
            <text:p>1008</text:p>
          </table:table-cell>
          <table:table-cell table:formula="of:=ROUND(([stats.E8]+[stats.F8]+[stats.I8]+[stats.K8]+[stats.M8]+[stats.O8]) / 1024)"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table:style-name="ce3" table:formula="of:=ROUND([stats.A9] / 1000 / 60)" office:value-type="float" office:value="7" calcext:value-type="float">
            <text:p>7</text:p>
          </table:table-cell>
          <table:table-cell table:style-name="ce5" table:formula="of:=1000 * ([stats.B9]-[stats.B8])/([stats.A9]-[stats.A8])" office:value-type="float" office:value="19.5358572686347" calcext:value-type="float">
            <text:p>19,54</text:p>
          </table:table-cell>
          <table:table-cell table:formula="of:=ROUND([stats.D9] / 1024)" office:value-type="float" office:value="2272" calcext:value-type="float">
            <text:p>2272</text:p>
          </table:table-cell>
          <table:table-cell table:formula="of:=ROUND(([stats.G9]+[stats.H9]+[stats.J9]+[stats.L9]) / 1024)" office:value-type="float" office:value="1320" calcext:value-type="float">
            <text:p>1320</text:p>
          </table:table-cell>
          <table:table-cell table:formula="of:=ROUND(([stats.E9]+[stats.F9]+[stats.I9]+[stats.K9]+[stats.M9]+[stats.O9]) / 1024)"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table:style-name="ce3" table:formula="of:=ROUND([stats.A10] / 1000 / 60)" office:value-type="float" office:value="8" calcext:value-type="float">
            <text:p>8</text:p>
          </table:table-cell>
          <table:table-cell table:style-name="ce5" table:formula="of:=1000 * ([stats.B10]-[stats.B9])/([stats.A10]-[stats.A9])" office:value-type="float" office:value="19.6918376834695" calcext:value-type="float">
            <text:p>19,69</text:p>
          </table:table-cell>
          <table:table-cell table:formula="of:=ROUND([stats.D10] / 1024)" office:value-type="float" office:value="2268" calcext:value-type="float">
            <text:p>2268</text:p>
          </table:table-cell>
          <table:table-cell table:formula="of:=ROUND(([stats.G10]+[stats.H10]+[stats.J10]+[stats.L10]) / 1024)" office:value-type="float" office:value="687" calcext:value-type="float">
            <text:p>687</text:p>
          </table:table-cell>
          <table:table-cell table:formula="of:=ROUND(([stats.E10]+[stats.F10]+[stats.I10]+[stats.K10]+[stats.M10]+[stats.O10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11] / 1000 / 60)" office:value-type="float" office:value="9" calcext:value-type="float">
            <text:p>9</text:p>
          </table:table-cell>
          <table:table-cell table:style-name="ce5" table:formula="of:=1000 * ([stats.B11]-[stats.B10])/([stats.A11]-[stats.A10])" office:value-type="float" office:value="19.5977479198153" calcext:value-type="float">
            <text:p>19,60</text:p>
          </table:table-cell>
          <table:table-cell table:formula="of:=ROUND([stats.D11] / 1024)" office:value-type="float" office:value="2250" calcext:value-type="float">
            <text:p>2250</text:p>
          </table:table-cell>
          <table:table-cell table:formula="of:=ROUND(([stats.G11]+[stats.H11]+[stats.J11]+[stats.L11]) / 1024)" office:value-type="float" office:value="347" calcext:value-type="float">
            <text:p>347</text:p>
          </table:table-cell>
          <table:table-cell table:formula="of:=ROUND(([stats.E11]+[stats.F11]+[stats.I11]+[stats.K11]+[stats.M11]+[stats.O11]) / 1024)"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table:style-name="ce3" table:formula="of:=ROUND([stats.A12] / 1000 / 60)" office:value-type="float" office:value="10" calcext:value-type="float">
            <text:p>10</text:p>
          </table:table-cell>
          <table:table-cell table:style-name="ce5" table:formula="of:=1000 * ([stats.B12]-[stats.B11])/([stats.A12]-[stats.A11])" office:value-type="float" office:value="19.7263549415515" calcext:value-type="float">
            <text:p>19,73</text:p>
          </table:table-cell>
          <table:table-cell table:formula="of:=ROUND([stats.D12] / 1024)" office:value-type="float" office:value="2263" calcext:value-type="float">
            <text:p>2263</text:p>
          </table:table-cell>
          <table:table-cell table:formula="of:=ROUND(([stats.G12]+[stats.H12]+[stats.J12]+[stats.L12]) / 1024)" office:value-type="float" office:value="1338" calcext:value-type="float">
            <text:p>1338</text:p>
          </table:table-cell>
          <table:table-cell table:formula="of:=ROUND(([stats.E12]+[stats.F12]+[stats.I12]+[stats.K12]+[stats.M12]+[stats.O12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13] / 1000 / 60)" office:value-type="float" office:value="11" calcext:value-type="float">
            <text:p>11</text:p>
          </table:table-cell>
          <table:table-cell table:style-name="ce5" table:formula="of:=1000 * ([stats.B13]-[stats.B12])/([stats.A13]-[stats.A12])" office:value-type="float" office:value="19.6468870303996" calcext:value-type="float">
            <text:p>19,65</text:p>
          </table:table-cell>
          <table:table-cell table:formula="of:=ROUND([stats.D13] / 1024)" office:value-type="float" office:value="2255" calcext:value-type="float">
            <text:p>2255</text:p>
          </table:table-cell>
          <table:table-cell table:formula="of:=ROUND(([stats.G13]+[stats.H13]+[stats.J13]+[stats.L13]) / 1024)" office:value-type="float" office:value="1018" calcext:value-type="float">
            <text:p>1018</text:p>
          </table:table-cell>
          <table:table-cell table:formula="of:=ROUND(([stats.E13]+[stats.F13]+[stats.I13]+[stats.K13]+[stats.M13]+[stats.O1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4] / 1000 / 60)" office:value-type="float" office:value="12" calcext:value-type="float">
            <text:p>12</text:p>
          </table:table-cell>
          <table:table-cell table:style-name="ce5" table:formula="of:=1000 * ([stats.B14]-[stats.B13])/([stats.A14]-[stats.A13])" office:value-type="float" office:value="19.8745811075351" calcext:value-type="float">
            <text:p>19,87</text:p>
          </table:table-cell>
          <table:table-cell table:formula="of:=ROUND([stats.D14] / 1024)" office:value-type="float" office:value="2240" calcext:value-type="float">
            <text:p>2240</text:p>
          </table:table-cell>
          <table:table-cell table:formula="of:=ROUND(([stats.G14]+[stats.H14]+[stats.J14]+[stats.L14]) / 1024)" office:value-type="float" office:value="615" calcext:value-type="float">
            <text:p>615</text:p>
          </table:table-cell>
          <table:table-cell table:formula="of:=ROUND(([stats.E14]+[stats.F14]+[stats.I14]+[stats.K14]+[stats.M14]+[stats.O14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15] / 1000 / 60)" office:value-type="float" office:value="13" calcext:value-type="float">
            <text:p>13</text:p>
          </table:table-cell>
          <table:table-cell table:style-name="ce5" table:formula="of:=1000 * ([stats.B15]-[stats.B14])/([stats.A15]-[stats.A14])" office:value-type="float" office:value="19.9104031856645" calcext:value-type="float">
            <text:p>19,91</text:p>
          </table:table-cell>
          <table:table-cell table:formula="of:=ROUND([stats.D15] / 1024)" office:value-type="float" office:value="2251" calcext:value-type="float">
            <text:p>2251</text:p>
          </table:table-cell>
          <table:table-cell table:formula="of:=ROUND(([stats.G15]+[stats.H15]+[stats.J15]+[stats.L15]) / 1024)" office:value-type="float" office:value="971" calcext:value-type="float">
            <text:p>971</text:p>
          </table:table-cell>
          <table:table-cell table:formula="of:=ROUND(([stats.E15]+[stats.F15]+[stats.I15]+[stats.K15]+[stats.M15]+[stats.O15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6] / 1000 / 60)" office:value-type="float" office:value="14" calcext:value-type="float">
            <text:p>14</text:p>
          </table:table-cell>
          <table:table-cell table:style-name="ce5" table:formula="of:=1000 * ([stats.B16]-[stats.B15])/([stats.A16]-[stats.A15])" office:value-type="float" office:value="20.0859879484072" calcext:value-type="float">
            <text:p>20,09</text:p>
          </table:table-cell>
          <table:table-cell table:formula="of:=ROUND([stats.D16] / 1024)" office:value-type="float" office:value="2263" calcext:value-type="float">
            <text:p>2263</text:p>
          </table:table-cell>
          <table:table-cell table:formula="of:=ROUND(([stats.G16]+[stats.H16]+[stats.J16]+[stats.L16]) / 1024)" office:value-type="float" office:value="387" calcext:value-type="float">
            <text:p>387</text:p>
          </table:table-cell>
          <table:table-cell table:formula="of:=ROUND(([stats.E16]+[stats.F16]+[stats.I16]+[stats.K16]+[stats.M16]+[stats.O16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17] / 1000 / 60)" office:value-type="float" office:value="15" calcext:value-type="float">
            <text:p>15</text:p>
          </table:table-cell>
          <table:table-cell table:style-name="ce5" table:formula="of:=1000 * ([stats.B17]-[stats.B16])/([stats.A17]-[stats.A16])" office:value-type="float" office:value="19.9130463642096" calcext:value-type="float">
            <text:p>19,91</text:p>
          </table:table-cell>
          <table:table-cell table:formula="of:=ROUND([stats.D17] / 1024)" office:value-type="float" office:value="2291" calcext:value-type="float">
            <text:p>2291</text:p>
          </table:table-cell>
          <table:table-cell table:formula="of:=ROUND(([stats.G17]+[stats.H17]+[stats.J17]+[stats.L17]) / 1024)" office:value-type="float" office:value="1366" calcext:value-type="float">
            <text:p>1366</text:p>
          </table:table-cell>
          <table:table-cell table:formula="of:=ROUND(([stats.E17]+[stats.F17]+[stats.I17]+[stats.K17]+[stats.M17]+[stats.O1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8] / 1000 / 60)" office:value-type="float" office:value="16" calcext:value-type="float">
            <text:p>16</text:p>
          </table:table-cell>
          <table:table-cell table:style-name="ce5" table:formula="of:=1000 * ([stats.B18]-[stats.B17])/([stats.A18]-[stats.A17])" office:value-type="float" office:value="20.0597808037197" calcext:value-type="float">
            <text:p>20,06</text:p>
          </table:table-cell>
          <table:table-cell table:formula="of:=ROUND([stats.D18] / 1024)" office:value-type="float" office:value="2284" calcext:value-type="float">
            <text:p>2284</text:p>
          </table:table-cell>
          <table:table-cell table:formula="of:=ROUND(([stats.G18]+[stats.H18]+[stats.J18]+[stats.L18]) / 1024)" office:value-type="float" office:value="1092" calcext:value-type="float">
            <text:p>1092</text:p>
          </table:table-cell>
          <table:table-cell table:formula="of:=ROUND(([stats.E18]+[stats.F18]+[stats.I18]+[stats.K18]+[stats.M18]+[stats.O18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19] / 1000 / 60)" office:value-type="float" office:value="17" calcext:value-type="float">
            <text:p>17</text:p>
          </table:table-cell>
          <table:table-cell table:style-name="ce5" table:formula="of:=1000 * ([stats.B19]-[stats.B18])/([stats.A19]-[stats.A18])" office:value-type="float" office:value="19.9960140835714" calcext:value-type="float">
            <text:p>20,00</text:p>
          </table:table-cell>
          <table:table-cell table:formula="of:=ROUND([stats.D19] / 1024)" office:value-type="float" office:value="2278" calcext:value-type="float">
            <text:p>2278</text:p>
          </table:table-cell>
          <table:table-cell table:formula="of:=ROUND(([stats.G19]+[stats.H19]+[stats.J19]+[stats.L19]) / 1024)" office:value-type="float" office:value="1222" calcext:value-type="float">
            <text:p>1222</text:p>
          </table:table-cell>
          <table:table-cell table:formula="of:=ROUND(([stats.E19]+[stats.F19]+[stats.I19]+[stats.K19]+[stats.M19]+[stats.O19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20] / 1000 / 60)" office:value-type="float" office:value="18" calcext:value-type="float">
            <text:p>18</text:p>
          </table:table-cell>
          <table:table-cell table:style-name="ce5" table:formula="of:=1000 * ([stats.B20]-[stats.B19])/([stats.A20]-[stats.A19])" office:value-type="float" office:value="19.7713829999335" calcext:value-type="float">
            <text:p>19,77</text:p>
          </table:table-cell>
          <table:table-cell table:formula="of:=ROUND([stats.D20] / 1024)" office:value-type="float" office:value="2265" calcext:value-type="float">
            <text:p>2265</text:p>
          </table:table-cell>
          <table:table-cell table:formula="of:=ROUND(([stats.G20]+[stats.H20]+[stats.J20]+[stats.L20]) / 1024)" office:value-type="float" office:value="1066" calcext:value-type="float">
            <text:p>1066</text:p>
          </table:table-cell>
          <table:table-cell table:formula="of:=ROUND(([stats.E20]+[stats.F20]+[stats.I20]+[stats.K20]+[stats.M20]+[stats.O20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21] / 1000 / 60)" office:value-type="float" office:value="19" calcext:value-type="float">
            <text:p>19</text:p>
          </table:table-cell>
          <table:table-cell table:style-name="ce5" table:formula="of:=1000 * ([stats.B21]-[stats.B20])/([stats.A21]-[stats.A20])" office:value-type="float" office:value="19.6849740244651" calcext:value-type="float">
            <text:p>19,68</text:p>
          </table:table-cell>
          <table:table-cell table:formula="of:=ROUND([stats.D21] / 1024)" office:value-type="float" office:value="2286" calcext:value-type="float">
            <text:p>2286</text:p>
          </table:table-cell>
          <table:table-cell table:formula="of:=ROUND(([stats.G21]+[stats.H21]+[stats.J21]+[stats.L21]) / 1024)" office:value-type="float" office:value="926" calcext:value-type="float">
            <text:p>926</text:p>
          </table:table-cell>
          <table:table-cell table:formula="of:=ROUND(([stats.E21]+[stats.F21]+[stats.I21]+[stats.K21]+[stats.M21]+[stats.O2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22] / 1000 / 60)" office:value-type="float" office:value="20" calcext:value-type="float">
            <text:p>20</text:p>
          </table:table-cell>
          <table:table-cell table:style-name="ce5" table:formula="of:=1000 * ([stats.B22]-[stats.B21])/([stats.A22]-[stats.A21])" office:value-type="float" office:value="19.9358729420365" calcext:value-type="float">
            <text:p>19,94</text:p>
          </table:table-cell>
          <table:table-cell table:formula="of:=ROUND([stats.D22] / 1024)" office:value-type="float" office:value="2257" calcext:value-type="float">
            <text:p>2257</text:p>
          </table:table-cell>
          <table:table-cell table:formula="of:=ROUND(([stats.G22]+[stats.H22]+[stats.J22]+[stats.L22]) / 1024)" office:value-type="float" office:value="1127" calcext:value-type="float">
            <text:p>1127</text:p>
          </table:table-cell>
          <table:table-cell table:formula="of:=ROUND(([stats.E22]+[stats.F22]+[stats.I22]+[stats.K22]+[stats.M22]+[stats.O22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23] / 1000 / 60)" office:value-type="float" office:value="21" calcext:value-type="float">
            <text:p>21</text:p>
          </table:table-cell>
          <table:table-cell table:style-name="ce5" table:formula="of:=1000 * ([stats.B23]-[stats.B22])/([stats.A23]-[stats.A22])" office:value-type="float" office:value="19.7937596519487" calcext:value-type="float">
            <text:p>19,79</text:p>
          </table:table-cell>
          <table:table-cell table:formula="of:=ROUND([stats.D23] / 1024)" office:value-type="float" office:value="2257" calcext:value-type="float">
            <text:p>2257</text:p>
          </table:table-cell>
          <table:table-cell table:formula="of:=ROUND(([stats.G23]+[stats.H23]+[stats.J23]+[stats.L23]) / 1024)" office:value-type="float" office:value="793" calcext:value-type="float">
            <text:p>793</text:p>
          </table:table-cell>
          <table:table-cell table:formula="of:=ROUND(([stats.E23]+[stats.F23]+[stats.I23]+[stats.K23]+[stats.M23]+[stats.O23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24] / 1000 / 60)" office:value-type="float" office:value="22" calcext:value-type="float">
            <text:p>22</text:p>
          </table:table-cell>
          <table:table-cell table:style-name="ce5" table:formula="of:=1000 * ([stats.B24]-[stats.B23])/([stats.A24]-[stats.A23])" office:value-type="float" office:value="19.8006644518272" calcext:value-type="float">
            <text:p>19,80</text:p>
          </table:table-cell>
          <table:table-cell table:formula="of:=ROUND([stats.D24] / 1024)" office:value-type="float" office:value="2242" calcext:value-type="float">
            <text:p>2242</text:p>
          </table:table-cell>
          <table:table-cell table:formula="of:=ROUND(([stats.G24]+[stats.H24]+[stats.J24]+[stats.L24]) / 1024)" office:value-type="float" office:value="1468" calcext:value-type="float">
            <text:p>1468</text:p>
          </table:table-cell>
          <table:table-cell table:formula="of:=ROUND(([stats.E24]+[stats.F24]+[stats.I24]+[stats.K24]+[stats.M24]+[stats.O24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25] / 1000 / 60)" office:value-type="float" office:value="23" calcext:value-type="float">
            <text:p>23</text:p>
          </table:table-cell>
          <table:table-cell table:style-name="ce5" table:formula="of:=1000 * ([stats.B25]-[stats.B24])/([stats.A25]-[stats.A24])" office:value-type="float" office:value="20.0165975103734" calcext:value-type="float">
            <text:p>20,02</text:p>
          </table:table-cell>
          <table:table-cell table:formula="of:=ROUND([stats.D25] / 1024)" office:value-type="float" office:value="2287" calcext:value-type="float">
            <text:p>2287</text:p>
          </table:table-cell>
          <table:table-cell table:formula="of:=ROUND(([stats.G25]+[stats.H25]+[stats.J25]+[stats.L25]) / 1024)" office:value-type="float" office:value="841" calcext:value-type="float">
            <text:p>841</text:p>
          </table:table-cell>
          <table:table-cell table:formula="of:=ROUND(([stats.E25]+[stats.F25]+[stats.I25]+[stats.K25]+[stats.M25]+[stats.O25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26] / 1000 / 60)" office:value-type="float" office:value="24" calcext:value-type="float">
            <text:p>24</text:p>
          </table:table-cell>
          <table:table-cell table:style-name="ce5" table:formula="of:=1000 * ([stats.B26]-[stats.B25])/([stats.A26]-[stats.A25])" office:value-type="float" office:value="20.1852528136516" calcext:value-type="float">
            <text:p>20,19</text:p>
          </table:table-cell>
          <table:table-cell table:formula="of:=ROUND([stats.D26] / 1024)" office:value-type="float" office:value="2289" calcext:value-type="float">
            <text:p>2289</text:p>
          </table:table-cell>
          <table:table-cell table:formula="of:=ROUND(([stats.G26]+[stats.H26]+[stats.J26]+[stats.L26]) / 1024)" office:value-type="float" office:value="875" calcext:value-type="float">
            <text:p>875</text:p>
          </table:table-cell>
          <table:table-cell table:formula="of:=ROUND(([stats.E26]+[stats.F26]+[stats.I26]+[stats.K26]+[stats.M26]+[stats.O26]) / 1024)"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table:style-name="ce3" table:formula="of:=ROUND([stats.A27] / 1000 / 60)" office:value-type="float" office:value="25" calcext:value-type="float">
            <text:p>25</text:p>
          </table:table-cell>
          <table:table-cell table:style-name="ce5" table:formula="of:=1000 * ([stats.B27]-[stats.B26])/([stats.A27]-[stats.A26])" office:value-type="float" office:value="20.0856545267421" calcext:value-type="float">
            <text:p>20,09</text:p>
          </table:table-cell>
          <table:table-cell table:formula="of:=ROUND([stats.D27] / 1024)" office:value-type="float" office:value="2281" calcext:value-type="float">
            <text:p>2281</text:p>
          </table:table-cell>
          <table:table-cell table:formula="of:=ROUND(([stats.G27]+[stats.H27]+[stats.J27]+[stats.L27]) / 1024)" office:value-type="float" office:value="1214" calcext:value-type="float">
            <text:p>1214</text:p>
          </table:table-cell>
          <table:table-cell table:formula="of:=ROUND(([stats.E27]+[stats.F27]+[stats.I27]+[stats.K27]+[stats.M27]+[stats.O27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28] / 1000 / 60)" office:value-type="float" office:value="26" calcext:value-type="float">
            <text:p>26</text:p>
          </table:table-cell>
          <table:table-cell table:style-name="ce5" table:formula="of:=1000 * ([stats.B28]-[stats.B27])/([stats.A28]-[stats.A27])" office:value-type="float" office:value="20.053453742592" calcext:value-type="float">
            <text:p>20,05</text:p>
          </table:table-cell>
          <table:table-cell table:formula="of:=ROUND([stats.D28] / 1024)" office:value-type="float" office:value="2268" calcext:value-type="float">
            <text:p>2268</text:p>
          </table:table-cell>
          <table:table-cell table:formula="of:=ROUND(([stats.G28]+[stats.H28]+[stats.J28]+[stats.L28]) / 1024)" office:value-type="float" office:value="699" calcext:value-type="float">
            <text:p>699</text:p>
          </table:table-cell>
          <table:table-cell table:formula="of:=ROUND(([stats.E28]+[stats.F28]+[stats.I28]+[stats.K28]+[stats.M28]+[stats.O28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29] / 1000 / 60)" office:value-type="float" office:value="27" calcext:value-type="float">
            <text:p>27</text:p>
          </table:table-cell>
          <table:table-cell table:style-name="ce5" table:formula="of:=1000 * ([stats.B29]-[stats.B28])/([stats.A29]-[stats.A28])" office:value-type="float" office:value="19.9568321434501" calcext:value-type="float">
            <text:p>19,96</text:p>
          </table:table-cell>
          <table:table-cell table:formula="of:=ROUND([stats.D29] / 1024)" office:value-type="float" office:value="2243" calcext:value-type="float">
            <text:p>2243</text:p>
          </table:table-cell>
          <table:table-cell table:formula="of:=ROUND(([stats.G29]+[stats.H29]+[stats.J29]+[stats.L29]) / 1024)" office:value-type="float" office:value="875" calcext:value-type="float">
            <text:p>875</text:p>
          </table:table-cell>
          <table:table-cell table:formula="of:=ROUND(([stats.E29]+[stats.F29]+[stats.I29]+[stats.K29]+[stats.M29]+[stats.O29]) / 1024)"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table:style-name="ce3" table:formula="of:=ROUND([stats.A30] / 1000 / 60)" office:value-type="float" office:value="28" calcext:value-type="float">
            <text:p>28</text:p>
          </table:table-cell>
          <table:table-cell table:style-name="ce5" table:formula="of:=1000 * ([stats.B30]-[stats.B29])/([stats.A30]-[stats.A29])" office:value-type="float" office:value="20.0112833106561" calcext:value-type="float">
            <text:p>20,01</text:p>
          </table:table-cell>
          <table:table-cell table:formula="of:=ROUND([stats.D30] / 1024)" office:value-type="float" office:value="2243" calcext:value-type="float">
            <text:p>2243</text:p>
          </table:table-cell>
          <table:table-cell table:formula="of:=ROUND(([stats.G30]+[stats.H30]+[stats.J30]+[stats.L30]) / 1024)" office:value-type="float" office:value="941" calcext:value-type="float">
            <text:p>941</text:p>
          </table:table-cell>
          <table:table-cell table:formula="of:=ROUND(([stats.E30]+[stats.F30]+[stats.I30]+[stats.K30]+[stats.M30]+[stats.O30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31] / 1000 / 60)" office:value-type="float" office:value="29" calcext:value-type="float">
            <text:p>29</text:p>
          </table:table-cell>
          <table:table-cell table:style-name="ce5" table:formula="of:=1000 * ([stats.B31]-[stats.B30])/([stats.A31]-[stats.A30])" office:value-type="float" office:value="19.8699661646653" calcext:value-type="float">
            <text:p>19,87</text:p>
          </table:table-cell>
          <table:table-cell table:formula="of:=ROUND([stats.D31] / 1024)" office:value-type="float" office:value="2282" calcext:value-type="float">
            <text:p>2282</text:p>
          </table:table-cell>
          <table:table-cell table:formula="of:=ROUND(([stats.G31]+[stats.H31]+[stats.J31]+[stats.L31]) / 1024)" office:value-type="float" office:value="776" calcext:value-type="float">
            <text:p>776</text:p>
          </table:table-cell>
          <table:table-cell table:formula="of:=ROUND(([stats.E31]+[stats.F31]+[stats.I31]+[stats.K31]+[stats.M31]+[stats.O31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32] / 1000 / 60)" office:value-type="float" office:value="30" calcext:value-type="float">
            <text:p>30</text:p>
          </table:table-cell>
          <table:table-cell table:style-name="ce5" table:formula="of:=1000 * ([stats.B32]-[stats.B31])/([stats.A32]-[stats.A31])" office:value-type="float" office:value="19.9946857977946" calcext:value-type="float">
            <text:p>19,99</text:p>
          </table:table-cell>
          <table:table-cell table:formula="of:=ROUND([stats.D32] / 1024)" office:value-type="float" office:value="2267" calcext:value-type="float">
            <text:p>2267</text:p>
          </table:table-cell>
          <table:table-cell table:formula="of:=ROUND(([stats.G32]+[stats.H32]+[stats.J32]+[stats.L32]) / 1024)" office:value-type="float" office:value="822" calcext:value-type="float">
            <text:p>822</text:p>
          </table:table-cell>
          <table:table-cell table:formula="of:=ROUND(([stats.E32]+[stats.F32]+[stats.I32]+[stats.K32]+[stats.M32]+[stats.O32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33] / 1000 / 60)" office:value-type="float" office:value="31" calcext:value-type="float">
            <text:p>31</text:p>
          </table:table-cell>
          <table:table-cell table:style-name="ce5" table:formula="of:=1000 * ([stats.B33]-[stats.B32])/([stats.A33]-[stats.A32])" office:value-type="float" office:value="20.0763232122117" calcext:value-type="float">
            <text:p>20,08</text:p>
          </table:table-cell>
          <table:table-cell table:formula="of:=ROUND([stats.D33] / 1024)" office:value-type="float" office:value="2264" calcext:value-type="float">
            <text:p>2264</text:p>
          </table:table-cell>
          <table:table-cell table:formula="of:=ROUND(([stats.G33]+[stats.H33]+[stats.J33]+[stats.L33]) / 1024)" office:value-type="float" office:value="1099" calcext:value-type="float">
            <text:p>1099</text:p>
          </table:table-cell>
          <table:table-cell table:formula="of:=ROUND(([stats.E33]+[stats.F33]+[stats.I33]+[stats.K33]+[stats.M33]+[stats.O33]) / 1024)"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table:style-name="ce3" table:formula="of:=ROUND([stats.A34] / 1000 / 60)" office:value-type="float" office:value="32" calcext:value-type="float">
            <text:p>32</text:p>
          </table:table-cell>
          <table:table-cell table:style-name="ce5" table:formula="of:=1000 * ([stats.B34]-[stats.B33])/([stats.A34]-[stats.A33])" office:value-type="float" office:value="20.3059159228906" calcext:value-type="float">
            <text:p>20,31</text:p>
          </table:table-cell>
          <table:table-cell table:formula="of:=ROUND([stats.D34] / 1024)" office:value-type="float" office:value="2243" calcext:value-type="float">
            <text:p>2243</text:p>
          </table:table-cell>
          <table:table-cell table:formula="of:=ROUND(([stats.G34]+[stats.H34]+[stats.J34]+[stats.L34]) / 1024)" office:value-type="float" office:value="936" calcext:value-type="float">
            <text:p>936</text:p>
          </table:table-cell>
          <table:table-cell table:formula="of:=ROUND(([stats.E34]+[stats.F34]+[stats.I34]+[stats.K34]+[stats.M34]+[stats.O34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35] / 1000 / 60)" office:value-type="float" office:value="33" calcext:value-type="float">
            <text:p>33</text:p>
          </table:table-cell>
          <table:table-cell table:style-name="ce5" table:formula="of:=1000 * ([stats.B35]-[stats.B34])/([stats.A35]-[stats.A34])" office:value-type="float" office:value="20.1403520414088" calcext:value-type="float">
            <text:p>20,14</text:p>
          </table:table-cell>
          <table:table-cell table:formula="of:=ROUND([stats.D35] / 1024)" office:value-type="float" office:value="2243" calcext:value-type="float">
            <text:p>2243</text:p>
          </table:table-cell>
          <table:table-cell table:formula="of:=ROUND(([stats.G35]+[stats.H35]+[stats.J35]+[stats.L35]) / 1024)" office:value-type="float" office:value="987" calcext:value-type="float">
            <text:p>987</text:p>
          </table:table-cell>
          <table:table-cell table:formula="of:=ROUND(([stats.E35]+[stats.F35]+[stats.I35]+[stats.K35]+[stats.M35]+[stats.O35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36] / 1000 / 60)" office:value-type="float" office:value="34" calcext:value-type="float">
            <text:p>34</text:p>
          </table:table-cell>
          <table:table-cell table:style-name="ce5" table:formula="of:=1000 * ([stats.B36]-[stats.B35])/([stats.A36]-[stats.A35])" office:value-type="float" office:value="20.248626578812" calcext:value-type="float">
            <text:p>20,25</text:p>
          </table:table-cell>
          <table:table-cell table:formula="of:=ROUND([stats.D36] / 1024)" office:value-type="float" office:value="2263" calcext:value-type="float">
            <text:p>2263</text:p>
          </table:table-cell>
          <table:table-cell table:formula="of:=ROUND(([stats.G36]+[stats.H36]+[stats.J36]+[stats.L36]) / 1024)" office:value-type="float" office:value="1209" calcext:value-type="float">
            <text:p>1209</text:p>
          </table:table-cell>
          <table:table-cell table:formula="of:=ROUND(([stats.E36]+[stats.F36]+[stats.I36]+[stats.K36]+[stats.M36]+[stats.O36]) / 1024)"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table:style-name="ce3" table:formula="of:=ROUND([stats.A37] / 1000 / 60)" office:value-type="float" office:value="35" calcext:value-type="float">
            <text:p>35</text:p>
          </table:table-cell>
          <table:table-cell table:style-name="ce5" table:formula="of:=1000 * ([stats.B37]-[stats.B36])/([stats.A37]-[stats.A36])" office:value-type="float" office:value="20.1745362843017" calcext:value-type="float">
            <text:p>20,17</text:p>
          </table:table-cell>
          <table:table-cell table:formula="of:=ROUND([stats.D37] / 1024)" office:value-type="float" office:value="2280" calcext:value-type="float">
            <text:p>2280</text:p>
          </table:table-cell>
          <table:table-cell table:formula="of:=ROUND(([stats.G37]+[stats.H37]+[stats.J37]+[stats.L37]) / 1024)" office:value-type="float" office:value="574" calcext:value-type="float">
            <text:p>574</text:p>
          </table:table-cell>
          <table:table-cell table:formula="of:=ROUND(([stats.E37]+[stats.F37]+[stats.I37]+[stats.K37]+[stats.M37]+[stats.O3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38] / 1000 / 60)" office:value-type="float" office:value="36" calcext:value-type="float">
            <text:p>36</text:p>
          </table:table-cell>
          <table:table-cell table:style-name="ce5" table:formula="of:=1000 * ([stats.B38]-[stats.B37])/([stats.A38]-[stats.A37])" office:value-type="float" office:value="20.4983388704319" calcext:value-type="float">
            <text:p>20,50</text:p>
          </table:table-cell>
          <table:table-cell table:formula="of:=ROUND([stats.D38] / 1024)" office:value-type="float" office:value="2265" calcext:value-type="float">
            <text:p>2265</text:p>
          </table:table-cell>
          <table:table-cell table:formula="of:=ROUND(([stats.G38]+[stats.H38]+[stats.J38]+[stats.L38]) / 1024)" office:value-type="float" office:value="495" calcext:value-type="float">
            <text:p>495</text:p>
          </table:table-cell>
          <table:table-cell table:formula="of:=ROUND(([stats.E38]+[stats.F38]+[stats.I38]+[stats.K38]+[stats.M38]+[stats.O38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39] / 1000 / 60)" office:value-type="float" office:value="37" calcext:value-type="float">
            <text:p>37</text:p>
          </table:table-cell>
          <table:table-cell table:style-name="ce5" table:formula="of:=1000 * ([stats.B39]-[stats.B38])/([stats.A39]-[stats.A38])" office:value-type="float" office:value="20.3617279234691" calcext:value-type="float">
            <text:p>20,36</text:p>
          </table:table-cell>
          <table:table-cell table:formula="of:=ROUND([stats.D39] / 1024)" office:value-type="float" office:value="2288" calcext:value-type="float">
            <text:p>2288</text:p>
          </table:table-cell>
          <table:table-cell table:formula="of:=ROUND(([stats.G39]+[stats.H39]+[stats.J39]+[stats.L39]) / 1024)" office:value-type="float" office:value="742" calcext:value-type="float">
            <text:p>742</text:p>
          </table:table-cell>
          <table:table-cell table:formula="of:=ROUND(([stats.E39]+[stats.F39]+[stats.I39]+[stats.K39]+[stats.M39]+[stats.O39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40] / 1000 / 60)" office:value-type="float" office:value="38" calcext:value-type="float">
            <text:p>38</text:p>
          </table:table-cell>
          <table:table-cell table:style-name="ce5" table:formula="of:=1000 * ([stats.B40]-[stats.B39])/([stats.A40]-[stats.A39])" office:value-type="float" office:value="20.5329257757991" calcext:value-type="float">
            <text:p>20,53</text:p>
          </table:table-cell>
          <table:table-cell table:formula="of:=ROUND([stats.D40] / 1024)" office:value-type="float" office:value="2268" calcext:value-type="float">
            <text:p>2268</text:p>
          </table:table-cell>
          <table:table-cell table:formula="of:=ROUND(([stats.G40]+[stats.H40]+[stats.J40]+[stats.L40]) / 1024)" office:value-type="float" office:value="510" calcext:value-type="float">
            <text:p>510</text:p>
          </table:table-cell>
          <table:table-cell table:formula="of:=ROUND(([stats.E40]+[stats.F40]+[stats.I40]+[stats.K40]+[stats.M40]+[stats.O40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41] / 1000 / 60)" office:value-type="float" office:value="39" calcext:value-type="float">
            <text:p>39</text:p>
          </table:table-cell>
          <table:table-cell table:style-name="ce5" table:formula="of:=1000 * ([stats.B41]-[stats.B40])/([stats.A41]-[stats.A40])" office:value-type="float" office:value="20.5565887353879" calcext:value-type="float">
            <text:p>20,56</text:p>
          </table:table-cell>
          <table:table-cell table:formula="of:=ROUND([stats.D41] / 1024)" office:value-type="float" office:value="2260" calcext:value-type="float">
            <text:p>2260</text:p>
          </table:table-cell>
          <table:table-cell table:formula="of:=ROUND(([stats.G41]+[stats.H41]+[stats.J41]+[stats.L41]) / 1024)" office:value-type="float" office:value="627" calcext:value-type="float">
            <text:p>627</text:p>
          </table:table-cell>
          <table:table-cell table:formula="of:=ROUND(([stats.E41]+[stats.F41]+[stats.I41]+[stats.K41]+[stats.M41]+[stats.O41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42] / 1000 / 60)" office:value-type="float" office:value="40" calcext:value-type="float">
            <text:p>40</text:p>
          </table:table-cell>
          <table:table-cell table:style-name="ce5" table:formula="of:=1000 * ([stats.B42]-[stats.B41])/([stats.A42]-[stats.A41])" office:value-type="float" office:value="20.401731659175" calcext:value-type="float">
            <text:p>20,40</text:p>
          </table:table-cell>
          <table:table-cell table:formula="of:=ROUND([stats.D42] / 1024)" office:value-type="float" office:value="2280" calcext:value-type="float">
            <text:p>2280</text:p>
          </table:table-cell>
          <table:table-cell table:formula="of:=ROUND(([stats.G42]+[stats.H42]+[stats.J42]+[stats.L42]) / 1024)" office:value-type="float" office:value="1061" calcext:value-type="float">
            <text:p>1061</text:p>
          </table:table-cell>
          <table:table-cell table:formula="of:=ROUND(([stats.E42]+[stats.F42]+[stats.I42]+[stats.K42]+[stats.M42]+[stats.O42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43] / 1000 / 60)" office:value-type="float" office:value="41" calcext:value-type="float">
            <text:p>41</text:p>
          </table:table-cell>
          <table:table-cell table:style-name="ce5" table:formula="of:=1000 * ([stats.B43]-[stats.B42])/([stats.A43]-[stats.A42])" office:value-type="float" office:value="20.4898298048983" calcext:value-type="float">
            <text:p>20,49</text:p>
          </table:table-cell>
          <table:table-cell table:formula="of:=ROUND([stats.D43] / 1024)" office:value-type="float" office:value="2273" calcext:value-type="float">
            <text:p>2273</text:p>
          </table:table-cell>
          <table:table-cell table:formula="of:=ROUND(([stats.G43]+[stats.H43]+[stats.J43]+[stats.L43]) / 1024)" office:value-type="float" office:value="1289" calcext:value-type="float">
            <text:p>1289</text:p>
          </table:table-cell>
          <table:table-cell table:formula="of:=ROUND(([stats.E43]+[stats.F43]+[stats.I43]+[stats.K43]+[stats.M43]+[stats.O4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44] / 1000 / 60)" office:value-type="float" office:value="42" calcext:value-type="float">
            <text:p>42</text:p>
          </table:table-cell>
          <table:table-cell table:style-name="ce5" table:formula="of:=1000 * ([stats.B44]-[stats.B43])/([stats.A44]-[stats.A43])" office:value-type="float" office:value="20.2966432474629" calcext:value-type="float">
            <text:p>20,30</text:p>
          </table:table-cell>
          <table:table-cell table:formula="of:=ROUND([stats.D44] / 1024)" office:value-type="float" office:value="2290" calcext:value-type="float">
            <text:p>2290</text:p>
          </table:table-cell>
          <table:table-cell table:formula="of:=ROUND(([stats.G44]+[stats.H44]+[stats.J44]+[stats.L44]) / 1024)" office:value-type="float" office:value="446" calcext:value-type="float">
            <text:p>446</text:p>
          </table:table-cell>
          <table:table-cell table:formula="of:=ROUND(([stats.E44]+[stats.F44]+[stats.I44]+[stats.K44]+[stats.M44]+[stats.O44]) / 1024)"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table:style-name="ce3" table:formula="of:=ROUND([stats.A45] / 1000 / 60)" office:value-type="float" office:value="43" calcext:value-type="float">
            <text:p>43</text:p>
          </table:table-cell>
          <table:table-cell table:style-name="ce5" table:formula="of:=1000 * ([stats.B45]-[stats.B44])/([stats.A45]-[stats.A44])" office:value-type="float" office:value="20.2791284289484" calcext:value-type="float">
            <text:p>20,28</text:p>
          </table:table-cell>
          <table:table-cell table:formula="of:=ROUND([stats.D45] / 1024)" office:value-type="float" office:value="2281" calcext:value-type="float">
            <text:p>2281</text:p>
          </table:table-cell>
          <table:table-cell table:formula="of:=ROUND(([stats.G45]+[stats.H45]+[stats.J45]+[stats.L45]) / 1024)" office:value-type="float" office:value="487" calcext:value-type="float">
            <text:p>487</text:p>
          </table:table-cell>
          <table:table-cell table:formula="of:=ROUND(([stats.E45]+[stats.F45]+[stats.I45]+[stats.K45]+[stats.M45]+[stats.O45]) / 1024)"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table:style-name="ce3" table:formula="of:=ROUND([stats.A46] / 1000 / 60)" office:value-type="float" office:value="44" calcext:value-type="float">
            <text:p>44</text:p>
          </table:table-cell>
          <table:table-cell table:style-name="ce5" table:formula="of:=1000 * ([stats.B46]-[stats.B45])/([stats.A46]-[stats.A45])" office:value-type="float" office:value="20.4318936877076" calcext:value-type="float">
            <text:p>20,43</text:p>
          </table:table-cell>
          <table:table-cell table:formula="of:=ROUND([stats.D46] / 1024)" office:value-type="float" office:value="2269" calcext:value-type="float">
            <text:p>2269</text:p>
          </table:table-cell>
          <table:table-cell table:formula="of:=ROUND(([stats.G46]+[stats.H46]+[stats.J46]+[stats.L46]) / 1024)" office:value-type="float" office:value="837" calcext:value-type="float">
            <text:p>837</text:p>
          </table:table-cell>
          <table:table-cell table:formula="of:=ROUND(([stats.E46]+[stats.F46]+[stats.I46]+[stats.K46]+[stats.M46]+[stats.O46]) / 1024)"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table:style-name="ce3" table:formula="of:=ROUND([stats.A47] / 1000 / 60)" office:value-type="float" office:value="45" calcext:value-type="float">
            <text:p>45</text:p>
          </table:table-cell>
          <table:table-cell table:style-name="ce5" table:formula="of:=1000 * ([stats.B47]-[stats.B46])/([stats.A47]-[stats.A46])" office:value-type="float" office:value="20.5699877243622" calcext:value-type="float">
            <text:p>20,57</text:p>
          </table:table-cell>
          <table:table-cell table:formula="of:=ROUND([stats.D47] / 1024)" office:value-type="float" office:value="2285" calcext:value-type="float">
            <text:p>2285</text:p>
          </table:table-cell>
          <table:table-cell table:formula="of:=ROUND(([stats.G47]+[stats.H47]+[stats.J47]+[stats.L47]) / 1024)" office:value-type="float" office:value="1417" calcext:value-type="float">
            <text:p>1417</text:p>
          </table:table-cell>
          <table:table-cell table:formula="of:=ROUND(([stats.E47]+[stats.F47]+[stats.I47]+[stats.K47]+[stats.M47]+[stats.O4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48] / 1000 / 60)" office:value-type="float" office:value="46" calcext:value-type="float">
            <text:p>46</text:p>
          </table:table-cell>
          <table:table-cell table:style-name="ce5" table:formula="of:=1000 * ([stats.B48]-[stats.B47])/([stats.A48]-[stats.A47])" office:value-type="float" office:value="20.4460966542751" calcext:value-type="float">
            <text:p>20,45</text:p>
          </table:table-cell>
          <table:table-cell table:formula="of:=ROUND([stats.D48] / 1024)" office:value-type="float" office:value="2246" calcext:value-type="float">
            <text:p>2246</text:p>
          </table:table-cell>
          <table:table-cell table:formula="of:=ROUND(([stats.G48]+[stats.H48]+[stats.J48]+[stats.L48]) / 1024)" office:value-type="float" office:value="499" calcext:value-type="float">
            <text:p>499</text:p>
          </table:table-cell>
          <table:table-cell table:formula="of:=ROUND(([stats.E48]+[stats.F48]+[stats.I48]+[stats.K48]+[stats.M48]+[stats.O48]) / 1024)"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table:style-name="ce3" table:formula="of:=ROUND([stats.A49] / 1000 / 60)" office:value-type="float" office:value="47" calcext:value-type="float">
            <text:p>47</text:p>
          </table:table-cell>
          <table:table-cell table:style-name="ce5" table:formula="of:=1000 * ([stats.B49]-[stats.B48])/([stats.A49]-[stats.A48])" office:value-type="float" office:value="20.47147431112" calcext:value-type="float">
            <text:p>20,47</text:p>
          </table:table-cell>
          <table:table-cell table:formula="of:=ROUND([stats.D49] / 1024)" office:value-type="float" office:value="2267" calcext:value-type="float">
            <text:p>2267</text:p>
          </table:table-cell>
          <table:table-cell table:formula="of:=ROUND(([stats.G49]+[stats.H49]+[stats.J49]+[stats.L49]) / 1024)" office:value-type="float" office:value="1240" calcext:value-type="float">
            <text:p>1240</text:p>
          </table:table-cell>
          <table:table-cell table:formula="of:=ROUND(([stats.E49]+[stats.F49]+[stats.I49]+[stats.K49]+[stats.M49]+[stats.O49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50] / 1000 / 60)" office:value-type="float" office:value="48" calcext:value-type="float">
            <text:p>48</text:p>
          </table:table-cell>
          <table:table-cell table:style-name="ce5" table:formula="of:=1000 * ([stats.B50]-[stats.B49])/([stats.A50]-[stats.A49])" office:value-type="float" office:value="20.4671561949696" calcext:value-type="float">
            <text:p>20,47</text:p>
          </table:table-cell>
          <table:table-cell table:formula="of:=ROUND([stats.D50] / 1024)" office:value-type="float" office:value="2283" calcext:value-type="float">
            <text:p>2283</text:p>
          </table:table-cell>
          <table:table-cell table:formula="of:=ROUND(([stats.G50]+[stats.H50]+[stats.J50]+[stats.L50]) / 1024)" office:value-type="float" office:value="1067" calcext:value-type="float">
            <text:p>1067</text:p>
          </table:table-cell>
          <table:table-cell table:formula="of:=ROUND(([stats.E50]+[stats.F50]+[stats.I50]+[stats.K50]+[stats.M50]+[stats.O50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51] / 1000 / 60)" office:value-type="float" office:value="49" calcext:value-type="float">
            <text:p>49</text:p>
          </table:table-cell>
          <table:table-cell table:style-name="ce5" table:formula="of:=1000 * ([stats.B51]-[stats.B50])/([stats.A51]-[stats.A50])" office:value-type="float" office:value="20.25972300641" calcext:value-type="float">
            <text:p>20,26</text:p>
          </table:table-cell>
          <table:table-cell table:formula="of:=ROUND([stats.D51] / 1024)" office:value-type="float" office:value="2282" calcext:value-type="float">
            <text:p>2282</text:p>
          </table:table-cell>
          <table:table-cell table:formula="of:=ROUND(([stats.G51]+[stats.H51]+[stats.J51]+[stats.L51]) / 1024)" office:value-type="float" office:value="1251" calcext:value-type="float">
            <text:p>1251</text:p>
          </table:table-cell>
          <table:table-cell table:formula="of:=ROUND(([stats.E51]+[stats.F51]+[stats.I51]+[stats.K51]+[stats.M51]+[stats.O51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52] / 1000 / 60)" office:value-type="float" office:value="50" calcext:value-type="float">
            <text:p>50</text:p>
          </table:table-cell>
          <table:table-cell table:style-name="ce5" table:formula="of:=1000 * ([stats.B52]-[stats.B51])/([stats.A52]-[stats.A51])" office:value-type="float" office:value="20.218116627658" calcext:value-type="float">
            <text:p>20,22</text:p>
          </table:table-cell>
          <table:table-cell table:formula="of:=ROUND([stats.D52] / 1024)" office:value-type="float" office:value="2263" calcext:value-type="float">
            <text:p>2263</text:p>
          </table:table-cell>
          <table:table-cell table:formula="of:=ROUND(([stats.G52]+[stats.H52]+[stats.J52]+[stats.L52]) / 1024)" office:value-type="float" office:value="315" calcext:value-type="float">
            <text:p>315</text:p>
          </table:table-cell>
          <table:table-cell table:formula="of:=ROUND(([stats.E52]+[stats.F52]+[stats.I52]+[stats.K52]+[stats.M52]+[stats.O52]) / 1024)"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table:style-name="ce3" table:formula="of:=ROUND([stats.A53] / 1000 / 60)" office:value-type="float" office:value="51" calcext:value-type="float">
            <text:p>51</text:p>
          </table:table-cell>
          <table:table-cell table:style-name="ce5" table:formula="of:=1000 * ([stats.B53]-[stats.B52])/([stats.A53]-[stats.A52])" office:value-type="float" office:value="20.2821576763485" calcext:value-type="float">
            <text:p>20,28</text:p>
          </table:table-cell>
          <table:table-cell table:formula="of:=ROUND([stats.D53] / 1024)" office:value-type="float" office:value="2263" calcext:value-type="float">
            <text:p>2263</text:p>
          </table:table-cell>
          <table:table-cell table:formula="of:=ROUND(([stats.G53]+[stats.H53]+[stats.J53]+[stats.L53]) / 1024)" office:value-type="float" office:value="515" calcext:value-type="float">
            <text:p>515</text:p>
          </table:table-cell>
          <table:table-cell table:formula="of:=ROUND(([stats.E53]+[stats.F53]+[stats.I53]+[stats.K53]+[stats.M53]+[stats.O5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54] / 1000 / 60)" office:value-type="float" office:value="52" calcext:value-type="float">
            <text:p>52</text:p>
          </table:table-cell>
          <table:table-cell table:style-name="ce5" table:formula="of:=1000 * ([stats.B54]-[stats.B53])/([stats.A54]-[stats.A53])" office:value-type="float" office:value="20.3478722698002" calcext:value-type="float">
            <text:p>20,35</text:p>
          </table:table-cell>
          <table:table-cell table:formula="of:=ROUND([stats.D54] / 1024)" office:value-type="float" office:value="2271" calcext:value-type="float">
            <text:p>2271</text:p>
          </table:table-cell>
          <table:table-cell table:formula="of:=ROUND(([stats.G54]+[stats.H54]+[stats.J54]+[stats.L54]) / 1024)" office:value-type="float" office:value="1626" calcext:value-type="float">
            <text:p>1626</text:p>
          </table:table-cell>
          <table:table-cell table:formula="of:=ROUND(([stats.E54]+[stats.F54]+[stats.I54]+[stats.K54]+[stats.M54]+[stats.O54]) / 1024)"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table:style-name="ce3" table:formula="of:=ROUND([stats.A55] / 1000 / 60)" office:value-type="float" office:value="53" calcext:value-type="float">
            <text:p>53</text:p>
          </table:table-cell>
          <table:table-cell table:style-name="ce5" table:formula="of:=1000 * ([stats.B55]-[stats.B54])/([stats.A55]-[stats.A54])" office:value-type="float" office:value="20.5175876894474" calcext:value-type="float">
            <text:p>20,52</text:p>
          </table:table-cell>
          <table:table-cell table:formula="of:=ROUND([stats.D55] / 1024)" office:value-type="float" office:value="2269" calcext:value-type="float">
            <text:p>2269</text:p>
          </table:table-cell>
          <table:table-cell table:formula="of:=ROUND(([stats.G55]+[stats.H55]+[stats.J55]+[stats.L55]) / 1024)" office:value-type="float" office:value="697" calcext:value-type="float">
            <text:p>697</text:p>
          </table:table-cell>
          <table:table-cell table:formula="of:=ROUND(([stats.E55]+[stats.F55]+[stats.I55]+[stats.K55]+[stats.M55]+[stats.O55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56] / 1000 / 60)" office:value-type="float" office:value="54" calcext:value-type="float">
            <text:p>54</text:p>
          </table:table-cell>
          <table:table-cell table:style-name="ce5" table:formula="of:=1000 * ([stats.B56]-[stats.B55])/([stats.A56]-[stats.A55])" office:value-type="float" office:value="20.4098564672696" calcext:value-type="float">
            <text:p>20,41</text:p>
          </table:table-cell>
          <table:table-cell table:formula="of:=ROUND([stats.D56] / 1024)" office:value-type="float" office:value="2263" calcext:value-type="float">
            <text:p>2263</text:p>
          </table:table-cell>
          <table:table-cell table:formula="of:=ROUND(([stats.G56]+[stats.H56]+[stats.J56]+[stats.L56]) / 1024)" office:value-type="float" office:value="773" calcext:value-type="float">
            <text:p>773</text:p>
          </table:table-cell>
          <table:table-cell table:formula="of:=ROUND(([stats.E56]+[stats.F56]+[stats.I56]+[stats.K56]+[stats.M56]+[stats.O5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57] / 1000 / 60)" office:value-type="float" office:value="55" calcext:value-type="float">
            <text:p>55</text:p>
          </table:table-cell>
          <table:table-cell table:style-name="ce5" table:formula="of:=1000 * ([stats.B57]-[stats.B56])/([stats.A57]-[stats.A56])" office:value-type="float" office:value="20.6811844376577" calcext:value-type="float">
            <text:p>20,68</text:p>
          </table:table-cell>
          <table:table-cell table:formula="of:=ROUND([stats.D57] / 1024)" office:value-type="float" office:value="2287" calcext:value-type="float">
            <text:p>2287</text:p>
          </table:table-cell>
          <table:table-cell table:formula="of:=ROUND(([stats.G57]+[stats.H57]+[stats.J57]+[stats.L57]) / 1024)" office:value-type="float" office:value="685" calcext:value-type="float">
            <text:p>685</text:p>
          </table:table-cell>
          <table:table-cell table:formula="of:=ROUND(([stats.E57]+[stats.F57]+[stats.I57]+[stats.K57]+[stats.M57]+[stats.O5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58] / 1000 / 60)" office:value-type="float" office:value="56" calcext:value-type="float">
            <text:p>56</text:p>
          </table:table-cell>
          <table:table-cell table:style-name="ce5" table:formula="of:=1000 * ([stats.B58]-[stats.B57])/([stats.A58]-[stats.A57])" office:value-type="float" office:value="20.5630761564654" calcext:value-type="float">
            <text:p>20,56</text:p>
          </table:table-cell>
          <table:table-cell table:formula="of:=ROUND([stats.D58] / 1024)" office:value-type="float" office:value="2291" calcext:value-type="float">
            <text:p>2291</text:p>
          </table:table-cell>
          <table:table-cell table:formula="of:=ROUND(([stats.G58]+[stats.H58]+[stats.J58]+[stats.L58]) / 1024)" office:value-type="float" office:value="659" calcext:value-type="float">
            <text:p>659</text:p>
          </table:table-cell>
          <table:table-cell table:formula="of:=ROUND(([stats.E58]+[stats.F58]+[stats.I58]+[stats.K58]+[stats.M58]+[stats.O58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59] / 1000 / 60)" office:value-type="float" office:value="57" calcext:value-type="float">
            <text:p>57</text:p>
          </table:table-cell>
          <table:table-cell table:style-name="ce5" table:formula="of:=1000 * ([stats.B59]-[stats.B58])/([stats.A59]-[stats.A58])" office:value-type="float" office:value="20.5301973290811" calcext:value-type="float">
            <text:p>20,53</text:p>
          </table:table-cell>
          <table:table-cell table:formula="of:=ROUND([stats.D59] / 1024)" office:value-type="float" office:value="2271" calcext:value-type="float">
            <text:p>2271</text:p>
          </table:table-cell>
          <table:table-cell table:formula="of:=ROUND(([stats.G59]+[stats.H59]+[stats.J59]+[stats.L59]) / 1024)" office:value-type="float" office:value="1110" calcext:value-type="float">
            <text:p>1110</text:p>
          </table:table-cell>
          <table:table-cell table:formula="of:=ROUND(([stats.E59]+[stats.F59]+[stats.I59]+[stats.K59]+[stats.M59]+[stats.O59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60] / 1000 / 60)" office:value-type="float" office:value="58" calcext:value-type="float">
            <text:p>58</text:p>
          </table:table-cell>
          <table:table-cell table:style-name="ce5" table:formula="of:=1000 * ([stats.B60]-[stats.B59])/([stats.A60]-[stats.A59])" office:value-type="float" office:value="20.3569946035699" calcext:value-type="float">
            <text:p>20,36</text:p>
          </table:table-cell>
          <table:table-cell table:formula="of:=ROUND([stats.D60] / 1024)" office:value-type="float" office:value="2292" calcext:value-type="float">
            <text:p>2292</text:p>
          </table:table-cell>
          <table:table-cell table:formula="of:=ROUND(([stats.G60]+[stats.H60]+[stats.J60]+[stats.L60]) / 1024)" office:value-type="float" office:value="1091" calcext:value-type="float">
            <text:p>1091</text:p>
          </table:table-cell>
          <table:table-cell table:formula="of:=ROUND(([stats.E60]+[stats.F60]+[stats.I60]+[stats.K60]+[stats.M60]+[stats.O60]) / 1024)"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table:style-name="ce3" table:formula="of:=ROUND([stats.A61] / 1000 / 60)" office:value-type="float" office:value="59" calcext:value-type="float">
            <text:p>59</text:p>
          </table:table-cell>
          <table:table-cell table:style-name="ce5" table:formula="of:=1000 * ([stats.B61]-[stats.B60])/([stats.A61]-[stats.A60])" office:value-type="float" office:value="20.5230386052304" calcext:value-type="float">
            <text:p>20,52</text:p>
          </table:table-cell>
          <table:table-cell table:formula="of:=ROUND([stats.D61] / 1024)" office:value-type="float" office:value="2261" calcext:value-type="float">
            <text:p>2261</text:p>
          </table:table-cell>
          <table:table-cell table:formula="of:=ROUND(([stats.G61]+[stats.H61]+[stats.J61]+[stats.L61]) / 1024)" office:value-type="float" office:value="1068" calcext:value-type="float">
            <text:p>1068</text:p>
          </table:table-cell>
          <table:table-cell table:formula="of:=ROUND(([stats.E61]+[stats.F61]+[stats.I61]+[stats.K61]+[stats.M61]+[stats.O61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62] / 1000 / 60)" office:value-type="float" office:value="60" calcext:value-type="float">
            <text:p>60</text:p>
          </table:table-cell>
          <table:table-cell table:style-name="ce5" table:formula="of:=1000 * ([stats.B62]-[stats.B61])/([stats.A62]-[stats.A61])" office:value-type="float" office:value="20.3743031590125" calcext:value-type="float">
            <text:p>20,37</text:p>
          </table:table-cell>
          <table:table-cell table:formula="of:=ROUND([stats.D62] / 1024)" office:value-type="float" office:value="2247" calcext:value-type="float">
            <text:p>2247</text:p>
          </table:table-cell>
          <table:table-cell table:formula="of:=ROUND(([stats.G62]+[stats.H62]+[stats.J62]+[stats.L62]) / 1024)" office:value-type="float" office:value="874" calcext:value-type="float">
            <text:p>874</text:p>
          </table:table-cell>
          <table:table-cell table:formula="of:=ROUND(([stats.E62]+[stats.F62]+[stats.I62]+[stats.K62]+[stats.M62]+[stats.O62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63] / 1000 / 60)" office:value-type="float" office:value="61" calcext:value-type="float">
            <text:p>61</text:p>
          </table:table-cell>
          <table:table-cell table:style-name="ce5" table:formula="of:=1000 * ([stats.B63]-[stats.B62])/([stats.A63]-[stats.A62])" office:value-type="float" office:value="20.4393632224401" calcext:value-type="float">
            <text:p>20,44</text:p>
          </table:table-cell>
          <table:table-cell table:formula="of:=ROUND([stats.D63] / 1024)" office:value-type="float" office:value="2247" calcext:value-type="float">
            <text:p>2247</text:p>
          </table:table-cell>
          <table:table-cell table:formula="of:=ROUND(([stats.G63]+[stats.H63]+[stats.J63]+[stats.L63]) / 1024)" office:value-type="float" office:value="1241" calcext:value-type="float">
            <text:p>1241</text:p>
          </table:table-cell>
          <table:table-cell table:formula="of:=ROUND(([stats.E63]+[stats.F63]+[stats.I63]+[stats.K63]+[stats.M63]+[stats.O63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64] / 1000 / 60)" office:value-type="float" office:value="62" calcext:value-type="float">
            <text:p>62</text:p>
          </table:table-cell>
          <table:table-cell table:style-name="ce5" table:formula="of:=1000 * ([stats.B64]-[stats.B63])/([stats.A64]-[stats.A63])" office:value-type="float" office:value="20.5216756047751" calcext:value-type="float">
            <text:p>20,52</text:p>
          </table:table-cell>
          <table:table-cell table:formula="of:=ROUND([stats.D64] / 1024)" office:value-type="float" office:value="2271" calcext:value-type="float">
            <text:p>2271</text:p>
          </table:table-cell>
          <table:table-cell table:formula="of:=ROUND(([stats.G64]+[stats.H64]+[stats.J64]+[stats.L64]) / 1024)" office:value-type="float" office:value="994" calcext:value-type="float">
            <text:p>994</text:p>
          </table:table-cell>
          <table:table-cell table:formula="of:=ROUND(([stats.E64]+[stats.F64]+[stats.I64]+[stats.K64]+[stats.M64]+[stats.O64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65] / 1000 / 60)" office:value-type="float" office:value="63" calcext:value-type="float">
            <text:p>63</text:p>
          </table:table-cell>
          <table:table-cell table:style-name="ce5" table:formula="of:=1000 * ([stats.B65]-[stats.B64])/([stats.A65]-[stats.A64])" office:value-type="float" office:value="20.5620515546107" calcext:value-type="float">
            <text:p>20,56</text:p>
          </table:table-cell>
          <table:table-cell table:formula="of:=ROUND([stats.D65] / 1024)" office:value-type="float" office:value="2293" calcext:value-type="float">
            <text:p>2293</text:p>
          </table:table-cell>
          <table:table-cell table:formula="of:=ROUND(([stats.G65]+[stats.H65]+[stats.J65]+[stats.L65]) / 1024)" office:value-type="float" office:value="1298" calcext:value-type="float">
            <text:p>1298</text:p>
          </table:table-cell>
          <table:table-cell table:formula="of:=ROUND(([stats.E65]+[stats.F65]+[stats.I65]+[stats.K65]+[stats.M65]+[stats.O65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66] / 1000 / 60)" office:value-type="float" office:value="64" calcext:value-type="float">
            <text:p>64</text:p>
          </table:table-cell>
          <table:table-cell table:style-name="ce5" table:formula="of:=1000 * ([stats.B66]-[stats.B65])/([stats.A66]-[stats.A65])" office:value-type="float" office:value="20.5298563242256" calcext:value-type="float">
            <text:p>20,53</text:p>
          </table:table-cell>
          <table:table-cell table:formula="of:=ROUND([stats.D66] / 1024)" office:value-type="float" office:value="2248" calcext:value-type="float">
            <text:p>2248</text:p>
          </table:table-cell>
          <table:table-cell table:formula="of:=ROUND(([stats.G66]+[stats.H66]+[stats.J66]+[stats.L66]) / 1024)" office:value-type="float" office:value="583" calcext:value-type="float">
            <text:p>583</text:p>
          </table:table-cell>
          <table:table-cell table:formula="of:=ROUND(([stats.E66]+[stats.F66]+[stats.I66]+[stats.K66]+[stats.M66]+[stats.O66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67] / 1000 / 60)" office:value-type="float" office:value="65" calcext:value-type="float">
            <text:p>65</text:p>
          </table:table-cell>
          <table:table-cell table:style-name="ce5" table:formula="of:=1000 * ([stats.B67]-[stats.B66])/([stats.A67]-[stats.A66])" office:value-type="float" office:value="20.6500448192291" calcext:value-type="float">
            <text:p>20,65</text:p>
          </table:table-cell>
          <table:table-cell table:formula="of:=ROUND([stats.D67] / 1024)" office:value-type="float" office:value="2292" calcext:value-type="float">
            <text:p>2292</text:p>
          </table:table-cell>
          <table:table-cell table:formula="of:=ROUND(([stats.G67]+[stats.H67]+[stats.J67]+[stats.L67]) / 1024)" office:value-type="float" office:value="520" calcext:value-type="float">
            <text:p>520</text:p>
          </table:table-cell>
          <table:table-cell table:formula="of:=ROUND(([stats.E67]+[stats.F67]+[stats.I67]+[stats.K67]+[stats.M67]+[stats.O67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68] / 1000 / 60)" office:value-type="float" office:value="66" calcext:value-type="float">
            <text:p>66</text:p>
          </table:table-cell>
          <table:table-cell table:style-name="ce5" table:formula="of:=1000 * ([stats.B68]-[stats.B67])/([stats.A68]-[stats.A67])" office:value-type="float" office:value="20.2161031718369" calcext:value-type="float">
            <text:p>20,22</text:p>
          </table:table-cell>
          <table:table-cell table:formula="of:=ROUND([stats.D68] / 1024)" office:value-type="float" office:value="2272" calcext:value-type="float">
            <text:p>2272</text:p>
          </table:table-cell>
          <table:table-cell table:formula="of:=ROUND(([stats.G68]+[stats.H68]+[stats.J68]+[stats.L68]) / 1024)" office:value-type="float" office:value="682" calcext:value-type="float">
            <text:p>682</text:p>
          </table:table-cell>
          <table:table-cell table:formula="of:=ROUND(([stats.E68]+[stats.F68]+[stats.I68]+[stats.K68]+[stats.M68]+[stats.O68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69] / 1000 / 60)" office:value-type="float" office:value="67" calcext:value-type="float">
            <text:p>67</text:p>
          </table:table-cell>
          <table:table-cell table:style-name="ce5" table:formula="of:=1000 * ([stats.B69]-[stats.B68])/([stats.A69]-[stats.A68])" office:value-type="float" office:value="20.4945940110611" calcext:value-type="float">
            <text:p>20,49</text:p>
          </table:table-cell>
          <table:table-cell table:formula="of:=ROUND([stats.D69] / 1024)" office:value-type="float" office:value="2290" calcext:value-type="float">
            <text:p>2290</text:p>
          </table:table-cell>
          <table:table-cell table:formula="of:=ROUND(([stats.G69]+[stats.H69]+[stats.J69]+[stats.L69]) / 1024)" office:value-type="float" office:value="1115" calcext:value-type="float">
            <text:p>1115</text:p>
          </table:table-cell>
          <table:table-cell table:formula="of:=ROUND(([stats.E69]+[stats.F69]+[stats.I69]+[stats.K69]+[stats.M69]+[stats.O69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70] / 1000 / 60)" office:value-type="float" office:value="68" calcext:value-type="float">
            <text:p>68</text:p>
          </table:table-cell>
          <table:table-cell table:style-name="ce5" table:formula="of:=1000 * ([stats.B70]-[stats.B69])/([stats.A70]-[stats.A69])" office:value-type="float" office:value="20.3522634837896" calcext:value-type="float">
            <text:p>20,35</text:p>
          </table:table-cell>
          <table:table-cell table:formula="of:=ROUND([stats.D70] / 1024)" office:value-type="float" office:value="2248" calcext:value-type="float">
            <text:p>2248</text:p>
          </table:table-cell>
          <table:table-cell table:formula="of:=ROUND(([stats.G70]+[stats.H70]+[stats.J70]+[stats.L70]) / 1024)" office:value-type="float" office:value="335" calcext:value-type="float">
            <text:p>335</text:p>
          </table:table-cell>
          <table:table-cell table:formula="of:=ROUND(([stats.E70]+[stats.F70]+[stats.I70]+[stats.K70]+[stats.M70]+[stats.O70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1] / 1000 / 60)" office:value-type="float" office:value="69" calcext:value-type="float">
            <text:p>69</text:p>
          </table:table-cell>
          <table:table-cell table:style-name="ce5" table:formula="of:=1000 * ([stats.B71]-[stats.B70])/([stats.A71]-[stats.A70])" office:value-type="float" office:value="20.4911907806247" calcext:value-type="float">
            <text:p>20,49</text:p>
          </table:table-cell>
          <table:table-cell table:formula="of:=ROUND([stats.D71] / 1024)" office:value-type="float" office:value="2248" calcext:value-type="float">
            <text:p>2248</text:p>
          </table:table-cell>
          <table:table-cell table:formula="of:=ROUND(([stats.G71]+[stats.H71]+[stats.J71]+[stats.L71]) / 1024)" office:value-type="float" office:value="1048" calcext:value-type="float">
            <text:p>1048</text:p>
          </table:table-cell>
          <table:table-cell table:formula="of:=ROUND(([stats.E71]+[stats.F71]+[stats.I71]+[stats.K71]+[stats.M71]+[stats.O7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2] / 1000 / 60)" office:value-type="float" office:value="70" calcext:value-type="float">
            <text:p>70</text:p>
          </table:table-cell>
          <table:table-cell table:style-name="ce5" table:formula="of:=1000 * ([stats.B72]-[stats.B71])/([stats.A72]-[stats.A71])" office:value-type="float" office:value="20.3855014336145" calcext:value-type="float">
            <text:p>20,39</text:p>
          </table:table-cell>
          <table:table-cell table:formula="of:=ROUND([stats.D72] / 1024)" office:value-type="float" office:value="2267" calcext:value-type="float">
            <text:p>2267</text:p>
          </table:table-cell>
          <table:table-cell table:formula="of:=ROUND(([stats.G72]+[stats.H72]+[stats.J72]+[stats.L72]) / 1024)" office:value-type="float" office:value="1170" calcext:value-type="float">
            <text:p>1170</text:p>
          </table:table-cell>
          <table:table-cell table:formula="of:=ROUND(([stats.E72]+[stats.F72]+[stats.I72]+[stats.K72]+[stats.M72]+[stats.O72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73] / 1000 / 60)" office:value-type="float" office:value="71" calcext:value-type="float">
            <text:p>71</text:p>
          </table:table-cell>
          <table:table-cell table:style-name="ce5" table:formula="of:=1000 * ([stats.B73]-[stats.B72])/([stats.A73]-[stats.A72])" office:value-type="float" office:value="20.5836459612895" calcext:value-type="float">
            <text:p>20,58</text:p>
          </table:table-cell>
          <table:table-cell table:formula="of:=ROUND([stats.D73] / 1024)" office:value-type="float" office:value="2280" calcext:value-type="float">
            <text:p>2280</text:p>
          </table:table-cell>
          <table:table-cell table:formula="of:=ROUND(([stats.G73]+[stats.H73]+[stats.J73]+[stats.L73]) / 1024)" office:value-type="float" office:value="704" calcext:value-type="float">
            <text:p>704</text:p>
          </table:table-cell>
          <table:table-cell table:formula="of:=ROUND(([stats.E73]+[stats.F73]+[stats.I73]+[stats.K73]+[stats.M73]+[stats.O7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4] / 1000 / 60)" office:value-type="float" office:value="72" calcext:value-type="float">
            <text:p>72</text:p>
          </table:table-cell>
          <table:table-cell table:style-name="ce5" table:formula="of:=1000 * ([stats.B74]-[stats.B73])/([stats.A74]-[stats.A73])" office:value-type="float" office:value="20.6613629191649" calcext:value-type="float">
            <text:p>20,66</text:p>
          </table:table-cell>
          <table:table-cell table:formula="of:=ROUND([stats.D74] / 1024)" office:value-type="float" office:value="2296" calcext:value-type="float">
            <text:p>2296</text:p>
          </table:table-cell>
          <table:table-cell table:formula="of:=ROUND(([stats.G74]+[stats.H74]+[stats.J74]+[stats.L74]) / 1024)" office:value-type="float" office:value="674" calcext:value-type="float">
            <text:p>674</text:p>
          </table:table-cell>
          <table:table-cell table:formula="of:=ROUND(([stats.E74]+[stats.F74]+[stats.I74]+[stats.K74]+[stats.M74]+[stats.O74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75] / 1000 / 60)" office:value-type="float" office:value="73" calcext:value-type="float">
            <text:p>73</text:p>
          </table:table-cell>
          <table:table-cell table:style-name="ce5" table:formula="of:=1000 * ([stats.B75]-[stats.B74])/([stats.A75]-[stats.A74])" office:value-type="float" office:value="20.5966380971364" calcext:value-type="float">
            <text:p>20,60</text:p>
          </table:table-cell>
          <table:table-cell table:formula="of:=ROUND([stats.D75] / 1024)" office:value-type="float" office:value="2265" calcext:value-type="float">
            <text:p>2265</text:p>
          </table:table-cell>
          <table:table-cell table:formula="of:=ROUND(([stats.G75]+[stats.H75]+[stats.J75]+[stats.L75]) / 1024)" office:value-type="float" office:value="1275" calcext:value-type="float">
            <text:p>1275</text:p>
          </table:table-cell>
          <table:table-cell table:formula="of:=ROUND(([stats.E75]+[stats.F75]+[stats.I75]+[stats.K75]+[stats.M75]+[stats.O75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76] / 1000 / 60)" office:value-type="float" office:value="74" calcext:value-type="float">
            <text:p>74</text:p>
          </table:table-cell>
          <table:table-cell table:style-name="ce5" table:formula="of:=1000 * ([stats.B76]-[stats.B75])/([stats.A76]-[stats.A75])" office:value-type="float" office:value="20.3980099502488" calcext:value-type="float">
            <text:p>20,40</text:p>
          </table:table-cell>
          <table:table-cell table:formula="of:=ROUND([stats.D76] / 1024)" office:value-type="float" office:value="2269" calcext:value-type="float">
            <text:p>2269</text:p>
          </table:table-cell>
          <table:table-cell table:formula="of:=ROUND(([stats.G76]+[stats.H76]+[stats.J76]+[stats.L76]) / 1024)" office:value-type="float" office:value="1298" calcext:value-type="float">
            <text:p>1298</text:p>
          </table:table-cell>
          <table:table-cell table:formula="of:=ROUND(([stats.E76]+[stats.F76]+[stats.I76]+[stats.K76]+[stats.M76]+[stats.O7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7] / 1000 / 60)" office:value-type="float" office:value="75" calcext:value-type="float">
            <text:p>75</text:p>
          </table:table-cell>
          <table:table-cell table:style-name="ce5" table:formula="of:=1000 * ([stats.B77]-[stats.B76])/([stats.A77]-[stats.A76])" office:value-type="float" office:value="20.3559806070266" calcext:value-type="float">
            <text:p>20,36</text:p>
          </table:table-cell>
          <table:table-cell table:formula="of:=ROUND([stats.D77] / 1024)" office:value-type="float" office:value="2249" calcext:value-type="float">
            <text:p>2249</text:p>
          </table:table-cell>
          <table:table-cell table:formula="of:=ROUND(([stats.G77]+[stats.H77]+[stats.J77]+[stats.L77]) / 1024)" office:value-type="float" office:value="714" calcext:value-type="float">
            <text:p>714</text:p>
          </table:table-cell>
          <table:table-cell table:formula="of:=ROUND(([stats.E77]+[stats.F77]+[stats.I77]+[stats.K77]+[stats.M77]+[stats.O7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8] / 1000 / 60)" office:value-type="float" office:value="76" calcext:value-type="float">
            <text:p>76</text:p>
          </table:table-cell>
          <table:table-cell table:style-name="ce5" table:formula="of:=1000 * ([stats.B78]-[stats.B77])/([stats.A78]-[stats.A77])" office:value-type="float" office:value="20.3076004180977" calcext:value-type="float">
            <text:p>20,31</text:p>
          </table:table-cell>
          <table:table-cell table:formula="of:=ROUND([stats.D78] / 1024)" office:value-type="float" office:value="2268" calcext:value-type="float">
            <text:p>2268</text:p>
          </table:table-cell>
          <table:table-cell table:formula="of:=ROUND(([stats.G78]+[stats.H78]+[stats.J78]+[stats.L78]) / 1024)" office:value-type="float" office:value="391" calcext:value-type="float">
            <text:p>391</text:p>
          </table:table-cell>
          <table:table-cell table:formula="of:=ROUND(([stats.E78]+[stats.F78]+[stats.I78]+[stats.K78]+[stats.M78]+[stats.O78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79] / 1000 / 60)" office:value-type="float" office:value="77" calcext:value-type="float">
            <text:p>77</text:p>
          </table:table-cell>
          <table:table-cell table:style-name="ce5" table:formula="of:=1000 * ([stats.B79]-[stats.B78])/([stats.A79]-[stats.A78])" office:value-type="float" office:value="20.4596784907666" calcext:value-type="float">
            <text:p>20,46</text:p>
          </table:table-cell>
          <table:table-cell table:formula="of:=ROUND([stats.D79] / 1024)" office:value-type="float" office:value="2267" calcext:value-type="float">
            <text:p>2267</text:p>
          </table:table-cell>
          <table:table-cell table:formula="of:=ROUND(([stats.G79]+[stats.H79]+[stats.J79]+[stats.L79]) / 1024)" office:value-type="float" office:value="1373" calcext:value-type="float">
            <text:p>1373</text:p>
          </table:table-cell>
          <table:table-cell table:formula="of:=ROUND(([stats.E79]+[stats.F79]+[stats.I79]+[stats.K79]+[stats.M79]+[stats.O79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80] / 1000 / 60)" office:value-type="float" office:value="78" calcext:value-type="float">
            <text:p>78</text:p>
          </table:table-cell>
          <table:table-cell table:style-name="ce5" table:formula="of:=1000 * ([stats.B80]-[stats.B79])/([stats.A80]-[stats.A79])" office:value-type="float" office:value="20.4433824505509" calcext:value-type="float">
            <text:p>20,44</text:p>
          </table:table-cell>
          <table:table-cell table:formula="of:=ROUND([stats.D80] / 1024)" office:value-type="float" office:value="2290" calcext:value-type="float">
            <text:p>2290</text:p>
          </table:table-cell>
          <table:table-cell table:formula="of:=ROUND(([stats.G80]+[stats.H80]+[stats.J80]+[stats.L80]) / 1024)" office:value-type="float" office:value="772" calcext:value-type="float">
            <text:p>772</text:p>
          </table:table-cell>
          <table:table-cell table:formula="of:=ROUND(([stats.E80]+[stats.F80]+[stats.I80]+[stats.K80]+[stats.M80]+[stats.O80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1] / 1000 / 60)" office:value-type="float" office:value="79" calcext:value-type="float">
            <text:p>79</text:p>
          </table:table-cell>
          <table:table-cell table:style-name="ce5" table:formula="of:=1000 * ([stats.B81]-[stats.B80])/([stats.A81]-[stats.A80])" office:value-type="float" office:value="20.6418212590847" calcext:value-type="float">
            <text:p>20,64</text:p>
          </table:table-cell>
          <table:table-cell table:formula="of:=ROUND([stats.D81] / 1024)" office:value-type="float" office:value="2298" calcext:value-type="float">
            <text:p>2298</text:p>
          </table:table-cell>
          <table:table-cell table:formula="of:=ROUND(([stats.G81]+[stats.H81]+[stats.J81]+[stats.L81]) / 1024)" office:value-type="float" office:value="533" calcext:value-type="float">
            <text:p>533</text:p>
          </table:table-cell>
          <table:table-cell table:formula="of:=ROUND(([stats.E81]+[stats.F81]+[stats.I81]+[stats.K81]+[stats.M81]+[stats.O8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2] / 1000 / 60)" office:value-type="float" office:value="80" calcext:value-type="float">
            <text:p>80</text:p>
          </table:table-cell>
          <table:table-cell table:style-name="ce5" table:formula="of:=1000 * ([stats.B82]-[stats.B81])/([stats.A82]-[stats.A81])" office:value-type="float" office:value="20.2757636595928" calcext:value-type="float">
            <text:p>20,28</text:p>
          </table:table-cell>
          <table:table-cell table:formula="of:=ROUND([stats.D82] / 1024)" office:value-type="float" office:value="2286" calcext:value-type="float">
            <text:p>2286</text:p>
          </table:table-cell>
          <table:table-cell table:formula="of:=ROUND(([stats.G82]+[stats.H82]+[stats.J82]+[stats.L82]) / 1024)" office:value-type="float" office:value="1387" calcext:value-type="float">
            <text:p>1387</text:p>
          </table:table-cell>
          <table:table-cell table:formula="of:=ROUND(([stats.E82]+[stats.F82]+[stats.I82]+[stats.K82]+[stats.M82]+[stats.O82]) / 1024)"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table:style-name="ce3" table:formula="of:=ROUND([stats.A83] / 1000 / 60)" office:value-type="float" office:value="81" calcext:value-type="float">
            <text:p>81</text:p>
          </table:table-cell>
          <table:table-cell table:style-name="ce5" table:formula="of:=1000 * ([stats.B83]-[stats.B82])/([stats.A83]-[stats.A82])" office:value-type="float" office:value="20.5593197821177" calcext:value-type="float">
            <text:p>20,56</text:p>
          </table:table-cell>
          <table:table-cell table:formula="of:=ROUND([stats.D83] / 1024)" office:value-type="float" office:value="2289" calcext:value-type="float">
            <text:p>2289</text:p>
          </table:table-cell>
          <table:table-cell table:formula="of:=ROUND(([stats.G83]+[stats.H83]+[stats.J83]+[stats.L83]) / 1024)" office:value-type="float" office:value="1155" calcext:value-type="float">
            <text:p>1155</text:p>
          </table:table-cell>
          <table:table-cell table:formula="of:=ROUND(([stats.E83]+[stats.F83]+[stats.I83]+[stats.K83]+[stats.M83]+[stats.O83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84] / 1000 / 60)" office:value-type="float" office:value="82" calcext:value-type="float">
            <text:p>82</text:p>
          </table:table-cell>
          <table:table-cell table:style-name="ce5" table:formula="of:=1000 * ([stats.B84]-[stats.B83])/([stats.A84]-[stats.A83])" office:value-type="float" office:value="20.5596612139832" calcext:value-type="float">
            <text:p>20,56</text:p>
          </table:table-cell>
          <table:table-cell table:formula="of:=ROUND([stats.D84] / 1024)" office:value-type="float" office:value="2286" calcext:value-type="float">
            <text:p>2286</text:p>
          </table:table-cell>
          <table:table-cell table:formula="of:=ROUND(([stats.G84]+[stats.H84]+[stats.J84]+[stats.L84]) / 1024)" office:value-type="float" office:value="1488" calcext:value-type="float">
            <text:p>1488</text:p>
          </table:table-cell>
          <table:table-cell table:formula="of:=ROUND(([stats.E84]+[stats.F84]+[stats.I84]+[stats.K84]+[stats.M84]+[stats.O84]) / 1024)"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table:style-name="ce3" table:formula="of:=ROUND([stats.A85] / 1000 / 60)" office:value-type="float" office:value="83" calcext:value-type="float">
            <text:p>83</text:p>
          </table:table-cell>
          <table:table-cell table:style-name="ce5" table:formula="of:=1000 * ([stats.B85]-[stats.B84])/([stats.A85]-[stats.A84])" office:value-type="float" office:value="20.6548449226274" calcext:value-type="float">
            <text:p>20,65</text:p>
          </table:table-cell>
          <table:table-cell table:formula="of:=ROUND([stats.D85] / 1024)" office:value-type="float" office:value="2267" calcext:value-type="float">
            <text:p>2267</text:p>
          </table:table-cell>
          <table:table-cell table:formula="of:=ROUND(([stats.G85]+[stats.H85]+[stats.J85]+[stats.L85]) / 1024)" office:value-type="float" office:value="503" calcext:value-type="float">
            <text:p>503</text:p>
          </table:table-cell>
          <table:table-cell table:formula="of:=ROUND(([stats.E85]+[stats.F85]+[stats.I85]+[stats.K85]+[stats.M85]+[stats.O85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6] / 1000 / 60)" office:value-type="float" office:value="84" calcext:value-type="float">
            <text:p>84</text:p>
          </table:table-cell>
          <table:table-cell table:style-name="ce5" table:formula="of:=1000 * ([stats.B86]-[stats.B85])/([stats.A86]-[stats.A85])" office:value-type="float" office:value="20.5703289593736" calcext:value-type="float">
            <text:p>20,57</text:p>
          </table:table-cell>
          <table:table-cell table:formula="of:=ROUND([stats.D86] / 1024)" office:value-type="float" office:value="2251" calcext:value-type="float">
            <text:p>2251</text:p>
          </table:table-cell>
          <table:table-cell table:formula="of:=ROUND(([stats.G86]+[stats.H86]+[stats.J86]+[stats.L86]) / 1024)" office:value-type="float" office:value="800" calcext:value-type="float">
            <text:p>800</text:p>
          </table:table-cell>
          <table:table-cell table:formula="of:=ROUND(([stats.E86]+[stats.F86]+[stats.I86]+[stats.K86]+[stats.M86]+[stats.O8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7] / 1000 / 60)" office:value-type="float" office:value="85" calcext:value-type="float">
            <text:p>85</text:p>
          </table:table-cell>
          <table:table-cell table:style-name="ce5" table:formula="of:=1000 * ([stats.B87]-[stats.B86])/([stats.A87]-[stats.A86])" office:value-type="float" office:value="20.3485477178423" calcext:value-type="float">
            <text:p>20,35</text:p>
          </table:table-cell>
          <table:table-cell table:formula="of:=ROUND([stats.D87] / 1024)" office:value-type="float" office:value="2296" calcext:value-type="float">
            <text:p>2296</text:p>
          </table:table-cell>
          <table:table-cell table:formula="of:=ROUND(([stats.G87]+[stats.H87]+[stats.J87]+[stats.L87]) / 1024)" office:value-type="float" office:value="758" calcext:value-type="float">
            <text:p>758</text:p>
          </table:table-cell>
          <table:table-cell table:formula="of:=ROUND(([stats.E87]+[stats.F87]+[stats.I87]+[stats.K87]+[stats.M87]+[stats.O8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88] / 1000 / 60)" office:value-type="float" office:value="86" calcext:value-type="float">
            <text:p>86</text:p>
          </table:table-cell>
          <table:table-cell table:style-name="ce5" table:formula="of:=1000 * ([stats.B88]-[stats.B87])/([stats.A88]-[stats.A87])" office:value-type="float" office:value="20.5579541680505" calcext:value-type="float">
            <text:p>20,56</text:p>
          </table:table-cell>
          <table:table-cell table:formula="of:=ROUND([stats.D88] / 1024)" office:value-type="float" office:value="2284" calcext:value-type="float">
            <text:p>2284</text:p>
          </table:table-cell>
          <table:table-cell table:formula="of:=ROUND(([stats.G88]+[stats.H88]+[stats.J88]+[stats.L88]) / 1024)" office:value-type="float" office:value="1047" calcext:value-type="float">
            <text:p>1047</text:p>
          </table:table-cell>
          <table:table-cell table:formula="of:=ROUND(([stats.E88]+[stats.F88]+[stats.I88]+[stats.K88]+[stats.M88]+[stats.O88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89] / 1000 / 60)" office:value-type="float" office:value="87" calcext:value-type="float">
            <text:p>87</text:p>
          </table:table-cell>
          <table:table-cell table:style-name="ce5" table:formula="of:=1000 * ([stats.B89]-[stats.B88])/([stats.A89]-[stats.A88])" office:value-type="float" office:value="20.3827576476837" calcext:value-type="float">
            <text:p>20,38</text:p>
          </table:table-cell>
          <table:table-cell table:formula="of:=ROUND([stats.D89] / 1024)" office:value-type="float" office:value="2296" calcext:value-type="float">
            <text:p>2296</text:p>
          </table:table-cell>
          <table:table-cell table:formula="of:=ROUND(([stats.G89]+[stats.H89]+[stats.J89]+[stats.L89]) / 1024)" office:value-type="float" office:value="1140" calcext:value-type="float">
            <text:p>1140</text:p>
          </table:table-cell>
          <table:table-cell table:formula="of:=ROUND(([stats.E89]+[stats.F89]+[stats.I89]+[stats.K89]+[stats.M89]+[stats.O89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90] / 1000 / 60)" office:value-type="float" office:value="88" calcext:value-type="float">
            <text:p>88</text:p>
          </table:table-cell>
          <table:table-cell table:style-name="ce5" table:formula="of:=1000 * ([stats.B90]-[stats.B89])/([stats.A90]-[stats.A89])" office:value-type="float" office:value="20.6959554854248" calcext:value-type="float">
            <text:p>20,70</text:p>
          </table:table-cell>
          <table:table-cell table:formula="of:=ROUND([stats.D90] / 1024)" office:value-type="float" office:value="2251" calcext:value-type="float">
            <text:p>2251</text:p>
          </table:table-cell>
          <table:table-cell table:formula="of:=ROUND(([stats.G90]+[stats.H90]+[stats.J90]+[stats.L90]) / 1024)" office:value-type="float" office:value="1371" calcext:value-type="float">
            <text:p>1371</text:p>
          </table:table-cell>
          <table:table-cell table:formula="of:=ROUND(([stats.E90]+[stats.F90]+[stats.I90]+[stats.K90]+[stats.M90]+[stats.O90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91] / 1000 / 60)" office:value-type="float" office:value="89" calcext:value-type="float">
            <text:p>89</text:p>
          </table:table-cell>
          <table:table-cell table:style-name="ce5" table:formula="of:=1000 * ([stats.B91]-[stats.B90])/([stats.A91]-[stats.A90])" office:value-type="float" office:value="20.3973334217771" calcext:value-type="float">
            <text:p>20,40</text:p>
          </table:table-cell>
          <table:table-cell table:formula="of:=ROUND([stats.D91] / 1024)" office:value-type="float" office:value="2287" calcext:value-type="float">
            <text:p>2287</text:p>
          </table:table-cell>
          <table:table-cell table:formula="of:=ROUND(([stats.G91]+[stats.H91]+[stats.J91]+[stats.L91]) / 1024)" office:value-type="float" office:value="868" calcext:value-type="float">
            <text:p>868</text:p>
          </table:table-cell>
          <table:table-cell table:formula="of:=ROUND(([stats.E91]+[stats.F91]+[stats.I91]+[stats.K91]+[stats.M91]+[stats.O9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92] / 1000 / 60)" office:value-type="float" office:value="90" calcext:value-type="float">
            <text:p>90</text:p>
          </table:table-cell>
          <table:table-cell table:style-name="ce5" table:formula="of:=1000 * ([stats.B92]-[stats.B91])/([stats.A92]-[stats.A91])" office:value-type="float" office:value="20.4857479622159" calcext:value-type="float">
            <text:p>20,49</text:p>
          </table:table-cell>
          <table:table-cell table:formula="of:=ROUND([stats.D92] / 1024)" office:value-type="float" office:value="2251" calcext:value-type="float">
            <text:p>2251</text:p>
          </table:table-cell>
          <table:table-cell table:formula="of:=ROUND(([stats.G92]+[stats.H92]+[stats.J92]+[stats.L92]) / 1024)" office:value-type="float" office:value="819" calcext:value-type="float">
            <text:p>819</text:p>
          </table:table-cell>
          <table:table-cell table:formula="of:=ROUND(([stats.E92]+[stats.F92]+[stats.I92]+[stats.K92]+[stats.M92]+[stats.O92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93] / 1000 / 60)" office:value-type="float" office:value="91" calcext:value-type="float">
            <text:p>91</text:p>
          </table:table-cell>
          <table:table-cell table:style-name="ce5" table:formula="of:=1000 * ([stats.B93]-[stats.B92])/([stats.A93]-[stats.A92])" office:value-type="float" office:value="20.4420256189022" calcext:value-type="float">
            <text:p>20,44</text:p>
          </table:table-cell>
          <table:table-cell table:formula="of:=ROUND([stats.D93] / 1024)" office:value-type="float" office:value="2251" calcext:value-type="float">
            <text:p>2251</text:p>
          </table:table-cell>
          <table:table-cell table:formula="of:=ROUND(([stats.G93]+[stats.H93]+[stats.J93]+[stats.L93]) / 1024)" office:value-type="float" office:value="1106" calcext:value-type="float">
            <text:p>1106</text:p>
          </table:table-cell>
          <table:table-cell table:formula="of:=ROUND(([stats.E93]+[stats.F93]+[stats.I93]+[stats.K93]+[stats.M93]+[stats.O93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94] / 1000 / 60)" office:value-type="float" office:value="92" calcext:value-type="float">
            <text:p>92</text:p>
          </table:table-cell>
          <table:table-cell table:style-name="ce5" table:formula="of:=1000 * ([stats.B94]-[stats.B93])/([stats.A94]-[stats.A93])" office:value-type="float" office:value="20.4724931979561" calcext:value-type="float">
            <text:p>20,47</text:p>
          </table:table-cell>
          <table:table-cell table:formula="of:=ROUND([stats.D94] / 1024)" office:value-type="float" office:value="2279" calcext:value-type="float">
            <text:p>2279</text:p>
          </table:table-cell>
          <table:table-cell table:formula="of:=ROUND(([stats.G94]+[stats.H94]+[stats.J94]+[stats.L94]) / 1024)" office:value-type="float" office:value="918" calcext:value-type="float">
            <text:p>918</text:p>
          </table:table-cell>
          <table:table-cell table:formula="of:=ROUND(([stats.E94]+[stats.F94]+[stats.I94]+[stats.K94]+[stats.M94]+[stats.O94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95] / 1000 / 60)" office:value-type="float" office:value="93" calcext:value-type="float">
            <text:p>93</text:p>
          </table:table-cell>
          <table:table-cell table:style-name="ce5" table:formula="of:=1000 * ([stats.B95]-[stats.B94])/([stats.A95]-[stats.A94])" office:value-type="float" office:value="20.4525457775122" calcext:value-type="float">
            <text:p>20,45</text:p>
          </table:table-cell>
          <table:table-cell table:formula="of:=ROUND([stats.D95] / 1024)" office:value-type="float" office:value="2251" calcext:value-type="float">
            <text:p>2251</text:p>
          </table:table-cell>
          <table:table-cell table:formula="of:=ROUND(([stats.G95]+[stats.H95]+[stats.J95]+[stats.L95]) / 1024)" office:value-type="float" office:value="1159" calcext:value-type="float">
            <text:p>1159</text:p>
          </table:table-cell>
          <table:table-cell table:formula="of:=ROUND(([stats.E95]+[stats.F95]+[stats.I95]+[stats.K95]+[stats.M95]+[stats.O95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96] / 1000 / 60)" office:value-type="float" office:value="94" calcext:value-type="float">
            <text:p>94</text:p>
          </table:table-cell>
          <table:table-cell table:style-name="ce5" table:formula="of:=1000 * ([stats.B96]-[stats.B95])/([stats.A96]-[stats.A95])" office:value-type="float" office:value="20.4847277556441" calcext:value-type="float">
            <text:p>20,48</text:p>
          </table:table-cell>
          <table:table-cell table:formula="of:=ROUND([stats.D96] / 1024)" office:value-type="float" office:value="2271" calcext:value-type="float">
            <text:p>2271</text:p>
          </table:table-cell>
          <table:table-cell table:formula="of:=ROUND(([stats.G96]+[stats.H96]+[stats.J96]+[stats.L96]) / 1024)" office:value-type="float" office:value="929" calcext:value-type="float">
            <text:p>929</text:p>
          </table:table-cell>
          <table:table-cell table:formula="of:=ROUND(([stats.E96]+[stats.F96]+[stats.I96]+[stats.K96]+[stats.M96]+[stats.O9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97] / 1000 / 60)" office:value-type="float" office:value="95" calcext:value-type="float">
            <text:p>95</text:p>
          </table:table-cell>
          <table:table-cell table:style-name="ce5" table:formula="of:=1000 * ([stats.B97]-[stats.B96])/([stats.A97]-[stats.A96])" office:value-type="float" office:value="20.4277897529431" calcext:value-type="float">
            <text:p>20,43</text:p>
          </table:table-cell>
          <table:table-cell table:formula="of:=ROUND([stats.D97] / 1024)" office:value-type="float" office:value="2289" calcext:value-type="float">
            <text:p>2289</text:p>
          </table:table-cell>
          <table:table-cell table:formula="of:=ROUND(([stats.G97]+[stats.H97]+[stats.J97]+[stats.L97]) / 1024)" office:value-type="float" office:value="1111" calcext:value-type="float">
            <text:p>1111</text:p>
          </table:table-cell>
          <table:table-cell table:formula="of:=ROUND(([stats.E97]+[stats.F97]+[stats.I97]+[stats.K97]+[stats.M97]+[stats.O97]) / 1024)"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3" table:formula="of:=ROUND([stats.A98] / 1000 / 60)" office:value-type="float" office:value="96" calcext:value-type="float">
            <text:p>96</text:p>
          </table:table-cell>
          <table:table-cell table:style-name="ce5" table:formula="of:=1000 * ([stats.B98]-[stats.B97])/([stats.A98]-[stats.A97])" office:value-type="float" office:value="20.0557843007039" calcext:value-type="float">
            <text:p>20,06</text:p>
          </table:table-cell>
          <table:table-cell table:formula="of:=ROUND([stats.D98] / 1024)" office:value-type="float" office:value="2251" calcext:value-type="float">
            <text:p>2251</text:p>
          </table:table-cell>
          <table:table-cell table:formula="of:=ROUND(([stats.G98]+[stats.H98]+[stats.J98]+[stats.L98]) / 1024)" office:value-type="float" office:value="871" calcext:value-type="float">
            <text:p>871</text:p>
          </table:table-cell>
          <table:table-cell table:formula="of:=ROUND(([stats.E98]+[stats.F98]+[stats.I98]+[stats.K98]+[stats.M98]+[stats.O98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99] / 1000 / 60)" office:value-type="float" office:value="97" calcext:value-type="float">
            <text:p>97</text:p>
          </table:table-cell>
          <table:table-cell table:style-name="ce5" table:formula="of:=1000 * ([stats.B99]-[stats.B98])/([stats.A99]-[stats.A98])" office:value-type="float" office:value="20.3444957021008" calcext:value-type="float">
            <text:p>20,34</text:p>
          </table:table-cell>
          <table:table-cell table:formula="of:=ROUND([stats.D99] / 1024)" office:value-type="float" office:value="2283" calcext:value-type="float">
            <text:p>2283</text:p>
          </table:table-cell>
          <table:table-cell table:formula="of:=ROUND(([stats.G99]+[stats.H99]+[stats.J99]+[stats.L99]) / 1024)" office:value-type="float" office:value="1138" calcext:value-type="float">
            <text:p>1138</text:p>
          </table:table-cell>
          <table:table-cell table:formula="of:=ROUND(([stats.E99]+[stats.F99]+[stats.I99]+[stats.K99]+[stats.M99]+[stats.O99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100] / 1000 / 60)" office:value-type="float" office:value="98" calcext:value-type="float">
            <text:p>98</text:p>
          </table:table-cell>
          <table:table-cell table:style-name="ce5" table:formula="of:=1000 * ([stats.B100]-[stats.B99])/([stats.A100]-[stats.A99])" office:value-type="float" office:value="20.343820523032" calcext:value-type="float">
            <text:p>20,34</text:p>
          </table:table-cell>
          <table:table-cell table:formula="of:=ROUND([stats.D100] / 1024)" office:value-type="float" office:value="2275" calcext:value-type="float">
            <text:p>2275</text:p>
          </table:table-cell>
          <table:table-cell table:formula="of:=ROUND(([stats.G100]+[stats.H100]+[stats.J100]+[stats.L100]) / 1024)" office:value-type="float" office:value="699" calcext:value-type="float">
            <text:p>699</text:p>
          </table:table-cell>
          <table:table-cell table:formula="of:=ROUND(([stats.E100]+[stats.F100]+[stats.I100]+[stats.K100]+[stats.M100]+[stats.O100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101] / 1000 / 60)" office:value-type="float" office:value="99" calcext:value-type="float">
            <text:p>99</text:p>
          </table:table-cell>
          <table:table-cell table:style-name="ce5" table:formula="of:=1000 * ([stats.B101]-[stats.B100])/([stats.A101]-[stats.A100])" office:value-type="float" office:value="20.3569946035699" calcext:value-type="float">
            <text:p>20,36</text:p>
          </table:table-cell>
          <table:table-cell table:formula="of:=ROUND([stats.D101] / 1024)" office:value-type="float" office:value="2252" calcext:value-type="float">
            <text:p>2252</text:p>
          </table:table-cell>
          <table:table-cell table:formula="of:=ROUND(([stats.G101]+[stats.H101]+[stats.J101]+[stats.L101]) / 1024)" office:value-type="float" office:value="1313" calcext:value-type="float">
            <text:p>1313</text:p>
          </table:table-cell>
          <table:table-cell table:formula="of:=ROUND(([stats.E101]+[stats.F101]+[stats.I101]+[stats.K101]+[stats.M101]+[stats.O10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02] / 1000 / 60)" office:value-type="float" office:value="100" calcext:value-type="float">
            <text:p>100</text:p>
          </table:table-cell>
          <table:table-cell table:style-name="ce5" table:formula="of:=1000 * ([stats.B102]-[stats.B101])/([stats.A102]-[stats.A101])" office:value-type="float" office:value="20.042806656601" calcext:value-type="float">
            <text:p>20,04</text:p>
          </table:table-cell>
          <table:table-cell table:formula="of:=ROUND([stats.D102] / 1024)" office:value-type="float" office:value="2252" calcext:value-type="float">
            <text:p>2252</text:p>
          </table:table-cell>
          <table:table-cell table:formula="of:=ROUND(([stats.G102]+[stats.H102]+[stats.J102]+[stats.L102]) / 1024)" office:value-type="float" office:value="1423" calcext:value-type="float">
            <text:p>1423</text:p>
          </table:table-cell>
          <table:table-cell table:formula="of:=ROUND(([stats.E102]+[stats.F102]+[stats.I102]+[stats.K102]+[stats.M102]+[stats.O102]) / 1024)"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3" table:formula="of:=ROUND([stats.A103] / 1000 / 60)" office:value-type="float" office:value="101" calcext:value-type="float">
            <text:p>101</text:p>
          </table:table-cell>
          <table:table-cell table:style-name="ce5" table:formula="of:=1000 * ([stats.B103]-[stats.B102])/([stats.A103]-[stats.A102])" office:value-type="float" office:value="20.5334041000464" calcext:value-type="float">
            <text:p>20,53</text:p>
          </table:table-cell>
          <table:table-cell table:formula="of:=ROUND([stats.D103] / 1024)" office:value-type="float" office:value="2252" calcext:value-type="float">
            <text:p>2252</text:p>
          </table:table-cell>
          <table:table-cell table:formula="of:=ROUND(([stats.G103]+[stats.H103]+[stats.J103]+[stats.L103]) / 1024)" office:value-type="float" office:value="715" calcext:value-type="float">
            <text:p>715</text:p>
          </table:table-cell>
          <table:table-cell table:formula="of:=ROUND(([stats.E103]+[stats.F103]+[stats.I103]+[stats.K103]+[stats.M103]+[stats.O103]) / 1024)"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table:style-name="ce3" table:formula="of:=ROUND([stats.A104] / 1000 / 60)" office:value-type="float" office:value="102" calcext:value-type="float">
            <text:p>102</text:p>
          </table:table-cell>
          <table:table-cell table:style-name="ce5" table:formula="of:=1000 * ([stats.B104]-[stats.B103])/([stats.A104]-[stats.A103])" office:value-type="float" office:value="20.4173098949256" calcext:value-type="float">
            <text:p>20,42</text:p>
          </table:table-cell>
          <table:table-cell table:formula="of:=ROUND([stats.D104] / 1024)" office:value-type="float" office:value="2293" calcext:value-type="float">
            <text:p>2293</text:p>
          </table:table-cell>
          <table:table-cell table:formula="of:=ROUND(([stats.G104]+[stats.H104]+[stats.J104]+[stats.L104]) / 1024)" office:value-type="float" office:value="810" calcext:value-type="float">
            <text:p>810</text:p>
          </table:table-cell>
          <table:table-cell table:formula="of:=ROUND(([stats.E104]+[stats.F104]+[stats.I104]+[stats.K104]+[stats.M104]+[stats.O104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105] / 1000 / 60)" office:value-type="float" office:value="103" calcext:value-type="float">
            <text:p>103</text:p>
          </table:table-cell>
          <table:table-cell table:style-name="ce5" table:formula="of:=1000 * ([stats.B105]-[stats.B104])/([stats.A105]-[stats.A104])" office:value-type="float" office:value="20.8236466290269" calcext:value-type="float">
            <text:p>20,82</text:p>
          </table:table-cell>
          <table:table-cell table:formula="of:=ROUND([stats.D105] / 1024)" office:value-type="float" office:value="2296" calcext:value-type="float">
            <text:p>2296</text:p>
          </table:table-cell>
          <table:table-cell table:formula="of:=ROUND(([stats.G105]+[stats.H105]+[stats.J105]+[stats.L105]) / 1024)" office:value-type="float" office:value="700" calcext:value-type="float">
            <text:p>700</text:p>
          </table:table-cell>
          <table:table-cell table:formula="of:=ROUND(([stats.E105]+[stats.F105]+[stats.I105]+[stats.K105]+[stats.M105]+[stats.O105]) / 1024)"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table:style-name="ce3" table:formula="of:=ROUND([stats.A106] / 1000 / 60)" office:value-type="float" office:value="104" calcext:value-type="float">
            <text:p>104</text:p>
          </table:table-cell>
          <table:table-cell table:style-name="ce5" table:formula="of:=1000 * ([stats.B106]-[stats.B105])/([stats.A106]-[stats.A105])" office:value-type="float" office:value="20.4888091917381" calcext:value-type="float">
            <text:p>20,49</text:p>
          </table:table-cell>
          <table:table-cell table:formula="of:=ROUND([stats.D106] / 1024)" office:value-type="float" office:value="2252" calcext:value-type="float">
            <text:p>2252</text:p>
          </table:table-cell>
          <table:table-cell table:formula="of:=ROUND(([stats.G106]+[stats.H106]+[stats.J106]+[stats.L106]) / 1024)" office:value-type="float" office:value="1165" calcext:value-type="float">
            <text:p>1165</text:p>
          </table:table-cell>
          <table:table-cell table:formula="of:=ROUND(([stats.E106]+[stats.F106]+[stats.I106]+[stats.K106]+[stats.M106]+[stats.O10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07] / 1000 / 60)" office:value-type="float" office:value="105" calcext:value-type="float">
            <text:p>105</text:p>
          </table:table-cell>
          <table:table-cell table:style-name="ce5" table:formula="of:=1000 * ([stats.B107]-[stats.B106])/([stats.A107]-[stats.A106])" office:value-type="float" office:value="20.8807077530831" calcext:value-type="float">
            <text:p>20,88</text:p>
          </table:table-cell>
          <table:table-cell table:formula="of:=ROUND([stats.D107] / 1024)" office:value-type="float" office:value="2290" calcext:value-type="float">
            <text:p>2290</text:p>
          </table:table-cell>
          <table:table-cell table:formula="of:=ROUND(([stats.G107]+[stats.H107]+[stats.J107]+[stats.L107]) / 1024)" office:value-type="float" office:value="472" calcext:value-type="float">
            <text:p>472</text:p>
          </table:table-cell>
          <table:table-cell table:formula="of:=ROUND(([stats.E107]+[stats.F107]+[stats.I107]+[stats.K107]+[stats.M107]+[stats.O107]) / 1024)"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table:style-name="ce3" table:formula="of:=ROUND([stats.A108] / 1000 / 60)" office:value-type="float" office:value="106" calcext:value-type="float">
            <text:p>106</text:p>
          </table:table-cell>
          <table:table-cell table:style-name="ce5" table:formula="of:=1000 * ([stats.B108]-[stats.B107])/([stats.A108]-[stats.A107])" office:value-type="float" office:value="20.7164436771688" calcext:value-type="float">
            <text:p>20,72</text:p>
          </table:table-cell>
          <table:table-cell table:formula="of:=ROUND([stats.D108] / 1024)" office:value-type="float" office:value="2252" calcext:value-type="float">
            <text:p>2252</text:p>
          </table:table-cell>
          <table:table-cell table:formula="of:=ROUND(([stats.G108]+[stats.H108]+[stats.J108]+[stats.L108]) / 1024)" office:value-type="float" office:value="1128" calcext:value-type="float">
            <text:p>1128</text:p>
          </table:table-cell>
          <table:table-cell table:formula="of:=ROUND(([stats.E108]+[stats.F108]+[stats.I108]+[stats.K108]+[stats.M108]+[stats.O108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109] / 1000 / 60)" office:value-type="float" office:value="107" calcext:value-type="float">
            <text:p>107</text:p>
          </table:table-cell>
          <table:table-cell table:style-name="ce5" table:formula="of:=1000 * ([stats.B109]-[stats.B108])/([stats.A109]-[stats.A108])" office:value-type="float" office:value="21.1399651539036" calcext:value-type="float">
            <text:p>21,14</text:p>
          </table:table-cell>
          <table:table-cell table:formula="of:=ROUND([stats.D109] / 1024)" office:value-type="float" office:value="2260" calcext:value-type="float">
            <text:p>2260</text:p>
          </table:table-cell>
          <table:table-cell table:formula="of:=ROUND(([stats.G109]+[stats.H109]+[stats.J109]+[stats.L109]) / 1024)" office:value-type="float" office:value="946" calcext:value-type="float">
            <text:p>946</text:p>
          </table:table-cell>
          <table:table-cell table:formula="of:=ROUND(([stats.E109]+[stats.F109]+[stats.I109]+[stats.K109]+[stats.M109]+[stats.O109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10] / 1000 / 60)" office:value-type="float" office:value="108" calcext:value-type="float">
            <text:p>108</text:p>
          </table:table-cell>
          <table:table-cell table:style-name="ce5" table:formula="of:=1000 * ([stats.B110]-[stats.B109])/([stats.A110]-[stats.A109])" office:value-type="float" office:value="20.9625526551461" calcext:value-type="float">
            <text:p>20,96</text:p>
          </table:table-cell>
          <table:table-cell table:formula="of:=ROUND([stats.D110] / 1024)" office:value-type="float" office:value="2280" calcext:value-type="float">
            <text:p>2280</text:p>
          </table:table-cell>
          <table:table-cell table:formula="of:=ROUND(([stats.G110]+[stats.H110]+[stats.J110]+[stats.L110]) / 1024)" office:value-type="float" office:value="1073" calcext:value-type="float">
            <text:p>1073</text:p>
          </table:table-cell>
          <table:table-cell table:formula="of:=ROUND(([stats.E110]+[stats.F110]+[stats.I110]+[stats.K110]+[stats.M110]+[stats.O110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11] / 1000 / 60)" office:value-type="float" office:value="109" calcext:value-type="float">
            <text:p>109</text:p>
          </table:table-cell>
          <table:table-cell table:style-name="ce5" table:formula="of:=1000 * ([stats.B111]-[stats.B110])/([stats.A111]-[stats.A110])" office:value-type="float" office:value="21.0652026074408" calcext:value-type="float">
            <text:p>21,07</text:p>
          </table:table-cell>
          <table:table-cell table:formula="of:=ROUND([stats.D111] / 1024)" office:value-type="float" office:value="2304" calcext:value-type="float">
            <text:p>2304</text:p>
          </table:table-cell>
          <table:table-cell table:formula="of:=ROUND(([stats.G111]+[stats.H111]+[stats.J111]+[stats.L111]) / 1024)" office:value-type="float" office:value="775" calcext:value-type="float">
            <text:p>775</text:p>
          </table:table-cell>
          <table:table-cell table:formula="of:=ROUND(([stats.E111]+[stats.F111]+[stats.I111]+[stats.K111]+[stats.M111]+[stats.O111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112] / 1000 / 60)" office:value-type="float" office:value="110" calcext:value-type="float">
            <text:p>110</text:p>
          </table:table-cell>
          <table:table-cell table:style-name="ce5" table:formula="of:=1000 * ([stats.B112]-[stats.B111])/([stats.A112]-[stats.A111])" office:value-type="float" office:value="20.9644998920212" calcext:value-type="float">
            <text:p>20,96</text:p>
          </table:table-cell>
          <table:table-cell table:formula="of:=ROUND([stats.D112] / 1024)" office:value-type="float" office:value="2300" calcext:value-type="float">
            <text:p>2300</text:p>
          </table:table-cell>
          <table:table-cell table:formula="of:=ROUND(([stats.G112]+[stats.H112]+[stats.J112]+[stats.L112]) / 1024)" office:value-type="float" office:value="510" calcext:value-type="float">
            <text:p>510</text:p>
          </table:table-cell>
          <table:table-cell table:formula="of:=ROUND(([stats.E112]+[stats.F112]+[stats.I112]+[stats.K112]+[stats.M112]+[stats.O112]) / 1024)"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table:style-name="ce3" table:formula="of:=ROUND([stats.A113] / 1000 / 60)" office:value-type="float" office:value="111" calcext:value-type="float">
            <text:p>111</text:p>
          </table:table-cell>
          <table:table-cell table:style-name="ce5" table:formula="of:=1000 * ([stats.B113]-[stats.B112])/([stats.A113]-[stats.A112])" office:value-type="float" office:value="21.3069596097043" calcext:value-type="float">
            <text:p>21,31</text:p>
          </table:table-cell>
          <table:table-cell table:formula="of:=ROUND([stats.D113] / 1024)" office:value-type="float" office:value="2274" calcext:value-type="float">
            <text:p>2274</text:p>
          </table:table-cell>
          <table:table-cell table:formula="of:=ROUND(([stats.G113]+[stats.H113]+[stats.J113]+[stats.L113]) / 1024)" office:value-type="float" office:value="1060" calcext:value-type="float">
            <text:p>1060</text:p>
          </table:table-cell>
          <table:table-cell table:formula="of:=ROUND(([stats.E113]+[stats.F113]+[stats.I113]+[stats.K113]+[stats.M113]+[stats.O113]) / 1024)"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3" table:formula="of:=ROUND([stats.A114] / 1000 / 60)" office:value-type="float" office:value="112" calcext:value-type="float">
            <text:p>112</text:p>
          </table:table-cell>
          <table:table-cell table:style-name="ce5" table:formula="of:=1000 * ([stats.B114]-[stats.B113])/([stats.A114]-[stats.A113])" office:value-type="float" office:value="20.7599813990567" calcext:value-type="float">
            <text:p>20,76</text:p>
          </table:table-cell>
          <table:table-cell table:formula="of:=ROUND([stats.D114] / 1024)" office:value-type="float" office:value="2290" calcext:value-type="float">
            <text:p>2290</text:p>
          </table:table-cell>
          <table:table-cell table:formula="of:=ROUND(([stats.G114]+[stats.H114]+[stats.J114]+[stats.L114]) / 1024)" office:value-type="float" office:value="1481" calcext:value-type="float">
            <text:p>1481</text:p>
          </table:table-cell>
          <table:table-cell table:formula="of:=ROUND(([stats.E114]+[stats.F114]+[stats.I114]+[stats.K114]+[stats.M114]+[stats.O114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115] / 1000 / 60)" office:value-type="float" office:value="113" calcext:value-type="float">
            <text:p>113</text:p>
          </table:table-cell>
          <table:table-cell table:style-name="ce5" table:formula="of:=1000 * ([stats.B115]-[stats.B114])/([stats.A115]-[stats.A114])" office:value-type="float" office:value="21.2221853204915" calcext:value-type="float">
            <text:p>21,22</text:p>
          </table:table-cell>
          <table:table-cell table:formula="of:=ROUND([stats.D115] / 1024)" office:value-type="float" office:value="2302" calcext:value-type="float">
            <text:p>2302</text:p>
          </table:table-cell>
          <table:table-cell table:formula="of:=ROUND(([stats.G115]+[stats.H115]+[stats.J115]+[stats.L115]) / 1024)" office:value-type="float" office:value="716" calcext:value-type="float">
            <text:p>716</text:p>
          </table:table-cell>
          <table:table-cell table:formula="of:=ROUND(([stats.E115]+[stats.F115]+[stats.I115]+[stats.K115]+[stats.M115]+[stats.O115]) / 1024)"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table:formula="of:=ROUND([stats.A116] / 1000 / 60)" office:value-type="float" office:value="114" calcext:value-type="float">
            <text:p>114</text:p>
          </table:table-cell>
          <table:table-cell table:style-name="ce5" table:formula="of:=1000 * ([stats.B116]-[stats.B115])/([stats.A116]-[stats.A115])" office:value-type="float" office:value="21.0501851021797" calcext:value-type="float">
            <text:p>21,05</text:p>
          </table:table-cell>
          <table:table-cell table:formula="of:=ROUND([stats.D116] / 1024)" office:value-type="float" office:value="2276" calcext:value-type="float">
            <text:p>2276</text:p>
          </table:table-cell>
          <table:table-cell table:formula="of:=ROUND(([stats.G116]+[stats.H116]+[stats.J116]+[stats.L116]) / 1024)" office:value-type="float" office:value="1248" calcext:value-type="float">
            <text:p>1248</text:p>
          </table:table-cell>
          <table:table-cell table:formula="of:=ROUND(([stats.E116]+[stats.F116]+[stats.I116]+[stats.K116]+[stats.M116]+[stats.O116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17] / 1000 / 60)" office:value-type="float" office:value="115" calcext:value-type="float">
            <text:p>115</text:p>
          </table:table-cell>
          <table:table-cell table:style-name="ce5" table:formula="of:=1000 * ([stats.B117]-[stats.B116])/([stats.A117]-[stats.A116])" office:value-type="float" office:value="21.577121611977" calcext:value-type="float">
            <text:p>21,58</text:p>
          </table:table-cell>
          <table:table-cell table:formula="of:=ROUND([stats.D117] / 1024)" office:value-type="float" office:value="2276" calcext:value-type="float">
            <text:p>2276</text:p>
          </table:table-cell>
          <table:table-cell table:formula="of:=ROUND(([stats.G117]+[stats.H117]+[stats.J117]+[stats.L117]) / 1024)" office:value-type="float" office:value="1565" calcext:value-type="float">
            <text:p>1565</text:p>
          </table:table-cell>
          <table:table-cell table:formula="of:=ROUND(([stats.E117]+[stats.F117]+[stats.I117]+[stats.K117]+[stats.M117]+[stats.O117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18] / 1000 / 60)" office:value-type="float" office:value="116" calcext:value-type="float">
            <text:p>116</text:p>
          </table:table-cell>
          <table:table-cell table:style-name="ce5" table:formula="of:=1000 * ([stats.B118]-[stats.B117])/([stats.A118]-[stats.A117])" office:value-type="float" office:value="21.1462811426295" calcext:value-type="float">
            <text:p>21,15</text:p>
          </table:table-cell>
          <table:table-cell table:formula="of:=ROUND([stats.D118] / 1024)" office:value-type="float" office:value="2276" calcext:value-type="float">
            <text:p>2276</text:p>
          </table:table-cell>
          <table:table-cell table:formula="of:=ROUND(([stats.G118]+[stats.H118]+[stats.J118]+[stats.L118]) / 1024)" office:value-type="float" office:value="620" calcext:value-type="float">
            <text:p>620</text:p>
          </table:table-cell>
          <table:table-cell table:formula="of:=ROUND(([stats.E118]+[stats.F118]+[stats.I118]+[stats.K118]+[stats.M118]+[stats.O118]) / 1024)"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table:style-name="ce3" table:formula="of:=ROUND([stats.A119] / 1000 / 60)" office:value-type="float" office:value="117" calcext:value-type="float">
            <text:p>117</text:p>
          </table:table-cell>
          <table:table-cell table:style-name="ce5" table:formula="of:=1000 * ([stats.B119]-[stats.B118])/([stats.A119]-[stats.A118])" office:value-type="float" office:value="21.4178980574465" calcext:value-type="float">
            <text:p>21,42</text:p>
          </table:table-cell>
          <table:table-cell table:formula="of:=ROUND([stats.D119] / 1024)" office:value-type="float" office:value="2300" calcext:value-type="float">
            <text:p>2300</text:p>
          </table:table-cell>
          <table:table-cell table:formula="of:=ROUND(([stats.G119]+[stats.H119]+[stats.J119]+[stats.L119]) / 1024)" office:value-type="float" office:value="941" calcext:value-type="float">
            <text:p>941</text:p>
          </table:table-cell>
          <table:table-cell table:formula="of:=ROUND(([stats.E119]+[stats.F119]+[stats.I119]+[stats.K119]+[stats.M119]+[stats.O119]) / 1024)"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table:style-name="ce3" table:formula="of:=ROUND([stats.A120] / 1000 / 60)" office:value-type="float" office:value="118" calcext:value-type="float">
            <text:p>118</text:p>
          </table:table-cell>
          <table:table-cell table:style-name="ce5" table:formula="of:=1000 * ([stats.B120]-[stats.B119])/([stats.A120]-[stats.A119])" office:value-type="float" office:value="21.1851040162043" calcext:value-type="float">
            <text:p>21,19</text:p>
          </table:table-cell>
          <table:table-cell table:formula="of:=ROUND([stats.D120] / 1024)" office:value-type="float" office:value="2304" calcext:value-type="float">
            <text:p>2304</text:p>
          </table:table-cell>
          <table:table-cell table:formula="of:=ROUND(([stats.G120]+[stats.H120]+[stats.J120]+[stats.L120]) / 1024)" office:value-type="float" office:value="907" calcext:value-type="float">
            <text:p>907</text:p>
          </table:table-cell>
          <table:table-cell table:formula="of:=ROUND(([stats.E120]+[stats.F120]+[stats.I120]+[stats.K120]+[stats.M120]+[stats.O120]) / 1024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table:formula="of:=ROUND([stats.A121] / 1000 / 60)" office:value-type="float" office:value="119" calcext:value-type="float">
            <text:p>119</text:p>
          </table:table-cell>
          <table:table-cell table:style-name="ce5" table:formula="of:=1000 * ([stats.B121]-[stats.B120])/([stats.A121]-[stats.A120])" office:value-type="float" office:value="21.2617521012591" calcext:value-type="float">
            <text:p>21,26</text:p>
          </table:table-cell>
          <table:table-cell table:formula="of:=ROUND([stats.D121] / 1024)" office:value-type="float" office:value="2300" calcext:value-type="float">
            <text:p>2300</text:p>
          </table:table-cell>
          <table:table-cell table:formula="of:=ROUND(([stats.G121]+[stats.H121]+[stats.J121]+[stats.L121]) / 1024)" office:value-type="float" office:value="279" calcext:value-type="float">
            <text:p>279</text:p>
          </table:table-cell>
          <table:table-cell table:formula="of:=ROUND(([stats.E121]+[stats.F121]+[stats.I121]+[stats.K121]+[stats.M121]+[stats.O121]) / 1024)"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table:style-name="ce3" table:formula="of:=ROUND([stats.A122] / 1000 / 60)" office:value-type="float" office:value="120" calcext:value-type="float">
            <text:p>120</text:p>
          </table:table-cell>
          <table:table-cell table:style-name="ce5" table:formula="of:=1000 * ([stats.B122]-[stats.B121])/([stats.A122]-[stats.A121])" office:value-type="float" office:value="11.0720678910031" calcext:value-type="float">
            <text:p>11,07</text:p>
          </table:table-cell>
          <table:table-cell table:formula="of:=ROUND([stats.D122] / 1024)" office:value-type="float" office:value="2280" calcext:value-type="float">
            <text:p>2280</text:p>
          </table:table-cell>
          <table:table-cell table:formula="of:=ROUND(([stats.G122]+[stats.H122]+[stats.J122]+[stats.L122]) / 1024)" office:value-type="float" office:value="5" calcext:value-type="float">
            <text:p>5</text:p>
          </table:table-cell>
          <table:table-cell table:formula="of:=ROUND(([stats.E122]+[stats.F122]+[stats.I122]+[stats.K122]+[stats.M122]+[stats.O122]) / 1024)"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9:04:52.76660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9:05:05.148210651</dc:date>
    <meta:editing-duration>PT9H25M16S</meta:editing-duration>
    <meta:editing-cycles>42</meta:editing-cycles>
    <meta:generator>LibreOffice/5.1.6.2$Linux_X86_64 LibreOffice_project/10m0$Build-2</meta:generator>
    <meta:document-statistic meta:table-count="2" meta:cell-count="3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4cm" svg:height="15.805cm" xlink:href=".." xlink:type="simple" chart:class="chart:line" chart:column-mapping="1 0" chart:style-name="ch1">
        <chart:title svg:x="6.955cm" svg:y="0.452cm" chart:style-name="ch2">
          <text:p>Jargon2 long running test - calculate hash from large input values</text:p>
        </chart:title>
        <chart:subtitle svg:x="1.933cm" svg:y="1.547cm" chart:style-name="ch3">
          <text:p>4 Java threads executing for 2 hours a hash/verify loop
argon2id, v1.3, 4MB memory, 2 passes, 2 lanes/threads, 4MB secret, 4MB ad, 4MB salt, 4MB password, 4MB output hash, -Xms2048m, -Xmx2048m
GCP Compute Engine, 8 vCPUs (Ivy Bridge), 7.2GB RAM, Ubuntu 16.04 LTS, Oracle JDK 8u151
</text:p>
        </chart:subtitle>
        <chart:legend chart:legend-position="end" svg:x="21.463cm" svg:y="6.856cm" style:legend-expansion="high" chart:style-name="ch4"/>
        <chart:plot-area chart:style-name="ch5" table:cell-range-address="graph.A1:graph.A122 graph.B1:graph.B121 graph.C1:graph.E122" chart:data-source-has-labels="both" svg:x="1.551cm" svg:y="3.664cm" svg:width="18.271cm" svg:height="10.844cm">
          <chartooo:coordinate-region svg:x="2.543cm" svg:y="3.785cm" svg:width="16.18cm" svg:height="9.721cm"/>
          <chart:axis chart:dimension="x" chart:name="primary-x" chart:style-name="ch6" chartooo:axis-type="auto">
            <chartooo:date-scale/>
            <chart:title svg:x="9.861cm" svg:y="14.824cm" chart:style-name="ch7">
              <text:p>TIme (min)</text:p>
            </chart:title>
            <chart:categories table:cell-range-address="graph.A2:graph.A122"/>
          </chart:axis>
          <chart:axis chart:dimension="x" chart:name="secondary-x" chart:style-name="ch8"/>
          <chart:axis chart:dimension="y" chart:name="primary-y" chart:style-name="ch6">
            <chart:title svg:x="0.451cm" svg:y="10.109cm" chart:style-name="ch9">
              <text:p>Memory (MB)</text:p>
            </chart:title>
            <chart:grid chart:style-name="ch10" chart:class="major"/>
          </chart:axis>
          <chart:axis chart:dimension="y" chart:name="secondary-y" chart:style-name="ch11">
            <chart:title svg:x="20.362cm" svg:y="9.897cm" chart:style-name="ch9">
              <text:p>Hashes / s</text:p>
            </chart:title>
          </chart:axis>
          <chart:series chart:attached-axis="secondary-y" chart:style-name="ch12" chart:values-cell-range-address="graph.B2:graph.B121" chart:label-cell-address="graph.B1:graph.B1" chart:class="chart:line">
            <chart:data-point chart:repeated="120"/>
          </chart:series>
          <chart:series chart:attached-axis="primary-y" chart:style-name="ch13" chart:values-cell-range-address="graph.C2:graph.C122" chart:label-cell-address="graph.C1:graph.C1" chart:class="chart:line">
            <chart:data-point chart:repeated="121"/>
          </chart:series>
          <chart:series chart:attached-axis="primary-y" chart:style-name="ch14" chart:values-cell-range-address="graph.E2:graph.E122" chart:label-cell-address="graph.E1:graph.E1" chart:class="chart:line">
            <chart:data-point chart:repeated="121"/>
          </chart:series>
          <chart:series chart:attached-axis="primary-y" chart:style-name="ch15" chart:values-cell-range-address="graph.D2:graph.D122" chart:label-cell-address="graph.D1:graph.D1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es / s</text:p>
                <draw:g>
                  <svg:desc>graph.B1:graph.B1</svg:desc>
                </draw:g>
              </table:table-cell>
              <table:table-cell office:value-type="string">
                <text:p>Process memory (MB)</text:p>
                <draw:g>
                  <svg:desc>graph.C1:graph.C1</svg:desc>
                </draw:g>
              </table:table-cell>
              <table:table-cell office:value-type="string">
                <text:p>Heap and meta space (MB)</text:p>
                <draw:g>
                  <svg:desc>graph.E1:graph.E1</svg:desc>
                </draw:g>
              </table:table-cell>
              <table:table-cell office:value-type="string">
                <text:p>Heap utilization (MB)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2:graph.A122</svg:desc>
                </draw:g>
              </table:table-cell>
              <table:table-cell office:value-type="float" office:value="0">
                <text:p>0</text:p>
                <draw:g>
                  <svg:desc>graph.B2:graph.B121</svg:desc>
                </draw:g>
              </table:table-cell>
              <table:table-cell office:value-type="float" office:value="53">
                <text:p>53</text:p>
                <draw:g>
                  <svg:desc>graph.C2:graph.C122</svg:desc>
                </draw:g>
              </table:table-cell>
              <table:table-cell office:value-type="float" office:value="2053">
                <text:p>2053</text:p>
                <draw:g>
                  <svg:desc>graph.E2:graph.E122</svg:desc>
                </draw:g>
              </table:table-cell>
              <table:table-cell office:value-type="float" office:value="31">
                <text:p>31</text:p>
                <draw:g>
                  <svg:desc>graph.D2:graph.D1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.355475822114">
                <text:p>19.355475822114</text:p>
              </table:table-cell>
              <table:table-cell office:value-type="float" office:value="2190">
                <text:p>2190</text:p>
              </table:table-cell>
              <table:table-cell office:value-type="float" office:value="2056">
                <text:p>20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9860562398327">
                <text:p>19.9860562398327</text:p>
              </table:table-cell>
              <table:table-cell office:value-type="float" office:value="2214">
                <text:p>2214</text:p>
              </table:table-cell>
              <table:table-cell office:value-type="float" office:value="2056">
                <text:p>205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9814126394052">
                <text:p>19.9814126394052</text:p>
              </table:table-cell>
              <table:table-cell office:value-type="float" office:value="2227">
                <text:p>2227</text:p>
              </table:table-cell>
              <table:table-cell office:value-type="float" office:value="2055">
                <text:p>20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7862027753801">
                <text:p>19.7862027753801</text:p>
              </table:table-cell>
              <table:table-cell office:value-type="float" office:value="2255">
                <text:p>2255</text:p>
              </table:table-cell>
              <table:table-cell office:value-type="float" office:value="2047">
                <text:p>204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.6498215915692">
                <text:p>19.6498215915692</text:p>
              </table:table-cell>
              <table:table-cell office:value-type="float" office:value="2259">
                <text:p>2259</text:p>
              </table:table-cell>
              <table:table-cell office:value-type="float" office:value="2056">
                <text:p>205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5766142411573">
                <text:p>19.5766142411573</text:p>
              </table:table-cell>
              <table:table-cell office:value-type="float" office:value="2259">
                <text:p>2259</text:p>
              </table:table-cell>
              <table:table-cell office:value-type="float" office:value="2046">
                <text:p>204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5358572686347">
                <text:p>19.5358572686347</text:p>
              </table:table-cell>
              <table:table-cell office:value-type="float" office:value="2272">
                <text:p>2272</text:p>
              </table:table-cell>
              <table:table-cell office:value-type="float" office:value="2034">
                <text:p>203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6918376834695">
                <text:p>19.6918376834695</text:p>
              </table:table-cell>
              <table:table-cell office:value-type="float" office:value="2268">
                <text:p>2268</text:p>
              </table:table-cell>
              <table:table-cell office:value-type="float" office:value="2054">
                <text:p>205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5977479198153">
                <text:p>19.5977479198153</text:p>
              </table:table-cell>
              <table:table-cell office:value-type="float" office:value="2250">
                <text:p>2250</text:p>
              </table:table-cell>
              <table:table-cell office:value-type="float" office:value="2042">
                <text:p>204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7263549415515">
                <text:p>19.7263549415515</text:p>
              </table:table-cell>
              <table:table-cell office:value-type="float" office:value="2263">
                <text:p>2263</text:p>
              </table:table-cell>
              <table:table-cell office:value-type="float" office:value="2050">
                <text:p>205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6468870303996">
                <text:p>19.6468870303996</text:p>
              </table:table-cell>
              <table:table-cell office:value-type="float" office:value="2255">
                <text:p>2255</text:p>
              </table:table-cell>
              <table:table-cell office:value-type="float" office:value="2056">
                <text:p>205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8745811075351">
                <text:p>19.8745811075351</text:p>
              </table:table-cell>
              <table:table-cell office:value-type="float" office:value="2240">
                <text:p>2240</text:p>
              </table:table-cell>
              <table:table-cell office:value-type="float" office:value="2051">
                <text:p>205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9104031856645">
                <text:p>19.9104031856645</text:p>
              </table:table-cell>
              <table:table-cell office:value-type="float" office:value="2251">
                <text:p>2251</text:p>
              </table:table-cell>
              <table:table-cell office:value-type="float" office:value="2056">
                <text:p>20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.0859879484072">
                <text:p>20.0859879484072</text:p>
              </table:table-cell>
              <table:table-cell office:value-type="float" office:value="2263">
                <text:p>2263</text:p>
              </table:table-cell>
              <table:table-cell office:value-type="float" office:value="2052">
                <text:p>205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9130463642096">
                <text:p>19.9130463642096</text:p>
              </table:table-cell>
              <table:table-cell office:value-type="float" office:value="2291">
                <text:p>2291</text:p>
              </table:table-cell>
              <table:table-cell office:value-type="float" office:value="2056">
                <text:p>2056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0597808037197">
                <text:p>20.0597808037197</text:p>
              </table:table-cell>
              <table:table-cell office:value-type="float" office:value="2284">
                <text:p>2284</text:p>
              </table:table-cell>
              <table:table-cell office:value-type="float" office:value="2052">
                <text:p>205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9960140835714">
                <text:p>19.9960140835714</text:p>
              </table:table-cell>
              <table:table-cell office:value-type="float" office:value="2278">
                <text:p>2278</text:p>
              </table:table-cell>
              <table:table-cell office:value-type="float" office:value="2056">
                <text:p>205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.7713829999335">
                <text:p>19.7713829999335</text:p>
              </table:table-cell>
              <table:table-cell office:value-type="float" office:value="2265">
                <text:p>2265</text:p>
              </table:table-cell>
              <table:table-cell office:value-type="float" office:value="2051">
                <text:p>205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6849740244651">
                <text:p>19.6849740244651</text:p>
              </table:table-cell>
              <table:table-cell office:value-type="float" office:value="2286">
                <text:p>2286</text:p>
              </table:table-cell>
              <table:table-cell office:value-type="float" office:value="2056">
                <text:p>205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9358729420365">
                <text:p>19.9358729420365</text:p>
              </table:table-cell>
              <table:table-cell office:value-type="float" office:value="2257">
                <text:p>2257</text:p>
              </table:table-cell>
              <table:table-cell office:value-type="float" office:value="2056">
                <text:p>205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.7937596519487">
                <text:p>19.7937596519487</text:p>
              </table:table-cell>
              <table:table-cell office:value-type="float" office:value="2257">
                <text:p>2257</text:p>
              </table:table-cell>
              <table:table-cell office:value-type="float" office:value="2055">
                <text:p>205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.8006644518272">
                <text:p>19.8006644518272</text:p>
              </table:table-cell>
              <table:table-cell office:value-type="float" office:value="2242">
                <text:p>2242</text:p>
              </table:table-cell>
              <table:table-cell office:value-type="float" office:value="2052">
                <text:p>205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.0165975103734">
                <text:p>20.0165975103734</text:p>
              </table:table-cell>
              <table:table-cell office:value-type="float" office:value="2287">
                <text:p>2287</text:p>
              </table:table-cell>
              <table:table-cell office:value-type="float" office:value="2055">
                <text:p>205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.1852528136516">
                <text:p>20.1852528136516</text:p>
              </table:table-cell>
              <table:table-cell office:value-type="float" office:value="2289">
                <text:p>2289</text:p>
              </table:table-cell>
              <table:table-cell office:value-type="float" office:value="2053">
                <text:p>205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.0856545267421">
                <text:p>20.0856545267421</text:p>
              </table:table-cell>
              <table:table-cell office:value-type="float" office:value="2281">
                <text:p>2281</text:p>
              </table:table-cell>
              <table:table-cell office:value-type="float" office:value="2050">
                <text:p>205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.053453742592">
                <text:p>20.053453742592</text:p>
              </table:table-cell>
              <table:table-cell office:value-type="float" office:value="2268">
                <text:p>2268</text:p>
              </table:table-cell>
              <table:table-cell office:value-type="float" office:value="2055">
                <text:p>205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.9568321434501">
                <text:p>19.9568321434501</text:p>
              </table:table-cell>
              <table:table-cell office:value-type="float" office:value="2243">
                <text:p>2243</text:p>
              </table:table-cell>
              <table:table-cell office:value-type="float" office:value="2025">
                <text:p>202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.0112833106561">
                <text:p>20.0112833106561</text:p>
              </table:table-cell>
              <table:table-cell office:value-type="float" office:value="2243">
                <text:p>2243</text:p>
              </table:table-cell>
              <table:table-cell office:value-type="float" office:value="2056">
                <text:p>2056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.8699661646653">
                <text:p>19.8699661646653</text:p>
              </table:table-cell>
              <table:table-cell office:value-type="float" office:value="2282">
                <text:p>2282</text:p>
              </table:table-cell>
              <table:table-cell office:value-type="float" office:value="2052">
                <text:p>205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9946857977946">
                <text:p>19.9946857977946</text:p>
              </table:table-cell>
              <table:table-cell office:value-type="float" office:value="2267">
                <text:p>2267</text:p>
              </table:table-cell>
              <table:table-cell office:value-type="float" office:value="2056">
                <text:p>2056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0.0763232122117">
                <text:p>20.0763232122117</text:p>
              </table:table-cell>
              <table:table-cell office:value-type="float" office:value="2264">
                <text:p>2264</text:p>
              </table:table-cell>
              <table:table-cell office:value-type="float" office:value="2049">
                <text:p>204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3059159228906">
                <text:p>20.3059159228906</text:p>
              </table:table-cell>
              <table:table-cell office:value-type="float" office:value="2243">
                <text:p>2243</text:p>
              </table:table-cell>
              <table:table-cell office:value-type="float" office:value="2056">
                <text:p>205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.1403520414088">
                <text:p>20.1403520414088</text:p>
              </table:table-cell>
              <table:table-cell office:value-type="float" office:value="2243">
                <text:p>2243</text:p>
              </table:table-cell>
              <table:table-cell office:value-type="float" office:value="2052">
                <text:p>20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.248626578812">
                <text:p>20.248626578812</text:p>
              </table:table-cell>
              <table:table-cell office:value-type="float" office:value="2263">
                <text:p>2263</text:p>
              </table:table-cell>
              <table:table-cell office:value-type="float" office:value="1938">
                <text:p>193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.1745362843017">
                <text:p>20.1745362843017</text:p>
              </table:table-cell>
              <table:table-cell office:value-type="float" office:value="2280">
                <text:p>2280</text:p>
              </table:table-cell>
              <table:table-cell office:value-type="float" office:value="2056">
                <text:p>205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0.4983388704319">
                <text:p>20.4983388704319</text:p>
              </table:table-cell>
              <table:table-cell office:value-type="float" office:value="2265">
                <text:p>2265</text:p>
              </table:table-cell>
              <table:table-cell office:value-type="float" office:value="2055">
                <text:p>20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.3617279234691">
                <text:p>20.3617279234691</text:p>
              </table:table-cell>
              <table:table-cell office:value-type="float" office:value="2288">
                <text:p>2288</text:p>
              </table:table-cell>
              <table:table-cell office:value-type="float" office:value="2056">
                <text:p>205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.5329257757991">
                <text:p>20.5329257757991</text:p>
              </table:table-cell>
              <table:table-cell office:value-type="float" office:value="2268">
                <text:p>2268</text:p>
              </table:table-cell>
              <table:table-cell office:value-type="float" office:value="2051">
                <text:p>205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.5565887353879">
                <text:p>20.5565887353879</text:p>
              </table:table-cell>
              <table:table-cell office:value-type="float" office:value="2260">
                <text:p>2260</text:p>
              </table:table-cell>
              <table:table-cell office:value-type="float" office:value="2051">
                <text:p>205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401731659175">
                <text:p>20.401731659175</text:p>
              </table:table-cell>
              <table:table-cell office:value-type="float" office:value="2280">
                <text:p>2280</text:p>
              </table:table-cell>
              <table:table-cell office:value-type="float" office:value="2055">
                <text:p>205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0.4898298048983">
                <text:p>20.4898298048983</text:p>
              </table:table-cell>
              <table:table-cell office:value-type="float" office:value="2273">
                <text:p>2273</text:p>
              </table:table-cell>
              <table:table-cell office:value-type="float" office:value="2056">
                <text:p>2056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.2966432474629">
                <text:p>20.2966432474629</text:p>
              </table:table-cell>
              <table:table-cell office:value-type="float" office:value="2290">
                <text:p>2290</text:p>
              </table:table-cell>
              <table:table-cell office:value-type="float" office:value="2053">
                <text:p>205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.2791284289484">
                <text:p>20.2791284289484</text:p>
              </table:table-cell>
              <table:table-cell office:value-type="float" office:value="2281">
                <text:p>2281</text:p>
              </table:table-cell>
              <table:table-cell office:value-type="float" office:value="2032">
                <text:p>203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.4318936877076">
                <text:p>20.4318936877076</text:p>
              </table:table-cell>
              <table:table-cell office:value-type="float" office:value="2269">
                <text:p>2269</text:p>
              </table:table-cell>
              <table:table-cell office:value-type="float" office:value="2053">
                <text:p>205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.5699877243622">
                <text:p>20.5699877243622</text:p>
              </table:table-cell>
              <table:table-cell office:value-type="float" office:value="2285">
                <text:p>2285</text:p>
              </table:table-cell>
              <table:table-cell office:value-type="float" office:value="2056">
                <text:p>2056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0.4460966542751">
                <text:p>20.4460966542751</text:p>
              </table:table-cell>
              <table:table-cell office:value-type="float" office:value="2246">
                <text:p>2246</text:p>
              </table:table-cell>
              <table:table-cell office:value-type="float" office:value="2046">
                <text:p>20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0.47147431112">
                <text:p>20.47147431112</text:p>
              </table:table-cell>
              <table:table-cell office:value-type="float" office:value="2267">
                <text:p>2267</text:p>
              </table:table-cell>
              <table:table-cell office:value-type="float" office:value="2051">
                <text:p>205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.4671561949696">
                <text:p>20.4671561949696</text:p>
              </table:table-cell>
              <table:table-cell office:value-type="float" office:value="2283">
                <text:p>2283</text:p>
              </table:table-cell>
              <table:table-cell office:value-type="float" office:value="2055">
                <text:p>205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0.25972300641">
                <text:p>20.25972300641</text:p>
              </table:table-cell>
              <table:table-cell office:value-type="float" office:value="2282">
                <text:p>2282</text:p>
              </table:table-cell>
              <table:table-cell office:value-type="float" office:value="2054">
                <text:p>205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218116627658">
                <text:p>20.218116627658</text:p>
              </table:table-cell>
              <table:table-cell office:value-type="float" office:value="2263">
                <text:p>2263</text:p>
              </table:table-cell>
              <table:table-cell office:value-type="float" office:value="2035">
                <text:p>20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0.2821576763485">
                <text:p>20.2821576763485</text:p>
              </table:table-cell>
              <table:table-cell office:value-type="float" office:value="2263">
                <text:p>2263</text:p>
              </table:table-cell>
              <table:table-cell office:value-type="float" office:value="2056">
                <text:p>205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0.3478722698002">
                <text:p>20.3478722698002</text:p>
              </table:table-cell>
              <table:table-cell office:value-type="float" office:value="2271">
                <text:p>2271</text:p>
              </table:table-cell>
              <table:table-cell office:value-type="float" office:value="2053">
                <text:p>205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0.5175876894474">
                <text:p>20.5175876894474</text:p>
              </table:table-cell>
              <table:table-cell office:value-type="float" office:value="2269">
                <text:p>2269</text:p>
              </table:table-cell>
              <table:table-cell office:value-type="float" office:value="2055">
                <text:p>205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0.4098564672696">
                <text:p>20.4098564672696</text:p>
              </table:table-cell>
              <table:table-cell office:value-type="float" office:value="2263">
                <text:p>2263</text:p>
              </table:table-cell>
              <table:table-cell office:value-type="float" office:value="2056">
                <text:p>205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0.6811844376577">
                <text:p>20.6811844376577</text:p>
              </table:table-cell>
              <table:table-cell office:value-type="float" office:value="2287">
                <text:p>2287</text:p>
              </table:table-cell>
              <table:table-cell office:value-type="float" office:value="2056">
                <text:p>205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0.5630761564654">
                <text:p>20.5630761564654</text:p>
              </table:table-cell>
              <table:table-cell office:value-type="float" office:value="2291">
                <text:p>2291</text:p>
              </table:table-cell>
              <table:table-cell office:value-type="float" office:value="2056">
                <text:p>205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.5301973290811">
                <text:p>20.5301973290811</text:p>
              </table:table-cell>
              <table:table-cell office:value-type="float" office:value="2271">
                <text:p>2271</text:p>
              </table:table-cell>
              <table:table-cell office:value-type="float" office:value="2051">
                <text:p>205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.3569946035699">
                <text:p>20.3569946035699</text:p>
              </table:table-cell>
              <table:table-cell office:value-type="float" office:value="2292">
                <text:p>2292</text:p>
              </table:table-cell>
              <table:table-cell office:value-type="float" office:value="2047">
                <text:p>204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0.5230386052304">
                <text:p>20.5230386052304</text:p>
              </table:table-cell>
              <table:table-cell office:value-type="float" office:value="2261">
                <text:p>2261</text:p>
              </table:table-cell>
              <table:table-cell office:value-type="float" office:value="2055">
                <text:p>20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.3743031590125">
                <text:p>20.3743031590125</text:p>
              </table:table-cell>
              <table:table-cell office:value-type="float" office:value="2247">
                <text:p>2247</text:p>
              </table:table-cell>
              <table:table-cell office:value-type="float" office:value="2056">
                <text:p>205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.4393632224401">
                <text:p>20.4393632224401</text:p>
              </table:table-cell>
              <table:table-cell office:value-type="float" office:value="2247">
                <text:p>2247</text:p>
              </table:table-cell>
              <table:table-cell office:value-type="float" office:value="2052">
                <text:p>205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.5216756047751">
                <text:p>20.5216756047751</text:p>
              </table:table-cell>
              <table:table-cell office:value-type="float" office:value="2271">
                <text:p>2271</text:p>
              </table:table-cell>
              <table:table-cell office:value-type="float" office:value="2050">
                <text:p>205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0.5620515546107">
                <text:p>20.5620515546107</text:p>
              </table:table-cell>
              <table:table-cell office:value-type="float" office:value="2293">
                <text:p>2293</text:p>
              </table:table-cell>
              <table:table-cell office:value-type="float" office:value="2056">
                <text:p>205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.5298563242256">
                <text:p>20.5298563242256</text:p>
              </table:table-cell>
              <table:table-cell office:value-type="float" office:value="2248">
                <text:p>2248</text:p>
              </table:table-cell>
              <table:table-cell office:value-type="float" office:value="2055">
                <text:p>205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0.6500448192291">
                <text:p>20.6500448192291</text:p>
              </table:table-cell>
              <table:table-cell office:value-type="float" office:value="2292">
                <text:p>2292</text:p>
              </table:table-cell>
              <table:table-cell office:value-type="float" office:value="2050">
                <text:p>205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.2161031718369">
                <text:p>20.2161031718369</text:p>
              </table:table-cell>
              <table:table-cell office:value-type="float" office:value="2272">
                <text:p>2272</text:p>
              </table:table-cell>
              <table:table-cell office:value-type="float" office:value="2056">
                <text:p>205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0.4945940110611">
                <text:p>20.4945940110611</text:p>
              </table:table-cell>
              <table:table-cell office:value-type="float" office:value="2290">
                <text:p>2290</text:p>
              </table:table-cell>
              <table:table-cell office:value-type="float" office:value="2055">
                <text:p>205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.3522634837896">
                <text:p>20.3522634837896</text:p>
              </table:table-cell>
              <table:table-cell office:value-type="float" office:value="2248">
                <text:p>2248</text:p>
              </table:table-cell>
              <table:table-cell office:value-type="float" office:value="2056">
                <text:p>205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.4911907806247">
                <text:p>20.4911907806247</text:p>
              </table:table-cell>
              <table:table-cell office:value-type="float" office:value="2248">
                <text:p>2248</text:p>
              </table:table-cell>
              <table:table-cell office:value-type="float" office:value="2056">
                <text:p>205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3855014336145">
                <text:p>20.3855014336145</text:p>
              </table:table-cell>
              <table:table-cell office:value-type="float" office:value="2267">
                <text:p>2267</text:p>
              </table:table-cell>
              <table:table-cell office:value-type="float" office:value="2052">
                <text:p>205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0.5836459612895">
                <text:p>20.5836459612895</text:p>
              </table:table-cell>
              <table:table-cell office:value-type="float" office:value="2280">
                <text:p>2280</text:p>
              </table:table-cell>
              <table:table-cell office:value-type="float" office:value="2056">
                <text:p>205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.6613629191649">
                <text:p>20.6613629191649</text:p>
              </table:table-cell>
              <table:table-cell office:value-type="float" office:value="2296">
                <text:p>2296</text:p>
              </table:table-cell>
              <table:table-cell office:value-type="float" office:value="2054">
                <text:p>205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.5966380971364">
                <text:p>20.5966380971364</text:p>
              </table:table-cell>
              <table:table-cell office:value-type="float" office:value="2265">
                <text:p>2265</text:p>
              </table:table-cell>
              <table:table-cell office:value-type="float" office:value="2050">
                <text:p>205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.3980099502488">
                <text:p>20.3980099502488</text:p>
              </table:table-cell>
              <table:table-cell office:value-type="float" office:value="2269">
                <text:p>2269</text:p>
              </table:table-cell>
              <table:table-cell office:value-type="float" office:value="2056">
                <text:p>205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.3559806070266">
                <text:p>20.3559806070266</text:p>
              </table:table-cell>
              <table:table-cell office:value-type="float" office:value="2249">
                <text:p>2249</text:p>
              </table:table-cell>
              <table:table-cell office:value-type="float" office:value="2056">
                <text:p>205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0.3076004180977">
                <text:p>20.3076004180977</text:p>
              </table:table-cell>
              <table:table-cell office:value-type="float" office:value="2268">
                <text:p>2268</text:p>
              </table:table-cell>
              <table:table-cell office:value-type="float" office:value="2056">
                <text:p>205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4596784907666">
                <text:p>20.4596784907666</text:p>
              </table:table-cell>
              <table:table-cell office:value-type="float" office:value="2267">
                <text:p>2267</text:p>
              </table:table-cell>
              <table:table-cell office:value-type="float" office:value="2054">
                <text:p>2054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4433824505509">
                <text:p>20.4433824505509</text:p>
              </table:table-cell>
              <table:table-cell office:value-type="float" office:value="2290">
                <text:p>2290</text:p>
              </table:table-cell>
              <table:table-cell office:value-type="float" office:value="2056">
                <text:p>205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6418212590847">
                <text:p>20.6418212590847</text:p>
              </table:table-cell>
              <table:table-cell office:value-type="float" office:value="2298">
                <text:p>2298</text:p>
              </table:table-cell>
              <table:table-cell office:value-type="float" office:value="2056">
                <text:p>205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2757636595928">
                <text:p>20.2757636595928</text:p>
              </table:table-cell>
              <table:table-cell office:value-type="float" office:value="2286">
                <text:p>2286</text:p>
              </table:table-cell>
              <table:table-cell office:value-type="float" office:value="2046">
                <text:p>2046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5593197821177">
                <text:p>20.5593197821177</text:p>
              </table:table-cell>
              <table:table-cell office:value-type="float" office:value="2289">
                <text:p>2289</text:p>
              </table:table-cell>
              <table:table-cell office:value-type="float" office:value="2052">
                <text:p>205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596612139832">
                <text:p>20.5596612139832</text:p>
              </table:table-cell>
              <table:table-cell office:value-type="float" office:value="2286">
                <text:p>2286</text:p>
              </table:table-cell>
              <table:table-cell office:value-type="float" office:value="2041">
                <text:p>204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6548449226274">
                <text:p>20.6548449226274</text:p>
              </table:table-cell>
              <table:table-cell office:value-type="float" office:value="2267">
                <text:p>2267</text:p>
              </table:table-cell>
              <table:table-cell office:value-type="float" office:value="2056">
                <text:p>20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0.5703289593736">
                <text:p>20.5703289593736</text:p>
              </table:table-cell>
              <table:table-cell office:value-type="float" office:value="2251">
                <text:p>2251</text:p>
              </table:table-cell>
              <table:table-cell office:value-type="float" office:value="2056">
                <text:p>205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.3485477178423">
                <text:p>20.3485477178423</text:p>
              </table:table-cell>
              <table:table-cell office:value-type="float" office:value="2296">
                <text:p>2296</text:p>
              </table:table-cell>
              <table:table-cell office:value-type="float" office:value="2056">
                <text:p>205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.5579541680505">
                <text:p>20.5579541680505</text:p>
              </table:table-cell>
              <table:table-cell office:value-type="float" office:value="2284">
                <text:p>2284</text:p>
              </table:table-cell>
              <table:table-cell office:value-type="float" office:value="2055">
                <text:p>205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.3827576476837">
                <text:p>20.3827576476837</text:p>
              </table:table-cell>
              <table:table-cell office:value-type="float" office:value="2296">
                <text:p>2296</text:p>
              </table:table-cell>
              <table:table-cell office:value-type="float" office:value="2056">
                <text:p>205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.6959554854248">
                <text:p>20.6959554854248</text:p>
              </table:table-cell>
              <table:table-cell office:value-type="float" office:value="2251">
                <text:p>2251</text:p>
              </table:table-cell>
              <table:table-cell office:value-type="float" office:value="2055">
                <text:p>205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0.3973334217771">
                <text:p>20.3973334217771</text:p>
              </table:table-cell>
              <table:table-cell office:value-type="float" office:value="2287">
                <text:p>2287</text:p>
              </table:table-cell>
              <table:table-cell office:value-type="float" office:value="2056">
                <text:p>205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.4857479622159">
                <text:p>20.4857479622159</text:p>
              </table:table-cell>
              <table:table-cell office:value-type="float" office:value="2251">
                <text:p>2251</text:p>
              </table:table-cell>
              <table:table-cell office:value-type="float" office:value="2055">
                <text:p>205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0.4420256189022">
                <text:p>20.4420256189022</text:p>
              </table:table-cell>
              <table:table-cell office:value-type="float" office:value="2251">
                <text:p>2251</text:p>
              </table:table-cell>
              <table:table-cell office:value-type="float" office:value="2056">
                <text:p>205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.4724931979561">
                <text:p>20.4724931979561</text:p>
              </table:table-cell>
              <table:table-cell office:value-type="float" office:value="2279">
                <text:p>2279</text:p>
              </table:table-cell>
              <table:table-cell office:value-type="float" office:value="2050">
                <text:p>205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0.4525457775122">
                <text:p>20.4525457775122</text:p>
              </table:table-cell>
              <table:table-cell office:value-type="float" office:value="2251">
                <text:p>2251</text:p>
              </table:table-cell>
              <table:table-cell office:value-type="float" office:value="2056">
                <text:p>20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0.4847277556441">
                <text:p>20.4847277556441</text:p>
              </table:table-cell>
              <table:table-cell office:value-type="float" office:value="2271">
                <text:p>2271</text:p>
              </table:table-cell>
              <table:table-cell office:value-type="float" office:value="2056">
                <text:p>20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0.4277897529431">
                <text:p>20.4277897529431</text:p>
              </table:table-cell>
              <table:table-cell office:value-type="float" office:value="2289">
                <text:p>2289</text:p>
              </table:table-cell>
              <table:table-cell office:value-type="float" office:value="2037">
                <text:p>203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0.0557843007039">
                <text:p>20.0557843007039</text:p>
              </table:table-cell>
              <table:table-cell office:value-type="float" office:value="2251">
                <text:p>2251</text:p>
              </table:table-cell>
              <table:table-cell office:value-type="float" office:value="2054">
                <text:p>205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0.3444957021008">
                <text:p>20.3444957021008</text:p>
              </table:table-cell>
              <table:table-cell office:value-type="float" office:value="2283">
                <text:p>2283</text:p>
              </table:table-cell>
              <table:table-cell office:value-type="float" office:value="2051">
                <text:p>205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0.343820523032">
                <text:p>20.343820523032</text:p>
              </table:table-cell>
              <table:table-cell office:value-type="float" office:value="2275">
                <text:p>2275</text:p>
              </table:table-cell>
              <table:table-cell office:value-type="float" office:value="2051">
                <text:p>20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.3569946035699">
                <text:p>20.3569946035699</text:p>
              </table:table-cell>
              <table:table-cell office:value-type="float" office:value="2252">
                <text:p>2252</text:p>
              </table:table-cell>
              <table:table-cell office:value-type="float" office:value="2056">
                <text:p>205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042806656601">
                <text:p>20.042806656601</text:p>
              </table:table-cell>
              <table:table-cell office:value-type="float" office:value="2252">
                <text:p>2252</text:p>
              </table:table-cell>
              <table:table-cell office:value-type="float" office:value="2020">
                <text:p>202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0.5334041000464">
                <text:p>20.5334041000464</text:p>
              </table:table-cell>
              <table:table-cell office:value-type="float" office:value="2252">
                <text:p>2252</text:p>
              </table:table-cell>
              <table:table-cell office:value-type="float" office:value="2039">
                <text:p>20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0.4173098949256">
                <text:p>20.4173098949256</text:p>
              </table:table-cell>
              <table:table-cell office:value-type="float" office:value="2293">
                <text:p>2293</text:p>
              </table:table-cell>
              <table:table-cell office:value-type="float" office:value="2051">
                <text:p>205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0.8236466290269">
                <text:p>20.8236466290269</text:p>
              </table:table-cell>
              <table:table-cell office:value-type="float" office:value="2296">
                <text:p>2296</text:p>
              </table:table-cell>
              <table:table-cell office:value-type="float" office:value="1959">
                <text:p>195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0.4888091917381">
                <text:p>20.4888091917381</text:p>
              </table:table-cell>
              <table:table-cell office:value-type="float" office:value="2252">
                <text:p>2252</text:p>
              </table:table-cell>
              <table:table-cell office:value-type="float" office:value="2056">
                <text:p>205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0.8807077530831">
                <text:p>20.8807077530831</text:p>
              </table:table-cell>
              <table:table-cell office:value-type="float" office:value="2290">
                <text:p>2290</text:p>
              </table:table-cell>
              <table:table-cell office:value-type="float" office:value="2055">
                <text:p>205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0.7164436771688">
                <text:p>20.7164436771688</text:p>
              </table:table-cell>
              <table:table-cell office:value-type="float" office:value="2252">
                <text:p>2252</text:p>
              </table:table-cell>
              <table:table-cell office:value-type="float" office:value="2050">
                <text:p>205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1.1399651539036">
                <text:p>21.1399651539036</text:p>
              </table:table-cell>
              <table:table-cell office:value-type="float" office:value="2260">
                <text:p>2260</text:p>
              </table:table-cell>
              <table:table-cell office:value-type="float" office:value="2056">
                <text:p>205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0.9625526551461">
                <text:p>20.9625526551461</text:p>
              </table:table-cell>
              <table:table-cell office:value-type="float" office:value="2280">
                <text:p>2280</text:p>
              </table:table-cell>
              <table:table-cell office:value-type="float" office:value="2056">
                <text:p>205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1.0652026074408">
                <text:p>21.0652026074408</text:p>
              </table:table-cell>
              <table:table-cell office:value-type="float" office:value="2304">
                <text:p>2304</text:p>
              </table:table-cell>
              <table:table-cell office:value-type="float" office:value="2054">
                <text:p>205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0.9644998920212">
                <text:p>20.9644998920212</text:p>
              </table:table-cell>
              <table:table-cell office:value-type="float" office:value="2300">
                <text:p>2300</text:p>
              </table:table-cell>
              <table:table-cell office:value-type="float" office:value="2048">
                <text:p>204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1.3069596097043">
                <text:p>21.3069596097043</text:p>
              </table:table-cell>
              <table:table-cell office:value-type="float" office:value="2274">
                <text:p>2274</text:p>
              </table:table-cell>
              <table:table-cell office:value-type="float" office:value="2037">
                <text:p>203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0.7599813990567">
                <text:p>20.7599813990567</text:p>
              </table:table-cell>
              <table:table-cell office:value-type="float" office:value="2290">
                <text:p>2290</text:p>
              </table:table-cell>
              <table:table-cell office:value-type="float" office:value="2050">
                <text:p>205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1.2221853204915">
                <text:p>21.2221853204915</text:p>
              </table:table-cell>
              <table:table-cell office:value-type="float" office:value="2302">
                <text:p>2302</text:p>
              </table:table-cell>
              <table:table-cell office:value-type="float" office:value="2052">
                <text:p>205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1.0501851021797">
                <text:p>21.0501851021797</text:p>
              </table:table-cell>
              <table:table-cell office:value-type="float" office:value="2276">
                <text:p>2276</text:p>
              </table:table-cell>
              <table:table-cell office:value-type="float" office:value="2056">
                <text:p>205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1.577121611977">
                <text:p>21.577121611977</text:p>
              </table:table-cell>
              <table:table-cell office:value-type="float" office:value="2276">
                <text:p>2276</text:p>
              </table:table-cell>
              <table:table-cell office:value-type="float" office:value="2056">
                <text:p>205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1.1462811426295">
                <text:p>21.1462811426295</text:p>
              </table:table-cell>
              <table:table-cell office:value-type="float" office:value="2276">
                <text:p>2276</text:p>
              </table:table-cell>
              <table:table-cell office:value-type="float" office:value="2054">
                <text:p>205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.4178980574465">
                <text:p>21.4178980574465</text:p>
              </table:table-cell>
              <table:table-cell office:value-type="float" office:value="2300">
                <text:p>2300</text:p>
              </table:table-cell>
              <table:table-cell office:value-type="float" office:value="2051">
                <text:p>205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1.1851040162043">
                <text:p>21.1851040162043</text:p>
              </table:table-cell>
              <table:table-cell office:value-type="float" office:value="2304">
                <text:p>2304</text:p>
              </table:table-cell>
              <table:table-cell office:value-type="float" office:value="2050">
                <text:p>205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1.2617521012591">
                <text:p>21.2617521012591</text:p>
              </table:table-cell>
              <table:table-cell office:value-type="float" office:value="2300">
                <text:p>2300</text:p>
              </table:table-cell>
              <table:table-cell office:value-type="float" office:value="2056">
                <text:p>20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280">
                <text:p>2280</text:p>
              </table:table-cell>
              <table:table-cell office:value-type="float" office:value="1929">
                <text:p>19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